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dp3" style:family="drawing-page">
      <style:drawing-page-properties presentation:transition-type="semi-automatic" presentation:transition-speed="fast" presentation:visibility="hidden"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969696"/>
    </style:style>
    <style:style style:name="gr2" style:family="graphic">
      <style:graphic-properties style:protect="size"/>
    </style:style>
    <style:style style:name="gr3" style:family="graphic" style:parent-style-name="standard">
      <style:graphic-properties draw:stroke="solid" svg:stroke-width="0.07cm" svg:stroke-color="#0066cc" draw:marker-start-width="0.405cm" draw:marker-end-width="0.405cm" draw:fill="solid" draw:fill-color="#ffffff" draw:textarea-horizontal-align="justify" draw:textarea-vertical-align="top" draw:auto-grow-height="true" fo:min-height="0cm" fo:min-width="0cm" fo:padding-top="0.163cm" fo:padding-bottom="0.163cm" fo:padding-left="0.291cm" fo:padding-right="0.291cm" fo:wrap-option="wrap" draw:shadow="hidden" draw:shadow-offset-x="0.212cm" draw:shadow-offset-y="0.212cm" draw:shadow-color="#969696" draw:shadow-opacity="50%"/>
    </style:style>
    <style:style style:name="gr4" style:family="graphic" style:parent-style-name="standard">
      <style:graphic-properties draw:stroke="solid" svg:stroke-width="0.071cm" svg:stroke-color="#ff0000" draw:marker-start="msArrowOpenEnd_20_5" draw:marker-start-width="0.319cm" draw:marker-start-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5"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6"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969696"/>
    </style:style>
    <style:style style:name="gr7" style:family="graphic" style:parent-style-name="standard">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draw:shadow="hidden" draw:shadow-color="#969696"/>
    </style:style>
    <style:style style:name="gr8" style:family="graphic" style:parent-style-name="standard">
      <style:graphic-properties draw:stroke="none" draw:fill="solid" draw:fill-color="#999999" draw:textarea-horizontal-align="left" draw:textarea-vertical-align="top" draw:auto-grow-height="false" fo:padding-top="0.13cm" fo:padding-bottom="0.13cm" fo:padding-left="0.25cm" fo:padding-right="0.25cm" fo:wrap-option="wrap" draw:shadow="hidden"/>
    </style:style>
    <style:style style:name="gr9" style:family="graphic" style:parent-style-name="standard">
      <style:graphic-properties draw:stroke="solid" svg:stroke-width="0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0" style:family="graphic" style:parent-style-name="standard">
      <style:graphic-properties draw:stroke="none" draw:fill="solid" draw:fill-color="#333333" draw:textarea-horizontal-align="left" draw:textarea-vertical-align="top" draw:auto-grow-height="false" fo:padding-top="0.13cm" fo:padding-bottom="0.13cm" fo:padding-left="0.25cm" fo:padding-right="0.25cm" fo:wrap-option="wrap" draw:shadow="hidden"/>
    </style:style>
    <style:style style:name="gr11" style:family="graphic" style:parent-style-name="standard">
      <style:graphic-properties draw:stroke="solid" svg:stroke-width="0cm" svg:stroke-color="#9999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2"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shadow="hidden"/>
    </style:style>
    <style:style style:name="gr13"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gr14" style:family="graphic" style:parent-style-name="standard">
      <style:graphic-properties draw:stroke="solid" svg:stroke-width="0.071cm" svg:stroke-color="#ff0000" draw:marker-start="" draw:marker-end="Arrow"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15" style:family="graphic" style:parent-style-name="standard">
      <style:graphic-properties draw:stroke="solid" svg:stroke-width="0.071cm" svg:stroke-color="#ff0000" draw:marker-end="msArrowEnd_20_8" draw:marker-end-width="0.35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17" style:family="graphic" style:parent-style-name="standard">
      <style:graphic-properties draw:stroke="none" draw:fill="solid" draw:fill-color="#016734" draw:textarea-horizontal-align="left" draw:textarea-vertical-align="top" draw:auto-grow-height="false" fo:padding-top="0.13cm" fo:padding-bottom="0.13cm" fo:padding-left="0.25cm" fo:padding-right="0.25cm" fo:wrap-option="wrap" draw:shadow="hidden"/>
    </style:style>
    <style:style style:name="gr18" style:family="graphic" style:parent-style-name="standard">
      <style:graphic-properties draw:stroke="none" draw:fill="solid" draw:fill-color="#676767" draw:textarea-horizontal-align="left" draw:textarea-vertical-align="top" draw:auto-grow-height="false" fo:padding-top="0.13cm" fo:padding-bottom="0.13cm" fo:padding-left="0.25cm" fo:padding-right="0.25cm" fo:wrap-option="wrap" draw:shadow="hidden"/>
    </style:style>
    <style:style style:name="gr19" style:family="graphic" style:parent-style-name="standard">
      <style:graphic-properties draw:stroke="none" draw:fill="solid" draw:fill-color="#cccccc" draw:textarea-horizontal-align="left" draw:textarea-vertical-align="top" draw:auto-grow-height="false" fo:padding-top="0.13cm" fo:padding-bottom="0.13cm" fo:padding-left="0.25cm" fo:padding-right="0.25cm" fo:wrap-option="wrap" draw:shadow="hidden"/>
    </style:style>
    <style:style style:name="gr20" style:family="graphic" style:parent-style-name="standard">
      <style:graphic-properties draw:stroke="solid" svg:stroke-width="0cm" svg:stroke-color="#b3b3b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1" style:family="graphic" style:parent-style-name="standard">
      <style:graphic-properties draw:stroke="solid" svg:stroke-width="0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2" style:family="graphic" style:parent-style-name="standard">
      <style:graphic-properties draw:stroke="none" draw:fill="solid" draw:fill-color="#fffff8" draw:textarea-horizontal-align="left" draw:textarea-vertical-align="top" draw:auto-grow-height="false" fo:padding-top="0.13cm" fo:padding-bottom="0.13cm" fo:padding-left="0.25cm" fo:padding-right="0.25cm" fo:wrap-option="wrap" draw:shadow="hidden"/>
    </style:style>
    <style:style style:name="gr23" style:family="graphic" style:parent-style-name="standard">
      <style:graphic-properties draw:stroke="none" draw:fill="solid" draw:fill-color="#f3f3ec" draw:textarea-horizontal-align="left" draw:textarea-vertical-align="top" draw:auto-grow-height="false" fo:padding-top="0.13cm" fo:padding-bottom="0.13cm" fo:padding-left="0.25cm" fo:padding-right="0.25cm" fo:wrap-option="wrap" draw:shadow="hidden"/>
    </style:style>
    <style:style style:name="gr24" style:family="graphic" style:parent-style-name="standard">
      <style:graphic-properties draw:stroke="solid" svg:stroke-width="0.093cm" svg:stroke-color="#d2d9d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5" style:family="graphic" style:parent-style-name="standard">
      <style:graphic-properties draw:stroke="none" draw:fill="solid" draw:fill-color="#0000e7" draw:textarea-horizontal-align="left" draw:textarea-vertical-align="top" draw:auto-grow-height="false" fo:padding-top="0.13cm" fo:padding-bottom="0.13cm" fo:padding-left="0.25cm" fo:padding-right="0.25cm" fo:wrap-option="wrap" draw:shadow="hidden"/>
    </style:style>
    <style:style style:name="gr26" style:family="graphic" style:parent-style-name="standard">
      <style:graphic-properties draw:stroke="none" draw:fill="solid" draw:fill-color="#67ffcc" draw:textarea-horizontal-align="left" draw:textarea-vertical-align="top" draw:auto-grow-height="false" fo:padding-top="0.13cm" fo:padding-bottom="0.13cm" fo:padding-left="0.25cm" fo:padding-right="0.25cm" fo:wrap-option="wrap" draw:shadow="hidden"/>
    </style:style>
    <style:style style:name="gr27" style:family="graphic" style:parent-style-name="standard">
      <style:graphic-properties draw:stroke="none" draw:fill="solid" draw:fill-color="#5bf3c0" draw:textarea-horizontal-align="left" draw:textarea-vertical-align="top" draw:auto-grow-height="false" fo:padding-top="0.13cm" fo:padding-bottom="0.13cm" fo:padding-left="0.25cm" fo:padding-right="0.25cm" fo:wrap-option="wrap" draw:shadow="hidden"/>
    </style:style>
    <style:style style:name="gr28" style:family="graphic" style:parent-style-name="standard">
      <style:graphic-properties draw:stroke="solid" svg:stroke-width="0.009cm" svg:stroke-color="#34cc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9" style:family="graphic" style:parent-style-name="standard">
      <style:graphic-properties draw:stroke="none" draw:fill="solid" draw:fill-color="#f3c08d" draw:textarea-horizontal-align="left" draw:textarea-vertical-align="top" draw:auto-grow-height="false" fo:padding-top="0.13cm" fo:padding-bottom="0.13cm" fo:padding-left="0.25cm" fo:padding-right="0.25cm" fo:wrap-option="wrap" draw:shadow="hidden"/>
    </style:style>
    <style:style style:name="gr30" style:family="graphic" style:parent-style-name="standard">
      <style:graphic-properties draw:stroke="none" draw:fill="solid" draw:fill-color="#e6b380" draw:textarea-horizontal-align="left" draw:textarea-vertical-align="top" draw:auto-grow-height="false" fo:padding-top="0.13cm" fo:padding-bottom="0.13cm" fo:padding-left="0.25cm" fo:padding-right="0.25cm" fo:wrap-option="wrap" draw:shadow="hidden"/>
    </style:style>
    <style:style style:name="gr31" style:family="graphic" style:parent-style-name="standard">
      <style:graphic-properties draw:stroke="solid" svg:stroke-width="0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2" style:family="graphic" style:parent-style-name="standard">
      <style:graphic-properties draw:stroke="none" draw:fill="solid" draw:fill-color="#f3c398" draw:textarea-horizontal-align="left" draw:textarea-vertical-align="top" draw:auto-grow-height="false" fo:padding-top="0.13cm" fo:padding-bottom="0.13cm" fo:padding-left="0.25cm" fo:padding-right="0.25cm" fo:wrap-option="wrap" draw:shadow="hidden"/>
    </style:style>
    <style:style style:name="gr33" style:family="graphic" style:parent-style-name="standard">
      <style:graphic-properties draw:stroke="solid" svg:stroke-width="0.049cm" svg:stroke-color="#4d1a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4" style:family="graphic" style:parent-style-name="standard">
      <style:graphic-properties draw:stroke="none" draw:fill="solid" draw:fill-color="#ffcc99" draw:textarea-horizontal-align="left" draw:textarea-vertical-align="top" draw:auto-grow-height="false" fo:padding-top="0.13cm" fo:padding-bottom="0.13cm" fo:padding-left="0.25cm" fo:padding-right="0.25cm" fo:wrap-option="wrap" draw:shadow="hidden"/>
    </style:style>
    <style:style style:name="gr35" style:family="graphic" style:parent-style-name="standard">
      <style:graphic-properties draw:stroke="none" draw:fill="solid" draw:fill-color="#4d1a00" draw:textarea-horizontal-align="left" draw:textarea-vertical-align="top" draw:auto-grow-height="false" fo:padding-top="0.13cm" fo:padding-bottom="0.13cm" fo:padding-left="0.25cm" fo:padding-right="0.25cm" fo:wrap-option="wrap" draw:shadow="hidden"/>
    </style:style>
    <style:style style:name="gr36" style:family="graphic" style:parent-style-name="standard">
      <style:graphic-properties draw:stroke="none" draw:fill="solid" draw:fill-color="#0000ff" draw:textarea-horizontal-align="left" draw:textarea-vertical-align="top" draw:auto-grow-height="false" fo:padding-top="0.13cm" fo:padding-bottom="0.13cm" fo:padding-left="0.25cm" fo:padding-right="0.25cm" fo:wrap-option="wrap" draw:shadow="hidden"/>
    </style:style>
    <style:style style:name="gr37" style:family="graphic" style:parent-style-name="standard">
      <style:graphic-properties draw:stroke="solid" svg:stroke-width="0.009cm" svg:stroke-color="#3301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8" style:family="graphic" style:parent-style-name="standard">
      <style:graphic-properties draw:stroke="none" draw:fill="solid" draw:fill-color="#ffff00" draw:textarea-horizontal-align="left" draw:textarea-vertical-align="top" draw:auto-grow-height="false" fo:padding-top="0.13cm" fo:padding-bottom="0.13cm" fo:padding-left="0.25cm" fo:padding-right="0.25cm" fo:wrap-option="wrap" draw:shadow="hidden"/>
    </style:style>
    <style:style style:name="gr39" style:family="graphic" style:parent-style-name="standard">
      <style:graphic-properties draw:stroke="none" draw:fill="solid" draw:fill-color="#f3ee00" draw:textarea-horizontal-align="left" draw:textarea-vertical-align="top" draw:auto-grow-height="false" fo:padding-top="0.13cm" fo:padding-bottom="0.13cm" fo:padding-left="0.25cm" fo:padding-right="0.25cm" fo:wrap-option="wrap" draw:shadow="hidden"/>
    </style:style>
    <style:style style:name="gr40" style:family="graphic" style:parent-style-name="headline">
      <style:graphic-properties draw:textarea-horizontal-align="justify" draw:textarea-vertical-align="top" draw:auto-grow-height="true" fo:min-height="0cm" fo:min-width="0cm" fo:wrap-option="wrap"/>
    </style:style>
    <style:style style:name="gr41" style:family="graphic" style:parent-style-name="standard">
      <style:graphic-properties draw:stroke="solid" svg:stroke-width="0.07cm" svg:stroke-color="#0066cc" draw:marker-start-width="0.405cm" draw:marker-end-width="0.405cm" draw:fill="solid" draw:fill-color="#ffffff" draw:textarea-horizontal-align="justify" draw:textarea-vertical-align="top" draw:auto-grow-height="true" fo:min-height="0cm" fo:min-width="0cm" fo:padding-top="0.128cm" fo:padding-bottom="0.128cm" fo:padding-left="0.256cm" fo:padding-right="0.256cm" fo:wrap-option="wrap" draw:shadow="hidden" draw:shadow-offset-x="0.212cm" draw:shadow-offset-y="0.212cm" draw:shadow-color="#969696" draw:shadow-opacity="50%"/>
    </style:style>
    <style:style style:name="gr42" style:family="graphic" style:parent-style-name="standard">
      <style:graphic-properties draw:stroke="solid" svg:stroke-width="0.071cm" svg:stroke-color="#ff0000" draw:stroke-linejoin="miter" draw:fill="none" draw:fill-color="#00cc99" draw:textarea-horizontal-align="left" draw:textarea-vertical-align="middle" draw:auto-grow-height="false" fo:padding-top="0.127cm" fo:padding-bottom="0.127cm" fo:padding-left="0.255cm" fo:padding-right="0.255cm" fo:wrap-option="no-wrap" draw:shadow="hidden" draw:shadow-color="#969696"/>
    </style:style>
    <style:style style:name="gr43" style:family="graphic" style:parent-style-name="objectwithoutfill">
      <style:graphic-properties svg:stroke-color="#ff0000" draw:marker-end="Arrow" draw:marker-end-width="0.3cm" draw:fill="none" draw:textarea-horizontal-align="center" draw:textarea-vertical-align="middle"/>
    </style:style>
    <style:style style:name="gr44" style:family="graphic" style:parent-style-name="CodeBox">
      <style:graphic-properties fo:min-height="0cm" fo:min-width="0cm"/>
    </style:style>
    <style:style style:name="gr45" style:family="graphic" style:parent-style-name="standard">
      <style:graphic-properties draw:stroke="none" draw:fill="none" draw:fill-color="#00cc99" draw:textarea-horizontal-align="justify" draw:textarea-vertical-align="top" draw:auto-grow-height="true" fo:min-height="0cm" fo:min-width="0cm" fo:padding-top="0.128cm" fo:padding-bottom="0.128cm" fo:padding-left="0.256cm" fo:padding-right="0.256cm" fo:wrap-option="no-wrap" draw:shadow="hidden" draw:shadow-color="#969696"/>
    </style:style>
    <style:style style:name="gr46" style:family="graphic" style:parent-style-name="standard">
      <style:graphic-properties draw:stroke="none" draw:fill="solid" draw:fill-color="#ffffff" draw:opacity="100%" draw:textarea-horizontal-align="left" draw:textarea-vertical-align="top" draw:auto-grow-height="false" fo:padding-top="0.13cm" fo:padding-bottom="0.13cm" fo:padding-left="0.25cm" fo:padding-right="0.25cm" fo:wrap-option="wrap" draw:shadow="hidden"/>
    </style:style>
    <style:style style:name="gr47" style:family="graphic" style:parent-style-name="standard">
      <style:graphic-properties svg:stroke-width="0.07cm" svg:stroke-color="#ff0000" draw:marker-start-width="0.41cm" draw:marker-end-width="0.41cm" draw:textarea-horizontal-align="center" draw:textarea-vertical-align="middle" fo:padding-top="0.16cm" fo:padding-bottom="0.16cm" fo:padding-left="0.285cm" fo:padding-right="0.285cm"/>
    </style:style>
    <style:style style:name="gr48" style:family="graphic" style:parent-style-name="standard">
      <style:graphic-properties draw:stroke="solid" svg:stroke-width="0.035cm" svg:stroke-color="#000000" draw:stroke-linejoin="miter" draw:fill="solid" draw:fill-color="#ccffff" draw:textarea-horizontal-align="left" draw:textarea-vertical-align="middle" draw:auto-grow-height="false" fo:padding-top="0.127cm" fo:padding-bottom="0.127cm" fo:padding-left="0.255cm" fo:padding-right="0.255cm" fo:wrap-option="no-wrap" draw:shadow="hidden" draw:shadow-color="#969696"/>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073cm" fo:min-width="0cm" fo:padding-top="0.128cm" fo:padding-bottom="0.128cm" fo:padding-left="0.256cm" fo:padding-right="0.256cm" fo:wrap-option="wrap" draw:shadow="hidden" draw:shadow-color="#969696"/>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0.982cm" fo:min-width="0cm" fo:padding-top="0.13cm" fo:padding-bottom="0.13cm" fo:padding-left="0.25cm" fo:padding-right="0.25cm" fo:wrap-option="wrap" draw:shadow="hidden"/>
    </style:style>
    <style:style style:name="pr3" style:family="presentation" style:parent-style-name="Default-title">
      <style:graphic-properties fo:min-height="2.569cm"/>
    </style:style>
    <style:style style:name="pr4" style:family="presentation" style:parent-style-name="Default-outline1">
      <style:graphic-properties fo:min-height="12.323cm"/>
    </style:style>
    <style:style style:name="pr5" style:family="presentation" style:parent-style-name="Default-notes">
      <style:graphic-properties draw:stroke="none" draw:fill="none" draw:fill-color="#00cc99" draw:auto-grow-height="true" fo:min-height="11.243cm" draw:shadow="hidden" draw:shadow-color="#969696"/>
    </style:style>
    <style:style style:name="pr6" style:family="presentation" style:parent-style-name="Default-title">
      <style:graphic-properties fo:min-height="2.069cm"/>
    </style:style>
    <style:style style:name="pr7" style:family="presentation" style:parent-style-name="Default-outline1">
      <style:graphic-properties draw:stroke="none" draw:fill="none" draw:fill-color="#00cc99" draw:textarea-horizontal-align="justify" draw:textarea-vertical-align="top" draw:auto-grow-height="false" draw:auto-grow-width="false" fo:min-height="16.679cm" fo:min-width="0cm" fo:padding-top="0.128cm" fo:padding-bottom="0.128cm" fo:padding-left="0.256cm" fo:padding-right="0.256cm" fo:wrap-option="wrap" draw:shadow="hidden" draw:shadow-color="#969696"/>
    </style:style>
    <style:style style:name="pr8" style:family="presentation" style:parent-style-name="Default-outline1">
      <style:graphic-properties draw:stroke="none" draw:fill="none" draw:fill-color="#00cc99" fo:min-height="16.935cm" draw:shadow="hidden" draw:shadow-color="#969696"/>
    </style:style>
    <style:style style:name="pr9" style:family="presentation" style:parent-style-name="Default-notes">
      <style:graphic-properties draw:stroke="none" draw:fill="none" draw:fill-color="#00cc99" draw:textarea-horizontal-align="justify" draw:textarea-vertical-align="top" draw:auto-grow-height="true" draw:auto-grow-width="false" fo:min-height="10.986cm" fo:min-width="0cm" fo:padding-top="0.128cm" fo:padding-bottom="0.128cm" fo:padding-left="0.256cm" fo:padding-right="0.256cm" fo:wrap-option="wrap" draw:shadow="hidden" draw:shadow-color="#969696"/>
    </style:style>
    <style:style style:name="P1" style:family="paragraph">
      <style:paragraph-properties fo:margin-left="0cm" fo:margin-right="0cm" fo:line-height="100%" fo:text-align="center" fo:text-indent="0cm"/>
      <style:text-properties fo:color="#000000" fo:text-shadow="none"/>
    </style:style>
    <style:style style:name="P2" style:family="paragraph">
      <style:paragraph-properties fo:margin-left="0cm" fo:margin-right="0cm" fo:line-height="100%" fo:text-align="center" fo:text-indent="0cm" style:writing-mode="lr-tb" style:font-independent-line-spacing="true"/>
      <style:text-properties fo:color="#000000" fo:font-size="24pt" fo:text-shadow="none" style:font-size-asian="24pt" style:font-size-complex="24pt"/>
    </style:style>
    <style:style style:name="P3" style:family="paragraph">
      <style:paragraph-properties fo:margin-left="0cm" fo:margin-right="0cm" fo:text-indent="0cm"/>
    </style:style>
    <style:style style:name="P4" style:family="paragraph">
      <style:paragraph-properties fo:margin-left="0cm" fo:margin-right="0cm" fo:text-indent="0cm" style:writing-mode="lr-tb" style:font-independent-line-spacing="true"/>
    </style:style>
    <style:style style:name="P5" style:family="paragraph">
      <style:paragraph-properties style:writing-mode="lr-tb" style:font-independent-line-spacing="true"/>
    </style:style>
    <style:style style:name="P6" style:family="paragraph">
      <style:paragraph-properties fo:margin-left="0cm" fo:margin-right="0cm" fo:margin-top="0.246cm" fo:margin-bottom="0cm" fo:text-indent="0cm"/>
      <style:text-properties fo:font-size="22pt" style:font-size-asian="24pt" style:font-size-complex="24pt"/>
    </style:style>
    <style:style style:name="P7" style:family="paragraph">
      <style:paragraph-properties fo:margin-left="0cm" fo:margin-right="0cm" fo:text-indent="0cm"/>
      <style:text-properties fo:font-size="22pt" style:font-size-asian="24pt" style:font-size-complex="24pt"/>
    </style:style>
    <style:style style:name="P8" style:family="paragraph">
      <style:paragraph-properties fo:margin-left="0cm" fo:margin-right="0cm" fo:margin-top="0.246cm" fo:margin-bottom="0cm" fo:text-indent="0cm"/>
      <style:text-properties fo:font-size="22pt" style:font-size-asian="22pt" style:font-size-complex="22pt"/>
    </style:style>
    <style:style style:name="P9" style:family="paragraph">
      <style:text-properties fo:font-size="22pt" style:font-size-asian="22pt" style:font-size-complex="22pt"/>
    </style:style>
    <style:style style:name="P10" style:family="paragraph">
      <style:paragraph-properties fo:margin-left="0cm" fo:margin-right="0cm" fo:line-height="80%" fo:text-indent="0cm"/>
    </style:style>
    <style:style style:name="P11" style:family="paragraph">
      <style:paragraph-properties fo:margin-left="0cm" fo:margin-right="0cm" fo:line-height="80%" fo:text-indent="0cm" style:writing-mode="lr-tb" style:font-independent-line-spacing="true"/>
    </style:style>
    <style:style style:name="P12" style:family="paragraph">
      <style:paragraph-properties fo:text-align="center" style:writing-mode="lr-tb"/>
      <style:text-properties fo:font-size="24pt"/>
    </style:style>
    <style:style style:name="P13" style:family="paragraph">
      <style:paragraph-properties fo:margin-left="1.27cm" fo:margin-right="0cm" fo:line-height="100%" fo:text-indent="-1.27cm"/>
    </style:style>
    <style:style style:name="P14" style:family="paragraph">
      <style:paragraph-properties fo:margin-left="0cm" fo:margin-right="0cm" fo:line-height="100%" fo:text-indent="0cm"/>
    </style:style>
    <style:style style:name="P15" style:family="paragraph">
      <style:paragraph-properties fo:margin-left="1.27cm" fo:margin-right="0cm" fo:line-height="100%" fo:text-indent="-1.27cm"/>
      <style:text-properties fo:color="#000000" fo:text-shadow="none"/>
    </style:style>
    <style:style style:name="P16" style:family="paragraph">
      <style:paragraph-properties fo:margin-left="1.27cm" fo:margin-right="0cm" fo:line-height="100%" fo:text-indent="-1.27cm" style:writing-mode="lr-tb" style:font-independent-line-spacing="true"/>
      <style:text-properties fo:color="#000000" fo:text-shadow="none"/>
    </style:style>
    <style:style style:name="P17" style:family="paragraph">
      <style:paragraph-properties fo:margin-left="2.063cm" fo:margin-right="0cm" fo:margin-top="0.211cm" fo:margin-bottom="0cm" fo:text-indent="-0.793cm"/>
      <style:text-properties fo:font-size="22pt" style:font-size-asian="22pt" style:font-size-complex="22pt"/>
    </style:style>
    <style:style style:name="P18" style:family="paragraph">
      <style:paragraph-properties fo:margin-left="0cm" fo:margin-right="0cm" fo:margin-top="0.211cm" fo:margin-bottom="0cm" fo:text-indent="0cm"/>
      <style:text-properties fo:font-size="22pt" style:font-size-asian="22pt" style:font-size-complex="22pt"/>
    </style:style>
    <style:style style:name="P19" style:family="paragraph">
      <style:paragraph-properties fo:margin-left="0cm" fo:margin-right="0cm" fo:margin-top="0.246cm" fo:margin-bottom="0cm" fo:text-indent="0cm" style:writing-mode="lr-tb" style:font-independent-line-spacing="true"/>
      <style:text-properties fo:font-size="22pt" style:font-size-asian="22pt" style:font-size-complex="22pt"/>
    </style:style>
    <style:style style:name="P20" style:family="paragraph">
      <style:text-properties fo:font-family="Arial" style:font-family-generic="swiss" style:font-pitch="variable" fo:font-size="18pt" fo:text-shadow="none" style:font-size-asian="18pt" style:font-size-complex="18pt"/>
    </style:style>
    <style:style style:name="P21" style:family="paragraph">
      <style:paragraph-properties fo:margin-left="0cm" fo:margin-right="0cm" fo:margin-top="0.246cm" fo:margin-bottom="0cm" fo:text-indent="0cm"/>
    </style:style>
    <style:style style:name="P22" style:family="paragraph">
      <style:paragraph-properties fo:margin-left="3.175cm" fo:margin-right="0cm" fo:margin-top="0.211cm" fo:margin-bottom="0cm" fo:line-height="100%" fo:text-indent="-0.635cm"/>
    </style:style>
    <style:style style:name="P23" style:family="paragraph">
      <style:paragraph-properties fo:margin-left="2.063cm" fo:margin-right="0cm" fo:margin-top="0.211cm" fo:margin-bottom="0cm" fo:text-indent="-0.793cm"/>
    </style:style>
    <style:style style:name="P24" style:family="paragraph">
      <style:paragraph-properties fo:margin-left="0cm" fo:margin-right="0cm" fo:margin-top="0.211cm" fo:margin-bottom="0cm" fo:text-indent="0cm"/>
    </style:style>
    <style:style style:name="P25" style:family="paragraph">
      <style:paragraph-properties fo:margin-left="1.27cm" fo:margin-right="0cm" fo:line-height="100%" fo:text-align="center" fo:text-indent="-1.27cm"/>
    </style:style>
    <style:style style:name="P26" style:family="paragraph">
      <style:paragraph-properties fo:margin-left="1.27cm" fo:margin-right="0cm" fo:line-height="100%" fo:text-indent="-1.27cm" style:writing-mode="lr-tb"/>
      <style:text-properties fo:color="#000000"/>
    </style:style>
    <style:style style:name="P27" style:family="paragraph">
      <style:paragraph-properties fo:margin-left="1.27cm" fo:margin-right="0cm" fo:line-height="100%" fo:text-indent="-1.27cm" style:writing-mode="lr-tb" style:font-independent-line-spacing="true"/>
      <style:text-properties fo:color="#000000"/>
    </style:style>
    <style:style style:name="P28" style:family="paragraph">
      <style:paragraph-properties fo:margin-left="1.27cm" fo:margin-right="0cm" fo:line-height="100%" fo:text-indent="-1.27cm" style:writing-mode="lr-tb"/>
      <style:text-properties fo:color="#000000" fo:font-size="24pt"/>
    </style:style>
    <style:style style:name="P29" style:family="paragraph">
      <style:paragraph-properties fo:margin-left="1.27cm" fo:margin-right="0cm" fo:line-height="100%" fo:text-indent="-1.27cm" style:writing-mode="lr-tb" style:font-independent-line-spacing="true"/>
      <style:text-properties fo:color="#000000" fo:font-size="24pt"/>
    </style:style>
    <style:style style:name="P30" style:family="paragraph">
      <style:text-properties fo:font-size="24pt"/>
    </style:style>
    <style:style style:name="P31" style:family="paragraph">
      <style:text-properties fo:font-size="12pt"/>
    </style:style>
    <style:style style:name="P32" style:family="paragraph">
      <style:paragraph-properties style:writing-mode="lr-tb" style:font-independent-line-spacing="true"/>
      <style:text-properties fo:font-size="22pt" style:font-size-asian="22pt" style:font-size-complex="22pt"/>
    </style:style>
    <style:style style:name="P33" style:family="paragraph">
      <style:paragraph-properties fo:margin-left="0cm" fo:margin-right="0cm" fo:line-height="100%" fo:text-indent="0cm"/>
      <style:text-properties fo:color="#000000" fo:text-shadow="none"/>
    </style:style>
    <style:style style:name="P34" style:family="paragraph">
      <style:paragraph-properties fo:margin-left="0cm" fo:margin-right="0cm" fo:line-height="100%" fo:text-indent="0cm" style:writing-mode="lr-tb" style:font-independent-line-spacing="true"/>
      <style:text-properties fo:color="#000000" fo:text-shadow="none"/>
    </style:style>
    <style:style style:name="P35" style:family="paragraph">
      <style:paragraph-properties fo:margin-left="0cm" fo:margin-right="0cm" fo:line-height="100%" fo:text-indent="0cm" style:writing-mode="lr-tb"/>
    </style:style>
    <style:style style:name="P36" style:family="paragraph">
      <style:paragraph-properties fo:margin-left="0cm" fo:margin-right="0cm" fo:line-height="100%" fo:text-indent="0cm" style:writing-mode="lr-tb" style:font-independent-line-spacing="true"/>
    </style:style>
    <style:style style:name="P37" style:family="paragraph">
      <style:paragraph-properties fo:margin-left="0cm" fo:margin-right="0cm" fo:line-height="100%" fo:text-indent="0cm" style:writing-mode="lr-tb"/>
      <style:text-properties fo:font-size="24pt"/>
    </style:style>
    <style:style style:name="P38" style:family="paragraph">
      <style:paragraph-properties fo:margin-left="0cm" fo:margin-right="0cm" fo:line-height="100%" fo:text-indent="0cm" style:writing-mode="lr-tb" style:font-independent-line-spacing="true"/>
      <style:text-properties fo:font-size="24pt"/>
    </style:style>
    <style:style style:name="P39" style:family="paragraph">
      <style:paragraph-properties fo:margin-left="1.27cm" fo:margin-right="0cm" fo:line-height="100%" fo:text-indent="-1.27cm" style:writing-mode="lr-tb"/>
      <style:text-properties fo:color="#000000" fo:font-size="24pt" fo:text-shadow="none"/>
    </style:style>
    <style:style style:name="P40" style:family="paragraph">
      <style:paragraph-properties fo:margin-left="1.27cm" fo:margin-right="0cm" fo:line-height="100%" fo:text-indent="-1.27cm" style:writing-mode="lr-tb" style:font-independent-line-spacing="true"/>
      <style:text-properties fo:color="#000000" fo:font-size="24pt" fo:text-shadow="none"/>
    </style:style>
    <style:style style:name="P41" style:family="paragraph">
      <style:paragraph-properties fo:margin-left="0cm" fo:margin-right="0cm" fo:line-height="100%" fo:text-indent="0cm" style:writing-mode="lr-tb"/>
      <style:text-properties fo:color="#000000" fo:font-size="24pt"/>
    </style:style>
    <style:style style:name="P42" style:family="paragraph">
      <style:paragraph-properties fo:margin-left="0cm" fo:margin-right="0cm" fo:line-height="100%" fo:text-indent="0cm" style:writing-mode="lr-tb" style:font-independent-line-spacing="true"/>
      <style:text-properties fo:color="#000000" fo:font-size="24pt"/>
    </style:style>
    <style:style style:name="T1" style:family="text">
      <style:text-properties fo:font-family="Arial" style:font-pitch="variable" fo:font-size="72pt" fo:font-weight="bold" style:font-size-asian="72pt" style:font-weight-asian="bold" style:font-size-complex="72pt" style:font-weight-complex="bold"/>
    </style:style>
    <style:style style:name="T2" style:family="text">
      <style:text-properties fo:font-size="40pt" style:font-size-asian="40pt" style:font-size-complex="40pt"/>
    </style:style>
    <style:style style:name="T3" style:family="text">
      <style:text-properties fo:language="en" fo:country="GB"/>
    </style:style>
    <style:style style:name="T4" style:family="text">
      <style:text-properties fo:language="en" fo:country="GB" fo:font-style="italic" style:text-underline-style="solid" style:text-underline-width="auto" style:text-underline-color="font-color" style:font-style-asian="italic" style:font-style-complex="italic"/>
    </style:style>
    <style:style style:name="T5" style:family="text">
      <style:text-properties fo:language="en" fo:country="GB" style:text-underline-style="solid" style:text-underline-width="auto" style:text-underline-color="font-color"/>
    </style:style>
    <style:style style:name="T6" style:family="text">
      <style:text-properties fo:color="#000066" fo:font-family="'Courier New'" style:font-family-generic="modern" style:font-pitch="fixed" fo:language="en" fo:country="GB" fo:font-weight="bold" style:font-weight-asian="bold" style:font-weight-complex="bold"/>
    </style:style>
    <style:style style:name="T7" style:family="text">
      <style:text-properties fo:color="#000000" fo:font-family="'Courier New'" style:font-family-generic="modern" style:font-pitch="fixed" fo:language="en" fo:country="GB" fo:font-weight="bold" style:font-weight-asian="bold" style:font-weight-complex="bold"/>
    </style:style>
    <style:style style:name="T8" style:family="text">
      <style:text-properties fo:color="#ffffff" fo:font-family="Arial" style:font-pitch="variable" fo:font-size="18pt" fo:text-shadow="1pt 1pt" style:font-size-asian="18pt" style:font-size-complex="18pt"/>
    </style:style>
    <style:style style:name="T9" style:family="text">
      <style:text-properties fo:color="#00cc00" fo:font-family="Wingdings" style:font-pitch="variable" style:font-charset="x-symbol" fo:font-size="72pt" fo:language="en" fo:country="US" fo:text-shadow="1pt 1pt" style:font-size-asian="72pt" style:font-size-complex="72pt"/>
    </style:style>
    <style:style style:name="T10" style:family="text">
      <style:text-properties fo:font-family="Wingdings" style:font-pitch="variable" style:font-charset="x-symbol" fo:font-size="60pt" style:font-size-asian="60pt" style:font-size-complex="60pt"/>
    </style:style>
    <style:style style:name="T11" style:family="text">
      <style:text-properties fo:font-family="Wingdings" style:font-pitch="variable" style:font-charset="x-symbol" fo:language="en" fo:country="GB"/>
    </style:style>
    <style:style style:name="T12" style:family="text">
      <style:text-properties fo:font-family="'Courier New'" style:font-family-generic="modern" style:font-pitch="fixed" fo:language="en" fo:country="GB"/>
    </style:style>
    <style:style style:name="T13" style:family="text">
      <style:text-properties fo:font-family="Arial" style:font-pitch="variable" fo:font-size="18pt" fo:language="en" fo:country="GB" fo:text-shadow="1pt 1pt" style:font-size-asian="18pt" style:font-size-complex="18pt"/>
    </style:style>
    <style:style style:name="T14" style:family="text">
      <style:text-properties fo:font-family="Arial" style:font-family-generic="swiss" style:font-pitch="variable" fo:language="en" fo:country="GB"/>
    </style:style>
    <style:style style:name="T15" style:family="text">
      <style:text-properties fo:font-family="Arial" style:font-family-generic="swiss" style:font-pitch="variable" fo:language="en" fo:country="GB" fo:font-style="italic" style:text-underline-style="solid" style:text-underline-width="auto" style:text-underline-color="font-color" style:font-style-asian="italic" style:font-style-complex="italic"/>
    </style:style>
    <style:style style:name="T16" style:family="text">
      <style:text-properties fo:font-family="Arial" style:font-family-generic="swiss" style:font-pitch="variable" fo:font-size="22pt" fo:language="en" fo:country="GB" style:font-size-asian="22pt" style:font-size-complex="22pt"/>
    </style:style>
    <style:style style:name="T17" style:family="text">
      <style:text-properties fo:font-family="Arial" style:font-family-generic="swiss" style:font-pitch="variable" fo:font-size="22pt" fo:language="en" fo:country="GB" fo:font-style="italic" style:text-underline-style="solid" style:text-underline-width="auto" style:text-underline-color="font-color" style:font-size-asian="22pt" style:font-style-asian="italic" style:font-size-complex="22pt" style:font-style-complex="italic"/>
    </style:style>
    <style:style style:name="T18" style:family="text">
      <style:text-properties fo:font-size="22pt" fo:language="en" fo:country="GB" style:font-size-asian="22pt" style:font-size-complex="22pt"/>
    </style:style>
    <style:style style:name="T19" style:family="text">
      <style:text-properties fo:color="#355e00" fo:font-family="'Courier New'" style:font-family-generic="modern" style:font-pitch="fixed" fo:language="en" fo:country="GB" fo:font-weight="bold" style:font-weight-asian="bold" style:font-weight-complex="bold"/>
    </style:style>
    <style:style style:name="T20" style:family="text">
      <style:text-properties fo:font-family="Arial" style:font-pitch="variable" fo:language="en" fo:country="GB" fo:font-weight="bold" style:font-weight-asian="bold" style:font-weight-complex="bold"/>
    </style:style>
    <style:style style:name="T21" style:family="text">
      <style:text-properties fo:font-family="'Courier New'" style:font-family-generic="modern" style:font-pitch="fixed" fo:language="en" fo:country="GB" fo:font-weight="bold" style:font-weight-asian="bold" style:font-weight-complex="bold"/>
    </style:style>
    <style:style style:name="T22" style:family="text">
      <style:text-properties fo:color="#ff3300" fo:font-family="Wingdings" style:font-pitch="variable" style:font-charset="x-symbol" fo:font-size="60pt" fo:language="en" fo:country="US" fo:text-shadow="1pt 1pt" style:font-size-asian="60pt" style:font-size-complex="60pt"/>
    </style:style>
    <style:style style:name="T23" style:family="text">
      <style:text-properties fo:color="#000066" fo:font-family="'Courier New'" style:font-family-generic="modern" style:font-pitch="fixed" fo:language="en" fo:country="GB" fo:font-weight="bold" style:font-weight-asian="bold" style:font-weight-complex="bold"/>
    </style:style>
    <style:style style:name="T24" style:family="text">
      <style:text-properties fo:color="#00ff00" fo:font-family="Wingdings" style:font-pitch="variable" style:font-charset="x-symbol" fo:font-size="72pt" fo:language="en" fo:country="US" fo:text-shadow="1pt 1pt" style:font-size-asian="72pt" style:font-size-complex="72pt"/>
    </style:style>
    <style:style style:name="T25" style:family="text">
      <style:text-properties fo:color="#ffffff" fo:font-family="Arial" style:font-pitch="variable" fo:language="en" fo:country="GB" fo:text-shadow="1pt 1pt" fo:font-weight="bold" style:font-weight-asian="bold" style:font-weight-complex="bold"/>
    </style:style>
    <style:style style:name="T26" style:family="text">
      <style:text-properties fo:color="#00ff00" fo:font-family="Wingdings" style:font-pitch="variable" style:font-charset="x-symbol" fo:font-size="40pt" fo:language="en" fo:country="US" fo:text-shadow="1pt 1pt" style:font-size-asian="40pt" style:font-size-complex="40pt"/>
    </style:style>
    <style:style style:name="T27" style:family="text">
      <style:text-properties fo:color="#ff3300" fo:font-family="Wingdings" style:font-pitch="variable" style:font-charset="x-symbol" fo:font-size="40pt" fo:language="en" fo:country="US" fo:text-shadow="1pt 1pt" style:font-size-asian="40pt" style:font-size-complex="40pt"/>
    </style:style>
    <style:style style:name="T28"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29" style:family="text">
      <style:text-properties fo:color="#000066" fo:font-family="'Courier New'" style:font-family-generic="modern" style:font-pitch="fixed" fo:font-size="18pt" fo:language="en" fo:country="GB" fo:font-weight="bold" style:font-size-asian="18pt" style:font-weight-asian="bold" style:font-size-complex="18pt" style:font-weight-complex="bold"/>
    </style:style>
    <style:style style:name="T30" style:family="text">
      <style:text-properties fo:color="#000066" fo:font-family="'Courier New'" style:font-family-generic="modern" style:font-pitch="fixed" fo:font-size="18pt" fo:language="en" fo:country="GB" fo:font-weight="bold" style:font-size-asian="18pt" style:font-weight-asian="bold" style:font-size-complex="18pt" style:font-weight-complex="bold"/>
    </style:style>
    <style:style style:name="T31"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32" style:family="text">
      <style:text-properties fo:font-family="Arial" style:font-pitch="variable" fo:font-size="18pt" fo:text-shadow="1pt 1pt" style:font-size-asian="18pt" style:font-size-complex="18pt"/>
    </style:style>
    <style:style style:name="T33" style:family="text">
      <style:text-properties fo:font-size="22pt" style:font-size-asian="22pt" style:font-size-complex="22pt"/>
    </style:style>
    <style:style style:name="T34" style:family="text">
      <style:text-properties fo:color="#006600" fo:font-family="'Courier New'" style:font-family-generic="modern" style:font-pitch="fixed" fo:font-size="18pt" fo:language="en" fo:country="GB" fo:font-weight="bold" style:font-size-asian="18pt" style:font-weight-asian="bold" style:font-size-complex="18pt" style:font-weight-complex="bold"/>
    </style:style>
    <style:style style:name="T35" style:family="text">
      <style:text-properties fo:color="#ff0000" fo:font-size="60pt" fo:text-shadow="1pt 1pt" style:font-size-asian="60pt" style:font-size-complex="60pt"/>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StarSymbol" style:font-charset="x-symbol" fo:color="#0066cc" fo:font-size="45%"/>
      </text:list-level-style-bullet>
      <text:list-level-style-bullet text:level="2" text:bullet-char="">
        <style:list-level-properties text:space-before="1.27cm" text:min-label-width="0.793cm"/>
        <style:text-properties fo:font-family="StarSymbol" style:font-charset="x-symbol" fo:color="#0066cc" fo:font-size="45%"/>
      </text:list-level-style-bullet>
      <text:list-level-style-bullet text:level="3" text:bullet-char="">
        <style:list-level-properties text:space-before="2.54cm" text:min-label-width="0.635cm"/>
        <style:text-properties fo:font-family="StarSymbol" style:font-charset="x-symbol" fo:color="#0066cc" fo:font-size="45%"/>
      </text:list-level-style-bullet>
      <text:list-level-style-bullet text:level="4" text:bullet-char="">
        <style:list-level-properties text:space-before="3.81cm" text:min-label-width="0.635cm"/>
        <style:text-properties fo:font-family="StarSymbol" style:font-charset="x-symbol" fo:color="#0066cc" fo:font-size="45%"/>
      </text:list-level-style-bullet>
      <text:list-level-style-bullet text:level="5" text:bullet-char="">
        <style:list-level-properties text:space-before="5.08cm" text:min-label-width="0.635cm"/>
        <style:text-properties fo:font-family="StarSymbol" style:font-charset="x-symbol" fo:color="#0066cc" fo:font-size="45%"/>
      </text:list-level-style-bullet>
      <text:list-level-style-bullet text:level="6" text:bullet-char="">
        <style:list-level-properties text:space-before="5.08cm" text:min-label-width="0.635cm"/>
        <style:text-properties fo:font-family="StarSymbol" style:font-charset="x-symbol" fo:color="#0066cc" fo:font-size="45%"/>
      </text:list-level-style-bullet>
      <text:list-level-style-bullet text:level="7" text:bullet-char="">
        <style:list-level-properties text:space-before="5.08cm" text:min-label-width="0.635cm"/>
        <style:text-properties fo:font-family="StarSymbol" style:font-charset="x-symbol" fo:color="#0066cc" fo:font-size="45%"/>
      </text:list-level-style-bullet>
      <text:list-level-style-bullet text:level="8" text:bullet-char="">
        <style:list-level-properties text:space-before="5.08cm" text:min-label-width="0.635cm"/>
        <style:text-properties fo:font-family="StarSymbol" style:font-charset="x-symbol" fo:color="#0066cc" fo:font-size="45%"/>
      </text:list-level-style-bullet>
      <text:list-level-style-bullet text:level="9" text:bullet-char="">
        <style:list-level-properties text:space-before="5.08cm" text:min-label-width="0.635cm"/>
        <style:text-properties fo:font-family="StarSymbol" style:font-charset="x-symbol" fo:color="#0066cc" fo:font-size="45%"/>
      </text:list-level-style-bullet>
      <text:list-level-style-bullet text:level="10" text:bullet-char="">
        <style:list-level-properties text:space-before="5.08cm" text:min-label-width="0.635cm"/>
        <style:text-properties fo:font-family="StarSymbol" style:font-charset="x-symbol" fo:color="#0066cc" fo:font-size="45%"/>
      </text:list-level-style-bullet>
    </text:list-style>
    <text:list-style style:name="L4">
      <text:list-level-style-bullet text:level="1" text:bullet-char="•">
        <style:list-level-properties text:space-before="5.08cm" text:min-label-width="0.635cm"/>
        <style:text-properties fo:font-family="Arial" style:font-family-generic="swiss" style:font-pitch="variable"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office:automatic-styles>
  <office:body>
    <office:presentation>
      <presentation:footer-decl presentation:name="ftr1">© { JSL }</presentation:footer-decl>
      <draw:page draw:name="C Foundation Part 2" draw:style-name="dp1" draw:master-page-name="Default" presentation:use-footer-name="ftr1">
        <office:forms form:automatic-focus="false" form:apply-design-mode="false"/>
        <draw:custom-shape draw:style-name="gr1" draw:text-style-name="P2" draw:layer="layout" svg:width="13.909cm" svg:height="6.357cm" svg:x="7.914cm" svg:y="6.526cm">
          <text:p text:style-name="P1"><text:span text:style-name="T1">Incomplete</text:span></text:p>
          <text:p text:style-name="P1"><text:span text:style-name="T1">Types</text:span></text:p>
          <draw:enhanced-geometry svg:viewBox="0 0 21600 21600" draw:type="mso-spt202" draw:enhanced-path="M 0 0 L 21600 0 21600 21600 0 21600 0 0 Z N"/>
        </draw:custom-shape>
        <draw:frame presentation:style-name="pr1" draw:text-style-name="P4" draw:layer="layout" svg:width="22.5cm" svg:height="2.329cm" draw:transform="rotate (1.5707963267946) translate (2.5cm 2cm)" presentation:class="title">
          <draw:text-box>
            <text:p text:style-name="P3"><text:span text:style-name="T2">C Foundation Part 2</text:span></text:p>
          </draw:text-box>
        </draw:frame>
        <presentation:notes draw:style-name="dp2">
          <office:forms form:automatic-focus="false" form:apply-design-mode="false"/>
          <draw:page-thumbnail draw:style-name="gr2" draw:layer="layout" svg:width="13.472cm" svg:height="9.327cm" svg:x="3.126cm" svg:y="1.896cm" draw:page-number="1" presentation:class="page"/>
          <draw:frame presentation:style-name="pr2" draw:text-style-name="P5" draw:layer="layout" svg:width="14.394cm" svg:height="11.242cm" svg:x="2.963cm" svg:y="11.861cm" presentation:class="notes" presentation:user-transformed="true">
            <draw:text-box>
              <text:p/>
            </draw:text-box>
          </draw:frame>
        </presentation:notes>
      </draw:page>
      <draw:page draw:name="Types" draw:style-name="dp1" draw:master-page-name="Default" presentation:presentation-page-layout-name="AL1T1" presentation:use-footer-name="ftr1">
        <office:forms form:automatic-focus="false" form:apply-design-mode="false"/>
        <draw:frame presentation:style-name="pr3" draw:layer="layout" svg:width="22.5cm" svg:height="2.829cm" svg:x="2.5cm" svg:y="0.5cm" presentation:class="title" presentation:user-transformed="true">
          <draw:text-box>
            <text:p>types</text:p>
          </draw:text-box>
        </draw:frame>
        <draw:frame presentation:style-name="pr4" draw:layer="layout" svg:width="22.649cm" svg:height="12.573cm" svg:x="1.6cm" svg:y="3.427cm" presentation:class="outline" presentation:user-transformed="true">
          <draw:text-box>
            <text:list text:style-name="L3">
              <text:list-item>
                <text:p text:style-name="P6"><text:span text:style-name="T3">6.2.5 Types</text:span></text:p>
                <text:list>
                  <text:list-item>
                    <text:p text:style-name="P7"><text:span text:style-name="T3">para 1 - Types are partitioned into</text:span></text:p>
                    <text:list>
                      <text:list-item>
                        <text:p text:style-name="P7"><text:span text:style-name="T4">object types</text:span><text:span text:style-name="T3"> (types that fully describe objects),</text:span></text:p>
                      </text:list-item>
                      <text:list-item>
                        <text:p text:style-name="P7"><text:span text:style-name="T4">function types</text:span><text:span text:style-name="T3"> (types that describe functions),</text:span></text:p>
                      </text:list-item>
                      <text:list-item>
                        <text:p text:style-name="P7"><text:span text:style-name="T4">incomplete types</text:span><text:span text:style-name="T3"> (types that describe objects but lack information needed to determine their sizes).</text:span></text:p>
                      </text:list-item>
                    </text:list>
                  </text:list-item>
                </text:list>
              </text:list-item>
              <text:list-item>
                <text:p text:style-name="P6"><text:span text:style-name="T3">6.2.5 Types</text:span></text:p>
                <text:list>
                  <text:list-item>
                    <text:p text:style-name="P7"><text:span text:style-name="T3">para 19 – The void type ... is an </text:span><text:span text:style-name="T4">incomplete type</text:span><text:span text:style-name="T3"> that cannot be completed. </text:span></text:p>
                  </text:list-item>
                  <text:list-item>
                    <text:p text:style-name="P7"><text:span text:style-name="T3">para 22 – An array of unknown size is an </text:span><text:span text:style-name="T4">incomplete type</text:span><text:span text:style-name="T3">. </text:span></text:p>
                  </text:list-item>
                  <text:list-item>
                    <text:p text:style-name="P7"><text:span text:style-name="T3">para 22 – A structure or union type of unknown content is an </text:span><text:span text:style-name="T4">incomplete type</text:span><text:span text:style-name="T3">.</text:span></text:p>
                  </text:list-item>
                </text:list>
              </text:list-item>
            </text:list>
          </draw:text-box>
        </draw:frame>
        <presentation:notes draw:style-name="dp2">
          <office:forms form:automatic-focus="false" form:apply-design-mode="false"/>
          <draw:page-thumbnail draw:style-name="gr2" draw:layer="layout" svg:width="13.472cm" svg:height="9.327cm" svg:x="3.126cm" svg:y="1.896cm" draw:page-number="2" presentation:class="page"/>
          <draw:frame presentation:style-name="pr5" draw:layer="layout" svg:width="14.394cm" svg:height="11.499cm" svg:x="2.963cm" svg:y="11.861cm" presentation:class="notes" presentation:placeholder="true">
            <draw:text-box/>
          </draw:frame>
        </presentation:notes>
      </draw:page>
      <draw:page draw:name="void" draw:style-name="dp3" draw:master-page-name="Default" presentation:presentation-page-layout-name="AL1T1" presentation:use-footer-name="ftr1">
        <office:forms form:automatic-focus="false" form:apply-design-mode="false"/>
        <draw:frame draw:style-name="MainPara" draw:layer="layout" svg:width="22.649cm" svg:height="14.492cm" svg:x="1.651cm" svg:y="3.308cm" presentation:class="outline" presentation:user-transformed="true">
          <draw:text-box>
            <text:list text:style-name="L3">
              <text:list-item>
                <text:p text:style-name="P8"><text:span text:style-name="T3">6.7.5.3 Function declarators</text:span></text:p>
                <text:list>
                  <text:list-item>
                    <text:p text:style-name="P9"><text:span text:style-name="T3">para 14 – An empty list in a function declarator that is part of a definition of that function specifies that the function has no parameters.</text:span></text:p>
                  </text:list-item>
                  <text:list-item>
                    <text:p text:style-name="P9"><text:span text:style-name="T3">para 14 – The empty list in a function declarator that is </text:span><text:span text:style-name="T5">not</text:span><text:span text:style-name="T3"> part of a definition of that function specifies that no information about the number or types of the parameters is supplied.</text:span></text:p>
                  </text:list-item>
                </text:list>
              </text:list-item>
            </text:list>
          </draw:text-box>
        </draw:frame>
        <draw:custom-shape draw:style-name="gr3" draw:text-style-name="P11" draw:layer="layout" svg:width="12.003cm" svg:height="1.951cm" svg:x="3.958cm" svg:y="12.345cm">
          <text:p text:style-name="P10"><text:span text:style-name="T6">int </text:span><text:span text:style-name="T7">f(</text:span><text:span text:style-name="T6">void</text:span><text:span text:style-name="T7">) { ... }</text:span></text:p>
          <text:p text:style-name="P10"><text:span text:style-name="T6">int</text:span><text:span text:style-name="T7"> f() <text:s text:c="4"/>{ ... }</text:span></text:p>
          <draw:enhanced-geometry svg:viewBox="0 0 21600 21600" draw:type="mso-spt202" draw:enhanced-path="M 0 0 L 21600 0 21600 21600 0 21600 0 0 Z N"/>
        </draw:custom-shape>
        <draw:custom-shape draw:style-name="gr3" draw:text-style-name="P11" draw:layer="layout" svg:width="12.003cm" svg:height="1.951cm" svg:x="3.959cm" svg:y="15.246cm">
          <text:p text:style-name="P10"><text:span text:style-name="T6">int </text:span><text:span text:style-name="T7">f(</text:span><text:span text:style-name="T6">void</text:span><text:span text:style-name="T7">);</text:span></text:p>
          <text:p text:style-name="P10"><text:span text:style-name="T6">int</text:span><text:span text:style-name="T7"> f();</text:span></text:p>
          <draw:enhanced-geometry svg:viewBox="0 0 21600 21600" draw:type="mso-spt202" draw:enhanced-path="M 0 0 L 21600 0 21600 21600 0 21600 0 0 Z N"/>
        </draw:custom-shape>
        <draw:line draw:style-name="gr4" draw:text-style-name="P12" draw:layer="layout" svg:x1="14.162cm" svg:y1="12.826cm" svg:x2="17.161cm" svg:y2="12.826cm">
          <text:p/>
        </draw:line>
        <draw:line draw:style-name="gr4" draw:text-style-name="P12" draw:layer="layout" svg:x1="14.162cm" svg:y1="13.624cm" svg:x2="17.161cm" svg:y2="13.624cm">
          <text:p/>
        </draw:line>
        <draw:line draw:style-name="gr5" draw:text-style-name="P12" draw:layer="layout" svg:x1="17.161cm" svg:y1="12.826cm" svg:x2="17.161cm" svg:y2="13.624cm">
          <text:p/>
        </draw:line>
        <draw:line draw:style-name="gr4" draw:text-style-name="P12" draw:layer="layout" svg:x1="10.562cm" svg:y1="15.727cm" svg:x2="16.961cm" svg:y2="15.727cm">
          <text:p/>
        </draw:line>
        <draw:line draw:style-name="gr4" draw:text-style-name="P12" draw:layer="layout" svg:x1="8.758cm" svg:y1="16.525cm" svg:x2="16.961cm" svg:y2="16.525cm">
          <text:p/>
        </draw:line>
        <draw:line draw:style-name="gr5" draw:text-style-name="P12" draw:layer="layout" svg:x1="16.961cm" svg:y1="15.727cm" svg:x2="16.961cm" svg:y2="16.525cm">
          <text:p/>
        </draw:line>
        <draw:custom-shape draw:style-name="gr6" draw:text-style-name="P5" draw:layer="layout" svg:width="4.392cm" svg:height="1.023cm" svg:x="17.363cm" svg:y="12.623cm">
          <text:p text:style-name="P13"><text:span text:style-name="T8">equivalent</text:span></text:p>
          <draw:enhanced-geometry svg:viewBox="0 0 21600 21600" draw:type="mso-spt202" draw:enhanced-path="M 0 0 L 21600 0 21600 21600 0 21600 0 0 Z N"/>
        </draw:custom-shape>
        <draw:custom-shape draw:style-name="gr6" draw:text-style-name="P5" draw:layer="layout" svg:width="6.2cm" svg:height="1.023cm" svg:x="17.163cm" svg:y="15.524cm">
          <text:p text:style-name="P13"><text:span text:style-name="T8">not equivalent</text:span></text:p>
          <draw:enhanced-geometry svg:viewBox="0 0 21600 21600" draw:type="mso-spt202" draw:enhanced-path="M 0 0 L 21600 0 21600 21600 0 21600 0 0 Z N"/>
        </draw:custom-shape>
        <draw:custom-shape draw:style-name="gr7" draw:text-style-name="P5" draw:layer="layout" svg:width="3.202cm" svg:height="3.295cm" svg:x="18.958cm" svg:y="14.433cm">
          <text:p text:style-name="P14"><text:span text:style-name="T9"></text:span></text:p>
          <draw:enhanced-geometry svg:viewBox="0 0 21600 21600" draw:type="rectangle" draw:enhanced-path="M 0 0 L 21600 0 21600 21600 0 21600 0 0 Z N"/>
        </draw:custom-shape>
        <draw:custom-shape draw:style-name="gr6" draw:text-style-name="P16" draw:layer="layout" svg:width="3.192cm" svg:height="2.801cm" svg:x="20.762cm" svg:y="14.627cm">
          <text:p text:style-name="P15"><text:span text:style-name="T10"></text:span></text:p>
          <draw:enhanced-geometry svg:viewBox="0 0 21600 21600" draw:type="mso-spt202" draw:enhanced-path="M 0 0 L 21600 0 21600 21600 0 21600 0 0 Z N"/>
        </draw:custom-shape>
        <draw:custom-shape draw:style-name="gr7" draw:text-style-name="P5" draw:layer="layout" svg:width="3.202cm" svg:height="3.295cm" svg:x="18.964cm" svg:y="11.425cm">
          <text:p text:style-name="P14"><text:span text:style-name="T9"></text:span></text:p>
          <draw:enhanced-geometry svg:viewBox="0 0 21600 21600" draw:type="rectangle" draw:enhanced-path="M 0 0 L 21600 0 21600 21600 0 21600 0 0 Z N"/>
        </draw:custom-shape>
        <draw:custom-shape draw:style-name="gr6" draw:text-style-name="P16" draw:layer="layout" svg:width="3.192cm" svg:height="2.801cm" svg:x="20.768cm" svg:y="11.619cm">
          <text:p text:style-name="P15"><text:span text:style-name="T10"></text:span></text:p>
          <draw:enhanced-geometry svg:viewBox="0 0 21600 21600" draw:type="mso-spt202" draw:enhanced-path="M 0 0 L 21600 0 21600 21600 0 21600 0 0 Z N"/>
        </draw:custom-shape>
        <draw:frame presentation:style-name="pr6" draw:layer="layout" svg:width="22.5cm" svg:height="2.329cm" svg:x="2.091cm" svg:y="0.293cm" presentation:class="title" presentation:user-transformed="true">
          <draw:text-box>
            <text:p>void</text:p>
          </draw:text-box>
        </draw:frame>
        <presentation:notes draw:style-name="dp2">
          <office:forms form:automatic-focus="false" form:apply-design-mode="false"/>
          <draw:page-thumbnail draw:style-name="gr2" draw:layer="layout" svg:width="13.472cm" svg:height="9.327cm" svg:x="3.126cm" svg:y="1.896cm" draw:page-number="3" presentation:class="page"/>
          <draw:frame presentation:style-name="pr5" draw:layer="layout" svg:width="14.394cm" svg:height="11.499cm" svg:x="2.963cm" svg:y="11.861cm" presentation:class="notes" presentation:placeholder="true">
            <draw:text-box/>
          </draw:frame>
        </presentation:notes>
      </draw:page>
      <draw:page draw:name="exercise-1" draw:style-name="dp1" draw:master-page-name="Default" presentation:presentation-page-layout-name="AL1T1" presentation:use-footer-name="ftr1">
        <office:forms form:automatic-focus="false" form:apply-design-mode="false"/>
        <draw:frame presentation:style-name="pr7" draw:text-style-name="P19" draw:layer="layout" svg:width="23.046cm" svg:height="14.492cm" svg:x="1.7cm" svg:y="3.3cm" presentation:class="outline" presentation:user-transformed="true">
          <draw:text-box>
            <text:list text:style-name="L3">
              <text:list-item>
                <text:p text:style-name="P8"><text:span text:style-name="T3">when do you get a diagnostic?</text:span></text:p>
                <text:list>
                  <text:list-item>
                    <text:p text:style-name="P9"><text:span text:style-name="T3">gcc clo.c </text:span></text:p>
                  </text:list-item>
                  <text:list-item>
                    <text:p text:style-name="P9"><text:span text:style-name="T3">gcc –Wall clo.c </text:span></text:p>
                  </text:list-item>
                  <text:list-item>
                    <text:p text:style-name="P9"><text:span text:style-name="T3">gcc –Wmissing-prototypes clo.c </text:span></text:p>
                  </text:list-item>
                </text:list>
              </text:list-item>
            </text:list>
            <text:p text:style-name="P17"><text:span text:style-name="T3"/></text:p>
            <text:list text:style-name="L4">
              <text:list-item>
                <text:list>
                  <text:list-header>
                    <text:p text:style-name="P18"><text:span text:style-name="T3"/></text:p>
                  </text:list-header>
                </text:list>
              </text:list-item>
            </text:list>
          </draw:text-box>
        </draw:frame>
        <draw:custom-shape draw:style-name="gr3" draw:text-style-name="P11" draw:layer="layout" svg:width="12.003cm" svg:height="9.259cm" svg:x="6.023cm" svg:y="8.845cm">
          <text:p text:style-name="P10"><text:span text:style-name="T6">int </text:span><text:span text:style-name="T7">f();</text:span></text:p>
          <text:p text:style-name="P10"><text:span text:style-name="T7"/></text:p>
          <text:p text:style-name="P10"><text:span text:style-name="T6">int</text:span><text:span text:style-name="T7"> main(</text:span><text:span text:style-name="T6">void</text:span><text:span text:style-name="T7">)</text:span></text:p>
          <text:p text:style-name="P10"><text:span text:style-name="T7">{</text:span></text:p>
          <text:p text:style-name="P10"><text:span text:style-name="T7"><text:s text:c="4"/></text:span><text:span text:style-name="T6">return</text:span><text:span text:style-name="T7"> f(4, 2);</text:span></text:p>
          <text:p text:style-name="P10"><text:span text:style-name="T7">}</text:span></text:p>
          <text:p text:style-name="P10"><text:span text:style-name="T7"/></text:p>
          <text:p text:style-name="P10"><text:span text:style-name="T6">int</text:span><text:span text:style-name="T7"> f(</text:span><text:span text:style-name="T6">int</text:span><text:span text:style-name="T7"> value)</text:span></text:p>
          <text:p text:style-name="P10"><text:span text:style-name="T7">{</text:span></text:p>
          <text:p text:style-name="P10"><text:span text:style-name="T7"><text:s text:c="4"/></text:span><text:span text:style-name="T6">return</text:span><text:span text:style-name="T7"> value;</text:span></text:p>
          <text:p text:style-name="P10"><text:span text:style-name="T7">}</text:span></text:p>
          <draw:enhanced-geometry svg:viewBox="0 0 21600 21600" draw:type="mso-spt202" draw:enhanced-path="M 0 0 L 21600 0 21600 21600 0 21600 0 0 Z N"/>
        </draw:custom-shape>
        <draw:g>
          <draw:custom-shape draw:style-name="gr8" draw:text-style-name="P5" draw:layer="layout" svg:width="0.556cm" svg:height="2.237cm" draw:transform="skewX (0.000523598775598224) rotate (-2.3537510292403) translate (22.264cm 9.743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9" draw:text-style-name="P5" draw:layer="layout" svg:width="0.556cm" svg:height="2.237cm" draw:transform="skewX (0.000523598775598224) rotate (-2.3537510292403) translate (22.264cm 9.743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8" draw:text-style-name="P5" draw:layer="layout" svg:width="0.519cm" svg:height="2.239cm" draw:transform="skewX (0.000523598775598275) rotate (-2.3537510292403) translate (22.605cm 9.396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9" draw:text-style-name="P5" draw:layer="layout" svg:width="0.519cm" svg:height="2.239cm" draw:transform="skewX (0.000523598775598275) rotate (-2.3537510292403) translate (22.605cm 9.396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0" draw:text-style-name="P5" draw:layer="layout" svg:width="0.202cm" svg:height="0.415cm" draw:transform="skewX (-0.00244346095279163) rotate (-2.3537510292403) translate (22.216cm 9.701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0" draw:text-style-name="P5" draw:layer="layout" svg:width="0.177cm" svg:height="0.357cm" draw:transform="skewX (-0.00279252680319024) rotate (-2.3537510292403) translate (22.335cm 9.521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0" draw:text-style-name="P5" draw:layer="layout" svg:width="0.356cm" svg:height="0.433cm" draw:transform="skewX (0.00226892802759223) rotate (-2.3537510292403) translate (21.837cm 9.353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0" draw:text-style-name="P5" draw:layer="layout" svg:width="0.27cm" svg:height="0.168cm" draw:transform="rotate (-2.3537510292403) translate (21.375cm 8.99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0" draw:text-style-name="P5" draw:layer="layout" svg:width="0.519cm" svg:height="2.191cm" draw:transform="rotate (-2.3537510292403) translate (22.591cm 9.354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0" draw:text-style-name="P5" draw:layer="layout" svg:width="0.613cm" svg:height="2.24cm" draw:transform="skewX (-0.00139626340159524) rotate (-2.3537510292403) translate (22.281cm 9.70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0" draw:text-style-name="P5" draw:layer="layout" svg:width="0.403cm" svg:height="0.321cm" draw:transform="rotate (-2.3537510292403) translate (22.388cm 9.628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0" draw:text-style-name="P5" draw:layer="layout" svg:width="0.04cm" svg:height="0.021cm" draw:transform="skewX (-0.0476474885794362) rotate (-2.3537510292403) translate (22.236cm 9.741cm)">
            <text:p/>
            <draw:enhanced-geometry svg:viewBox="0 0 70 35" draw:type="non-primitive" draw:enhanced-path="M 0 0 L 9 5 17 9 26 15 34 20 43 24 52 29 61 32 70 35 0 0 Z N"/>
          </draw:custom-shape>
          <draw:custom-shape draw:style-name="gr10" draw:text-style-name="P5" draw:layer="layout" svg:width="0.17cm" svg:height="0.182cm" draw:transform="rotate (-2.3537510292403) translate (22.229cm 9.747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0" draw:text-style-name="P5" draw:layer="layout" svg:width="0.329cm" svg:height="0.134cm" draw:transform="rotate (-2.3537510292403) translate (21.826cm 9.677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0" draw:text-style-name="P5" draw:layer="layout" svg:width="0.134cm" svg:height="0.223cm" draw:transform="rotate (-2.3537510292403) translate (21.754cm 10.02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0" draw:text-style-name="P5" draw:layer="layout" svg:width="0.107cm" svg:height="0.216cm" draw:transform="skewX (-0.0047123889803838) rotate (-2.3537510292403) translate (21.741cm 10.00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0" draw:text-style-name="P5" draw:layer="layout" svg:width="0.095cm" svg:height="0.149cm" draw:transform="rotate (-2.3537510292403) translate (21.694cm 9.982cm)">
            <text:p/>
            <draw:enhanced-geometry svg:viewBox="0 0 175 243" draw:type="non-primitive" draw:enhanced-path="M 0 243 L 11 229 22 213 32 198 42 182 54 167 64 152 74 136 84 120 96 105 106 89 117 73 129 59 140 44 151 29 163 14 175 0 0 243 Z N"/>
          </draw:custom-shape>
          <draw:custom-shape draw:style-name="gr10" draw:text-style-name="P5" draw:layer="layout" svg:width="0.146cm" svg:height="0.216cm" draw:transform="rotate (-2.3537510292403) translate (21.732cm 10.005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0" draw:text-style-name="P5" draw:layer="layout" svg:width="0.085cm" svg:height="0.128cm" draw:transform="skewX (-0.00785398163397301) rotate (-2.3537510292403) translate (21.718cm 10.049cm)">
            <text:p/>
            <draw:enhanced-geometry svg:viewBox="0 0 157 211" draw:type="non-primitive" draw:enhanced-path="M 157 0 L 147 14 137 26 127 39 115 51 104 64 94 76 82 89 72 102 61 115 51 127 40 141 31 154 22 168 14 182 6 196 0 211 157 0 Z N"/>
          </draw:custom-shape>
          <draw:custom-shape draw:style-name="gr10" draw:text-style-name="P5" draw:layer="layout" svg:width="0.04cm" svg:height="0.128cm" draw:transform="skewX (-0.007853981633973) rotate (-2.3537510292403) translate (21.681cm 9.996cm)">
            <text:p/>
            <draw:enhanced-geometry svg:viewBox="0 0 70 209" draw:type="non-primitive" draw:enhanced-path="M 0 209 L 5 197 10 183 14 171 19 157 22 144 27 131 31 118 36 104 40 91 44 78 48 65 53 52 57 38 61 26 65 12 70 0 0 209 Z N"/>
          </draw:custom-shape>
          <draw:custom-shape draw:style-name="gr10" draw:text-style-name="P5" draw:layer="layout" svg:width="0.341cm" svg:height="0.429cm" draw:transform="skewX (-0.00226892802759219) rotate (-2.3537510292403) translate (21.499cm 9.543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0" draw:text-style-name="P5" draw:layer="layout" svg:width="0.107cm" svg:height="0.03cm" draw:transform="skewX (0.0333357887130854) rotate (-2.3537510292403) translate (21.405cm 9.515cm)">
            <text:p/>
            <draw:enhanced-geometry svg:viewBox="0 0 193 50" draw:type="non-primitive" draw:enhanced-path="M 193 0 L 181 3 168 7 156 11 143 17 131 23 117 27 105 33 92 38 79 42 66 46 55 49 42 50 31 49 21 46 11 43 0 36 193 0 Z N"/>
          </draw:custom-shape>
          <draw:custom-shape draw:style-name="gr10" draw:text-style-name="P5" draw:layer="layout" svg:width="0.151cm" svg:height="0.106cm" draw:transform="rotate (-2.3537510292403) translate (21.493cm 9.525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0" draw:text-style-name="P5" draw:layer="layout" svg:width="0.443cm" svg:height="0.612cm" draw:transform="rotate (-2.3537510292403) translate (20.92cm 9.106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0" draw:text-style-name="P5" draw:layer="layout" svg:width="0.34cm" svg:height="0.428cm" draw:transform="rotate (-2.3537510292403) translate (22.257cm 8.77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0" draw:text-style-name="P5" draw:layer="layout" svg:width="0.45cm" svg:height="0.607cm" draw:transform="rotate (-2.3537510292403) translate (21.905cm 8.106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0" draw:text-style-name="P5" draw:layer="layout" svg:width="0.123cm" svg:height="0.103cm" draw:transform="rotate (-2.3537510292403) translate (22.099cm 8.925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0" draw:text-style-name="P5" draw:layer="layout" svg:width="0.398cm" svg:height="0.303cm" draw:transform="skewX (-0.00331612557878867) rotate (-2.3537510292403) translate (22.583cm 9.155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0" draw:text-style-name="P5" draw:layer="layout" svg:width="0.011cm" svg:height="0.003cm" draw:transform="rotate (-2.3537510292403) translate (22.101cm 9.209cm)">
            <text:p/>
            <draw:enhanced-geometry svg:viewBox="0 0 17 0" draw:type="non-primitive" draw:enhanced-path="M 0 0 L 4 0 9 0 12 0 17 0 0 0 Z N"/>
          </draw:custom-shape>
          <draw:custom-shape draw:style-name="gr10" draw:text-style-name="P5" draw:layer="layout" svg:width="0.231cm" svg:height="0.147cm" draw:transform="rotate (-2.3537510292403) translate (22.453cm 9.12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8" draw:text-style-name="P5" draw:layer="layout" svg:width="0.431cm" svg:height="0.146cm" draw:transform="rotate (-2.3537510292403) translate (21.676cm 8.705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8" draw:text-style-name="P5" draw:layer="layout" svg:width="0.45cm" svg:height="0.17cm" draw:transform="rotate (-2.3537510292403) translate (21.578cm 8.544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8" draw:text-style-name="P5" draw:layer="layout" svg:width="0.395cm" svg:height="0.018cm" draw:transform="rotate (-2.3537510292403) translate (21.374cm 8.42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8" draw:text-style-name="P5" draw:layer="layout" svg:width="0.47cm" svg:height="0.149cm" draw:transform="rotate (-2.3537510292403) translate (21.426cm 8.402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8" draw:text-style-name="P5" draw:layer="layout" svg:width="0.496cm" svg:height="0.137cm" draw:transform="rotate (-2.3537510292403) translate (21.295cm 8.261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8" draw:text-style-name="P5" draw:layer="layout" svg:width="0.231cm" svg:height="0.253cm" draw:transform="skewX (0.00401425727958613) rotate (-2.3537510292403) translate (21.981cm 9.087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8" draw:text-style-name="P5" draw:layer="layout" svg:width="0.047cm" svg:height="0.042cm" draw:transform="rotate (-2.3537510292403) translate (21.882cm 9.187cm)">
            <text:p/>
            <draw:enhanced-geometry svg:viewBox="0 0 86 72" draw:type="non-primitive" draw:enhanced-path="M 0 0 L 10 9 21 18 32 27 43 35 54 44 65 53 76 62 86 72 0 0 Z N"/>
          </draw:custom-shape>
          <draw:custom-shape draw:style-name="gr8" draw:text-style-name="P5" draw:layer="layout" svg:width="0.146cm" svg:height="0.309cm" draw:transform="skewX (-0.00331612557878855) rotate (-2.3537510292403) translate (22.327cm 9.56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8" draw:text-style-name="P5" draw:layer="layout" svg:width="0.115cm" svg:height="0.134cm" draw:transform="skewX (0.0075049157835742) rotate (-2.3537510292403) translate (21.627cm 9.534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8" draw:text-style-name="P5" draw:layer="layout" svg:width="0.15cm" svg:height="0.583cm" draw:transform="skewX (-0.00349065850398798) rotate (-2.3537510292403) translate (21.134cm 9.151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8" draw:text-style-name="P5" draw:layer="layout" svg:width="0.574cm" svg:height="0.13cm" draw:transform="rotate (-2.3537510292403) translate (21.139cm 8.144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1" draw:text-style-name="P5" draw:layer="layout" svg:width="0.522cm" svg:height="0.07cm" draw:transform="skewX (-0.0143116998663507) rotate (-2.3537510292403) translate (22.11cm 9.261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1" draw:text-style-name="P5" draw:layer="layout" svg:width="0.271cm" svg:height="0.471cm" draw:transform="rotate (-2.3537510292403) translate (22.158cm 9.091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1" draw:text-style-name="P5" draw:layer="layout" svg:width="0.271cm" svg:height="0.512cm" draw:transform="rotate (-2.3537510292403) translate (21.783cm 9.498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1" draw:text-style-name="P5" draw:layer="layout" svg:width="0.738cm" svg:height="0.046cm" draw:transform="skewX (-0.0218166156499252) rotate (-2.3537510292403) translate (21.82cm 8.79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1" draw:text-style-name="P5" draw:layer="layout" svg:width="0.028cm" svg:height="0.003cm" draw:transform="rotate (-2.3537510292403) translate (21.285cm 9.302cm)">
            <text:p/>
            <draw:enhanced-geometry svg:viewBox="0 0 54 0" draw:type="non-primitive" draw:enhanced-path="M 0 0 L 0 0 6 0 13 0 20 0 27 0 34 0 41 0 47 0 54 0 N"/>
          </draw:custom-shape>
          <draw:custom-shape draw:style-name="gr11" draw:text-style-name="P5" draw:layer="layout" svg:width="0.718cm" svg:height="0.046cm" draw:transform="skewX (-0.021816615649925) rotate (-2.3537510292403) translate (21.748cm 8.776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1" draw:text-style-name="P5" draw:layer="layout" svg:width="0.901cm" svg:height="0.066cm" draw:transform="rotate (-2.3537510292403) translate (21.685cm 8.566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1" draw:text-style-name="P5" draw:layer="layout" svg:width="0.001cm" svg:height="0.021cm" draw:transform="rotate (-2.3537510292403) translate (21.036cm 9.219cm)">
            <text:p/>
            <draw:enhanced-geometry svg:viewBox="0 0 0 36" draw:type="non-primitive" draw:enhanced-path="M 0 0 L 0 0 0 4 0 9 0 13 0 18 0 22 0 27 0 32 0 36 N"/>
          </draw:custom-shape>
          <draw:custom-shape draw:style-name="gr11" draw:text-style-name="P5" draw:layer="layout" svg:width="0.978cm" svg:height="0.092cm" draw:transform="rotate (-2.3537510292403) translate (21.555cm 8.39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1" draw:text-style-name="P5" draw:layer="layout" svg:width="1.017cm" svg:height="0.07cm" draw:transform="skewX (-0.0143116998663508) rotate (-2.3537510292403) translate (21.386cm 8.225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1" draw:text-style-name="P5" draw:layer="layout" svg:width="1.008cm" svg:height="0.069cm" draw:transform="rotate (-2.3537510292403) translate (21.263cm 8.07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1" draw:text-style-name="P5" draw:layer="layout" svg:width="0.928cm" svg:height="0.137cm" draw:transform="rotate (-2.3537510292403) translate (21.141cm 8.052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1" draw:text-style-name="P5" draw:layer="layout" svg:width="0.116cm" svg:height="0.003cm" draw:transform="rotate (-2.3537510292403) translate (20.755cm 8.132cm)">
            <text:p/>
            <draw:enhanced-geometry svg:viewBox="0 0 210 0" draw:type="non-primitive" draw:enhanced-path="M 0 0 L 0 0 14 0 27 0 40 0 53 0 67 0 80 0 93 0 106 0 119 0 132 0 145 0 158 0 171 0 184 0 198 0 210 0 N"/>
          </draw:custom-shape>
          <draw:custom-shape draw:style-name="gr11" draw:text-style-name="P5" draw:layer="layout" svg:width="0.017cm" svg:height="0.021cm" draw:transform="rotate (-2.3537510292403) translate (20.639cm 8.278cm)">
            <text:p/>
            <draw:enhanced-geometry svg:viewBox="0 0 34 35" draw:type="non-primitive" draw:enhanced-path="M 0 35 L 0 35 4 30 9 27 13 22 17 18 21 13 26 9 30 4 34 0 N"/>
          </draw:custom-shape>
          <draw:custom-shape draw:style-name="gr12" draw:text-style-name="P5" draw:layer="layout" svg:width="0.103cm" svg:height="0.21cm" draw:transform="skewX (0.00471238898038378) rotate (-2.3537510292403) translate (22.251cm 9.543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2" draw:text-style-name="P5" draw:layer="layout" svg:width="0.119cm" svg:height="0.153cm" draw:transform="rotate (-2.3537510292403) translate (21.895cm 9.084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2" draw:text-style-name="P5" draw:layer="layout" svg:width="0.251cm" svg:height="0.061cm" draw:transform="rotate (-2.3537510292403) translate (21.592cm 8.746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2" draw:text-style-name="P5" draw:layer="layout" svg:width="0.031cm" svg:height="0.021cm" draw:transform="rotate (-2.3537510292403) translate (21.449cm 8.834cm)">
            <text:p/>
            <draw:enhanced-geometry svg:viewBox="0 0 54 35" draw:type="non-primitive" draw:enhanced-path="M 0 35 L 7 30 13 26 20 20 25 16 32 11 39 6 46 3 54 0 0 35 Z N"/>
          </draw:custom-shape>
          <draw:custom-shape draw:style-name="gr12" draw:text-style-name="P5" draw:layer="layout" svg:width="0.176cm" svg:height="0.098cm" draw:transform="rotate (-2.3537510292403) translate (21.388cm 8.665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2" draw:text-style-name="P5" draw:layer="layout" svg:width="0.138cm" svg:height="0.086cm" draw:transform="rotate (-2.3537510292403) translate (21.202cm 8.53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2" draw:text-style-name="P5" draw:layer="layout" svg:width="0.134cm" svg:height="0.086cm" draw:transform="skewX (0.0116937059883598) rotate (-2.3537510292403) translate (21.106cm 8.416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2" draw:text-style-name="P5" draw:layer="layout" svg:width="0.027cm" svg:height="0.003cm" draw:transform="rotate (-2.3537510292403) translate (21.071cm 8.364cm)">
            <text:p/>
            <draw:enhanced-geometry svg:viewBox="0 0 53 0" draw:type="non-primitive" draw:enhanced-path="M 53 0 L 46 0 40 0 34 0 27 0 20 0 13 0 6 0 0 0 53 0 Z N"/>
          </draw:custom-shape>
          <draw:custom-shape draw:style-name="gr12" draw:text-style-name="P5" draw:layer="layout" svg:width="0.146cm" svg:height="0.066cm" draw:transform="rotate (-2.3537510292403) translate (20.917cm 8.277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9" draw:text-style-name="P5" draw:layer="layout" svg:width="0.018cm" svg:height="0.021cm" draw:transform="rotate (-2.3537510292403) translate (21.641cm 10.066cm)">
            <text:p/>
            <draw:enhanced-geometry svg:viewBox="0 0 35 36" draw:type="non-primitive" draw:enhanced-path="M 35 0 L 35 0 31 5 26 10 22 14 17 17 13 22 9 27 5 31 0 36 N"/>
          </draw:custom-shape>
          <draw:custom-shape draw:style-name="gr9" draw:text-style-name="P5" draw:layer="layout" svg:width="0.066cm" svg:height="0.048cm" draw:transform="skewX (-0.0207694180987286) rotate (-2.3537510292403) translate (22.205cm 9.782cm)">
            <text:p/>
            <draw:enhanced-geometry svg:viewBox="0 0 123 78" draw:type="non-primitive" draw:enhanced-path="M 0 9 L 0 9 14 8 28 6 41 4 55 1 69 0 81 0 93 4 104 9 104 9 109 15 114 23 117 31 118 40 120 50 121 59 122 69 123 78 N"/>
          </draw:custom-shape>
          <draw:custom-shape draw:style-name="gr9" draw:text-style-name="P5" draw:layer="layout" svg:width="0.076cm" svg:height="0.021cm" draw:transform="rotate (-2.3537510292403) translate (22.337cm 9.609cm)">
            <text:p/>
            <draw:enhanced-geometry svg:viewBox="0 0 140 34" draw:type="non-primitive" draw:enhanced-path="M 140 0 L 140 0 122 4 103 5 84 6 63 7 45 10 28 15 12 23 0 34 N"/>
          </draw:custom-shape>
          <draw:custom-shape draw:style-name="gr9" draw:text-style-name="P5" draw:layer="layout" svg:width="0.03cm" svg:height="0.064cm" draw:transform="skewX (-0.0157079632679461) rotate (-2.3537510292403) translate (22.322cm 9.594cm)">
            <text:p/>
            <draw:enhanced-geometry svg:viewBox="0 0 53 106" draw:type="non-primitive" draw:enhanced-path="M 0 106 L 0 106 6 92 13 79 20 66 27 53 33 40 39 27 46 14 53 0 N"/>
          </draw:custom-shape>
          <draw:custom-shape draw:style-name="gr9" draw:text-style-name="P5" draw:layer="layout" svg:width="0.006cm" svg:height="0.065cm" draw:transform="rotate (-2.3537510292403) translate (22.315cm 9.602cm)">
            <text:p/>
            <draw:enhanced-geometry svg:viewBox="0 0 11 106" draw:type="non-primitive" draw:enhanced-path="M 0 0 L 0 0 1 14 3 29 6 42 9 57 11 71 10 84 6 96 0 106 N"/>
          </draw:custom-shape>
          <draw:custom-shape draw:style-name="gr9" draw:text-style-name="P5" draw:layer="layout" svg:width="0.088cm" svg:height="0.054cm" draw:transform="rotate (-2.3537510292403) translate (22.145cm 9.788cm)">
            <text:p/>
            <draw:enhanced-geometry svg:viewBox="0 0 161 90" draw:type="non-primitive" draw:enhanced-path="M 0 20 L 0 20 21 18 44 14 67 8 89 3 111 0 130 1 146 7 157 20 157 20 161 32 160 43 155 56 147 67 138 76 128 84 117 88 105 90 N"/>
          </draw:custom-shape>
          <draw:custom-shape draw:style-name="gr9" draw:text-style-name="P5" draw:layer="layout" svg:width="0.019cm" svg:height="0.021cm" draw:transform="skewX (0.0476474885794362) rotate (-2.3537510292403) translate (22.138cm 9.808cm)">
            <text:p/>
            <draw:enhanced-geometry svg:viewBox="0 0 35 35" draw:type="non-primitive" draw:enhanced-path="M 35 35 L 35 35 31 31 26 25 23 18 18 12 15 6 10 3 6 0 0 1 N"/>
          </draw:custom-shape>
          <draw:custom-shape draw:style-name="gr9" draw:text-style-name="P5" draw:layer="layout" svg:width="0.027cm" svg:height="0.064cm" draw:transform="skewX (-0.015707963267946) rotate (-2.3537510292403) translate (22.342cm 9.575cm)">
            <text:p/>
            <draw:enhanced-geometry svg:viewBox="0 0 53 106" draw:type="non-primitive" draw:enhanced-path="M 53 0 L 53 0 46 10 37 17 28 25 19 33 11 41 4 50 0 59 0 70 0 70 3 78 7 83 14 88 22 91 30 95 38 98 46 101 53 106 N"/>
          </draw:custom-shape>
          <draw:custom-shape draw:style-name="gr9" draw:text-style-name="P5" draw:layer="layout" svg:width="0.853cm" svg:height="1.659cm" draw:transform="rotate (-2.3537510292403) translate (22.28cm 9.89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3" draw:text-style-name="P5" draw:layer="layout" svg:width="0.116cm" svg:height="0.321cm" draw:transform="skewX (-0.00314159265358922) rotate (-2.3537510292403) translate (22.349cm 9.44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9" draw:text-style-name="P5" draw:layer="layout" svg:width="0.116cm" svg:height="0.321cm" draw:transform="skewX (-0.00314159265358922) rotate (-2.3537510292403) translate (22.349cm 9.44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3" draw:text-style-name="P5" draw:layer="layout" svg:width="0.135cm" svg:height="0.302cm" draw:transform="skewX (0.00331612557878871) rotate (-2.3537510292403) translate (22.357cm 9.43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9" draw:text-style-name="P5" draw:layer="layout" svg:width="0.135cm" svg:height="0.302cm" draw:transform="skewX (0.00331612557878871) rotate (-2.3537510292403) translate (22.357cm 9.43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3" draw:text-style-name="P5" draw:layer="layout" svg:width="0.117cm" svg:height="0.192cm" draw:transform="rotate (-2.3537510292403) translate (22.359cm 9.466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9" draw:text-style-name="P5" draw:layer="layout" svg:width="0.117cm" svg:height="0.192cm" draw:transform="rotate (-2.3537510292403) translate (22.359cm 9.466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3" draw:text-style-name="P5" draw:layer="layout" svg:width="0.119cm" svg:height="0.3cm" draw:transform="skewX (-0.00331612557878858) rotate (-2.3537510292403) translate (22.043cm 9.784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9" draw:text-style-name="P5" draw:layer="layout" svg:width="0.119cm" svg:height="0.3cm" draw:transform="skewX (-0.00331612557878858) rotate (-2.3537510292403) translate (22.043cm 9.784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3" draw:text-style-name="P5" draw:layer="layout" svg:width="0.129cm" svg:height="0.19cm" draw:transform="rotate (-2.3537510292403) translate (21.946cm 9.699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9" draw:text-style-name="P5" draw:layer="layout" svg:width="0.129cm" svg:height="0.19cm" draw:transform="rotate (-2.3537510292403) translate (21.946cm 9.699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3" draw:text-style-name="P5" draw:layer="layout" svg:width="0.097cm" svg:height="0.021cm" draw:transform="rotate (-2.3537510292403) translate (21.989cm 9.686cm)">
            <text:p/>
            <draw:enhanced-geometry svg:viewBox="0 0 175 34" draw:type="non-primitive" draw:enhanced-path="M 175 0 L 153 4 132 9 109 13 87 17 66 21 43 26 22 30 0 34 175 0 Z N"/>
          </draw:custom-shape>
          <draw:custom-shape draw:style-name="gr9" draw:text-style-name="P5" draw:layer="layout" svg:width="0.097cm" svg:height="0.021cm" draw:transform="rotate (-2.3537510292403) translate (21.989cm 9.686cm)">
            <text:p/>
            <draw:enhanced-geometry svg:viewBox="0 0 175 34" draw:type="non-primitive" draw:enhanced-path="M 175 0 L 175 0 153 4 132 9 109 13 87 17 66 21 43 26 22 30 0 34 N"/>
          </draw:custom-shape>
          <draw:custom-shape draw:style-name="gr13" draw:text-style-name="P5" draw:layer="layout" svg:width="0.11cm" svg:height="0.22cm" draw:transform="skewX (-0.00453785605518457) rotate (-2.3537510292403) translate (22.222cm 9.2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9" draw:text-style-name="P5" draw:layer="layout" svg:width="0.11cm" svg:height="0.22cm" draw:transform="skewX (-0.00453785605518457) rotate (-2.3537510292403) translate (22.222cm 9.2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3" draw:text-style-name="P5" draw:layer="layout" svg:width="0.088cm" svg:height="0.216cm" draw:transform="skewX (-0.013962634015952) rotate (-2.3537510292403) translate (21.854cm 9.7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9" draw:text-style-name="P5" draw:layer="layout" svg:width="0.088cm" svg:height="0.216cm" draw:transform="skewX (-0.013962634015952) rotate (-2.3537510292403) translate (21.854cm 9.7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2" draw:text-style-name="P5" draw:layer="layout" svg:width="0.025cm" svg:height="0.013cm" draw:transform="rotate (-2.3537510292403) translate (21.618cm 10.198cm)">
            <text:p/>
            <draw:enhanced-geometry svg:viewBox="0 0 44 17" draw:type="non-primitive" draw:enhanced-path="M 44 17 L 38 15 33 13 28 10 23 8 17 7 11 5 6 2 0 0 44 17 Z N"/>
          </draw:custom-shape>
          <draw:custom-shape draw:style-name="gr9" draw:text-style-name="P5" draw:layer="layout" svg:width="0.025cm" svg:height="0.013cm" draw:transform="rotate (-2.3537510292403) translate (21.618cm 10.198cm)">
            <text:p/>
            <draw:enhanced-geometry svg:viewBox="0 0 44 17" draw:type="non-primitive" draw:enhanced-path="M 44 17 L 44 17 38 15 33 13 28 10 23 8 17 7 11 5 6 2 0 0 N"/>
          </draw:custom-shape>
          <draw:custom-shape draw:style-name="gr13" draw:text-style-name="P5" draw:layer="layout" svg:width="0.301cm" svg:height="0.226cm" draw:transform="skewX (-0.00436332312998502) rotate (-2.3537510292403) translate (21.796cm 10.231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9" draw:text-style-name="P5" draw:layer="layout" svg:width="0.301cm" svg:height="0.226cm" draw:transform="skewX (-0.00436332312998502) rotate (-2.3537510292403) translate (21.796cm 10.231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3" draw:text-style-name="P5" draw:layer="layout" svg:width="0.264cm" svg:height="0.204cm" draw:transform="rotate (-2.3537510292403) translate (20.994cm 9.485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9" draw:text-style-name="P5" draw:layer="layout" svg:width="0.264cm" svg:height="0.204cm" draw:transform="rotate (-2.3537510292403) translate (20.994cm 9.485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3" draw:text-style-name="P5" draw:layer="layout" svg:width="0.367cm" svg:height="0.311cm" draw:transform="skewX (-0.0031415926535893) rotate (-2.3537510292403) translate (20.228cm 8.995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9" draw:text-style-name="P5" draw:layer="layout" svg:width="0.367cm" svg:height="0.311cm" draw:transform="skewX (-0.0031415926535893) rotate (-2.3537510292403) translate (20.228cm 8.995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3" draw:text-style-name="P5" draw:layer="layout" svg:width="0.091cm" svg:height="0.065cm" draw:transform="rotate (-2.3537510292403) translate (20.581cm 8.52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9" draw:text-style-name="P5" draw:layer="layout" svg:width="0.091cm" svg:height="0.065cm" draw:transform="rotate (-2.3537510292403) translate (20.581cm 8.52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3" draw:text-style-name="P5" draw:layer="layout" svg:width="0.076cm" svg:height="0.052cm" draw:transform="skewX (-0.019198621771934) rotate (-2.3537510292403) translate (21.041cm 8.027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9" draw:text-style-name="P5" draw:layer="layout" svg:width="0.076cm" svg:height="0.052cm" draw:transform="skewX (-0.019198621771934) rotate (-2.3537510292403) translate (21.041cm 8.027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3" draw:text-style-name="P5" draw:layer="layout" svg:width="0.082cm" svg:height="0.119cm" draw:transform="rotate (-2.3537510292403) translate (20.616cm 8.411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9" draw:text-style-name="P5" draw:layer="layout" svg:width="0.082cm" svg:height="0.119cm" draw:transform="rotate (-2.3537510292403) translate (20.616cm 8.411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3" draw:text-style-name="P5" draw:layer="layout" svg:width="0.081cm" svg:height="0.119cm" draw:transform="rotate (-2.3537510292403) translate (20.965cm 8.06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9" draw:text-style-name="P5" draw:layer="layout" svg:width="0.081cm" svg:height="0.119cm" draw:transform="rotate (-2.3537510292403) translate (20.965cm 8.06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3" draw:text-style-name="P5" draw:layer="layout" svg:width="0.284cm" svg:height="0.203cm" draw:transform="rotate (-2.3537510292403) translate (22.149cm 8.303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9" draw:text-style-name="P5" draw:layer="layout" svg:width="0.284cm" svg:height="0.203cm" draw:transform="rotate (-2.3537510292403) translate (22.149cm 8.303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3" draw:text-style-name="P5" draw:layer="layout" svg:width="0.375cm" svg:height="0.315cm" draw:transform="rotate (-2.3537510292403) translate (21.746cm 7.46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9" draw:text-style-name="P5" draw:layer="layout" svg:width="0.375cm" svg:height="0.315cm" draw:transform="rotate (-2.3537510292403) translate (21.746cm 7.46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9" draw:text-style-name="P5" draw:layer="layout" svg:width="0.817cm" svg:height="1.659cm" draw:transform="rotate (-2.3537510292403) translate (23cm 9.193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3" draw:text-style-name="P5" draw:layer="layout" svg:width="0.295cm" svg:height="0.226cm" draw:transform="skewX (0.00436332312998495) rotate (-2.3537510292403) translate (22.91cm 9.107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9" draw:text-style-name="P5" draw:layer="layout" svg:width="0.295cm" svg:height="0.226cm" draw:transform="skewX (0.00436332312998495) rotate (-2.3537510292403) translate (22.91cm 9.107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9" draw:text-style-name="P5" draw:layer="layout" svg:width="0.003cm" svg:height="0.086cm" draw:transform="rotate (-2.3537510292403) translate (22.753cm 9.192cm)">
            <text:p/>
            <draw:enhanced-geometry svg:viewBox="0 0 0 140" draw:type="non-primitive" draw:enhanced-path="M 0 140 L 0 140 0 123 0 105 0 88 0 70 0 53 0 36 0 17 0 0 N"/>
          </draw:custom-shape>
          <draw:custom-shape draw:style-name="gr9" draw:text-style-name="P5" draw:layer="layout" svg:width="0.002cm" svg:height="0.081cm" draw:transform="skewX (0.310668606854932) rotate (-2.3537510292403) translate (22.698cm 9.216cm)">
            <text:p/>
            <draw:enhanced-geometry svg:viewBox="0 0 0 141" draw:type="non-primitive" draw:enhanced-path="M 0 141 L 0 141 0 123 0 106 0 88 0 71 0 54 0 36 0 19 0 0 N"/>
          </draw:custom-shape>
          <draw:custom-shape draw:style-name="gr9" draw:text-style-name="P5" draw:layer="layout" svg:width="0.006cm" svg:height="0.064cm" draw:transform="skewX (0.015707963267946) rotate (-2.3537510292403) translate (22.812cm 9.162cm)">
            <text:p/>
            <draw:enhanced-geometry svg:viewBox="0 0 9 105" draw:type="non-primitive" draw:enhanced-path="M 9 105 L 9 105 7 91 6 79 5 65 4 52 3 40 2 26 1 14 0 0 N"/>
          </draw:custom-shape>
          <draw:custom-shape draw:style-name="gr9" draw:text-style-name="P5" draw:layer="layout" svg:width="0.052cm" svg:height="0.004cm" draw:transform="skewX (0.245044226979958) rotate (-2.3537510292403) translate (22.786cm 9.054cm)">
            <text:p/>
            <draw:enhanced-geometry svg:viewBox="0 0 97 0" draw:type="non-primitive" draw:enhanced-path="M 97 0 L 97 0 84 0 72 0 59 0 48 0 35 0 24 0 12 0 0 0 N"/>
          </draw:custom-shape>
          <draw:custom-shape draw:style-name="gr9" draw:text-style-name="P5" draw:layer="layout" svg:width="0.083cm" svg:height="0.021cm" draw:transform="rotate (-2.3537510292403) translate (22.733cm 9.059cm)">
            <text:p/>
            <draw:enhanced-geometry svg:viewBox="0 0 149 35" draw:type="non-primitive" draw:enhanced-path="M 149 0 L 149 0 131 5 112 9 93 14 74 17 56 22 37 26 19 31 0 35 N"/>
          </draw:custom-shape>
          <draw:custom-shape draw:style-name="gr9" draw:text-style-name="P5" draw:layer="layout" svg:width="0.083cm" svg:height="0.033cm" draw:transform="skewX (-0.0303687289846956) rotate (-2.3537510292403) translate (22.672cm 9.06cm)">
            <text:p/>
            <draw:enhanced-geometry svg:viewBox="0 0 148 55" draw:type="non-primitive" draw:enhanced-path="M 148 0 L 148 0 129 7 111 14 92 21 74 27 54 34 36 41 18 48 0 55 N"/>
          </draw:custom-shape>
          <draw:custom-shape draw:style-name="gr9" draw:text-style-name="P5" draw:layer="layout" svg:width="0.001cm" svg:height="0.076cm" draw:transform="rotate (-2.3537510292403) translate (22.618cm 9.223cm)">
            <text:p/>
            <draw:enhanced-geometry svg:viewBox="0 0 0 121" draw:type="non-primitive" draw:enhanced-path="M 0 121 L 0 121 0 106 0 92 0 77 0 61 0 46 0 31 0 16 0 0 N"/>
          </draw:custom-shape>
          <draw:custom-shape draw:style-name="gr9" draw:text-style-name="P5" draw:layer="layout" svg:width="0.059cm" svg:height="0.024cm" draw:transform="rotate (-2.3537510292403) translate (22.614cm 9.105cm)">
            <text:p/>
            <draw:enhanced-geometry svg:viewBox="0 0 107 37" draw:type="non-primitive" draw:enhanced-path="M 107 0 L 107 0 93 5 80 9 66 14 54 18 40 23 26 26 14 32 0 37 N"/>
          </draw:custom-shape>
          <draw:custom-shape draw:style-name="gr9" draw:text-style-name="P5" draw:layer="layout" svg:width="0.008cm" svg:height="0.052cm" draw:transform="skewX (-0.0191986217719341) rotate (-2.3537510292403) translate (22.585cm 9.208cm)">
            <text:p/>
            <draw:enhanced-geometry svg:viewBox="0 0 17 87" draw:type="non-primitive" draw:enhanced-path="M 0 87 L 0 87 2 77 4 66 6 56 8 44 10 34 13 23 15 11 17 0 N"/>
          </draw:custom-shape>
          <draw:custom-shape draw:style-name="gr9" draw:text-style-name="P5" draw:layer="layout" svg:width="0.033cm" svg:height="0.008cm" draw:transform="rotate (-2.3537510292403) translate (22.565cm 9.107cm)">
            <text:p/>
            <draw:enhanced-geometry svg:viewBox="0 0 61 17" draw:type="non-primitive" draw:enhanced-path="M 61 0 L 61 0 53 2 46 4 38 6 30 8 22 10 16 12 8 14 0 17 N"/>
          </draw:custom-shape>
          <draw:custom-shape draw:style-name="gr9" draw:text-style-name="P5" draw:layer="layout" svg:width="0.01cm" svg:height="0.088cm" draw:transform="rotate (-2.3537510292403) translate (21.726cm 10.089cm)">
            <text:p/>
            <draw:enhanced-geometry svg:viewBox="0 0 18 141" draw:type="non-primitive" draw:enhanced-path="M 18 141 L 18 141 16 122 13 105 11 87 9 70 7 53 4 35 2 18 0 0 N"/>
          </draw:custom-shape>
          <draw:custom-shape draw:style-name="gr9" draw:text-style-name="P5" draw:layer="layout" svg:width="0.011cm" svg:height="0.085cm" draw:transform="skewX (-0.0705113017805575) rotate (-2.3537510292403) translate (21.72cm 10.109cm)">
            <text:p/>
            <draw:enhanced-geometry svg:viewBox="0 0 17 140" draw:type="non-primitive" draw:enhanced-path="M 0 140 L 0 140 2 123 4 105 7 88 9 70 11 52 12 35 15 17 17 0 N"/>
          </draw:custom-shape>
          <draw:custom-shape draw:style-name="gr9" draw:text-style-name="P5" draw:layer="layout" svg:width="0.071cm" svg:height="0.013cm" draw:transform="rotate (-2.3537510292403) translate (21.606cm 10.059cm)">
            <text:p/>
            <draw:enhanced-geometry svg:viewBox="0 0 131 17" draw:type="non-primitive" draw:enhanced-path="M 0 0 L 0 0 17 2 33 4 49 6 66 9 82 11 98 12 114 14 131 17 N"/>
          </draw:custom-shape>
          <draw:custom-shape draw:style-name="gr9" draw:text-style-name="P5" draw:layer="layout" svg:width="0.06cm" svg:height="0.021cm" draw:transform="rotate (-2.3537510292403) translate (21.61cm 10.023cm)">
            <text:p/>
            <draw:enhanced-geometry svg:viewBox="0 0 114 34" draw:type="non-primitive" draw:enhanced-path="M 0 0 L 0 0 14 4 27 9 42 13 57 18 70 21 85 26 100 30 114 34 N"/>
          </draw:custom-shape>
          <draw:custom-shape draw:style-name="gr9" draw:text-style-name="P5" draw:layer="layout" svg:width="0.011cm" svg:height="0.042cm" draw:transform="rotate (-2.3537510292403) translate (21.689cm 10.187cm)">
            <text:p/>
            <draw:enhanced-geometry svg:viewBox="0 0 17 71" draw:type="non-primitive" draw:enhanced-path="M 0 71 L 0 71 1 62 3 53 4 44 6 35 9 27 11 18 13 9 17 0 N"/>
          </draw:custom-shape>
          <draw:custom-shape draw:style-name="gr9" draw:text-style-name="P5" draw:layer="layout" svg:width="0.001cm" svg:height="0.074cm" draw:transform="rotate (-2.3537510292403) translate (21.661cm 10.259cm)">
            <text:p/>
            <draw:enhanced-geometry svg:viewBox="0 0 0 124" draw:type="non-primitive" draw:enhanced-path="M 0 124 L 0 124 0 108 0 93 0 78 0 62 0 47 0 31 0 16 0 0 N"/>
          </draw:custom-shape>
          <draw:custom-shape draw:style-name="gr9" draw:text-style-name="P5" draw:layer="layout" svg:width="0.005cm" svg:height="0.053cm" draw:transform="skewX (0.149749249821085) rotate (-2.3537510292403) translate (21.64cm 10.295cm)">
            <text:p/>
            <draw:enhanced-geometry svg:viewBox="0 0 12 87" draw:type="non-primitive" draw:enhanced-path="M 4 87 L 4 87 4 75 3 64 1 51 0 40 0 29 2 19 6 8 12 0 N"/>
          </draw:custom-shape>
          <draw:custom-shape draw:style-name="gr9" draw:text-style-name="P5" draw:layer="layout" svg:width="0.008cm" svg:height="0.065cm" draw:transform="skewX (-0.0919788515800838) rotate (-2.3537510292403) translate (21.631cm 10.337cm)">
            <text:p/>
            <draw:enhanced-geometry svg:viewBox="0 0 18 105" draw:type="non-primitive" draw:enhanced-path="M 9 105 L 9 105 9 90 11 74 14 56 17 39 18 24 15 12 10 3 0 0 N"/>
          </draw:custom-shape>
          <draw:custom-shape draw:style-name="gr9" draw:text-style-name="P5" draw:layer="layout" svg:width="0.045cm" svg:height="0.034cm" draw:transform="rotate (-2.3537510292403) translate (21.57cm 10.276cm)">
            <text:p/>
            <draw:enhanced-geometry svg:viewBox="0 0 88 52" draw:type="non-primitive" draw:enhanced-path="M 0 0 L 0 0 11 7 21 12 33 19 44 26 54 33 65 40 77 45 88 52 N"/>
          </draw:custom-shape>
          <draw:custom-shape draw:style-name="gr9" draw:text-style-name="P5" draw:layer="layout" svg:width="0.041cm" svg:height="0.021cm" draw:transform="rotate (-2.3537510292403) translate (21.585cm 10.213cm)">
            <text:p/>
            <draw:enhanced-geometry svg:viewBox="0 0 72 35" draw:type="non-primitive" draw:enhanced-path="M 0 0 L 0 0 9 5 18 9 27 14 36 17 44 22 53 26 63 31 72 35 N"/>
          </draw:custom-shape>
          <draw:custom-shape draw:style-name="gr9" draw:text-style-name="P5" draw:layer="layout" svg:width="0.052cm" svg:height="0.03cm" draw:transform="rotate (-2.3537510292403) translate (21.613cm 10.155cm)">
            <text:p/>
            <draw:enhanced-geometry svg:viewBox="0 0 96 52" draw:type="non-primitive" draw:enhanced-path="M 0 0 L 0 0 12 7 24 13 36 19 49 26 60 32 72 39 84 46 96 52 N"/>
          </draw:custom-shape>
          <draw:custom-shape draw:style-name="gr9" draw:text-style-name="P5" draw:layer="layout" svg:width="0.049cm" svg:height="0.033cm" draw:transform="rotate (-2.3537510292403) translate (21.637cm 10.117cm)">
            <text:p/>
            <draw:enhanced-geometry svg:viewBox="0 0 89 53" draw:type="non-primitive" draw:enhanced-path="M 0 0 L 0 0 11 7 22 13 33 19 45 26 55 33 66 40 77 47 89 53 N"/>
          </draw:custom-shape>
          <draw:custom-shape draw:style-name="gr9" draw:text-style-name="P5" draw:layer="layout" svg:width="0.033cm" svg:height="0.011cm" draw:transform="rotate (-2.3537510292403) translate (21.175cm 9.547cm)">
            <text:p/>
            <draw:enhanced-geometry svg:viewBox="0 0 62 20" draw:type="non-primitive" draw:enhanced-path="M 0 0 L 0 0 8 3 16 7 25 11 33 15 41 18 47 20 55 20 62 17 N"/>
          </draw:custom-shape>
          <draw:custom-shape draw:style-name="gr9" draw:text-style-name="P5" draw:layer="layout" svg:width="0.011cm" svg:height="0.013cm" draw:transform="skewX (-0.0767944870877359) rotate (-2.3537510292403) translate (21.16cm 9.58cm)">
            <text:p/>
            <draw:enhanced-geometry svg:viewBox="0 0 17 18" draw:type="non-primitive" draw:enhanced-path="M 0 18 L 0 18 5 13 8 9 13 4 17 0 N"/>
          </draw:custom-shape>
          <draw:custom-shape draw:style-name="gr9" draw:text-style-name="P5" draw:layer="layout" svg:width="0.044cm" svg:height="0.021cm" draw:transform="rotate (-2.3537510292403) translate (21.19cm 9.562cm)">
            <text:p/>
            <draw:enhanced-geometry svg:viewBox="0 0 79 35" draw:type="non-primitive" draw:enhanced-path="M 0 0 L 0 0 10 4 20 9 30 13 41 17 51 21 60 26 70 30 79 35 N"/>
          </draw:custom-shape>
          <draw:custom-shape draw:style-name="gr9" draw:text-style-name="P5" draw:layer="layout" svg:width="0.039cm" svg:height="0.011cm" draw:transform="rotate (-2.3537510292403) translate (21.066cm 9.521cm)">
            <text:p/>
            <draw:enhanced-geometry svg:viewBox="0 0 70 17" draw:type="non-primitive" draw:enhanced-path="M 0 17 L 0 17 9 15 17 13 26 11 35 8 43 6 52 5 60 3 70 0 N"/>
          </draw:custom-shape>
          <draw:custom-shape draw:style-name="gr9" draw:text-style-name="P5" draw:layer="layout" svg:width="0.05cm" svg:height="0.013cm" draw:transform="rotate (-2.3537510292403) translate (21.026cm 9.501cm)">
            <text:p/>
            <draw:enhanced-geometry svg:viewBox="0 0 88 17" draw:type="non-primitive" draw:enhanced-path="M 0 17 L 0 17 11 14 22 12 32 10 44 8 54 5 65 3 76 1 88 0 N"/>
          </draw:custom-shape>
          <draw:custom-shape draw:style-name="gr9" draw:text-style-name="P5" draw:layer="layout" svg:width="0.039cm" svg:height="0.021cm" draw:transform="rotate (-2.3537510292403) translate (21.092cm 9.465cm)">
            <text:p/>
            <draw:enhanced-geometry svg:viewBox="0 0 71 36" draw:type="non-primitive" draw:enhanced-path="M 71 0 L 71 0 62 5 53 10 44 14 36 19 27 23 18 27 9 31 0 36 N"/>
          </draw:custom-shape>
          <draw:custom-shape draw:style-name="gr9" draw:text-style-name="P5" draw:layer="layout" svg:width="0.038cm" svg:height="0.011cm" draw:transform="rotate (-2.3537510292403) translate (21.155cm 9.493cm)">
            <text:p/>
            <draw:enhanced-geometry svg:viewBox="0 0 72 19" draw:type="non-primitive" draw:enhanced-path="M 72 0 L 72 0 63 2 54 5 45 7 37 9 28 13 19 15 10 17 0 19 N"/>
          </draw:custom-shape>
          <draw:custom-shape draw:style-name="gr9" draw:text-style-name="P5" draw:layer="layout" svg:width="0.037cm" svg:height="0.008cm" draw:transform="rotate (-2.3537510292403) translate (21.2cm 9.521cm)">
            <text:p/>
            <draw:enhanced-geometry svg:viewBox="0 0 62 17" draw:type="non-primitive" draw:enhanced-path="M 62 17 L 62 17 54 15 47 12 39 10 31 8 23 6 16 4 8 2 0 0 N"/>
          </draw:custom-shape>
          <draw:custom-shape draw:style-name="gr9" draw:text-style-name="P5" draw:layer="layout" svg:width="0.039cm" svg:height="0.01cm" draw:transform="rotate (-2.3537510292403) translate (21.259cm 9.541cm)">
            <text:p/>
            <draw:enhanced-geometry svg:viewBox="0 0 69 17" draw:type="non-primitive" draw:enhanced-path="M 0 17 L 0 17 9 15 18 13 26 11 35 8 43 6 52 4 60 2 69 0 N"/>
          </draw:custom-shape>
          <draw:custom-shape draw:style-name="gr9" draw:text-style-name="P5" draw:layer="layout" svg:width="0.045cm" svg:height="0.044cm" draw:transform="skewX (-0.0226892802759219) rotate (-2.3537510292403) translate (20.595cm 9.099cm)">
            <text:p/>
            <draw:enhanced-geometry svg:viewBox="0 0 78 71" draw:type="non-primitive" draw:enhanced-path="M 78 0 L 78 0 68 9 59 18 48 28 38 35 28 45 19 54 9 62 0 71 N"/>
          </draw:custom-shape>
          <draw:custom-shape draw:style-name="gr9" draw:text-style-name="P5" draw:layer="layout" svg:width="0.049cm" svg:height="0.021cm" draw:transform="rotate (-2.3537510292403) translate (20.553cm 9.14cm)">
            <text:p/>
            <draw:enhanced-geometry svg:viewBox="0 0 88 37" draw:type="non-primitive" draw:enhanced-path="M 0 0 L 0 0 11 5 21 9 33 14 44 18 54 23 66 28 77 32 88 37 N"/>
          </draw:custom-shape>
          <draw:custom-shape draw:style-name="gr9" draw:text-style-name="P5" draw:layer="layout" svg:width="0.038cm" svg:height="0.034cm" draw:transform="rotate (-2.3537510292403) translate (20.519cm 9.071cm)">
            <text:p/>
            <draw:enhanced-geometry svg:viewBox="0 0 70 52" draw:type="non-primitive" draw:enhanced-path="M 70 0 L 70 0 60 7 47 12 35 18 24 22 12 29 4 35 0 43 1 52 N"/>
          </draw:custom-shape>
          <draw:custom-shape draw:style-name="gr9" draw:text-style-name="P5" draw:layer="layout" svg:width="0.054cm" svg:height="0.003cm" draw:transform="rotate (-2.3537510292403) translate (20.459cm 9.101cm)">
            <text:p/>
            <draw:enhanced-geometry svg:viewBox="0 0 97 0" draw:type="non-primitive" draw:enhanced-path="M 0 0 L 0 0 13 0 24 0 37 0 48 0 60 0 72 0 84 0 97 0 N"/>
          </draw:custom-shape>
          <draw:custom-shape draw:style-name="gr9" draw:text-style-name="P5" draw:layer="layout" svg:width="0.04cm" svg:height="0.033cm" draw:transform="skewX (-0.0303687289846956) rotate (-2.3537510292403) translate (20.441cm 9.027cm)">
            <text:p/>
            <draw:enhanced-geometry svg:viewBox="0 0 70 52" draw:type="non-primitive" draw:enhanced-path="M 70 0 L 70 0 61 7 52 13 44 20 35 26 26 33 18 40 9 46 0 52 N"/>
          </draw:custom-shape>
          <draw:custom-shape draw:style-name="gr9" draw:text-style-name="P5" draw:layer="layout" svg:width="0.052cm" svg:height="0.004cm" draw:transform="skewX (-0.245044226979957) rotate (-2.3537510292403) translate (20.388cm 9.064cm)">
            <text:p/>
            <draw:enhanced-geometry svg:viewBox="0 0 97 0" draw:type="non-primitive" draw:enhanced-path="M 0 0 L 0 0 13 0 24 0 37 0 48 0 61 0 72 0 84 0 97 0 N"/>
          </draw:custom-shape>
          <draw:custom-shape draw:style-name="gr9" draw:text-style-name="P5" draw:layer="layout" svg:width="0.039cm" svg:height="0.021cm" draw:transform="rotate (-2.3537510292403) translate (20.341cm 8.99cm)">
            <text:p/>
            <draw:enhanced-geometry svg:viewBox="0 0 72 35" draw:type="non-primitive" draw:enhanced-path="M 72 0 L 72 0 61 4 50 7 38 10 25 12 15 16 6 20 1 27 0 35 N"/>
          </draw:custom-shape>
          <draw:custom-shape draw:style-name="gr9" draw:text-style-name="P5" draw:layer="layout" svg:width="0.066cm" svg:height="0.003cm" draw:transform="rotate (-2.3537510292403) translate (20.319cm 9.012cm)">
            <text:p/>
            <draw:enhanced-geometry svg:viewBox="0 0 122 0" draw:type="non-primitive" draw:enhanced-path="M 122 0 L 122 0 106 0 90 0 76 0 60 0 45 0 30 0 14 0 0 0 N"/>
          </draw:custom-shape>
          <draw:custom-shape draw:style-name="gr9" draw:text-style-name="P5" draw:layer="layout" svg:width="0.028cm" svg:height="0.008cm" draw:transform="rotate (-2.3537510292403) translate (20.335cm 8.964cm)">
            <text:p/>
            <draw:enhanced-geometry svg:viewBox="0 0 52 17" draw:type="non-primitive" draw:enhanced-path="M 52 0 L 52 0 46 2 40 5 33 7 26 9 20 11 13 14 7 15 0 17 N"/>
          </draw:custom-shape>
          <draw:custom-shape draw:style-name="gr9" draw:text-style-name="P5" draw:layer="layout" svg:width="0.033cm" svg:height="0.042cm" draw:transform="rotate (-2.3537510292403) translate (20.268cm 8.973cm)">
            <text:p/>
            <draw:enhanced-geometry svg:viewBox="0 0 61 71" draw:type="non-primitive" draw:enhanced-path="M 61 0 L 61 0 53 9 46 18 38 26 30 35 22 45 16 52 8 62 0 71 N"/>
          </draw:custom-shape>
          <draw:custom-shape draw:style-name="gr9" draw:text-style-name="P5" draw:layer="layout" svg:width="0.037cm" svg:height="0.008cm" draw:transform="rotate (-2.3537510292403) translate (20.243cm 9.01cm)">
            <text:p/>
            <draw:enhanced-geometry svg:viewBox="0 0 70 17" draw:type="non-primitive" draw:enhanced-path="M 0 17 L 0 17 9 15 18 13 26 12 35 9 44 7 52 5 61 3 70 0 N"/>
          </draw:custom-shape>
          <draw:custom-shape draw:style-name="gr9" draw:text-style-name="P5" draw:layer="layout" svg:width="0.061cm" svg:height="0.003cm" draw:transform="rotate (-2.3537510292403) translate (22.021cm 8.514cm)">
            <text:p/>
            <draw:enhanced-geometry svg:viewBox="0 0 107 0" draw:type="non-primitive" draw:enhanced-path="M 107 0 L 107 0 93 0 80 0 66 0 54 0 40 0 26 0 14 0 0 0 N"/>
          </draw:custom-shape>
          <draw:custom-shape draw:style-name="gr9" draw:text-style-name="P5" draw:layer="layout" svg:width="0.074cm" svg:height="0.012cm" draw:transform="skewX (-0.0830776723949145) rotate (-2.3537510292403) translate (22.058cm 8.586cm)">
            <text:p/>
            <draw:enhanced-geometry svg:viewBox="0 0 131 19" draw:type="non-primitive" draw:enhanced-path="M 131 0 L 131 0 114 2 98 5 81 7 65 9 49 13 32 15 17 17 0 19 N"/>
          </draw:custom-shape>
          <draw:custom-shape draw:style-name="gr9" draw:text-style-name="P5" draw:layer="layout" svg:width="0.043cm" svg:height="0.003cm" draw:transform="rotate (-2.3537510292403) translate (22.056cm 8.648cm)">
            <text:p/>
            <draw:enhanced-geometry svg:viewBox="0 0 78 0" draw:type="non-primitive" draw:enhanced-path="M 78 0 L 78 0 68 0 59 0 49 0 39 0 28 0 19 0 9 0 0 0 N"/>
          </draw:custom-shape>
          <draw:custom-shape draw:style-name="gr9" draw:text-style-name="P5" draw:layer="layout" svg:width="0.058cm" svg:height="0.003cm" draw:transform="rotate (-2.3537510292403) translate (22.09cm 8.723cm)">
            <text:p/>
            <draw:enhanced-geometry svg:viewBox="0 0 106 0" draw:type="non-primitive" draw:enhanced-path="M 106 0 L 106 0 97 0 87 0 78 0 70 0 61 0 52 0 43 0 34 0 34 0 30 0 26 0 22 0 17 0 13 0 8 0 5 0 0 0 N"/>
          </draw:custom-shape>
          <draw:custom-shape draw:style-name="gr9" draw:text-style-name="P5" draw:layer="layout" svg:width="0.03cm" svg:height="0.009cm" draw:transform="skewX (0.11065387457642) rotate (-2.3537510292403) translate (22.005cm 8.713cm)">
            <text:p/>
            <draw:enhanced-geometry svg:viewBox="0 0 53 17" draw:type="non-primitive" draw:enhanced-path="M 0 17 L 0 17 6 15 12 12 19 10 26 8 32 6 39 4 46 2 53 0 N"/>
          </draw:custom-shape>
          <draw:custom-shape draw:style-name="gr9" draw:text-style-name="P5" draw:layer="layout" svg:width="0.035cm" svg:height="0.012cm" draw:transform="skewX (0.0830776723949144) rotate (-2.3537510292403) translate (21.987cm 8.626cm)">
            <text:p/>
            <draw:enhanced-geometry svg:viewBox="0 0 61 17" draw:type="non-primitive" draw:enhanced-path="M 0 0 L 0 0 7 3 15 5 23 7 31 9 38 12 46 13 54 15 61 17 N"/>
          </draw:custom-shape>
          <draw:custom-shape draw:style-name="gr9" draw:text-style-name="P5" draw:layer="layout" svg:width="0.058cm" svg:height="0.024cm" draw:transform="rotate (-2.3537510292403) translate (21.969cm 8.553cm)">
            <text:p/>
            <draw:enhanced-geometry svg:viewBox="0 0 105 39" draw:type="non-primitive" draw:enhanced-path="M 0 0 L 0 0 13 5 26 13 40 22 54 30 68 36 80 39 93 39 105 34 N"/>
          </draw:custom-shape>
          <draw:custom-shape draw:style-name="gr9" draw:text-style-name="P5" draw:layer="layout" svg:width="0.025cm" svg:height="0.004cm" draw:transform="skewX (0.245044226979957) rotate (-2.3537510292403) translate (21.23cm 9.587cm)">
            <text:p/>
            <draw:enhanced-geometry svg:viewBox="0 0 44 0" draw:type="non-primitive" draw:enhanced-path="M 0 0 L 0 0 5 0 11 0 16 0 21 0 27 0 33 0 38 0 44 0 N"/>
          </draw:custom-shape>
          <draw:custom-shape draw:style-name="gr9" draw:text-style-name="P5" draw:layer="layout" svg:width="0.045cm" svg:height="0.025cm" draw:transform="skewX (0.0399680398706625) rotate (-2.3537510292403) translate (21.659cm 8.015cm)">
            <text:p/>
            <draw:enhanced-geometry svg:viewBox="0 0 88 36" draw:type="non-primitive" draw:enhanced-path="M 88 0 L 88 0 77 5 65 10 54 14 44 17 32 22 21 27 11 31 0 36 N"/>
          </draw:custom-shape>
          <draw:custom-shape draw:style-name="gr9" draw:text-style-name="P5" draw:layer="layout" svg:width="0.019cm" svg:height="0.052cm" draw:transform="skewX (-0.038397243543868) rotate (-2.3537510292403) translate (21.607cm 8.052cm)">
            <text:p/>
            <draw:enhanced-geometry svg:viewBox="0 0 35 86" draw:type="non-primitive" draw:enhanced-path="M 0 0 L 0 0 4 11 7 22 9 35 11 47 15 59 19 69 26 78 35 86 N"/>
          </draw:custom-shape>
          <draw:custom-shape draw:style-name="gr9" draw:text-style-name="P5" draw:layer="layout" svg:width="0.074cm" svg:height="0.061cm" draw:transform="skewX (0.0164060949687435) rotate (-2.3537510292403) translate (21.651cm 7.99cm)">
            <text:p/>
            <draw:enhanced-geometry svg:viewBox="0 0 133 104" draw:type="non-primitive" draw:enhanced-path="M 133 0 L 133 0 127 11 123 22 118 35 115 46 109 59 104 69 97 79 89 87 89 87 80 93 70 97 58 99 47 100 36 102 24 102 12 103 0 104 N"/>
          </draw:custom-shape>
          <draw:custom-shape draw:style-name="gr9" draw:text-style-name="P5" draw:layer="layout" svg:width="0.014cm" svg:height="0.051cm" draw:transform="rotate (-2.3537510292403) translate (21.552cm 7.954cm)">
            <text:p/>
            <draw:enhanced-geometry svg:viewBox="0 0 27 87" draw:type="non-primitive" draw:enhanced-path="M 0 0 L 0 0 3 10 7 22 10 33 13 43 17 55 20 66 24 77 27 87 N"/>
          </draw:custom-shape>
          <draw:custom-shape draw:style-name="gr9" draw:text-style-name="P5" draw:layer="layout" svg:width="0.055cm" svg:height="0.021cm" draw:transform="rotate (-2.3537510292403) translate (21.581cm 7.865cm)">
            <text:p/>
            <draw:enhanced-geometry svg:viewBox="0 0 97 35" draw:type="non-primitive" draw:enhanced-path="M 97 0 L 97 0 84 5 72 9 60 14 48 18 36 23 24 26 13 31 0 35 N"/>
          </draw:custom-shape>
          <draw:custom-shape draw:style-name="gr9" draw:text-style-name="P5" draw:layer="layout" svg:width="0.036cm" svg:height="0.061cm" draw:transform="skewX (-0.0164060949687438) rotate (-2.3537510292403) translate (21.518cm 7.881cm)">
            <text:p/>
            <draw:enhanced-geometry svg:viewBox="0 0 69 103" draw:type="non-primitive" draw:enhanced-path="M 0 0 L 0 0 9 12 17 26 26 38 35 51 43 64 52 77 60 90 69 103 N"/>
          </draw:custom-shape>
          <draw:custom-shape draw:style-name="gr9" draw:text-style-name="P5" draw:layer="layout" svg:width="0.074cm" svg:height="0.003cm" draw:transform="rotate (-2.3537510292403) translate (21.562cm 7.763cm)">
            <text:p/>
            <draw:enhanced-geometry svg:viewBox="0 0 138 0" draw:type="non-primitive" draw:enhanced-path="M 138 0 L 138 0 119 0 97 0 75 0 52 0 32 0 14 0 4 0 0 0 N"/>
          </draw:custom-shape>
          <draw:custom-shape draw:style-name="gr9" draw:text-style-name="P5" draw:layer="layout" svg:width="0.03cm" svg:height="0.064cm" draw:transform="skewX (0.015707963267946) rotate (-2.3537510292403) translate (21.496cm 7.828cm)">
            <text:p/>
            <draw:enhanced-geometry svg:viewBox="0 0 53 105" draw:type="non-primitive" draw:enhanced-path="M 0 0 L 0 0 7 14 14 26 21 40 27 53 33 67 40 79 46 93 53 105 N"/>
          </draw:custom-shape>
          <draw:custom-shape draw:style-name="gr12" draw:text-style-name="P5" draw:layer="layout" svg:width="0.076cm" svg:height="0.098cm" draw:transform="rotate (-2.3537510292403) translate (22.346cm 9.587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9" draw:text-style-name="P5" draw:layer="layout" svg:width="0.076cm" svg:height="0.098cm" draw:transform="rotate (-2.3537510292403) translate (22.346cm 9.587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3" draw:text-style-name="P5" draw:layer="layout" svg:width="0.088cm" svg:height="0.106cm" draw:transform="rotate (-2.3537510292403) translate (22.346cm 9.587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9" draw:text-style-name="P5" draw:layer="layout" svg:width="0.088cm" svg:height="0.106cm" draw:transform="rotate (-2.3537510292403) translate (22.346cm 9.587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3" draw:text-style-name="P5" draw:layer="layout" svg:width="0.051cm" svg:height="0.022cm" draw:transform="skewX (0.045378560551844) rotate (-2.3537510292403) translate (22.347cm 9.6cm)">
            <text:p/>
            <draw:enhanced-geometry svg:viewBox="0 0 95 35" draw:type="non-primitive" draw:enhanced-path="M 95 18 L 87 15 80 13 72 9 64 6 56 3 50 1 42 0 34 1 28 4 22 6 18 11 13 14 9 18 5 24 2 30 0 35 95 18 Z N"/>
          </draw:custom-shape>
          <draw:custom-shape draw:style-name="gr9" draw:text-style-name="P5" draw:layer="layout" svg:width="0.051cm" svg:height="0.022cm" draw:transform="skewX (0.045378560551844) rotate (-2.3537510292403) translate (22.347cm 9.6cm)">
            <text:p/>
            <draw:enhanced-geometry svg:viewBox="0 0 95 35" draw:type="non-primitive" draw:enhanced-path="M 95 18 L 95 18 87 15 80 13 72 9 64 6 56 3 50 1 42 0 34 1 34 1 28 4 22 6 18 11 13 14 9 18 5 24 2 30 0 35 N"/>
          </draw:custom-shape>
          <draw:custom-shape draw:style-name="gr13" draw:text-style-name="P5" draw:layer="layout" svg:width="0.027cm" svg:height="0.021cm" draw:transform="rotate (-2.3537510292403) translate (22.35cm 9.583cm)">
            <text:p/>
            <draw:enhanced-geometry svg:viewBox="0 0 53 36" draw:type="non-primitive" draw:enhanced-path="M 53 0 L 46 5 38 8 31 12 23 15 16 19 10 23 4 29 0 36 53 0 Z N"/>
          </draw:custom-shape>
          <draw:custom-shape draw:style-name="gr9" draw:text-style-name="P5" draw:layer="layout" svg:width="0.027cm" svg:height="0.021cm" draw:transform="rotate (-2.3537510292403) translate (22.35cm 9.583cm)">
            <text:p/>
            <draw:enhanced-geometry svg:viewBox="0 0 53 36" draw:type="non-primitive" draw:enhanced-path="M 53 0 L 53 0 46 5 38 8 31 12 23 15 16 19 10 23 4 29 0 36 N"/>
          </draw:custom-shape>
          <draw:custom-shape draw:style-name="gr13" draw:text-style-name="P5" draw:layer="layout" svg:width="0.074cm" svg:height="0.042cm" draw:transform="rotate (-2.3537510292403) translate (22.147cm 9.801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9" draw:text-style-name="P5" draw:layer="layout" svg:width="0.074cm" svg:height="0.042cm" draw:transform="rotate (-2.3537510292403) translate (22.147cm 9.801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3" draw:text-style-name="P5" draw:layer="layout" svg:width="0.074cm" svg:height="0.074cm" draw:transform="rotate (-2.3537510292403) translate (22.134cm 9.797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9" draw:text-style-name="P5" draw:layer="layout" svg:width="0.074cm" svg:height="0.074cm" draw:transform="rotate (-2.3537510292403) translate (22.134cm 9.797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3" draw:text-style-name="P5" draw:layer="layout" svg:width="0.044cm" svg:height="0.042cm" draw:transform="skewX (-0.0237364778271184) rotate (-2.3537510292403) translate (22.35cm 9.58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9" draw:text-style-name="P5" draw:layer="layout" svg:width="0.044cm" svg:height="0.042cm" draw:transform="skewX (-0.0237364778271184) rotate (-2.3537510292403) translate (22.35cm 9.583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14" draw:text-style-name="P12" draw:layer="layout" svg:x1="19.9cm" svg:y1="9.6cm" svg:x2="10.499cm" svg:y2="9.6cm">
          <text:p/>
        </draw:line>
        <draw:line draw:style-name="gr15" draw:text-style-name="P12" draw:layer="layout" svg:x1="13.158cm" svg:y1="13.025cm" svg:x2="12.96cm" svg:y2="14.626cm">
          <text:p/>
        </draw:line>
        <draw:line draw:style-name="gr15" draw:text-style-name="P12" draw:layer="layout" svg:x1="14.56cm" svg:y1="13.025cm" svg:x2="13.356cm" svg:y2="14.626cm">
          <text:p/>
        </draw:line>
        <draw:g>
          <draw:rect draw:style-name="gr16" draw:text-style-name="P12" draw:layer="layout" svg:width="7.5cm" svg:height="6.148cm" svg:x="16.3cm" svg:y="10.752cm">
            <text:p/>
          </draw:rect>
          <draw:g>
            <draw:custom-shape draw:style-name="gr17" draw:text-style-name="P5" draw:layer="layout" svg:width="0.267cm" svg:height="0.292cm" svg:x="20.99cm" svg:y="12.263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8" draw:text-style-name="P5" draw:layer="layout" svg:width="0.198cm" svg:height="0.147cm" svg:x="17.675cm" svg:y="15.13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19" draw:text-style-name="P5" draw:layer="layout" svg:width="1.065cm" svg:height="0.747cm" svg:x="17.711cm" svg:y="15.072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20" draw:text-style-name="P5" draw:layer="layout" svg:width="1.065cm" svg:height="0.747cm" svg:x="17.711cm" svg:y="15.072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21" draw:text-style-name="P12" draw:layer="layout" svg:x1="18.114cm" svg:y1="15.265cm" svg:x2="18.029cm" svg:y2="15.34cm">
              <text:p/>
            </draw:line>
            <draw:custom-shape draw:style-name="gr22" draw:text-style-name="P5" draw:layer="layout" svg:width="2.421cm" svg:height="1.74cm" svg:x="16.309cm" svg:y="15.15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20" draw:text-style-name="P5" draw:layer="layout" svg:width="2.421cm" svg:height="1.74cm" svg:x="16.309cm" svg:y="15.15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23" draw:text-style-name="P5" draw:layer="layout" svg:width="1.541cm" svg:height="1.195cm" svg:x="16.534cm" svg:y="15.372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20" draw:text-style-name="P5" draw:layer="layout" svg:width="0.321cm" svg:height="0.201cm" svg:x="18.359cm" svg:y="16.311cm">
              <text:p/>
              <draw:enhanced-geometry svg:viewBox="0 0 486 353" draw:type="non-primitive" draw:enhanced-path="M 486 0 L 459 30 424 62 380 97 331 135 277 173 220 212 163 250 105 288 51 322 0 353 N"/>
            </draw:custom-shape>
            <draw:custom-shape draw:style-name="gr20" draw:text-style-name="P5" draw:layer="layout" svg:width="0.734cm" svg:height="0.263cm" svg:x="17.625cm" svg:y="16.512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20" draw:text-style-name="P5" draw:layer="layout" svg:width="0.652cm" svg:height="0.025cm" svg:x="16.973cm" svg:y="16.761cm">
              <text:p/>
              <draw:enhanced-geometry svg:viewBox="0 0 982 46" draw:type="non-primitive" draw:enhanced-path="M 982 27 L 947 33 905 37 856 41 803 44 745 45 684 46 620 46 554 46 488 44 422 42 356 39 293 36 233 31 175 26 122 20 75 15 34 8 0 0 N"/>
            </draw:custom-shape>
            <draw:custom-shape draw:style-name="gr20" draw:text-style-name="P5" draw:layer="layout" svg:width="0.423cm" svg:height="0.179cm" svg:x="16.55cm" svg:y="16.582cm">
              <text:p/>
              <draw:enhanced-geometry svg:viewBox="0 0 641 307" draw:type="non-primitive" draw:enhanced-path="M 641 307 L 595 295 546 281 492 264 436 245 377 223 318 200 260 176 205 148 153 121 104 92 62 62 27 32 0 0 N"/>
            </draw:custom-shape>
            <draw:custom-shape draw:style-name="gr20" draw:text-style-name="P5" draw:layer="layout" svg:width="0.357cm" svg:height="0.305cm" svg:x="18.346cm" svg:y="15.797cm">
              <text:p/>
              <draw:enhanced-geometry svg:viewBox="0 0 541 528" draw:type="non-primitive" draw:enhanced-path="M 541 0 L 502 59 465 116 427 172 390 225 353 276 315 322 279 365 243 405 207 439 172 468 135 493 102 511 68 523 34 528 0 526 N"/>
            </draw:custom-shape>
            <draw:custom-shape draw:style-name="gr20" draw:text-style-name="P5" draw:layer="layout" svg:width="0.347cm" svg:height="0.149cm" svg:x="17.999cm" svg:y="15.95cm">
              <text:p/>
              <draw:enhanced-geometry svg:viewBox="0 0 524 264" draw:type="non-primitive" draw:enhanced-path="M 524 264 L 469 249 407 225 338 195 269 159 200 121 137 85 82 52 38 25 10 7 0 0 N"/>
            </draw:custom-shape>
            <draw:custom-shape draw:style-name="gr20" draw:text-style-name="P5" draw:layer="layout" svg:width="0.099cm" svg:height="0.458cm" svg:x="17.999cm" svg:y="15.95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20" draw:text-style-name="P5" draw:layer="layout" svg:width="0.445cm" svg:height="0.109cm" svg:x="17.553cm" svg:y="16.313cm">
              <text:p/>
              <draw:enhanced-geometry svg:viewBox="0 0 678 190" draw:type="non-primitive" draw:enhanced-path="M 678 164 L 631 175 583 183 533 188 481 190 429 188 376 181 323 171 268 156 214 136 160 110 106 79 53 43 0 0 N"/>
            </draw:custom-shape>
            <draw:custom-shape draw:style-name="gr20" draw:text-style-name="P5" draw:layer="layout" svg:width="0.096cm" svg:height="0.262cm" svg:x="17.536cm" svg:y="16.313cm">
              <text:p/>
              <draw:enhanced-geometry svg:viewBox="0 0 145 454" draw:type="non-primitive" draw:enhanced-path="M 26 0 L 63 45 94 93 118 142 135 191 144 240 145 286 140 329 127 368 106 401 78 427 43 445 0 454 N"/>
            </draw:custom-shape>
            <draw:custom-shape draw:style-name="gr20" draw:text-style-name="P5" draw:layer="layout" svg:width="0.604cm" svg:height="0.02cm" svg:x="16.931cm" svg:y="16.57cm">
              <text:p/>
              <draw:enhanced-geometry svg:viewBox="0 0 912 32" draw:type="non-primitive" draw:enhanced-path="M 912 9 L 871 12 824 16 768 19 707 22 642 26 574 28 504 30 432 32 362 32 294 30 229 29 169 26 114 22 67 17 28 9 0 0 N"/>
            </draw:custom-shape>
            <draw:custom-shape draw:style-name="gr20" draw:text-style-name="P5" draw:layer="layout" svg:width="0.159cm" svg:height="0.132cm" svg:x="16.772cm" svg:y="16.437cm">
              <text:p/>
              <draw:enhanced-geometry svg:viewBox="0 0 242 234" draw:type="non-primitive" draw:enhanced-path="M 242 234 L 181 204 128 172 80 134 43 94 16 48 0 0 N"/>
            </draw:custom-shape>
            <draw:custom-shape draw:style-name="gr20" draw:text-style-name="P5" draw:layer="layout" svg:width="0.159cm" svg:height="0.208cm" svg:x="17.248cm" svg:y="16.272cm">
              <text:p/>
              <draw:enhanced-geometry svg:viewBox="0 0 242 362" draw:type="non-primitive" draw:enhanced-path="M 0 0 L 46 42 92 82 137 123 175 163 208 202 231 238 242 274 241 306 225 336 191 362 N"/>
            </draw:custom-shape>
            <draw:custom-shape draw:style-name="gr20" draw:text-style-name="P5" draw:layer="layout" svg:width="0.466cm" svg:height="0.077cm" svg:x="16.907cm" svg:y="16.481cm">
              <text:p/>
              <draw:enhanced-geometry svg:viewBox="0 0 705 131" draw:type="non-primitive" draw:enhanced-path="M 705 0 L 669 19 628 37 584 53 536 69 485 84 431 96 375 107 316 116 255 124 192 129 129 131 66 131 0 128 N"/>
            </draw:custom-shape>
            <draw:custom-shape draw:style-name="gr20" draw:text-style-name="P5" draw:layer="layout" svg:width="0.283cm" svg:height="0.086cm" svg:x="18.221cm" svg:y="15.603cm">
              <text:p/>
              <draw:enhanced-geometry svg:viewBox="0 0 430 154" draw:type="non-primitive" draw:enhanced-path="M 430 154 L 373 124 313 94 252 65 193 40 136 20 84 6 38 0 0 5 N"/>
            </draw:custom-shape>
            <draw:custom-shape draw:style-name="gr20" draw:text-style-name="P5" draw:layer="layout" svg:width="0.132cm" svg:height="0.06cm" svg:x="18.088cm" svg:y="15.606cm">
              <text:p/>
              <draw:enhanced-geometry svg:viewBox="0 0 200 105" draw:type="non-primitive" draw:enhanced-path="M 200 0 L 110 40 33 84 0 105 N"/>
            </draw:custom-shape>
            <draw:custom-shape draw:style-name="gr20" draw:text-style-name="P5" draw:layer="layout" svg:width="0.058cm" svg:height="0.107cm" svg:x="18.029cm" svg:y="15.56cm">
              <text:p/>
              <draw:enhanced-geometry svg:viewBox="0 0 86 183" draw:type="non-primitive" draw:enhanced-path="M 86 183 L 41 86 10 22 0 0 N"/>
            </draw:custom-shape>
            <draw:custom-shape draw:style-name="gr20" draw:text-style-name="P5" draw:layer="layout" svg:width="0.155cm" svg:height="0.346cm" svg:x="18.198cm" svg:y="15.629cm">
              <text:p/>
              <draw:enhanced-geometry svg:viewBox="0 0 235 600" draw:type="non-primitive" draw:enhanced-path="M 0 0 L 4 38 17 93 40 157 67 228 99 303 131 378 162 447 190 508 214 556 229 588 235 600 N"/>
            </draw:custom-shape>
            <draw:custom-shape draw:style-name="gr20" draw:text-style-name="P5" draw:layer="layout" svg:width="0.434cm" svg:height="0.077cm" svg:x="17.919cm" svg:y="15.898cm">
              <text:p/>
              <draw:enhanced-geometry svg:viewBox="0 0 653 136" draw:type="non-primitive" draw:enhanced-path="M 653 136 L 572 106 496 80 425 58 358 39 297 24 242 12 191 4 146 0 107 0 73 3 46 11 25 24 10 41 1 61 0 86 4 116 N"/>
            </draw:custom-shape>
            <draw:custom-shape draw:style-name="gr20" draw:text-style-name="P5" draw:layer="layout" svg:width="0.049cm" svg:height="0.372cm" svg:x="17.923cm" svg:y="15.964cm">
              <text:p/>
              <draw:enhanced-geometry svg:viewBox="0 0 73 643" draw:type="non-primitive" draw:enhanced-path="M 0 0 L 12 54 23 119 32 192 41 270 49 348 56 424 63 494 67 554 70 601 72 632 73 643 N"/>
            </draw:custom-shape>
            <draw:custom-shape draw:style-name="gr20" draw:text-style-name="P5" draw:layer="layout" svg:width="0.528cm" svg:height="0.107cm" svg:x="17.443cm" svg:y="16.235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20" draw:text-style-name="P5" draw:layer="layout" svg:width="0.201cm" svg:height="0.141cm" svg:x="17.248cm" svg:y="16.2cm">
              <text:p/>
              <draw:enhanced-geometry svg:viewBox="0 0 306 244" draw:type="non-primitive" draw:enhanced-path="M 306 244 L 231 160 159 96 96 50 45 20 12 5 0 0 N"/>
            </draw:custom-shape>
            <draw:custom-shape draw:style-name="gr20" draw:text-style-name="P5" draw:layer="layout" svg:width="0.45cm" svg:height="0.21cm" svg:x="18.28cm" svg:y="15.984cm">
              <text:p/>
              <draw:enhanced-geometry svg:viewBox="0 0 676 364" draw:type="non-primitive" draw:enhanced-path="M 676 0 L 658 40 634 81 604 121 572 159 534 195 494 231 449 262 403 289 354 314 305 335 253 349 202 360 150 364 99 361 49 352 0 336 N"/>
            </draw:custom-shape>
            <draw:custom-shape draw:style-name="gr20" draw:text-style-name="P5" draw:layer="layout" svg:width="0.128cm" svg:height="0.08cm" svg:x="18.152cm" svg:y="16.1cm">
              <text:p/>
              <draw:enhanced-geometry svg:viewBox="0 0 197 136" draw:type="non-primitive" draw:enhanced-path="M 197 136 L 80 79 21 41 0 16 2 3 6 0 N"/>
            </draw:custom-shape>
            <draw:custom-shape draw:style-name="gr20" draw:text-style-name="P5" draw:layer="layout" svg:width="0.05cm" svg:height="0.268cm" svg:x="18.154cm" svg:y="16.1cm">
              <text:p/>
              <draw:enhanced-geometry svg:viewBox="0 0 75 462" draw:type="non-primitive" draw:enhanced-path="M 0 0 L 28 74 50 140 65 201 72 258 75 311 69 362 57 412 36 462 N"/>
            </draw:custom-shape>
            <draw:custom-shape draw:style-name="gr20" draw:text-style-name="P5" draw:layer="layout" svg:width="0.287cm" svg:height="0.083cm" svg:x="18.178cm" svg:y="16.368cm">
              <text:p/>
              <draw:enhanced-geometry svg:viewBox="0 0 434 145" draw:type="non-primitive" draw:enhanced-path="M 0 0 L 76 0 142 1 199 5 251 14 299 31 343 57 387 95 434 145 N"/>
            </draw:custom-shape>
            <draw:custom-shape draw:style-name="gr20" draw:text-style-name="P5" draw:layer="layout" svg:width="0.351cm" svg:height="0.095cm" svg:x="16.497cm" svg:y="16.241cm">
              <text:p/>
              <draw:enhanced-geometry svg:viewBox="0 0 531 165" draw:type="non-primitive" draw:enhanced-path="M 531 162 L 452 165 375 162 303 155 236 145 175 131 122 114 77 94 40 73 15 49 1 25 0 0 N"/>
            </draw:custom-shape>
            <draw:custom-shape draw:style-name="gr20" draw:text-style-name="P5" draw:layer="layout" svg:width="0.178cm" svg:height="0.109cm" svg:x="16.914cm" svg:y="16.097cm">
              <text:p/>
              <draw:enhanced-geometry svg:viewBox="0 0 271 190" draw:type="non-primitive" draw:enhanced-path="M 0 0 L 55 33 119 67 179 102 231 136 264 165 271 190 N"/>
            </draw:custom-shape>
            <draw:custom-shape draw:style-name="gr20" draw:text-style-name="P5" draw:layer="layout" svg:width="0.533cm" svg:height="0.157cm" svg:x="17.522cm" svg:y="16.429cm">
              <text:p/>
              <draw:enhanced-geometry svg:viewBox="0 0 802 272" draw:type="non-primitive" draw:enhanced-path="M 0 272 L 34 264 77 254 126 241 179 226 238 208 299 188 362 168 426 146 490 124 552 101 612 80 668 58 719 38 765 18 802 0 N"/>
            </draw:custom-shape>
            <draw:custom-shape draw:style-name="gr20" draw:text-style-name="P5" draw:layer="layout" svg:width="0.338cm" svg:height="0.089cm" svg:x="18.055cm" svg:y="16.414cm">
              <text:p/>
              <draw:enhanced-geometry svg:viewBox="0 0 514 155" draw:type="non-primitive" draw:enhanced-path="M 0 29 L 50 11 106 2 163 0 222 3 280 14 335 29 387 49 433 72 470 98 497 127 514 155 N"/>
            </draw:custom-shape>
            <draw:custom-shape draw:style-name="gr20" draw:text-style-name="P5" draw:layer="layout" svg:width="0.327cm" svg:height="0.043cm" svg:x="17.728cm" svg:y="15.346cm">
              <text:p/>
              <draw:enhanced-geometry svg:viewBox="0 0 495 73" draw:type="non-primitive" draw:enhanced-path="M 495 73 L 439 53 378 34 313 18 249 6 186 0 129 0 77 9 33 26 0 54 N"/>
            </draw:custom-shape>
            <draw:custom-shape draw:style-name="gr20" draw:text-style-name="P5" draw:layer="layout" svg:width="0.093cm" svg:height="0.103cm" svg:x="17.635cm" svg:y="15.274cm">
              <text:p/>
              <draw:enhanced-geometry svg:viewBox="0 0 136 180" draw:type="non-primitive" draw:enhanced-path="M 136 180 L 71 90 21 25 0 0 N"/>
            </draw:custom-shape>
            <draw:custom-shape draw:style-name="gr20" draw:text-style-name="P5" draw:layer="layout" svg:width="0.241cm" svg:height="0.107cm" svg:x="16.318cm" svg:y="16.4cm">
              <text:p/>
              <draw:enhanced-geometry svg:viewBox="0 0 365 187" draw:type="non-primitive" draw:enhanced-path="M 365 187 L 304 174 237 152 170 122 108 88 56 55 18 24 0 0 N"/>
            </draw:custom-shape>
            <draw:custom-shape draw:style-name="gr24" draw:text-style-name="P5" draw:layer="layout" svg:width="0.228cm" svg:height="0.083cm" svg:x="16.96cm" svg:y="15.984cm">
              <text:p/>
              <draw:enhanced-geometry svg:viewBox="0 0 344 145" draw:type="non-primitive" draw:enhanced-path="M 344 145 L 297 91 237 53 171 27 108 11 54 3 15 0 0 0 N"/>
            </draw:custom-shape>
            <draw:custom-shape draw:style-name="gr24" draw:text-style-name="P5" draw:layer="layout" svg:width="0.169cm" svg:height="0.107cm" svg:x="17.069cm" svg:y="15.9cm">
              <text:p/>
              <draw:enhanced-geometry svg:viewBox="0 0 254 181" draw:type="non-primitive" draw:enhanced-path="M 254 181 L 203 128 137 78 70 37 21 10 0 0 N"/>
            </draw:custom-shape>
            <draw:custom-shape draw:style-name="gr24" draw:text-style-name="P5" draw:layer="layout" svg:width="0.198cm" svg:height="0.074cm" svg:x="17.116cm" svg:y="15.849cm">
              <text:p/>
              <draw:enhanced-geometry svg:viewBox="0 0 297 126" draw:type="non-primitive" draw:enhanced-path="M 297 126 L 238 82 160 47 83 21 23 5 0 0 N"/>
            </draw:custom-shape>
            <draw:custom-shape draw:style-name="gr24" draw:text-style-name="P5" draw:layer="layout" svg:width="0.185cm" svg:height="0.096cm" svg:x="17.196cm" svg:y="15.77cm">
              <text:p/>
              <draw:enhanced-geometry svg:viewBox="0 0 279 161" draw:type="non-primitive" draw:enhanced-path="M 279 161 L 222 113 150 69 77 32 23 9 0 0 N"/>
            </draw:custom-shape>
            <draw:custom-shape draw:style-name="gr24" draw:text-style-name="P5" draw:layer="layout" svg:width="0.215cm" svg:height="0.077cm" svg:x="17.248cm" svg:y="15.71cm">
              <text:p/>
              <draw:enhanced-geometry svg:viewBox="0 0 324 135" draw:type="non-primitive" draw:enhanced-path="M 324 135 L 278 100 212 68 138 41 70 19 19 4 0 0 N"/>
            </draw:custom-shape>
            <draw:custom-shape draw:style-name="gr24" draw:text-style-name="P5" draw:layer="layout" svg:width="0.198cm" svg:height="0.083cm" svg:x="17.307cm" svg:y="15.655cm">
              <text:p/>
              <draw:enhanced-geometry svg:viewBox="0 0 300 145" draw:type="non-primitive" draw:enhanced-path="M 300 145 L 248 95 171 56 89 25 26 6 0 0 N"/>
            </draw:custom-shape>
            <draw:custom-shape draw:style-name="gr24" draw:text-style-name="P5" draw:layer="layout" svg:width="0.189cm" svg:height="0.08cm" svg:x="17.386cm" svg:y="15.586cm">
              <text:p/>
              <draw:enhanced-geometry svg:viewBox="0 0 287 138" draw:type="non-primitive" draw:enhanced-path="M 287 138 L 233 95 159 58 82 28 24 8 0 0 N"/>
            </draw:custom-shape>
            <draw:custom-shape draw:style-name="gr24" draw:text-style-name="P5" draw:layer="layout" svg:width="0.171cm" svg:height="0.074cm" svg:x="17.463cm" svg:y="15.519cm">
              <text:p/>
              <draw:enhanced-geometry svg:viewBox="0 0 263 127" draw:type="non-primitive" draw:enhanced-path="M 263 127 L 187 80 101 39 30 11 0 0 N"/>
            </draw:custom-shape>
            <draw:custom-shape draw:style-name="gr24" draw:text-style-name="P5" draw:layer="layout" svg:width="0.185cm" svg:height="0.069cm" svg:x="17.509cm" svg:y="15.455cm">
              <text:p/>
              <draw:enhanced-geometry svg:viewBox="0 0 279 117" draw:type="non-primitive" draw:enhanced-path="M 279 117 L 226 74 154 41 80 18 22 5 0 0 N"/>
            </draw:custom-shape>
            <draw:custom-shape draw:style-name="gr24" draw:text-style-name="P5" draw:layer="layout" svg:width="0.185cm" svg:height="0.078cm" svg:x="17.559cm" svg:y="15.389cm">
              <text:p/>
              <draw:enhanced-geometry svg:viewBox="0 0 281 135" draw:type="non-primitive" draw:enhanced-path="M 281 135 L 223 90 151 53 78 24 22 6 0 0 N"/>
            </draw:custom-shape>
            <draw:custom-shape draw:style-name="gr24" draw:text-style-name="P5" draw:layer="layout" svg:width="0.032cm" svg:height="0.455cm" svg:x="17.689cm" svg:y="15.352cm">
              <text:p/>
              <draw:enhanced-geometry svg:viewBox="0 0 49 788" draw:type="non-primitive" draw:enhanced-path="M 0 0 L 10 28 21 67 29 116 35 172 41 234 46 301 48 369 49 439 48 507 44 572 40 632 33 685 25 730 14 765 0 788 N"/>
            </draw:custom-shape>
            <draw:custom-shape draw:style-name="gr24" draw:text-style-name="P5" draw:layer="layout" svg:width="0.135cm" svg:height="0.181cm" svg:x="17.553cm" svg:y="15.641cm">
              <text:p/>
              <draw:enhanced-geometry svg:viewBox="0 0 208 317" draw:type="non-primitive" draw:enhanced-path="M 208 290 L 182 310 155 317 126 310 97 290 70 257 45 211 25 153 9 83 0 0 N"/>
            </draw:custom-shape>
            <draw:custom-shape draw:style-name="gr24" draw:text-style-name="P5" draw:layer="layout" svg:width="0.095cm" svg:height="0.277cm" svg:x="17.553cm" svg:y="15.363cm">
              <text:p/>
              <draw:enhanced-geometry svg:viewBox="0 0 145 481" draw:type="non-primitive" draw:enhanced-path="M 0 481 L 1 395 11 315 31 240 53 172 79 114 104 67 126 31 140 8 145 0 N"/>
            </draw:custom-shape>
            <draw:custom-shape draw:style-name="gr24" draw:text-style-name="P5" draw:layer="layout" svg:width="0.258cm" svg:height="0.283cm" svg:x="17.39cm" svg:y="15.363cm">
              <text:p/>
              <draw:enhanced-geometry svg:viewBox="0 0 387 491" draw:type="non-primitive" draw:enhanced-path="M 387 0 L 355 61 324 121 292 179 259 234 227 286 195 334 162 377 129 414 97 445 64 469 32 484 0 491 N"/>
            </draw:custom-shape>
            <draw:custom-shape draw:style-name="gr24" draw:text-style-name="P5" draw:layer="layout" svg:width="0.083cm" svg:height="0.159cm" svg:x="17.307cm" svg:y="15.487cm">
              <text:p/>
              <draw:enhanced-geometry svg:viewBox="0 0 128 274" draw:type="non-primitive" draw:enhanced-path="M 128 274 L 78 269 41 247 14 212 0 168 1 116 16 59 46 0 N"/>
            </draw:custom-shape>
            <draw:custom-shape draw:style-name="gr24" draw:text-style-name="P5" draw:layer="layout" svg:width="0.304cm" svg:height="0.167cm" svg:x="17.337cm" svg:y="15.32cm">
              <text:p/>
              <draw:enhanced-geometry svg:viewBox="0 0 460 289" draw:type="non-primitive" draw:enhanced-path="M 0 289 L 39 244 94 199 159 155 229 113 298 77 360 45 412 21 447 5 460 0 N"/>
            </draw:custom-shape>
            <draw:custom-shape draw:style-name="gr24" draw:text-style-name="P5" draw:layer="layout" svg:width="0.195cm" svg:height="0.092cm" svg:x="17.344cm" svg:y="16.097cm">
              <text:p/>
              <draw:enhanced-geometry svg:viewBox="0 0 297 162" draw:type="non-primitive" draw:enhanced-path="M 297 162 L 253 112 192 71 125 40 63 17 18 4 0 0 N"/>
            </draw:custom-shape>
            <draw:custom-shape draw:style-name="gr24" draw:text-style-name="P5" draw:layer="layout" svg:width="0.171cm" svg:height="0.112cm" svg:x="17.463cm" svg:y="16.01cm">
              <text:p/>
              <draw:enhanced-geometry svg:viewBox="0 0 263 191" draw:type="non-primitive" draw:enhanced-path="M 263 191 L 184 119 112 64 54 28 14 7 0 0 N"/>
            </draw:custom-shape>
            <draw:custom-shape draw:style-name="gr24" draw:text-style-name="P5" draw:layer="layout" svg:width="0.198cm" svg:height="0.092cm" svg:x="17.553cm" svg:y="15.961cm">
              <text:p/>
              <draw:enhanced-geometry svg:viewBox="0 0 300 161" draw:type="non-primitive" draw:enhanced-path="M 300 161 L 243 107 166 62 87 28 25 7 0 0 N"/>
            </draw:custom-shape>
            <draw:custom-shape draw:style-name="gr24" draw:text-style-name="P5" draw:layer="layout" svg:width="0.194cm" svg:height="0.078cm" svg:x="17.632cm" svg:y="15.891cm">
              <text:p/>
              <draw:enhanced-geometry svg:viewBox="0 0 297 134" draw:type="non-primitive" draw:enhanced-path="M 297 134 L 228 82 149 44 76 19 21 4 0 0 N"/>
            </draw:custom-shape>
            <draw:custom-shape draw:style-name="gr24" draw:text-style-name="P5" draw:layer="layout" svg:width="0.155cm" svg:height="0.072cm" svg:x="17.731cm" svg:y="15.828cm">
              <text:p/>
              <draw:enhanced-geometry svg:viewBox="0 0 234 126" draw:type="non-primitive" draw:enhanced-path="M 234 126 L 170 75 94 35 27 9 0 0 N"/>
            </draw:custom-shape>
            <draw:custom-shape draw:style-name="gr24" draw:text-style-name="P5" draw:layer="layout" svg:width="0.155cm" svg:height="0.065cm" svg:x="17.811cm" svg:y="15.776cm">
              <text:p/>
              <draw:enhanced-geometry svg:viewBox="0 0 236 118" draw:type="non-primitive" draw:enhanced-path="M 236 118 L 176 70 98 32 30 8 0 0 N"/>
            </draw:custom-shape>
            <draw:custom-shape draw:style-name="gr24" draw:text-style-name="P5" draw:layer="layout" svg:width="0.171cm" svg:height="0.078cm" svg:x="17.877cm" svg:y="15.718cm">
              <text:p/>
              <draw:enhanced-geometry svg:viewBox="0 0 261 136" draw:type="non-primitive" draw:enhanced-path="M 261 136 L 185 84 99 41 29 11 0 0 N"/>
            </draw:custom-shape>
            <draw:custom-shape draw:style-name="gr24" draw:text-style-name="P5" draw:layer="layout" svg:width="0.195cm" svg:height="0.089cm" svg:x="17.93cm" svg:y="15.655cm">
              <text:p/>
              <draw:enhanced-geometry svg:viewBox="0 0 299 154" draw:type="non-primitive" draw:enhanced-path="M 299 154 L 237 103 159 60 82 29 23 7 0 0 N"/>
            </draw:custom-shape>
            <draw:custom-shape draw:style-name="gr24" draw:text-style-name="P5" draw:layer="layout" svg:width="0.039cm" svg:height="0.216cm" svg:x="17.804cm" svg:y="16.039cm">
              <text:p/>
              <draw:enhanced-geometry svg:viewBox="0 0 62 379" draw:type="non-primitive" draw:enhanced-path="M 0 379 L 23 333 40 271 51 201 59 127 62 58 62 0 N"/>
            </draw:custom-shape>
            <draw:custom-shape draw:style-name="gr24" draw:text-style-name="P5" draw:layer="layout" svg:width="0.204cm" svg:height="0.404cm" svg:x="17.844cm" svg:y="15.635cm">
              <text:p/>
              <draw:enhanced-geometry svg:viewBox="0 0 308 698" draw:type="non-primitive" draw:enhanced-path="M 0 698 L 4 675 12 647 24 616 41 579 62 540 85 496 111 448 139 396 167 340 196 280 226 215 254 147 282 76 308 0 N"/>
            </draw:custom-shape>
            <draw:custom-shape draw:style-name="gr24" draw:text-style-name="P5" draw:layer="layout" svg:width="0.028cm" svg:height="0.438cm" svg:x="18.019cm" svg:y="15.635cm">
              <text:p/>
              <draw:enhanced-geometry svg:viewBox="0 0 45 762" draw:type="non-primitive" draw:enhanced-path="M 45 0 L 44 9 41 36 35 78 29 131 23 195 16 265 9 340 4 415 1 491 0 563 1 628 6 685 15 730 28 762 N"/>
            </draw:custom-shape>
            <draw:custom-shape draw:style-name="gr24" draw:text-style-name="P5" draw:layer="layout" svg:width="0.118cm" svg:height="0.09cm" svg:x="18.036cm" svg:y="16.01cm">
              <text:p/>
              <draw:enhanced-geometry svg:viewBox="0 0 179 154" draw:type="non-primitive" draw:enhanced-path="M 0 110 L 32 146 59 154 83 137 109 101 139 54 179 0 N"/>
            </draw:custom-shape>
            <draw:custom-shape draw:style-name="gr24" draw:text-style-name="P5" draw:layer="layout" svg:width="0.072cm" svg:height="0.389cm" svg:x="18.102cm" svg:y="15.62cm">
              <text:p/>
              <draw:enhanced-geometry svg:viewBox="0 0 111 679" draw:type="non-primitive" draw:enhanced-path="M 80 679 L 97 648 107 606 111 556 109 498 103 434 94 369 81 303 66 238 52 176 37 119 22 70 10 29 0 0 N"/>
            </draw:custom-shape>
            <draw:custom-shape draw:style-name="gr24" draw:text-style-name="P5" draw:layer="layout" svg:width="0.171cm" svg:height="0.052cm" svg:x="17.93cm" svg:y="15.568cm">
              <text:p/>
              <draw:enhanced-geometry svg:viewBox="0 0 263 86" draw:type="non-primitive" draw:enhanced-path="M 263 86 L 217 45 168 15 114 0 58 7 0 41 N"/>
            </draw:custom-shape>
            <draw:custom-shape draw:style-name="gr24" draw:text-style-name="P5" draw:layer="layout" svg:width="0.38cm" svg:height="0.343cm" svg:x="17.549cm" svg:y="15.594cm">
              <text:p/>
              <draw:enhanced-geometry svg:viewBox="0 0 571 598" draw:type="non-primitive" draw:enhanced-path="M 571 0 L 547 19 516 46 477 80 434 120 386 164 336 211 284 260 232 310 183 359 136 407 94 452 58 494 29 530 10 561 0 584 2 598 N"/>
            </draw:custom-shape>
            <draw:custom-shape draw:style-name="gr24" draw:text-style-name="P5" draw:layer="layout" svg:width="0.198cm" svg:height="0.066cm" svg:x="17.553cm" svg:y="15.898cm">
              <text:p/>
              <draw:enhanced-geometry svg:viewBox="0 0 300 114" draw:type="non-primitive" draw:enhanced-path="M 0 72 L 31 96 75 112 127 114 184 99 243 63 300 0 N"/>
            </draw:custom-shape>
            <draw:custom-shape draw:style-name="gr24" draw:text-style-name="P5" draw:layer="layout" svg:width="0.247cm" svg:height="0.294cm" svg:x="17.751cm" svg:y="15.603cm">
              <text:p/>
              <draw:enhanced-geometry svg:viewBox="0 0 378 507" draw:type="non-primitive" draw:enhanced-path="M 0 507 L 33 460 72 406 115 347 161 286 207 225 251 166 291 113 326 67 353 32 371 8 378 0 N"/>
            </draw:custom-shape>
            <draw:custom-shape draw:style-name="gr24" draw:text-style-name="P5" draw:layer="layout" svg:width="0.237cm" svg:height="0.429cm" svg:x="17.761cm" svg:y="15.603cm">
              <text:p/>
              <draw:enhanced-geometry svg:viewBox="0 0 361 741" draw:type="non-primitive" draw:enhanced-path="M 361 0 L 352 41 335 90 313 146 286 207 256 273 222 339 188 406 153 471 120 533 88 589 59 639 35 682 17 714 4 734 0 741 N"/>
            </draw:custom-shape>
            <draw:custom-shape draw:style-name="gr25" draw:text-style-name="P5" draw:layer="layout" svg:width="1.293cm" svg:height="1.426cm" svg:x="19.594cm" svg:y="14.535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26" draw:text-style-name="P5" draw:layer="layout" svg:width="2.776cm" svg:height="3.547cm" svg:x="21.016cm" svg:y="11.776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7" draw:text-style-name="P5" draw:layer="layout" svg:width="2.769cm" svg:height="3.547cm" svg:x="21.016cm" svg:y="11.776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7" draw:text-style-name="P5" draw:layer="layout" svg:width="0.291cm" svg:height="0.378cm" svg:x="22.918cm" svg:y="12.766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8" draw:text-style-name="P5" draw:layer="layout" svg:width="0.363cm" svg:height="0.098cm" svg:x="22.512cm" svg:y="14.919cm">
              <text:p/>
              <draw:enhanced-geometry svg:viewBox="0 0 550 167" draw:type="non-primitive" draw:enhanced-path="M 0 149 L 44 157 94 163 148 166 205 167 263 163 320 154 376 139 428 116 475 87 516 48 550 0 N"/>
            </draw:custom-shape>
            <draw:custom-shape draw:style-name="gr28" draw:text-style-name="P5" draw:layer="layout" svg:width="0.244cm" svg:height="0.173cm" svg:x="22.631cm" svg:y="14.919cm">
              <text:p/>
              <draw:enhanced-geometry svg:viewBox="0 0 372 300" draw:type="non-primitive" draw:enhanced-path="M 372 0 L 322 93 279 164 241 218 207 257 175 280 144 294 112 300 78 297 42 291 0 283 N"/>
            </draw:custom-shape>
            <draw:custom-shape draw:style-name="gr28" draw:text-style-name="P5" draw:layer="layout" svg:width="0.166cm" svg:height="0.061cm" svg:x="22.465cm" svg:y="15.023cm">
              <text:p/>
              <draw:enhanced-geometry svg:viewBox="0 0 252 103" draw:type="non-primitive" draw:enhanced-path="M 252 103 L 150 74 70 40 19 12 0 0 N"/>
            </draw:custom-shape>
            <draw:custom-shape draw:style-name="gr28" draw:text-style-name="P5" draw:layer="layout" svg:width="0.708cm" svg:height="0.093cm" svg:x="22.287cm" svg:y="14.722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28" draw:text-style-name="P5" draw:layer="layout" svg:width="0.443cm" svg:height="0.133cm" svg:x="22.287cm" svg:y="14.806cm">
              <text:p/>
              <draw:enhanced-geometry svg:viewBox="0 0 669 228" draw:type="non-primitive" draw:enhanced-path="M 0 0 L 71 28 138 57 204 84 266 110 325 135 381 157 433 178 481 196 527 209 568 220 606 226 640 228 669 224 N"/>
            </draw:custom-shape>
            <draw:custom-shape draw:style-name="gr28" draw:text-style-name="P5" draw:layer="layout" svg:width="0.225cm" svg:height="0.13cm" svg:x="22.73cm" svg:y="14.806cm">
              <text:p/>
              <draw:enhanced-geometry svg:viewBox="0 0 344 224" draw:type="non-primitive" draw:enhanced-path="M 0 224 L 58 203 121 166 186 123 247 79 297 40 332 11 344 0 N"/>
            </draw:custom-shape>
            <draw:custom-shape draw:style-name="gr28" draw:text-style-name="P5" draw:layer="layout" svg:width="0.205cm" svg:height="0.473cm" svg:x="21.668cm" svg:y="12.93cm">
              <text:p/>
              <draw:enhanced-geometry svg:viewBox="0 0 312 821" draw:type="non-primitive" draw:enhanced-path="M 0 821 L 29 760 55 699 79 638 100 578 121 519 139 461 157 404 173 349 189 297 204 246 220 197 236 152 253 109 271 69 290 33 312 0 N"/>
            </draw:custom-shape>
            <draw:custom-shape draw:style-name="gr28" draw:text-style-name="P5" draw:layer="layout" svg:width="0.155cm" svg:height="0.381cm" svg:x="21.873cm" svg:y="12.549cm">
              <text:p/>
              <draw:enhanced-geometry svg:viewBox="0 0 237 656" draw:type="non-primitive" draw:enhanced-path="M 0 656 L 26 618 54 574 82 524 111 471 138 414 164 358 187 301 207 244 222 191 233 141 237 95 235 56 226 24 208 0 N"/>
            </draw:custom-shape>
            <draw:custom-shape draw:style-name="gr28" draw:text-style-name="P5" draw:layer="layout" svg:width="0.254cm" svg:height="0.251cm" svg:x="22.187cm" svg:y="12.635cm">
              <text:p/>
              <draw:enhanced-geometry svg:viewBox="0 0 385 433" draw:type="non-primitive" draw:enhanced-path="M 385 0 L 332 52 278 109 224 167 173 223 126 278 84 328 50 371 23 403 6 425 0 433 N"/>
            </draw:custom-shape>
            <draw:custom-shape draw:style-name="gr28" draw:text-style-name="P5" draw:layer="layout" svg:width="0.225cm" svg:height="0.291cm" svg:x="21.962cm" svg:y="12.887cm">
              <text:p/>
              <draw:enhanced-geometry svg:viewBox="0 0 344 507" draw:type="non-primitive" draw:enhanced-path="M 344 0 L 312 84 279 158 246 224 214 282 181 331 150 374 119 411 89 442 58 467 29 489 0 507 N"/>
            </draw:custom-shape>
            <draw:custom-shape draw:style-name="gr28" draw:text-style-name="P5" draw:layer="layout" svg:width="0.549cm" svg:height="0.654cm" svg:x="21.992cm" svg:y="12.679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8" draw:text-style-name="P5" draw:layer="layout" svg:width="0.748cm" svg:height="0.534cm" svg:x="21.244cm" svg:y="13.334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8" draw:text-style-name="P5" draw:layer="layout" svg:width="0.049cm" svg:height="0.542cm" svg:x="21.34cm" svg:y="12.111cm">
              <text:p/>
              <draw:enhanced-geometry svg:viewBox="0 0 74 942" draw:type="non-primitive" draw:enhanced-path="M 0 942 L 3 894 5 845 9 790 11 734 14 675 18 614 21 553 24 490 29 429 32 367 37 307 43 249 48 193 54 139 60 89 67 42 74 0 N"/>
            </draw:custom-shape>
            <draw:custom-shape draw:style-name="gr28" draw:text-style-name="P5" draw:layer="layout" svg:width="0.049cm" svg:height="0.327cm" svg:x="21.35cm" svg:y="11.784cm">
              <text:p/>
              <draw:enhanced-geometry svg:viewBox="0 0 71 566" draw:type="non-primitive" draw:enhanced-path="M 59 566 L 68 496 71 422 66 346 57 271 47 200 33 135 21 80 11 38 3 9 0 0 N"/>
            </draw:custom-shape>
            <draw:custom-shape draw:style-name="gr28" draw:text-style-name="P5" draw:layer="layout" svg:width="0.185cm" svg:height="0.757cm" svg:x="21.165cm" svg:y="11.784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8" draw:text-style-name="P5" draw:layer="layout" svg:width="0.099cm" svg:height="0.291cm" svg:x="21.549cm" svg:y="12.009cm">
              <text:p/>
              <draw:enhanced-geometry svg:viewBox="0 0 148 507" draw:type="non-primitive" draw:enhanced-path="M 148 0 L 141 56 129 117 113 181 95 244 76 306 55 366 35 421 17 468 0 507 N"/>
            </draw:custom-shape>
            <draw:custom-shape draw:style-name="gr28" draw:text-style-name="P5" draw:layer="layout" svg:width="0.208cm" svg:height="0.412cm" svg:x="21.34cm" svg:y="12.301cm">
              <text:p/>
              <draw:enhanced-geometry svg:viewBox="0 0 313 715" draw:type="non-primitive" draw:enhanced-path="M 313 0 L 301 26 282 59 260 98 234 142 205 192 175 245 145 301 115 360 87 420 61 481 38 542 20 602 6 660 0 715 N"/>
            </draw:custom-shape>
            <draw:custom-shape draw:style-name="gr28" draw:text-style-name="P5" draw:layer="layout" svg:width="0.119cm" svg:height="0.568cm" svg:x="21.34cm" svg:y="12.145cm">
              <text:p/>
              <draw:enhanced-geometry svg:viewBox="0 0 179 985" draw:type="non-primitive" draw:enhanced-path="M 0 985 L 3 914 9 841 14 770 22 701 30 632 40 564 50 499 62 436 73 376 86 318 98 264 110 213 123 167 134 124 147 85 158 52 169 24 179 0 N"/>
            </draw:custom-shape>
            <draw:custom-shape draw:style-name="gr28" draw:text-style-name="P5" draw:layer="layout" svg:width="0.04cm" svg:height="0.265cm" svg:x="21.459cm" svg:y="11.88cm">
              <text:p/>
              <draw:enhanced-geometry svg:viewBox="0 0 59 463" draw:type="non-primitive" draw:enhanced-path="M 0 463 L 20 409 34 341 45 264 52 187 56 115 58 56 59 15 59 0 N"/>
            </draw:custom-shape>
            <draw:custom-shape draw:style-name="gr28" draw:text-style-name="P5" draw:layer="layout" svg:width="0.274cm" svg:height="0.256cm" svg:x="21.618cm" svg:y="12.448cm">
              <text:p/>
              <draw:enhanced-geometry svg:viewBox="0 0 417 448" draw:type="non-primitive" draw:enhanced-path="M 417 0 L 347 44 283 94 225 147 173 202 128 255 89 306 58 352 33 391 15 421 3 441 0 448 N"/>
            </draw:custom-shape>
            <draw:custom-shape draw:style-name="gr28" draw:text-style-name="P5" draw:layer="layout" svg:width="0.198cm" svg:height="0.147cm" svg:x="21.42cm" svg:y="12.705cm">
              <text:p/>
              <draw:enhanced-geometry svg:viewBox="0 0 298 254" draw:type="non-primitive" draw:enhanced-path="M 298 0 L 226 33 161 76 107 125 61 172 29 214 7 244 0 254 N"/>
            </draw:custom-shape>
            <draw:custom-shape draw:style-name="gr28" draw:text-style-name="P5" draw:layer="layout" svg:width="0.277cm" svg:height="0.516cm" svg:x="21.42cm" svg:y="12.336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28" draw:text-style-name="P5" draw:layer="layout" svg:width="0.37cm" svg:height="0.335cm" svg:x="22.505cm" svg:y="14.154cm">
              <text:p/>
              <draw:enhanced-geometry svg:viewBox="0 0 564 582" draw:type="non-primitive" draw:enhanced-path="M 0 582 L 39 551 82 517 127 483 174 446 221 408 268 369 314 328 358 288 400 246 440 204 475 162 505 121 531 79 551 40 564 0 N"/>
            </draw:custom-shape>
            <draw:custom-shape draw:style-name="gr28" draw:text-style-name="P5" draw:layer="layout" svg:width="0.093cm" svg:height="0.855cm" svg:x="22.876cm" svg:y="13.299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8" draw:text-style-name="P5" draw:layer="layout" svg:width="0.109cm" svg:height="0.793cm" svg:x="22.836cm" svg:y="12.506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8" draw:text-style-name="P5" draw:layer="layout" svg:width="0.145cm" svg:height="0.189cm" svg:x="22.74cm" svg:y="12.48cm">
              <text:p/>
              <draw:enhanced-geometry svg:viewBox="0 0 221 331" draw:type="non-primitive" draw:enhanced-path="M 192 46 L 212 17 221 1 219 0 209 9 193 28 172 55 147 88 120 125 93 164 66 205 42 242 21 278 7 308 0 331 N"/>
            </draw:custom-shape>
            <draw:custom-shape draw:style-name="gr28" draw:text-style-name="P5" draw:layer="layout" svg:width="0.007cm" svg:height="0.321cm" svg:x="22.733cm" svg:y="12.67cm">
              <text:p/>
              <draw:enhanced-geometry svg:viewBox="0 0 7 552" draw:type="non-primitive" draw:enhanced-path="M 7 0 L 2 42 0 106 0 183 0 268 1 351 4 428 5 493 6 536 7 552 N"/>
            </draw:custom-shape>
            <draw:custom-shape draw:style-name="gr28" draw:text-style-name="P5" draw:layer="layout" svg:width="0.102cm" svg:height="0.517cm" svg:x="22.697cm" svg:y="12.474cm">
              <text:p/>
              <draw:enhanced-geometry svg:viewBox="0 0 151 896" draw:type="non-primitive" draw:enhanced-path="M 62 896 L 50 865 38 830 28 789 19 744 11 695 5 643 2 590 0 533 1 476 4 418 10 360 19 303 31 246 47 190 68 138 91 89 119 42 151 0 N"/>
            </draw:custom-shape>
            <draw:custom-shape draw:style-name="gr28" draw:text-style-name="P5" draw:layer="layout" svg:width="0.185cm" svg:height="0.716cm" svg:x="22.614cm" svg:y="12.474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28" draw:text-style-name="P5" draw:layer="layout" svg:width="0.047cm" svg:height="0.502cm" svg:x="22.574cm" svg:y="12.688cm">
              <text:p/>
              <draw:enhanced-geometry svg:viewBox="0 0 73 867" draw:type="non-primitive" draw:enhanced-path="M 73 867 L 62 768 51 675 41 589 31 509 24 435 17 368 11 304 7 248 3 197 1 150 0 109 1 74 3 45 7 20 12 0 N"/>
            </draw:custom-shape>
            <draw:custom-shape draw:style-name="gr28" draw:text-style-name="P5" draw:layer="layout" svg:width="0.217cm" svg:height="0.265cm" svg:x="22.582cm" svg:y="12.422cm">
              <text:p/>
              <draw:enhanced-geometry svg:viewBox="0 0 328 462" draw:type="non-primitive" draw:enhanced-path="M 0 462 L 17 428 47 380 85 324 129 261 176 198 222 137 264 83 297 40 320 10 328 0 N"/>
            </draw:custom-shape>
            <draw:custom-shape draw:style-name="gr28" draw:text-style-name="P5" draw:layer="layout" svg:width="0.72cm" svg:height="0.228cm" svg:x="22.049cm" svg:y="12.379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8" draw:text-style-name="P5" draw:layer="layout" svg:width="0.138cm" svg:height="0.156cm" svg:x="23.349cm" svg:y="13.196cm">
              <text:p/>
              <draw:enhanced-geometry svg:viewBox="0 0 210 274" draw:type="non-primitive" draw:enhanced-path="M 210 274 L 176 196 149 130 127 77 104 37 78 11 44 0 0 4 N"/>
            </draw:custom-shape>
            <draw:custom-shape draw:style-name="gr28" draw:text-style-name="P5" draw:layer="layout" svg:width="0.156cm" svg:height="0.06cm" svg:x="23.193cm" svg:y="13.135cm">
              <text:p/>
              <draw:enhanced-geometry svg:viewBox="0 0 236 105" draw:type="non-primitive" draw:enhanced-path="M 236 105 L 149 101 73 63 20 20 0 0 N"/>
            </draw:custom-shape>
            <draw:custom-shape draw:style-name="gr28" draw:text-style-name="P5" draw:layer="layout" svg:width="0.295cm" svg:height="0.646cm" svg:x="22.974cm" svg:y="13.265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28" draw:text-style-name="P5" draw:layer="layout" svg:width="0.179cm" svg:height="0.259cm" svg:x="22.974cm" svg:y="13.265cm">
              <text:p/>
              <draw:enhanced-geometry svg:viewBox="0 0 270 448" draw:type="non-primitive" draw:enhanced-path="M 0 0 L 48 68 86 130 116 188 138 239 158 285 176 327 193 364 213 396 238 423 270 448 N"/>
            </draw:custom-shape>
            <draw:custom-shape draw:style-name="gr28" draw:text-style-name="P5" draw:layer="layout" svg:width="0.196cm" svg:height="0.308cm" svg:x="23.153cm" svg:y="13.525cm">
              <text:p/>
              <draw:enhanced-geometry svg:viewBox="0 0 295 536" draw:type="non-primitive" draw:enhanced-path="M 0 0 L 31 25 62 59 92 101 122 149 150 202 177 257 203 315 228 373 252 430 275 485 295 536 N"/>
            </draw:custom-shape>
            <draw:custom-shape draw:style-name="gr29" draw:text-style-name="P5" draw:layer="layout" svg:width="3.566cm" svg:height="2.294cm" svg:x="20.073cm" svg:y="10.832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30" draw:text-style-name="P5" draw:layer="layout" svg:width="0.591cm" svg:height="0.52cm" svg:x="22.141cm" svg:y="12.015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31" draw:text-style-name="P5" draw:layer="layout" svg:width="0.519cm" svg:height="0.355cm" svg:x="22.141cm" svg:y="12.015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30" draw:text-style-name="P5" draw:layer="layout" svg:width="0.856cm" svg:height="0.776cm" svg:x="20.451cm" svg:y="11.528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32" draw:text-style-name="P5" draw:layer="layout" svg:width="0.433cm" svg:height="0.147cm" svg:x="22.876cm" svg:y="11.288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30" draw:text-style-name="P5" draw:layer="layout" svg:width="1.419cm" svg:height="0.418cm" svg:x="20.268cm" svg:y="11.169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30" draw:text-style-name="P5" draw:layer="layout" svg:width="0.562cm" svg:height="0.565cm" svg:x="22.65cm" svg:y="11.444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31" draw:text-style-name="P5" draw:layer="layout" svg:width="0.037cm" svg:height="0.329cm" svg:x="22.65cm" svg:y="11.68cm">
              <text:p/>
              <draw:enhanced-geometry svg:viewBox="0 0 57 567" draw:type="non-primitive" draw:enhanced-path="M 0 567 L 0 502 3 439 5 377 10 317 14 259 21 202 29 148 37 96 47 46 57 0 N"/>
            </draw:custom-shape>
            <draw:custom-shape draw:style-name="gr30" draw:text-style-name="P5" draw:layer="layout" svg:width="0.649cm" svg:height="1.168cm" svg:x="22.789cm" svg:y="11.813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31" draw:text-style-name="P5" draw:layer="layout" svg:width="0.082cm" svg:height="0.222cm" svg:x="21.668cm" svg:y="11.643cm">
              <text:p/>
              <draw:enhanced-geometry svg:viewBox="0 0 125 386" draw:type="non-primitive" draw:enhanced-path="M 0 386 L 29 309 59 235 86 166 107 105 122 54 125 19 115 0 N"/>
            </draw:custom-shape>
            <draw:custom-shape draw:style-name="gr33" draw:text-style-name="P5" draw:layer="layout" svg:width="0.122cm" svg:height="0.074cm" svg:x="21.622cm" svg:y="11.568cm">
              <text:p/>
              <draw:enhanced-geometry svg:viewBox="0 0 185 128" draw:type="non-primitive" draw:enhanced-path="M 185 128 L 151 74 89 34 27 9 0 0 N"/>
            </draw:custom-shape>
            <draw:custom-shape draw:style-name="gr33" draw:text-style-name="P5" draw:layer="layout" svg:width="0.36cm" svg:height="0.043cm" svg:x="21.89cm" svg:y="11.599cm">
              <text:p/>
              <draw:enhanced-geometry svg:viewBox="0 0 547 73" draw:type="non-primitive" draw:enhanced-path="M 0 31 L 75 15 148 5 217 0 280 1 340 6 394 15 443 26 485 40 520 56 547 73 N"/>
            </draw:custom-shape>
            <draw:custom-shape draw:style-name="gr34" draw:text-style-name="P5" draw:layer="layout" svg:width="0.277cm" svg:height="0.073cm" svg:x="21.906cm" svg:y="11.651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9" draw:text-style-name="P5" draw:layer="layout" svg:width="0.277cm" svg:height="0.073cm" svg:x="21.906cm" svg:y="11.651cm">
              <text:p/>
              <draw:enhanced-geometry svg:viewBox="0 0 420 128" draw:type="non-primitive" draw:enhanced-path="M 420 85 L 361 56 299 32 234 16 170 6 107 0 50 2 0 6 0 6 50 57 60 106 56 128 56 128 161 110 249 98 321 91 374 88 407 86 420 85 420 85 420 85 N"/>
            </draw:custom-shape>
            <draw:custom-shape draw:style-name="gr31" draw:text-style-name="P5" draw:layer="layout" svg:width="0.115cm" svg:height="0.005cm" svg:x="21.751cm" svg:y="12.174cm">
              <text:p/>
              <draw:enhanced-geometry svg:viewBox="0 0 172 14" draw:type="non-primitive" draw:enhanced-path="M 172 14 L 92 11 27 3 0 0 N"/>
            </draw:custom-shape>
            <draw:custom-shape draw:style-name="gr31" draw:text-style-name="P5" draw:layer="layout" svg:width="0.192cm" svg:height="0.006cm" svg:x="21.747cm" svg:y="12.098cm">
              <text:p/>
              <draw:enhanced-geometry svg:viewBox="0 0 291 11" draw:type="non-primitive" draw:enhanced-path="M 0 0 L 81 10 176 11 257 9 291 8 N"/>
            </draw:custom-shape>
            <draw:custom-shape draw:style-name="gr31" draw:text-style-name="P5" draw:layer="layout" svg:width="0.075cm" svg:height="0.011cm" svg:x="21.744cm" svg:y="11.972cm">
              <text:p/>
              <draw:enhanced-geometry svg:viewBox="0 0 114 21" draw:type="non-primitive" draw:enhanced-path="M 114 21 L 68 0 22 7 0 15 N"/>
            </draw:custom-shape>
            <draw:custom-shape draw:style-name="gr31" draw:text-style-name="P5" draw:layer="layout" svg:width="0.063cm" svg:height="0.075cm" svg:x="21.827cm" svg:y="11.916cm">
              <text:p/>
              <draw:enhanced-geometry svg:viewBox="0 0 94 128" draw:type="non-primitive" draw:enhanced-path="M 0 0 L 69 33 94 76 58 128 N"/>
            </draw:custom-shape>
            <draw:custom-shape draw:style-name="gr31" draw:text-style-name="P5" draw:layer="layout" svg:width="0.132cm" svg:height="0.144cm" svg:x="21.906cm" svg:y="11.914cm">
              <text:p/>
              <draw:enhanced-geometry svg:viewBox="0 0 200 249" draw:type="non-primitive" draw:enhanced-path="M 0 0 L 63 39 121 92 166 151 196 207 200 249 N"/>
            </draw:custom-shape>
            <draw:custom-shape draw:style-name="gr31" draw:text-style-name="P5" draw:layer="layout" svg:width="0.068cm" svg:height="0.15cm" svg:x="21.969cm" svg:y="12.058cm">
              <text:p/>
              <draw:enhanced-geometry svg:viewBox="0 0 107 263" draw:type="non-primitive" draw:enhanced-path="M 107 0 L 83 64 47 152 14 230 0 263 N"/>
            </draw:custom-shape>
            <draw:custom-shape draw:style-name="gr35" draw:text-style-name="P5" draw:layer="layout" svg:width="1.57cm" svg:height="0.938cm" svg:x="21.589cm" svg:y="10.768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34" draw:text-style-name="P5" draw:layer="layout" svg:width="0.073cm" svg:height="0.081cm" svg:x="21.671cm" svg:y="11.634cm">
              <text:p/>
              <draw:enhanced-geometry svg:viewBox="0 0 107 141" draw:type="non-primitive" draw:enhanced-path="M 13 141 L 99 128 107 63 0 0 13 141 13 141 Z N"/>
            </draw:custom-shape>
            <draw:custom-shape draw:style-name="gr9" draw:text-style-name="P5" draw:layer="layout" svg:width="0.073cm" svg:height="0.081cm" svg:x="21.671cm" svg:y="11.634cm">
              <text:p/>
              <draw:enhanced-geometry svg:viewBox="0 0 107 141" draw:type="non-primitive" draw:enhanced-path="M 13 141 L 99 128 107 63 0 0 13 141 13 141 N"/>
            </draw:custom-shape>
            <draw:custom-shape draw:style-name="gr25" draw:text-style-name="P5" draw:layer="layout" svg:width="0.79cm" svg:height="1.059cm" svg:x="21.82cm" svg:y="14.604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6" draw:text-style-name="P5" draw:layer="layout" svg:width="4.781cm" svg:height="3.201cm" svg:x="17.761cm" svg:y="12.846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7" draw:text-style-name="P5" draw:layer="layout" svg:width="0.103cm" svg:height="0.141cm" svg:x="21.853cm" svg:y="14.593cm">
              <text:p/>
              <draw:enhanced-geometry svg:viewBox="0 0 156 247" draw:type="non-primitive" draw:enhanced-path="M 0 0 L 53 71 100 138 135 198 156 247 N"/>
            </draw:custom-shape>
            <draw:custom-shape draw:style-name="gr37" draw:text-style-name="P5" draw:layer="layout" svg:width="0.201cm" svg:height="0.259cm" svg:x="21.956cm" svg:y="14.735cm">
              <text:p/>
              <draw:enhanced-geometry svg:viewBox="0 0 307 451" draw:type="non-primitive" draw:enhanced-path="M 0 0 L 15 37 39 75 68 115 102 155 140 200 178 245 216 292 252 343 282 395 307 451 N"/>
            </draw:custom-shape>
            <draw:custom-shape draw:style-name="gr37" draw:text-style-name="P5" draw:layer="layout" svg:width="0.205cm" svg:height="0.464cm" svg:x="22.158cm" svg:y="14.994cm">
              <text:p/>
              <draw:enhanced-geometry svg:viewBox="0 0 308 806" draw:type="non-primitive" draw:enhanced-path="M 0 0 L 12 36 25 79 37 127 50 180 63 235 77 293 92 353 106 412 122 472 140 528 158 584 179 636 201 682 224 724 250 759 277 786 308 806 N"/>
            </draw:custom-shape>
            <draw:custom-shape draw:style-name="gr37" draw:text-style-name="P5" draw:layer="layout" svg:width="0.179cm" svg:height="0.144cm" svg:x="22.363cm" svg:y="15.459cm">
              <text:p/>
              <draw:enhanced-geometry svg:viewBox="0 0 270 248" draw:type="non-primitive" draw:enhanced-path="M 0 0 L 80 46 148 100 201 154 238 201 262 235 270 248 N"/>
            </draw:custom-shape>
            <draw:custom-shape draw:style-name="gr37" draw:text-style-name="P5" draw:layer="layout" svg:width="0.391cm" svg:height="0.689cm" svg:x="20.341cm" svg:y="15.234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7" draw:text-style-name="P5" draw:layer="layout" svg:width="0.304cm" svg:height="0.595cm" svg:x="20.037cm" svg:y="14.639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7" draw:text-style-name="P5" draw:layer="layout" svg:width="0.506cm" svg:height="0.459cm" svg:x="19.531cm" svg:y="14.639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25" draw:text-style-name="P5" draw:layer="layout" svg:width="1.769cm" svg:height="2.139cm" svg:x="18.095cm" svg:y="13.184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7" draw:text-style-name="P5" draw:layer="layout" svg:width="0.426cm" svg:height="0.335cm" svg:x="19.438cm" svg:y="13.184cm">
              <text:p/>
              <draw:enhanced-geometry svg:viewBox="0 0 648 579" draw:type="non-primitive" draw:enhanced-path="M 648 0 L 598 41 545 83 492 127 439 171 386 215 333 259 282 303 233 346 187 387 144 427 105 463 70 498 41 529 17 556 0 579 N"/>
            </draw:custom-shape>
            <draw:custom-shape draw:style-name="gr37" draw:text-style-name="P5" draw:layer="layout" svg:width="0.337cm" svg:height="0.489cm" svg:x="19.101cm" svg:y="13.52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7" draw:text-style-name="P5" draw:layer="layout" svg:width="0.374cm" svg:height="0.514cm" svg:x="18.727cm" svg:y="14.009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7" draw:text-style-name="P5" draw:layer="layout" svg:width="0.211cm" svg:height="0.375cm" svg:x="18.515cm" svg:y="14.523cm">
              <text:p/>
              <draw:enhanced-geometry svg:viewBox="0 0 319 651" draw:type="non-primitive" draw:enhanced-path="M 319 0 L 297 34 271 74 245 121 217 172 188 226 161 283 133 340 106 399 81 456 57 511 35 562 16 610 0 651 N"/>
            </draw:custom-shape>
            <draw:custom-shape draw:style-name="gr37" draw:text-style-name="P5" draw:layer="layout" svg:width="0.178cm" svg:height="0.175cm" svg:x="18.337cm" svg:y="14.899cm">
              <text:p/>
              <draw:enhanced-geometry svg:viewBox="0 0 270 307" draw:type="non-primitive" draw:enhanced-path="M 270 0 L 241 65 206 118 165 164 122 203 79 238 37 272 0 307 N"/>
            </draw:custom-shape>
            <draw:custom-shape draw:style-name="gr37" draw:text-style-name="P5" draw:layer="layout" svg:width="0.132cm" svg:height="0.248cm" svg:x="18.205cm" svg:y="15.074cm">
              <text:p/>
              <draw:enhanced-geometry svg:viewBox="0 0 200 428" draw:type="non-primitive" draw:enhanced-path="M 200 0 L 168 42 134 102 100 172 69 245 42 315 19 373 5 412 0 428 N"/>
            </draw:custom-shape>
            <draw:custom-shape draw:style-name="gr38" draw:text-style-name="P5" draw:layer="layout" svg:width="2.676cm" svg:height="1.463cm" svg:x="19.514cm" svg:y="13.626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9" draw:text-style-name="P5" draw:layer="layout" svg:width="0.304cm" svg:height="0.199cm" svg:x="22.197cm" svg:y="14.939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7" draw:text-style-name="P5" draw:layer="layout" svg:width="0.322cm" svg:height="0.216cm" svg:x="21.939cm" svg:y="14.708cm">
              <text:p/>
              <draw:enhanced-geometry svg:viewBox="0 0 483 377" draw:type="non-primitive" draw:enhanced-path="M 0 0 L 86 44 164 87 234 130 296 171 349 210 395 246 430 280 457 309 475 336 483 359 482 377 N"/>
            </draw:custom-shape>
            <draw:custom-shape draw:style-name="gr37" draw:text-style-name="P5" draw:layer="layout" svg:width="0.126cm" svg:height="0.083cm" svg:x="22.134cm" svg:y="14.853cm">
              <text:p/>
              <draw:enhanced-geometry svg:viewBox="0 0 189 148" draw:type="non-primitive" draw:enhanced-path="M 189 129 L 169 148 139 137 100 104 53 55 0 0 N"/>
            </draw:custom-shape>
            <draw:custom-shape draw:style-name="gr37" draw:text-style-name="P5" draw:layer="layout" svg:width="0.161cm" svg:height="0.099cm" svg:x="21.972cm" svg:y="14.754cm">
              <text:p/>
              <draw:enhanced-geometry svg:viewBox="0 0 246 166" draw:type="non-primitive" draw:enhanced-path="M 246 166 L 168 99 87 47 25 12 0 0 N"/>
            </draw:custom-shape>
            <draw:custom-shape draw:style-name="gr37" draw:text-style-name="P5" draw:layer="layout" svg:width="0.218cm" svg:height="0.254cm" svg:x="22.174cm" svg:y="15.28cm">
              <text:p/>
              <draw:enhanced-geometry svg:viewBox="0 0 330 439" draw:type="non-primitive" draw:enhanced-path="M 330 439 L 295 399 253 353 208 301 161 246 116 191 75 137 40 86 14 39 0 0 N"/>
            </draw:custom-shape>
            <draw:custom-shape draw:style-name="gr37" draw:text-style-name="P5" draw:layer="layout" svg:width="0.056cm" svg:height="0.074cm" svg:x="22.118cm" svg:y="15.214cm">
              <text:p/>
              <draw:enhanced-geometry svg:viewBox="0 0 83 130" draw:type="non-primitive" draw:enhanced-path="M 83 117 L 71 78 55 43 38 16 21 1 8 0 0 19 1 61 12 130 N"/>
            </draw:custom-shape>
            <draw:custom-shape draw:style-name="gr37" draw:text-style-name="P5" draw:layer="layout" svg:width="0.195cm" svg:height="0.28cm" svg:x="22.128cm" svg:y="15.288cm">
              <text:p/>
              <draw:enhanced-geometry svg:viewBox="0 0 296 486" draw:type="non-primitive" draw:enhanced-path="M 0 0 L 14 61 30 119 49 176 69 230 92 281 118 327 146 370 179 408 214 439 254 465 296 486 N"/>
            </draw:custom-shape>
            <draw:custom-shape draw:style-name="gr37" draw:text-style-name="P5" draw:layer="layout" svg:width="0.291cm" svg:height="0.032cm" svg:x="22.158cm" svg:y="15.649cm">
              <text:p/>
              <draw:enhanced-geometry svg:viewBox="0 0 437 54" draw:type="non-primitive" draw:enhanced-path="M 437 0 L 367 23 296 40 230 50 165 54 104 51 50 42 0 25 N"/>
            </draw:custom-shape>
            <draw:custom-shape draw:style-name="gr37" draw:text-style-name="P5" draw:layer="layout" svg:width="0.141cm" svg:height="0.161cm" svg:x="22.347cm" svg:y="14.968cm">
              <text:p/>
              <draw:enhanced-geometry svg:viewBox="0 0 214 284" draw:type="non-primitive" draw:enhanced-path="M 0 0 L 68 59 119 110 156 155 182 197 200 239 214 284 N"/>
            </draw:custom-shape>
            <draw:custom-shape draw:style-name="gr37" draw:text-style-name="P5" draw:layer="layout" svg:width="0.019cm" svg:height="0.274cm" svg:x="22.489cm" svg:y="15.13cm">
              <text:p/>
              <draw:enhanced-geometry svg:viewBox="0 0 34 473" draw:type="non-primitive" draw:enhanced-path="M 0 0 L 8 48 14 115 20 192 25 273 29 349 31 414 32 458 34 473 N"/>
            </draw:custom-shape>
            <draw:custom-shape draw:style-name="gr37" draw:text-style-name="P5" draw:layer="layout" svg:width="0.079cm" svg:height="0.377cm" svg:x="20.566cm" svg:y="13.935cm">
              <text:p/>
              <draw:enhanced-geometry svg:viewBox="0 0 119 651" draw:type="non-primitive" draw:enhanced-path="M 0 0 L 23 33 45 74 63 120 79 171 92 227 103 286 111 346 117 408 119 470 119 532 115 592 108 651 N"/>
            </draw:custom-shape>
            <draw:custom-shape draw:style-name="gr37" draw:text-style-name="P5" draw:layer="layout" svg:width="0.079cm" svg:height="0.9cm" svg:x="20.56cm" svg:y="14.313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7" draw:text-style-name="P5" draw:layer="layout" svg:width="0.195cm" svg:height="0.716cm" svg:x="19.514cm" svg:y="13.677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7" draw:text-style-name="P5" draw:layer="layout" svg:width="0.069cm" svg:height="0.306cm" svg:x="19.445cm" svg:y="14.394cm">
              <text:p/>
              <draw:enhanced-geometry svg:viewBox="0 0 107 533" draw:type="non-primitive" draw:enhanced-path="M 107 0 L 93 53 78 121 63 196 47 276 32 354 20 424 9 481 3 518 0 533 N"/>
            </draw:custom-shape>
            <draw:custom-shape draw:style-name="gr37" draw:text-style-name="P5" draw:layer="layout" svg:width="0.046cm" svg:height="0.361cm" svg:x="18.846cm" svg:y="15.158cm">
              <text:p/>
              <draw:enhanced-geometry svg:viewBox="0 0 73 626" draw:type="non-primitive" draw:enhanced-path="M 0 626 L 10 571 22 517 33 462 44 406 54 351 62 294 69 238 73 180 71 121 67 61 57 0 N"/>
            </draw:custom-shape>
            <draw:custom-shape draw:style-name="gr37" draw:text-style-name="P5" draw:layer="layout" svg:width="0.278cm" svg:height="0.79cm" svg:x="18.879cm" svg:y="14.368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7" draw:text-style-name="P5" draw:layer="layout" svg:width="0.171cm" svg:height="0.352cm" svg:x="19.303cm" svg:y="13.548cm">
              <text:p/>
              <draw:enhanced-geometry svg:viewBox="0 0 260 613" draw:type="non-primitive" draw:enhanced-path="M 260 0 L 252 32 242 61 228 92 211 122 192 157 171 197 146 242 120 295 92 358 63 430 33 515 0 613 N"/>
            </draw:custom-shape>
            <draw:custom-shape draw:style-name="gr37" draw:text-style-name="P5" draw:layer="layout" svg:width="0.529cm" svg:height="1.024cm" svg:x="18.773cm" svg:y="13.9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7" draw:text-style-name="P5" draw:layer="layout" svg:width="0.172cm" svg:height="0.398cm" svg:x="18.601cm" svg:y="14.924cm">
              <text:p/>
              <draw:enhanced-geometry svg:viewBox="0 0 262 688" draw:type="non-primitive" draw:enhanced-path="M 262 0 L 240 45 216 89 191 132 164 174 138 217 112 260 87 304 65 351 44 398 27 449 14 504 5 560 0 621 3 688 N"/>
            </draw:custom-shape>
            <draw:custom-shape draw:style-name="gr37" draw:text-style-name="P5" draw:layer="layout" svg:width="0.079cm" svg:height="0.245cm" svg:x="18.525cm" svg:y="15.323cm">
              <text:p/>
              <draw:enhanced-geometry svg:viewBox="0 0 123 426" draw:type="non-primitive" draw:enhanced-path="M 118 0 L 123 107 122 193 115 258 102 310 84 349 61 378 33 403 0 426 N"/>
            </draw:custom-shape>
            <draw:custom-shape draw:style-name="gr37" draw:text-style-name="P5" draw:layer="layout" svg:width="0.039cm" svg:height="0.205cm" svg:x="18.525cm" svg:y="15.363cm">
              <text:p/>
              <draw:enhanced-geometry svg:viewBox="0 0 63 356" draw:type="non-primitive" draw:enhanced-path="M 0 356 L 22 300 43 237 58 169 63 102 56 44 36 0 N"/>
            </draw:custom-shape>
            <draw:custom-shape draw:style-name="gr37" draw:text-style-name="P5" draw:layer="layout" svg:width="0.093cm" svg:height="0.135cm" svg:x="19.124cm" svg:y="15.514cm">
              <text:p/>
              <draw:enhanced-geometry svg:viewBox="0 0 141 236" draw:type="non-primitive" draw:enhanced-path="M 0 236 L 64 167 110 119 136 83 141 47 119 0 N"/>
            </draw:custom-shape>
            <draw:custom-shape draw:style-name="gr37" draw:text-style-name="P5" draw:layer="layout" svg:width="0.073cm" svg:height="0.211cm" svg:x="19.193cm" svg:y="15.303cm">
              <text:p/>
              <draw:enhanced-geometry svg:viewBox="0 0 106 367" draw:type="non-primitive" draw:enhanced-path="M 13 367 L 0 317 5 253 24 183 50 115 78 56 98 16 106 0 N"/>
            </draw:custom-shape>
            <draw:custom-shape draw:style-name="gr37" draw:text-style-name="P5" draw:layer="layout" svg:width="0.145cm" svg:height="0.211cm" svg:x="19.121cm" svg:y="15.303cm">
              <text:p/>
              <draw:enhanced-geometry svg:viewBox="0 0 220 367" draw:type="non-primitive" draw:enhanced-path="M 220 0 L 159 69 108 125 66 173 34 215 13 252 1 287 0 326 8 367 N"/>
            </draw:custom-shape>
            <draw:custom-shape draw:style-name="gr37" draw:text-style-name="P5" draw:layer="layout" svg:width="0.161cm" svg:height="0.149cm" svg:x="18.962cm" svg:y="15.514cm">
              <text:p/>
              <draw:enhanced-geometry svg:viewBox="0 0 248 261" draw:type="non-primitive" draw:enhanced-path="M 248 0 L 246 52 215 104 166 152 109 195 56 230 16 253 0 261 N"/>
            </draw:custom-shape>
            <draw:custom-shape draw:style-name="gr37" draw:text-style-name="P5" draw:layer="layout" svg:width="0.085cm" svg:height="0.363cm" svg:x="18.624cm" svg:y="15.274cm">
              <text:p/>
              <draw:enhanced-geometry svg:viewBox="0 0 131 628" draw:type="non-primitive" draw:enhanced-path="M 0 628 L 28 576 51 513 71 442 88 367 100 290 110 215 118 147 124 89 128 42 131 12 131 0 N"/>
            </draw:custom-shape>
            <draw:custom-shape draw:style-name="gr37" draw:text-style-name="P5" draw:layer="layout" svg:width="0.069cm" svg:height="0.375cm" svg:x="18.687cm" svg:y="15.274cm">
              <text:p/>
              <draw:enhanced-geometry svg:viewBox="0 0 105 651" draw:type="non-primitive" draw:enhanced-path="M 34 0 L 60 57 80 115 94 173 101 233 105 292 104 351 97 407 88 460 74 508 58 554 40 592 21 625 0 651 N"/>
            </draw:custom-shape>
            <draw:custom-shape draw:style-name="gr37" draw:text-style-name="P5" draw:layer="layout" svg:width="0.095cm" svg:height="0.184cm" svg:x="18.419cm" svg:y="15.323cm">
              <text:p/>
              <draw:enhanced-geometry svg:viewBox="0 0 146 318" draw:type="non-primitive" draw:enhanced-path="M 146 0 L 81 23 37 58 11 103 0 152 0 200 7 246 16 283 25 309 29 318 N"/>
            </draw:custom-shape>
            <draw:custom-shape draw:style-name="gr37" draw:text-style-name="P5" draw:layer="layout" svg:width="0.075cm" svg:height="0.184cm" svg:x="18.439cm" svg:y="15.323cm">
              <text:p/>
              <draw:enhanced-geometry svg:viewBox="0 0 117 318" draw:type="non-primitive" draw:enhanced-path="M 0 318 L 21 231 52 145 83 71 108 19 117 0 N"/>
            </draw:custom-shape>
            <draw:custom-shape draw:style-name="gr37" draw:text-style-name="P5" draw:layer="layout" svg:width="0.06cm" svg:height="0.149cm" svg:x="18.316cm" svg:y="15.295cm">
              <text:p/>
              <draw:enhanced-geometry svg:viewBox="0 0 88 261" draw:type="non-primitive" draw:enhanced-path="M 52 261 L 28 221 11 195 1 178 0 162 6 143 22 114 49 68 88 0 N"/>
            </draw:custom-shape>
            <draw:custom-shape draw:style-name="gr37" draw:text-style-name="P5" draw:layer="layout" svg:width="0.218cm" svg:height="0.361cm" svg:x="18.376cm" svg:y="14.933cm">
              <text:p/>
              <draw:enhanced-geometry svg:viewBox="0 0 330 627" draw:type="non-primitive" draw:enhanced-path="M 0 627 L 30 574 62 520 94 465 125 409 157 355 188 300 217 247 244 194 270 143 293 93 313 46 330 0 N"/>
            </draw:custom-shape>
            <draw:custom-shape draw:style-name="gr37" draw:text-style-name="P5" draw:layer="layout" svg:width="0.148cm" svg:height="0.299cm" svg:x="18.595cm" svg:y="14.634cm">
              <text:p/>
              <draw:enhanced-geometry svg:viewBox="0 0 223 521" draw:type="non-primitive" draw:enhanced-path="M 0 521 L 23 456 52 383 84 308 118 231 150 159 179 96 202 45 217 12 223 0 N"/>
            </draw:custom-shape>
            <draw:custom-shape draw:style-name="gr37" draw:text-style-name="P5" draw:layer="layout" svg:width="0.039cm" svg:height="0.164cm" svg:x="19.498cm" svg:y="13.254cm">
              <text:p/>
              <draw:enhanced-geometry svg:viewBox="0 0 60 284" draw:type="non-primitive" draw:enhanced-path="M 60 284 L 20 199 3 106 0 30 1 0 N"/>
            </draw:custom-shape>
            <draw:custom-shape draw:style-name="gr37" draw:text-style-name="P5" draw:layer="layout" svg:width="0.026cm" svg:height="0.171cm" svg:x="19.389cm" svg:y="13.362cm">
              <text:p/>
              <draw:enhanced-geometry svg:viewBox="0 0 36 295" draw:type="non-primitive" draw:enhanced-path="M 36 295 L 16 205 4 107 1 31 0 0 N"/>
            </draw:custom-shape>
            <draw:custom-shape draw:style-name="gr37" draw:text-style-name="P5" draw:layer="layout" svg:width="0.03cm" svg:height="0.488cm" svg:x="19.249cm" svg:y="13.299cm">
              <text:p/>
              <draw:enhanced-geometry svg:viewBox="0 0 44 841" draw:type="non-primitive" draw:enhanced-path="M 23 0 L 33 83 40 166 43 246 44 325 43 402 41 475 36 544 31 607 25 665 19 716 14 759 8 794 4 820 1 836 0 841 N"/>
            </draw:custom-shape>
            <draw:custom-shape draw:style-name="gr37" draw:text-style-name="P5" draw:layer="layout" svg:width="0.053cm" svg:height="0.41cm" svg:x="18.978cm" svg:y="13.643cm">
              <text:p/>
              <draw:enhanced-geometry svg:viewBox="0 0 79 710" draw:type="non-primitive" draw:enhanced-path="M 31 710 L 14 655 4 594 0 526 1 455 6 383 15 311 26 241 38 177 51 119 61 70 71 33 77 9 79 0 N"/>
            </draw:custom-shape>
            <draw:custom-shape draw:style-name="gr37" draw:text-style-name="P5" draw:layer="layout" svg:width="0.172cm" svg:height="0.585cm" svg:x="18.68cm" svg:y="13.958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7" draw:text-style-name="P5" draw:layer="layout" svg:width="0.04cm" svg:height="0.273cm" svg:x="18.491cm" svg:y="14.585cm">
              <text:p/>
              <draw:enhanced-geometry svg:viewBox="0 0 60 473" draw:type="non-primitive" draw:enhanced-path="M 60 0 L 44 116 31 214 21 296 13 361 7 411 4 446 1 467 0 473 N"/>
            </draw:custom-shape>
            <draw:custom-shape draw:style-name="gr37" draw:text-style-name="P5" draw:layer="layout" svg:width="0.225cm" svg:height="0.196cm" svg:x="18.266cm" svg:y="14.858cm">
              <text:p/>
              <draw:enhanced-geometry svg:viewBox="0 0 340 343" draw:type="non-primitive" draw:enhanced-path="M 340 0 L 269 73 203 138 144 197 95 247 54 288 25 318 5 338 0 343 N"/>
            </draw:custom-shape>
            <draw:custom-shape draw:style-name="gr37" draw:text-style-name="P5" draw:layer="layout" svg:width="0.114cm" svg:height="0.179cm" svg:x="18.152cm" svg:y="15.055cm">
              <text:p/>
              <draw:enhanced-geometry svg:viewBox="0 0 177 308" draw:type="non-primitive" draw:enhanced-path="M 177 0 L 149 73 126 135 102 189 76 236 43 275 0 308 N"/>
            </draw:custom-shape>
            <draw:custom-shape draw:style-name="gr37" draw:text-style-name="P5" draw:layer="layout" svg:width="0.228cm" svg:height="0.459cm" svg:x="18.445cm" svg:y="13.259cm">
              <text:p/>
              <draw:enhanced-geometry svg:viewBox="0 0 343 795" draw:type="non-primitive" draw:enhanced-path="M 343 0 L 309 60 276 115 246 168 216 216 189 263 164 307 140 351 118 394 97 437 79 480 62 525 46 573 33 622 20 676 9 732 0 795 N"/>
            </draw:custom-shape>
            <draw:custom-shape draw:style-name="gr37" draw:text-style-name="P5" draw:layer="layout" svg:width="0.333cm" svg:height="0.66cm" svg:x="18.112cm" svg:y="13.718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7" draw:text-style-name="P5" draw:layer="layout" svg:width="0.122cm" svg:height="0.104cm" svg:x="20.031cm" svg:y="14.544cm">
              <text:p/>
              <draw:enhanced-geometry svg:viewBox="0 0 188 178" draw:type="non-primitive" draw:enhanced-path="M 0 178 L 34 127 56 93 69 70 83 54 102 42 135 25 188 0 N"/>
            </draw:custom-shape>
            <draw:custom-shape draw:style-name="gr37" draw:text-style-name="P5" draw:layer="layout" svg:width="0.218cm" svg:height="0.21cm" svg:x="20.153cm" svg:y="14.333cm">
              <text:p/>
              <draw:enhanced-geometry svg:viewBox="0 0 330 366" draw:type="non-primitive" draw:enhanced-path="M 0 366 L 58 331 115 279 171 219 222 157 266 98 300 47 323 13 330 0 N"/>
            </draw:custom-shape>
            <draw:custom-shape draw:style-name="gr37" draw:text-style-name="P5" draw:layer="layout" svg:width="0.085cm" svg:height="0.715cm" svg:x="20.295cm" svg:y="13.618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7" draw:text-style-name="P5" draw:layer="layout" svg:width="0.066cm" svg:height="0.274cm" svg:x="20.358cm" svg:y="14.215cm">
            <text:p/>
            <draw:enhanced-geometry svg:viewBox="0 0 100 473" draw:type="non-primitive" draw:enhanced-path="M 83 0 L 96 84 100 157 98 222 89 280 74 334 53 382 28 429 0 473 N"/>
          </draw:custom-shape>
          <draw:custom-shape draw:style-name="gr37" draw:text-style-name="P5" draw:layer="layout" svg:width="0.095cm" svg:height="0.205cm" svg:x="20.263cm" svg:y="14.489cm">
            <text:p/>
            <draw:enhanced-geometry svg:viewBox="0 0 142 355" draw:type="non-primitive" draw:enhanced-path="M 142 0 L 112 53 94 110 80 167 69 223 54 274 33 319 0 355 N"/>
          </draw:custom-shape>
          <draw:custom-shape draw:style-name="gr37" draw:text-style-name="P5" draw:layer="layout" svg:width="0.217cm" svg:height="0.037cm" svg:x="20.045cm" svg:y="14.669cm">
            <text:p/>
            <draw:enhanced-geometry svg:viewBox="0 0 329 68" draw:type="non-primitive" draw:enhanced-path="M 329 47 L 273 68 202 65 129 50 63 27 17 8 0 0 N"/>
          </draw:custom-shape>
          <draw:custom-shape draw:style-name="gr37" draw:text-style-name="P5" draw:layer="layout" svg:width="0.033cm" svg:height="0.361cm" svg:x="20.693cm" svg:y="14.204cm">
            <text:p/>
            <draw:enhanced-geometry svg:viewBox="0 0 51 626" draw:type="non-primitive" draw:enhanced-path="M 0 0 L 13 83 24 154 34 214 42 267 49 316 51 361 51 405 48 452 41 503 29 559 12 626 N"/>
          </draw:custom-shape>
          <draw:custom-shape draw:style-name="gr37" draw:text-style-name="P5" draw:layer="layout" svg:width="0.108cm" svg:height="0.608cm" svg:x="20.591cm" svg:y="14.565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38" draw:text-style-name="P5" draw:layer="layout" svg:width="0.701cm" svg:height="1.016cm" svg:x="18.744cm" svg:y="14.689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7" draw:text-style-name="P5" draw:layer="layout" svg:width="0.39cm" svg:height="1.016cm" svg:x="18.532cm" svg:y="13.344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7" draw:text-style-name="P5" draw:layer="layout" svg:width="0.453cm" svg:height="0.553cm" svg:x="18.079cm" svg:y="14.36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7" draw:text-style-name="P5" draw:layer="layout" svg:width="0.109cm" svg:height="0.294cm" svg:x="17.97cm" svg:y="14.914cm">
            <text:p/>
            <draw:enhanced-geometry svg:viewBox="0 0 167 509" draw:type="non-primitive" draw:enhanced-path="M 167 0 L 121 47 85 103 58 168 37 236 22 304 12 367 5 424 3 468 2 497 0 509 N"/>
          </draw:custom-shape>
          <draw:custom-shape draw:style-name="gr37" draw:text-style-name="P5" draw:layer="layout" svg:width="0.079cm" svg:height="0.397cm" svg:x="17.97cm" svg:y="14.81cm">
            <text:p/>
            <draw:enhanced-geometry svg:viewBox="0 0 120 686" draw:type="non-primitive" draw:enhanced-path="M 1 686 L 0 623 0 562 3 500 6 440 13 380 21 321 32 263 44 208 60 153 77 100 98 50 120 0 N"/>
          </draw:custom-shape>
          <draw:custom-shape draw:style-name="gr37" draw:text-style-name="P5" draw:layer="layout" svg:width="0.406cm" svg:height="0.641cm" svg:x="18.05cm" svg:y="14.169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7" draw:text-style-name="P5" draw:layer="layout" svg:width="0.242cm" svg:height="0.606cm" svg:x="18.456cm" svg:y="13.563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7" draw:text-style-name="P5" draw:layer="layout" svg:width="0.327cm" svg:height="0.666cm" svg:x="18.371cm" svg:y="13.563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7" draw:text-style-name="P5" draw:layer="layout" svg:width="0.36cm" svg:height="0.539cm" svg:x="18.01cm" svg:y="14.23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7" draw:text-style-name="P5" draw:layer="layout" svg:width="0.099cm" svg:height="0.34cm" svg:x="17.91cm" svg:y="14.769cm">
            <text:p/>
            <draw:enhanced-geometry svg:viewBox="0 0 152 592" draw:type="non-primitive" draw:enhanced-path="M 152 0 L 128 53 105 107 83 160 65 214 48 270 34 324 21 378 12 433 5 487 1 540 0 592 N"/>
          </draw:custom-shape>
          <draw:custom-shape draw:style-name="gr35" draw:text-style-name="P5" draw:layer="layout" svg:width="0.092cm" svg:height="0.069cm" svg:x="21.944cm" svg:y="11.652cm">
            <text:p/>
            <draw:enhanced-geometry svg:viewBox="0 0 139 122" draw:type="non-primitive" draw:enhanced-path="M 108 5 L 127 38 139 74 124 107 124 107 76 113 47 120 38 122 38 122 8 81 0 39 14 0 14 0 64 1 96 4 108 5 108 5 108 5 Z N"/>
          </draw:custom-shape>
          <draw:custom-shape draw:style-name="gr35" draw:text-style-name="P5" draw:layer="layout" svg:width="0.049cm" svg:height="0.069cm" svg:x="21.666cm" svg:y="11.646cm">
            <text:p/>
            <draw:enhanced-geometry svg:viewBox="0 0 75 120" draw:type="non-primitive" draw:enhanced-path="M 63 14 L 74 46 75 86 64 117 64 117 43 119 28 120 22 120 22 120 0 67 5 21 13 0 13 0 41 4 57 10 63 14 63 14 63 14 Z N"/>
          </draw:custom-shape>
        </draw:g>
        <draw:frame presentation:style-name="pr6" draw:layer="layout" svg:width="22.5cm" svg:height="2.329cm" svg:x="2.3cm" svg:y="0.602cm" presentation:class="title" presentation:user-transformed="true">
          <draw:text-box>
            <text:p>exercise-1</text:p>
          </draw:text-box>
        </draw:frame>
        <draw:custom-shape draw:style-name="gr40" draw:text-style-name="P20" draw:layer="layout" svg:width="4.392cm" svg:height="1.013cm" svg:x="18.2cm" svg:y="17cm">
          <text:p text:style-name="P20"><text:span text:style-name="T3">clo.c</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4" presentation:class="page"/>
          <draw:frame presentation:style-name="pr5" draw:layer="layout" svg:width="14.394cm" svg:height="11.499cm" svg:x="2.963cm" svg:y="11.861cm" presentation:class="notes" presentation:placeholder="true">
            <draw:text-box/>
          </draw:frame>
        </presentation:notes>
      </draw:page>
      <draw:page draw:name="answer-1" draw:style-name="dp1" draw:master-page-name="Default" presentation:presentation-page-layout-name="AL1T1" presentation:use-footer-name="ftr1">
        <office:forms form:automatic-focus="false" form:apply-design-mode="false"/>
        <draw:frame presentation:style-name="pr7" draw:text-style-name="P19" draw:layer="layout" svg:width="22.649cm" svg:height="14.992cm" svg:x="1.897cm" svg:y="3cm" presentation:class="outline" presentation:user-transformed="true">
          <draw:text-box>
            <text:list text:style-name="L3">
              <text:list-item>
                <text:p text:style-name="P8"><text:span text:style-name="T3">when do you get a diagnostic?</text:span></text:p>
                <text:list>
                  <text:list-item>
                    <text:p text:style-name="P9"><text:span text:style-name="T3">gcc clo.c </text:span><text:span text:style-name="T11"></text:span><text:span text:style-name="T3"> NO</text:span></text:p>
                  </text:list-item>
                  <text:list-item>
                    <text:p text:style-name="P9"><text:span text:style-name="T3">gcc –Wall clo.c </text:span><text:span text:style-name="T11"></text:span><text:span text:style-name="T3"> NO! <text:s text:c="2"/>why not?</text:span></text:p>
                  </text:list-item>
                  <text:list-item>
                    <text:p text:style-name="P9"><text:span text:style-name="T3">gcc –Wmissing-prototypes clo.c </text:span><text:span text:style-name="T11"></text:span><text:span text:style-name="T3"> <text:s/>YES</text:span></text:p>
                  </text:list-item>
                </text:list>
              </text:list-item>
            </text:list>
            <text:p text:style-name="P17"><text:span text:style-name="T3"/></text:p>
            <text:list text:style-name="L4">
              <text:list-item>
                <text:list>
                  <text:list-header>
                    <text:p text:style-name="P18"><text:span text:style-name="T3"/></text:p>
                  </text:list-header>
                </text:list>
              </text:list-item>
            </text:list>
          </draw:text-box>
        </draw:frame>
        <draw:custom-shape draw:style-name="CodeBox" draw:layer="layout" svg:width="12.003cm" svg:height="9.189cm" svg:x="6.123cm" svg:y="8.845cm">
          <text:p><text:span text:style-name="T6">int </text:span><text:span text:style-name="T7">f();</text:span></text:p>
          <text:p><text:span text:style-name="T7"/></text:p>
          <text:p><text:span text:style-name="T6">int</text:span><text:span text:style-name="T7"> main(</text:span><text:span text:style-name="T6">void</text:span><text:span text:style-name="T7">)</text:span></text:p>
          <text:p><text:span text:style-name="T7">{</text:span></text:p>
          <text:p><text:span text:style-name="T7"><text:s text:c="4"/></text:span><text:span text:style-name="T6">return</text:span><text:span text:style-name="T7"> f(4, 2);</text:span></text:p>
          <text:p><text:span text:style-name="T7">}</text:span></text:p>
          <text:p><text:span text:style-name="T7"/></text:p>
          <text:p><text:span text:style-name="T6">int</text:span><text:span text:style-name="T7"> f(</text:span><text:span text:style-name="T6">int</text:span><text:span text:style-name="T7"> value)</text:span></text:p>
          <text:p><text:span text:style-name="T7">{</text:span></text:p>
          <text:p><text:span text:style-name="T7"><text:s text:c="4"/></text:span><text:span text:style-name="T6">return</text:span><text:span text:style-name="T7"> value;</text:span></text:p>
          <text:p><text:span text:style-name="T7">}</text:span></text:p>
          <draw:enhanced-geometry svg:viewBox="0 0 21600 21600" draw:type="mso-spt202" draw:enhanced-path="M 0 0 L 21600 0 21600 21600 0 21600 0 0 Z N"/>
        </draw:custom-shape>
        <draw:line draw:style-name="gr14" draw:text-style-name="P12" draw:layer="layout" svg:x1="20.401cm" svg:y1="9.5cm" svg:x2="11cm" svg:y2="9.5cm">
          <text:p/>
        </draw:line>
        <draw:g>
          <draw:custom-shape draw:style-name="gr8" draw:text-style-name="P5" draw:layer="layout" svg:width="0.812cm" svg:height="3.268cm" draw:transform="rotate (-2.3537510292403) translate (23.425cm 10.651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9" draw:text-style-name="P5" draw:layer="layout" svg:width="0.812cm" svg:height="3.268cm" draw:transform="rotate (-2.3537510292403) translate (23.425cm 10.651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8" draw:text-style-name="P5" draw:layer="layout" svg:width="0.759cm" svg:height="3.272cm" draw:transform="rotate (-2.3537510292403) translate (23.923cm 10.14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9" draw:text-style-name="P5" draw:layer="layout" svg:width="0.759cm" svg:height="3.272cm" draw:transform="rotate (-2.3537510292403) translate (23.923cm 10.14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0" draw:text-style-name="P5" draw:layer="layout" svg:width="0.294cm" svg:height="0.607cm" draw:transform="rotate (-2.3537510292403) translate (23.354cm 10.591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0" draw:text-style-name="P5" draw:layer="layout" svg:width="0.258cm" svg:height="0.522cm" draw:transform="rotate (-2.3537510292403) translate (23.528cm 10.327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0" draw:text-style-name="P5" draw:layer="layout" svg:width="0.52cm" svg:height="0.633cm" draw:transform="rotate (-2.3537510292403) translate (22.801cm 10.082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0" draw:text-style-name="P5" draw:layer="layout" svg:width="0.395cm" svg:height="0.245cm" draw:transform="rotate (-2.3537510292403) translate (22.126cm 9.564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0" draw:text-style-name="P5" draw:layer="layout" svg:width="0.759cm" svg:height="3.201cm" draw:transform="rotate (-2.3537510292403) translate (23.902cm 10.08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0" draw:text-style-name="P5" draw:layer="layout" svg:width="0.896cm" svg:height="3.273cm" draw:transform="rotate (-2.3537510292403) translate (23.449cm 10.5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0" draw:text-style-name="P5" draw:layer="layout" svg:width="0.589cm" svg:height="0.468cm" draw:transform="rotate (-2.3537510292403) translate (23.605cm 10.483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0" draw:text-style-name="P5" draw:layer="layout" svg:width="0.056cm" svg:height="0.03cm" draw:transform="rotate (-2.3537510292403) translate (23.383cm 10.649cm)">
            <text:p/>
            <draw:enhanced-geometry svg:viewBox="0 0 70 35" draw:type="non-primitive" draw:enhanced-path="M 0 0 L 9 5 17 9 26 15 34 20 43 24 52 29 61 32 70 35 0 0 Z N"/>
          </draw:custom-shape>
          <draw:custom-shape draw:style-name="gr10" draw:text-style-name="P5" draw:layer="layout" svg:width="0.25cm" svg:height="0.267cm" draw:transform="rotate (-2.3537510292403) translate (23.374cm 10.658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0" draw:text-style-name="P5" draw:layer="layout" svg:width="0.48cm" svg:height="0.196cm" draw:transform="rotate (-2.3537510292403) translate (22.784cm 10.555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0" draw:text-style-name="P5" draw:layer="layout" svg:width="0.197cm" svg:height="0.326cm" draw:transform="rotate (-2.3537510292403) translate (22.679cm 11.066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0" draw:text-style-name="P5" draw:layer="layout" svg:width="0.157cm" svg:height="0.316cm" draw:transform="rotate (-2.3537510292403) translate (22.66cm 11.029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0" draw:text-style-name="P5" draw:layer="layout" svg:width="0.141cm" svg:height="0.218cm" draw:transform="rotate (-2.3537510292403) translate (22.592cm 11.001cm)">
            <text:p/>
            <draw:enhanced-geometry svg:viewBox="0 0 175 243" draw:type="non-primitive" draw:enhanced-path="M 0 243 L 11 229 22 213 32 198 42 182 54 167 64 152 74 136 84 120 96 105 106 89 117 73 129 59 140 44 151 29 163 14 175 0 0 243 Z N"/>
          </draw:custom-shape>
          <draw:custom-shape draw:style-name="gr10" draw:text-style-name="P5" draw:layer="layout" svg:width="0.213cm" svg:height="0.316cm" draw:transform="rotate (-2.3537510292403) translate (22.647cm 11.035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0" draw:text-style-name="P5" draw:layer="layout" svg:width="0.124cm" svg:height="0.187cm" draw:transform="rotate (-2.3537510292403) translate (22.626cm 11.099cm)">
            <text:p/>
            <draw:enhanced-geometry svg:viewBox="0 0 157 211" draw:type="non-primitive" draw:enhanced-path="M 157 0 L 147 14 137 26 127 39 115 51 104 64 94 76 82 89 72 102 61 115 51 127 40 141 31 154 22 168 14 182 6 196 0 211 157 0 Z N"/>
          </draw:custom-shape>
          <draw:custom-shape draw:style-name="gr10" draw:text-style-name="P5" draw:layer="layout" svg:width="0.056cm" svg:height="0.187cm" draw:transform="rotate (-2.3537510292403) translate (22.572cm 11.022cm)">
            <text:p/>
            <draw:enhanced-geometry svg:viewBox="0 0 70 209" draw:type="non-primitive" draw:enhanced-path="M 0 209 L 5 197 10 183 14 171 19 157 22 144 27 131 31 118 36 104 40 91 44 78 48 65 53 52 57 38 61 26 65 12 70 0 0 209 Z N"/>
          </draw:custom-shape>
          <draw:custom-shape draw:style-name="gr10" draw:text-style-name="P5" draw:layer="layout" svg:width="0.497cm" svg:height="0.625cm" draw:transform="rotate (-2.3537510292403) translate (22.306cm 10.35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0" draw:text-style-name="P5" draw:layer="layout" svg:width="0.157cm" svg:height="0.044cm" draw:transform="rotate (-2.3537510292403) translate (22.169cm 10.318cm)">
            <text:p/>
            <draw:enhanced-geometry svg:viewBox="0 0 193 50" draw:type="non-primitive" draw:enhanced-path="M 193 0 L 181 3 168 7 156 11 143 17 131 23 117 27 105 33 92 38 79 42 66 46 55 49 42 50 31 49 21 46 11 43 0 36 193 0 Z N"/>
          </draw:custom-shape>
          <draw:custom-shape draw:style-name="gr10" draw:text-style-name="P5" draw:layer="layout" svg:width="0.222cm" svg:height="0.155cm" draw:transform="rotate (-2.3537510292403) translate (22.298cm 10.33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0" draw:text-style-name="P5" draw:layer="layout" svg:width="0.646cm" svg:height="0.893cm" draw:transform="rotate (-2.3537510292403) translate (21.46cm 9.721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0" draw:text-style-name="P5" draw:layer="layout" svg:width="0.497cm" svg:height="0.625cm" draw:transform="rotate (-2.3537510292403) translate (23.414cm 9.233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0" draw:text-style-name="P5" draw:layer="layout" svg:width="0.658cm" svg:height="0.888cm" draw:transform="rotate (-2.3537510292403) translate (22.9cm 8.26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0" draw:text-style-name="P5" draw:layer="layout" svg:width="0.181cm" svg:height="0.151cm" draw:transform="rotate (-2.3537510292403) translate (23.184cm 9.45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0" draw:text-style-name="P5" draw:layer="layout" svg:width="0.581cm" svg:height="0.442cm" draw:transform="rotate (-2.3537510292403) translate (23.89cm 9.793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0" draw:text-style-name="P5" draw:layer="layout" svg:width="0.016cm" svg:height="0.004cm" draw:transform="rotate (-2.3537510292403) translate (23.186cm 9.872cm)">
            <text:p/>
            <draw:enhanced-geometry svg:viewBox="0 0 17 0" draw:type="non-primitive" draw:enhanced-path="M 0 0 L 4 0 9 0 12 0 17 0 0 0 Z N"/>
          </draw:custom-shape>
          <draw:custom-shape draw:style-name="gr10" draw:text-style-name="P5" draw:layer="layout" svg:width="0.338cm" svg:height="0.214cm" draw:transform="rotate (-2.3537510292403) translate (23.701cm 9.748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8" draw:text-style-name="P5" draw:layer="layout" svg:width="0.629cm" svg:height="0.213cm" draw:transform="rotate (-2.3537510292403) translate (22.565cm 9.135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8" draw:text-style-name="P5" draw:layer="layout" svg:width="0.658cm" svg:height="0.25cm" draw:transform="rotate (-2.3537510292403) translate (22.422cm 8.9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8" draw:text-style-name="P5" draw:layer="layout" svg:width="0.577cm" svg:height="0.027cm" draw:transform="rotate (-2.3537510292403) translate (22.124cm 8.71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8" draw:text-style-name="P5" draw:layer="layout" svg:width="0.686cm" svg:height="0.218cm" draw:transform="rotate (-2.3537510292403) translate (22.2cm 8.692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8" draw:text-style-name="P5" draw:layer="layout" svg:width="0.726cm" svg:height="0.2cm" draw:transform="rotate (-2.3537510292403) translate (22.009cm 8.486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8" draw:text-style-name="P5" draw:layer="layout" svg:width="0.338cm" svg:height="0.37cm" draw:transform="rotate (-2.3537510292403) translate (23.011cm 9.693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8" draw:text-style-name="P5" draw:layer="layout" svg:width="0.068cm" svg:height="0.061cm" draw:transform="rotate (-2.3537510292403) translate (22.866cm 9.839cm)">
            <text:p/>
            <draw:enhanced-geometry svg:viewBox="0 0 86 72" draw:type="non-primitive" draw:enhanced-path="M 0 0 L 10 9 21 18 32 27 43 35 54 44 65 53 76 62 86 72 0 0 Z N"/>
          </draw:custom-shape>
          <draw:custom-shape draw:style-name="gr8" draw:text-style-name="P5" draw:layer="layout" svg:width="0.213cm" svg:height="0.451cm" draw:transform="rotate (-2.3537510292403) translate (23.516cm 10.384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8" draw:text-style-name="P5" draw:layer="layout" svg:width="0.169cm" svg:height="0.196cm" draw:transform="rotate (-2.3537510292403) translate (22.494cm 10.34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8" draw:text-style-name="P5" draw:layer="layout" svg:width="0.218cm" svg:height="0.852cm" draw:transform="rotate (-2.3537510292403) translate (21.773cm 9.787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8" draw:text-style-name="P5" draw:layer="layout" svg:width="0.839cm" svg:height="0.191cm" draw:transform="rotate (-2.3537510292403) translate (21.781cm 8.315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1" draw:text-style-name="P5" draw:layer="layout" svg:width="0.762cm" svg:height="0.102cm" draw:transform="rotate (-2.3537510292403) translate (23.199cm 9.94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1" draw:text-style-name="P5" draw:layer="layout" svg:width="0.395cm" svg:height="0.688cm" draw:transform="rotate (-2.3537510292403) translate (23.27cm 9.699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1" draw:text-style-name="P5" draw:layer="layout" svg:width="0.395cm" svg:height="0.749cm" draw:transform="rotate (-2.3537510292403) translate (22.722cm 10.294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1" draw:text-style-name="P5" draw:layer="layout" svg:width="1.077cm" svg:height="0.066cm" draw:transform="rotate (-2.3537510292403) translate (22.775cm 9.265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1" draw:text-style-name="P5" draw:layer="layout" svg:width="0.041cm" svg:height="0.004cm" draw:transform="rotate (-2.3537510292403) translate (21.994cm 10.007cm)">
            <text:p/>
            <draw:enhanced-geometry svg:viewBox="0 0 54 0" draw:type="non-primitive" draw:enhanced-path="M 0 0 L 0 0 6 0 13 0 20 0 27 0 34 0 41 0 47 0 54 0 N"/>
          </draw:custom-shape>
          <draw:custom-shape draw:style-name="gr11" draw:text-style-name="P5" draw:layer="layout" svg:width="1.049cm" svg:height="0.066cm" draw:transform="rotate (-2.3537510292403) translate (22.67cm 9.239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1" draw:text-style-name="P5" draw:layer="layout" svg:width="1.316cm" svg:height="0.098cm" draw:transform="rotate (-2.3537510292403) translate (22.579cm 8.932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1" draw:text-style-name="P5" draw:layer="layout" svg:width="0.003cm" svg:height="0.031cm" draw:transform="rotate (-2.3537510292403) translate (21.63cm 9.886cm)">
            <text:p/>
            <draw:enhanced-geometry svg:viewBox="0 0 0 36" draw:type="non-primitive" draw:enhanced-path="M 0 0 L 0 0 0 4 0 9 0 13 0 18 0 22 0 27 0 32 0 36 N"/>
          </draw:custom-shape>
          <draw:custom-shape draw:style-name="gr11" draw:text-style-name="P5" draw:layer="layout" svg:width="1.429cm" svg:height="0.133cm" draw:transform="rotate (-2.3537510292403) translate (22.388cm 8.68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1" draw:text-style-name="P5" draw:layer="layout" svg:width="1.485cm" svg:height="0.102cm" draw:transform="rotate (-2.3537510292403) translate (22.141cm 8.434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1" draw:text-style-name="P5" draw:layer="layout" svg:width="1.473cm" svg:height="0.102cm" draw:transform="rotate (-2.3537510292403) translate (21.962cm 8.21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1" draw:text-style-name="P5" draw:layer="layout" svg:width="1.356cm" svg:height="0.201cm" draw:transform="rotate (-2.3537510292403) translate (21.784cm 8.181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1" draw:text-style-name="P5" draw:layer="layout" svg:width="0.169cm" svg:height="0.004cm" draw:transform="rotate (-2.3537510292403) translate (21.219cm 8.297cm)">
            <text:p/>
            <draw:enhanced-geometry svg:viewBox="0 0 210 0" draw:type="non-primitive" draw:enhanced-path="M 0 0 L 0 0 14 0 27 0 40 0 53 0 67 0 80 0 93 0 106 0 119 0 132 0 145 0 158 0 171 0 184 0 198 0 210 0 N"/>
          </draw:custom-shape>
          <draw:custom-shape draw:style-name="gr11" draw:text-style-name="P5" draw:layer="layout" svg:width="0.024cm" svg:height="0.031cm" draw:transform="rotate (-2.3537510292403) translate (21.05cm 8.511cm)">
            <text:p/>
            <draw:enhanced-geometry svg:viewBox="0 0 34 35" draw:type="non-primitive" draw:enhanced-path="M 0 35 L 0 35 4 30 9 27 13 22 17 18 21 13 26 9 30 4 34 0 N"/>
          </draw:custom-shape>
          <draw:custom-shape draw:style-name="gr12" draw:text-style-name="P5" draw:layer="layout" svg:width="0.149cm" svg:height="0.307cm" draw:transform="rotate (-2.3537510292403) translate (23.406cm 10.3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2" draw:text-style-name="P5" draw:layer="layout" svg:width="0.173cm" svg:height="0.223cm" draw:transform="rotate (-2.3537510292403) translate (22.885cm 9.688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2" draw:text-style-name="P5" draw:layer="layout" svg:width="0.367cm" svg:height="0.089cm" draw:transform="rotate (-2.3537510292403) translate (22.443cm 9.195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2" draw:text-style-name="P5" draw:layer="layout" svg:width="0.044cm" svg:height="0.031cm" draw:transform="rotate (-2.3537510292403) translate (22.233cm 9.324cm)">
            <text:p/>
            <draw:enhanced-geometry svg:viewBox="0 0 54 35" draw:type="non-primitive" draw:enhanced-path="M 0 35 L 7 30 13 26 20 20 25 16 32 11 39 6 46 3 54 0 0 35 Z N"/>
          </draw:custom-shape>
          <draw:custom-shape draw:style-name="gr12" draw:text-style-name="P5" draw:layer="layout" svg:width="0.258cm" svg:height="0.142cm" draw:transform="rotate (-2.3537510292403) translate (22.145cm 9.07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2" draw:text-style-name="P5" draw:layer="layout" svg:width="0.202cm" svg:height="0.125cm" draw:transform="rotate (-2.3537510292403) translate (21.872cm 8.88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2" draw:text-style-name="P5" draw:layer="layout" svg:width="0.197cm" svg:height="0.125cm" draw:transform="rotate (-2.3537510292403) translate (21.733cm 8.712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2" draw:text-style-name="P5" draw:layer="layout" svg:width="0.04cm" svg:height="0.004cm" draw:transform="rotate (-2.3537510292403) translate (21.681cm 8.636cm)">
            <text:p/>
            <draw:enhanced-geometry svg:viewBox="0 0 53 0" draw:type="non-primitive" draw:enhanced-path="M 53 0 L 46 0 40 0 34 0 27 0 20 0 13 0 6 0 0 0 53 0 Z N"/>
          </draw:custom-shape>
          <draw:custom-shape draw:style-name="gr12" draw:text-style-name="P5" draw:layer="layout" svg:width="0.214cm" svg:height="0.098cm" draw:transform="rotate (-2.3537510292403) translate (21.456cm 8.5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9" draw:text-style-name="P5" draw:layer="layout" svg:width="0.027cm" svg:height="0.031cm" draw:transform="rotate (-2.3537510292403) translate (22.514cm 11.124cm)">
            <text:p/>
            <draw:enhanced-geometry svg:viewBox="0 0 35 36" draw:type="non-primitive" draw:enhanced-path="M 35 0 L 35 0 31 5 26 10 22 14 17 17 13 22 9 27 5 31 0 36 N"/>
          </draw:custom-shape>
          <draw:custom-shape draw:style-name="gr9" draw:text-style-name="P5" draw:layer="layout" svg:width="0.096cm" svg:height="0.07cm" draw:transform="rotate (-2.3537510292403) translate (23.338cm 10.708cm)">
            <text:p/>
            <draw:enhanced-geometry svg:viewBox="0 0 123 78" draw:type="non-primitive" draw:enhanced-path="M 0 9 L 0 9 14 8 28 6 41 4 55 1 69 0 81 0 93 4 104 9 104 9 109 15 114 23 117 31 118 40 120 50 121 59 122 69 123 78 N"/>
          </draw:custom-shape>
          <draw:custom-shape draw:style-name="gr9" draw:text-style-name="P5" draw:layer="layout" svg:width="0.112cm" svg:height="0.031cm" draw:transform="rotate (-2.3537510292403) translate (23.531cm 10.456cm)">
            <text:p/>
            <draw:enhanced-geometry svg:viewBox="0 0 140 34" draw:type="non-primitive" draw:enhanced-path="M 140 0 L 140 0 122 4 103 5 84 6 63 7 45 10 28 15 12 23 0 34 N"/>
          </draw:custom-shape>
          <draw:custom-shape draw:style-name="gr9" draw:text-style-name="P5" draw:layer="layout" svg:width="0.043cm" svg:height="0.094cm" draw:transform="rotate (-2.3537510292403) translate (23.509cm 10.434cm)">
            <text:p/>
            <draw:enhanced-geometry svg:viewBox="0 0 53 106" draw:type="non-primitive" draw:enhanced-path="M 0 106 L 0 106 6 92 13 79 20 66 27 53 33 40 39 27 46 14 53 0 N"/>
          </draw:custom-shape>
          <draw:custom-shape draw:style-name="gr9" draw:text-style-name="P5" draw:layer="layout" svg:width="0.008cm" svg:height="0.094cm" draw:transform="rotate (-2.3537510292403) translate (23.499cm 10.445cm)">
            <text:p/>
            <draw:enhanced-geometry svg:viewBox="0 0 11 106" draw:type="non-primitive" draw:enhanced-path="M 0 0 L 0 0 1 14 3 29 6 42 9 57 11 71 10 84 6 96 0 106 N"/>
          </draw:custom-shape>
          <draw:custom-shape draw:style-name="gr9" draw:text-style-name="P5" draw:layer="layout" svg:width="0.129cm" svg:height="0.079cm" draw:transform="rotate (-2.3537510292403) translate (23.251cm 10.718cm)">
            <text:p/>
            <draw:enhanced-geometry svg:viewBox="0 0 161 90" draw:type="non-primitive" draw:enhanced-path="M 0 20 L 0 20 21 18 44 14 67 8 89 3 111 0 130 1 146 7 157 20 157 20 161 32 160 43 155 56 147 67 138 76 128 84 117 88 105 90 N"/>
          </draw:custom-shape>
          <draw:custom-shape draw:style-name="gr9" draw:text-style-name="P5" draw:layer="layout" svg:width="0.028cm" svg:height="0.031cm" draw:transform="rotate (-2.3537510292403) translate (23.241cm 10.747cm)">
            <text:p/>
            <draw:enhanced-geometry svg:viewBox="0 0 35 35" draw:type="non-primitive" draw:enhanced-path="M 35 35 L 35 35 31 31 26 25 23 18 18 12 15 6 10 3 6 0 0 1 N"/>
          </draw:custom-shape>
          <draw:custom-shape draw:style-name="gr9" draw:text-style-name="P5" draw:layer="layout" svg:width="0.04cm" svg:height="0.094cm" draw:transform="rotate (-2.3537510292403) translate (23.538cm 10.406cm)">
            <text:p/>
            <draw:enhanced-geometry svg:viewBox="0 0 53 106" draw:type="non-primitive" draw:enhanced-path="M 53 0 L 53 0 46 10 37 17 28 25 19 33 11 41 4 50 0 59 0 70 0 70 3 78 7 83 14 88 22 91 30 95 38 98 46 101 53 106 N"/>
          </draw:custom-shape>
          <draw:custom-shape draw:style-name="gr9" draw:text-style-name="P5" draw:layer="layout" svg:width="1.247cm" svg:height="2.424cm" draw:transform="rotate (-2.3537510292403) translate (23.448cm 10.87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3" draw:text-style-name="P5" draw:layer="layout" svg:width="0.169cm" svg:height="0.468cm" draw:transform="rotate (-2.3537510292403) translate (23.548cm 10.216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9" draw:text-style-name="P5" draw:layer="layout" svg:width="0.169cm" svg:height="0.468cm" draw:transform="rotate (-2.3537510292403) translate (23.548cm 10.216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3" draw:text-style-name="P5" draw:layer="layout" svg:width="0.197cm" svg:height="0.441cm" draw:transform="rotate (-2.3537510292403) translate (23.56cm 10.205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9" draw:text-style-name="P5" draw:layer="layout" svg:width="0.197cm" svg:height="0.441cm" draw:transform="rotate (-2.3537510292403) translate (23.56cm 10.205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3" draw:text-style-name="P5" draw:layer="layout" svg:width="0.17cm" svg:height="0.281cm" draw:transform="rotate (-2.3537510292403) translate (23.563cm 10.24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9" draw:text-style-name="P5" draw:layer="layout" svg:width="0.17cm" svg:height="0.281cm" draw:transform="rotate (-2.3537510292403) translate (23.563cm 10.24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3" draw:text-style-name="P5" draw:layer="layout" svg:width="0.173cm" svg:height="0.437cm" draw:transform="rotate (-2.3537510292403) translate (23.101cm 10.711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9" draw:text-style-name="P5" draw:layer="layout" svg:width="0.173cm" svg:height="0.437cm" draw:transform="rotate (-2.3537510292403) translate (23.101cm 10.711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3" draw:text-style-name="P5" draw:layer="layout" svg:width="0.189cm" svg:height="0.277cm" draw:transform="rotate (-2.3537510292403) translate (22.96cm 10.587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9" draw:text-style-name="P5" draw:layer="layout" svg:width="0.189cm" svg:height="0.277cm" draw:transform="rotate (-2.3537510292403) translate (22.96cm 10.587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3" draw:text-style-name="P5" draw:layer="layout" svg:width="0.141cm" svg:height="0.031cm" draw:transform="rotate (-2.3537510292403) translate (23.023cm 10.569cm)">
            <text:p/>
            <draw:enhanced-geometry svg:viewBox="0 0 175 34" draw:type="non-primitive" draw:enhanced-path="M 175 0 L 153 4 132 9 109 13 87 17 66 21 43 26 22 30 0 34 175 0 Z N"/>
          </draw:custom-shape>
          <draw:custom-shape draw:style-name="gr9" draw:text-style-name="P5" draw:layer="layout" svg:width="0.141cm" svg:height="0.031cm" draw:transform="rotate (-2.3537510292403) translate (23.023cm 10.569cm)">
            <text:p/>
            <draw:enhanced-geometry svg:viewBox="0 0 175 34" draw:type="non-primitive" draw:enhanced-path="M 175 0 L 175 0 153 4 132 9 109 13 87 17 66 21 43 26 22 30 0 34 N"/>
          </draw:custom-shape>
          <draw:custom-shape draw:style-name="gr13" draw:text-style-name="P5" draw:layer="layout" svg:width="0.161cm" svg:height="0.322cm" draw:transform="rotate (-2.3537510292403) translate (23.363cm 9.917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9" draw:text-style-name="P5" draw:layer="layout" svg:width="0.161cm" svg:height="0.322cm" draw:transform="rotate (-2.3537510292403) translate (23.363cm 9.917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3" draw:text-style-name="P5" draw:layer="layout" svg:width="0.129cm" svg:height="0.316cm" draw:transform="rotate (-2.3537510292403) translate (22.825cm 10.58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9" draw:text-style-name="P5" draw:layer="layout" svg:width="0.129cm" svg:height="0.316cm" draw:transform="rotate (-2.3537510292403) translate (22.825cm 10.58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2" draw:text-style-name="P5" draw:layer="layout" svg:width="0.036cm" svg:height="0.018cm" draw:transform="rotate (-2.3537510292403) translate (22.48cm 11.317cm)">
            <text:p/>
            <draw:enhanced-geometry svg:viewBox="0 0 44 17" draw:type="non-primitive" draw:enhanced-path="M 44 17 L 38 15 33 13 28 10 23 8 17 7 11 5 6 2 0 0 44 17 Z N"/>
          </draw:custom-shape>
          <draw:custom-shape draw:style-name="gr9" draw:text-style-name="P5" draw:layer="layout" svg:width="0.036cm" svg:height="0.018cm" draw:transform="rotate (-2.3537510292403) translate (22.48cm 11.317cm)">
            <text:p/>
            <draw:enhanced-geometry svg:viewBox="0 0 44 17" draw:type="non-primitive" draw:enhanced-path="M 44 17 L 44 17 38 15 33 13 28 10 23 8 17 7 11 5 6 2 0 0 N"/>
          </draw:custom-shape>
          <draw:custom-shape draw:style-name="gr13" draw:text-style-name="P5" draw:layer="layout" svg:width="0.439cm" svg:height="0.33cm" draw:transform="rotate (-2.3537510292403) translate (22.74cm 11.36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9" draw:text-style-name="P5" draw:layer="layout" svg:width="0.439cm" svg:height="0.33cm" draw:transform="rotate (-2.3537510292403) translate (22.74cm 11.36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3" draw:text-style-name="P5" draw:layer="layout" svg:width="0.387cm" svg:height="0.298cm" draw:transform="rotate (-2.3537510292403) translate (21.569cm 10.274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9" draw:text-style-name="P5" draw:layer="layout" svg:width="0.387cm" svg:height="0.298cm" draw:transform="rotate (-2.3537510292403) translate (21.569cm 10.274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3" draw:text-style-name="P5" draw:layer="layout" svg:width="0.536cm" svg:height="0.455cm" draw:transform="rotate (-2.3537510292403) translate (20.449cm 9.559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9" draw:text-style-name="P5" draw:layer="layout" svg:width="0.536cm" svg:height="0.455cm" draw:transform="rotate (-2.3537510292403) translate (20.449cm 9.559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3" draw:text-style-name="P5" draw:layer="layout" svg:width="0.132cm" svg:height="0.094cm" draw:transform="rotate (-2.3537510292403) translate (20.965cm 8.864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9" draw:text-style-name="P5" draw:layer="layout" svg:width="0.132cm" svg:height="0.094cm" draw:transform="rotate (-2.3537510292403) translate (20.965cm 8.864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3" draw:text-style-name="P5" draw:layer="layout" svg:width="0.112cm" svg:height="0.075cm" draw:transform="rotate (-2.3537510292403) translate (21.637cm 8.144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9" draw:text-style-name="P5" draw:layer="layout" svg:width="0.112cm" svg:height="0.075cm" draw:transform="rotate (-2.3537510292403) translate (21.637cm 8.144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3" draw:text-style-name="P5" draw:layer="layout" svg:width="0.12cm" svg:height="0.174cm" draw:transform="rotate (-2.3537510292403) translate (21.016cm 8.705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9" draw:text-style-name="P5" draw:layer="layout" svg:width="0.12cm" svg:height="0.174cm" draw:transform="rotate (-2.3537510292403) translate (21.016cm 8.705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3" draw:text-style-name="P5" draw:layer="layout" svg:width="0.117cm" svg:height="0.174cm" draw:transform="rotate (-2.3537510292403) translate (21.526cm 8.204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9" draw:text-style-name="P5" draw:layer="layout" svg:width="0.117cm" svg:height="0.174cm" draw:transform="rotate (-2.3537510292403) translate (21.526cm 8.204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3" draw:text-style-name="P5" draw:layer="layout" svg:width="0.415cm" svg:height="0.298cm" draw:transform="rotate (-2.3537510292403) translate (23.257cm 8.548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9" draw:text-style-name="P5" draw:layer="layout" svg:width="0.415cm" svg:height="0.298cm" draw:transform="rotate (-2.3537510292403) translate (23.257cm 8.548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3" draw:text-style-name="P5" draw:layer="layout" svg:width="0.549cm" svg:height="0.46cm" draw:transform="rotate (-2.3537510292403) translate (22.667cm 7.3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9" draw:text-style-name="P5" draw:layer="layout" svg:width="0.549cm" svg:height="0.46cm" draw:transform="rotate (-2.3537510292403) translate (22.667cm 7.3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9" draw:text-style-name="P5" draw:layer="layout" svg:width="1.194cm" svg:height="2.424cm" draw:transform="rotate (-2.3537510292403) translate (24.5cm 9.848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3" draw:text-style-name="P5" draw:layer="layout" svg:width="0.432cm" svg:height="0.331cm" draw:transform="rotate (-2.3537510292403) translate (24.369cm 9.72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9" draw:text-style-name="P5" draw:layer="layout" svg:width="0.432cm" svg:height="0.331cm" draw:transform="rotate (-2.3537510292403) translate (24.369cm 9.72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9" draw:text-style-name="P5" draw:layer="layout" svg:width="0.004cm" svg:height="0.125cm" draw:transform="rotate (-2.3537510292403) translate (24.139cm 9.846cm)">
            <text:p/>
            <draw:enhanced-geometry svg:viewBox="0 0 0 140" draw:type="non-primitive" draw:enhanced-path="M 0 140 L 0 140 0 123 0 105 0 88 0 70 0 53 0 36 0 17 0 0 N"/>
          </draw:custom-shape>
          <draw:custom-shape draw:style-name="gr9" draw:text-style-name="P5" draw:layer="layout" svg:width="0.003cm" svg:height="0.125cm" draw:transform="rotate (-2.3537510292403) translate (24.059cm 9.882cm)">
            <text:p/>
            <draw:enhanced-geometry svg:viewBox="0 0 0 141" draw:type="non-primitive" draw:enhanced-path="M 0 141 L 0 141 0 123 0 106 0 88 0 71 0 54 0 36 0 19 0 0 N"/>
          </draw:custom-shape>
          <draw:custom-shape draw:style-name="gr9" draw:text-style-name="P5" draw:layer="layout" svg:width="0.008cm" svg:height="0.093cm" draw:transform="rotate (-2.3537510292403) translate (24.226cm 9.802cm)">
            <text:p/>
            <draw:enhanced-geometry svg:viewBox="0 0 9 105" draw:type="non-primitive" draw:enhanced-path="M 9 105 L 9 105 7 91 6 79 5 65 4 52 3 40 2 26 1 14 0 0 N"/>
          </draw:custom-shape>
          <draw:custom-shape draw:style-name="gr9" draw:text-style-name="P5" draw:layer="layout" svg:width="0.076cm" svg:height="0.005cm" draw:transform="rotate (-2.3537510292403) translate (24.188cm 9.645cm)">
            <text:p/>
            <draw:enhanced-geometry svg:viewBox="0 0 97 0" draw:type="non-primitive" draw:enhanced-path="M 97 0 L 97 0 84 0 72 0 59 0 48 0 35 0 24 0 12 0 0 0 N"/>
          </draw:custom-shape>
          <draw:custom-shape draw:style-name="gr9" draw:text-style-name="P5" draw:layer="layout" svg:width="0.121cm" svg:height="0.031cm" draw:transform="rotate (-2.3537510292403) translate (24.11cm 9.652cm)">
            <text:p/>
            <draw:enhanced-geometry svg:viewBox="0 0 149 35" draw:type="non-primitive" draw:enhanced-path="M 149 0 L 149 0 131 5 112 9 93 14 74 17 56 22 37 26 19 31 0 35 N"/>
          </draw:custom-shape>
          <draw:custom-shape draw:style-name="gr9" draw:text-style-name="P5" draw:layer="layout" svg:width="0.12cm" svg:height="0.048cm" draw:transform="rotate (-2.3537510292403) translate (24.02cm 9.654cm)">
            <text:p/>
            <draw:enhanced-geometry svg:viewBox="0 0 148 55" draw:type="non-primitive" draw:enhanced-path="M 148 0 L 148 0 129 7 111 14 92 21 74 27 54 34 36 41 18 48 0 55 N"/>
          </draw:custom-shape>
          <draw:custom-shape draw:style-name="gr9" draw:text-style-name="P5" draw:layer="layout" svg:width="0.003cm" svg:height="0.112cm" draw:transform="rotate (-2.3537510292403) translate (23.942cm 9.892cm)">
            <text:p/>
            <draw:enhanced-geometry svg:viewBox="0 0 0 121" draw:type="non-primitive" draw:enhanced-path="M 0 121 L 0 121 0 106 0 92 0 77 0 61 0 46 0 31 0 16 0 0 N"/>
          </draw:custom-shape>
          <draw:custom-shape draw:style-name="gr9" draw:text-style-name="P5" draw:layer="layout" svg:width="0.088cm" svg:height="0.035cm" draw:transform="rotate (-2.3537510292403) translate (23.936cm 9.719cm)">
            <text:p/>
            <draw:enhanced-geometry svg:viewBox="0 0 107 37" draw:type="non-primitive" draw:enhanced-path="M 107 0 L 107 0 93 5 80 9 66 14 54 18 40 23 26 26 14 32 0 37 N"/>
          </draw:custom-shape>
          <draw:custom-shape draw:style-name="gr9" draw:text-style-name="P5" draw:layer="layout" svg:width="0.011cm" svg:height="0.075cm" draw:transform="rotate (-2.3537510292403) translate (23.893cm 9.87cm)">
            <text:p/>
            <draw:enhanced-geometry svg:viewBox="0 0 17 87" draw:type="non-primitive" draw:enhanced-path="M 0 87 L 0 87 2 77 4 66 6 56 8 44 10 34 13 23 15 11 17 0 N"/>
          </draw:custom-shape>
          <draw:custom-shape draw:style-name="gr9" draw:text-style-name="P5" draw:layer="layout" svg:width="0.048cm" svg:height="0.013cm" draw:transform="rotate (-2.3537510292403) translate (23.865cm 9.723cm)">
            <text:p/>
            <draw:enhanced-geometry svg:viewBox="0 0 61 17" draw:type="non-primitive" draw:enhanced-path="M 61 0 L 61 0 53 2 46 4 38 6 30 8 22 10 16 12 8 14 0 17 N"/>
          </draw:custom-shape>
          <draw:custom-shape draw:style-name="gr9" draw:text-style-name="P5" draw:layer="layout" svg:width="0.016cm" svg:height="0.129cm" draw:transform="rotate (-2.3537510292403) translate (22.639cm 11.157cm)">
            <text:p/>
            <draw:enhanced-geometry svg:viewBox="0 0 18 141" draw:type="non-primitive" draw:enhanced-path="M 18 141 L 18 141 16 122 13 105 11 87 9 70 7 53 4 35 2 18 0 0 N"/>
          </draw:custom-shape>
          <draw:custom-shape draw:style-name="gr9" draw:text-style-name="P5" draw:layer="layout" svg:width="0.015cm" svg:height="0.124cm" draw:transform="rotate (-2.3537510292403) translate (22.629cm 11.186cm)">
            <text:p/>
            <draw:enhanced-geometry svg:viewBox="0 0 17 140" draw:type="non-primitive" draw:enhanced-path="M 0 140 L 0 140 2 123 4 105 7 88 9 70 11 52 12 35 15 17 17 0 N"/>
          </draw:custom-shape>
          <draw:custom-shape draw:style-name="gr9" draw:text-style-name="P5" draw:layer="layout" svg:width="0.105cm" svg:height="0.018cm" draw:transform="rotate (-2.3537510292403) translate (22.463cm 11.113cm)">
            <text:p/>
            <draw:enhanced-geometry svg:viewBox="0 0 131 17" draw:type="non-primitive" draw:enhanced-path="M 0 0 L 0 0 17 2 33 4 49 6 66 9 82 11 98 12 114 14 131 17 N"/>
          </draw:custom-shape>
          <draw:custom-shape draw:style-name="gr9" draw:text-style-name="P5" draw:layer="layout" svg:width="0.088cm" svg:height="0.031cm" draw:transform="rotate (-2.3537510292403) translate (22.469cm 11.061cm)">
            <text:p/>
            <draw:enhanced-geometry svg:viewBox="0 0 114 34" draw:type="non-primitive" draw:enhanced-path="M 0 0 L 0 0 14 4 27 9 42 13 57 18 70 21 85 26 100 30 114 34 N"/>
          </draw:custom-shape>
          <draw:custom-shape draw:style-name="gr9" draw:text-style-name="P5" draw:layer="layout" svg:width="0.016cm" svg:height="0.062cm" draw:transform="rotate (-2.3537510292403) translate (22.584cm 11.301cm)">
            <text:p/>
            <draw:enhanced-geometry svg:viewBox="0 0 17 71" draw:type="non-primitive" draw:enhanced-path="M 0 71 L 0 71 1 62 3 53 4 44 6 35 9 27 11 18 13 9 17 0 N"/>
          </draw:custom-shape>
          <draw:custom-shape draw:style-name="gr9" draw:text-style-name="P5" draw:layer="layout" svg:width="0.003cm" svg:height="0.107cm" draw:transform="rotate (-2.3537510292403) translate (22.544cm 11.405cm)">
            <text:p/>
            <draw:enhanced-geometry svg:viewBox="0 0 0 124" draw:type="non-primitive" draw:enhanced-path="M 0 124 L 0 124 0 108 0 93 0 78 0 62 0 47 0 31 0 16 0 0 N"/>
          </draw:custom-shape>
          <draw:custom-shape draw:style-name="gr9" draw:text-style-name="P5" draw:layer="layout" svg:width="0.007cm" svg:height="0.079cm" draw:transform="rotate (-2.3537510292403) translate (22.513cm 11.459cm)">
            <text:p/>
            <draw:enhanced-geometry svg:viewBox="0 0 12 87" draw:type="non-primitive" draw:enhanced-path="M 4 87 L 4 87 4 75 3 64 1 51 0 40 0 29 2 19 6 8 12 0 N"/>
          </draw:custom-shape>
          <draw:custom-shape draw:style-name="gr9" draw:text-style-name="P5" draw:layer="layout" svg:width="0.011cm" svg:height="0.093cm" draw:transform="rotate (-2.3537510292403) translate (22.499cm 11.519cm)">
            <text:p/>
            <draw:enhanced-geometry svg:viewBox="0 0 18 105" draw:type="non-primitive" draw:enhanced-path="M 9 105 L 9 105 9 90 11 74 14 56 17 39 18 24 15 12 10 3 0 0 N"/>
          </draw:custom-shape>
          <draw:custom-shape draw:style-name="gr9" draw:text-style-name="P5" draw:layer="layout" svg:width="0.068cm" svg:height="0.049cm" draw:transform="rotate (-2.3537510292403) translate (22.411cm 11.43cm)">
            <text:p/>
            <draw:enhanced-geometry svg:viewBox="0 0 88 52" draw:type="non-primitive" draw:enhanced-path="M 0 0 L 0 0 11 7 21 12 33 19 44 26 54 33 65 40 77 45 88 52 N"/>
          </draw:custom-shape>
          <draw:custom-shape draw:style-name="gr9" draw:text-style-name="P5" draw:layer="layout" svg:width="0.06cm" svg:height="0.031cm" draw:transform="rotate (-2.3537510292403) translate (22.432cm 11.338cm)">
            <text:p/>
            <draw:enhanced-geometry svg:viewBox="0 0 72 35" draw:type="non-primitive" draw:enhanced-path="M 0 0 L 0 0 9 5 18 9 27 14 36 17 44 22 53 26 63 31 72 35 N"/>
          </draw:custom-shape>
          <draw:custom-shape draw:style-name="gr9" draw:text-style-name="P5" draw:layer="layout" svg:width="0.076cm" svg:height="0.044cm" draw:transform="rotate (-2.3537510292403) translate (22.473cm 11.253cm)">
            <text:p/>
            <draw:enhanced-geometry svg:viewBox="0 0 96 52" draw:type="non-primitive" draw:enhanced-path="M 0 0 L 0 0 12 7 24 13 36 19 49 26 60 32 72 39 84 46 96 52 N"/>
          </draw:custom-shape>
          <draw:custom-shape draw:style-name="gr9" draw:text-style-name="P5" draw:layer="layout" svg:width="0.073cm" svg:height="0.048cm" draw:transform="rotate (-2.3537510292403) translate (22.509cm 11.198cm)">
            <text:p/>
            <draw:enhanced-geometry svg:viewBox="0 0 89 53" draw:type="non-primitive" draw:enhanced-path="M 0 0 L 0 0 11 7 22 13 33 19 45 26 55 33 66 40 77 47 89 53 N"/>
          </draw:custom-shape>
          <draw:custom-shape draw:style-name="gr9" draw:text-style-name="P5" draw:layer="layout" svg:width="0.048cm" svg:height="0.017cm" draw:transform="rotate (-2.3537510292403) translate (21.833cm 10.365cm)">
            <text:p/>
            <draw:enhanced-geometry svg:viewBox="0 0 62 20" draw:type="non-primitive" draw:enhanced-path="M 0 0 L 0 0 8 3 16 7 25 11 33 15 41 18 47 20 55 20 62 17 N"/>
          </draw:custom-shape>
          <draw:custom-shape draw:style-name="gr9" draw:text-style-name="P5" draw:layer="layout" svg:width="0.015cm" svg:height="0.018cm" draw:transform="rotate (-2.3537510292403) translate (21.811cm 10.413cm)">
            <text:p/>
            <draw:enhanced-geometry svg:viewBox="0 0 17 18" draw:type="non-primitive" draw:enhanced-path="M 0 18 L 0 18 5 13 8 9 13 4 17 0 N"/>
          </draw:custom-shape>
          <draw:custom-shape draw:style-name="gr9" draw:text-style-name="P5" draw:layer="layout" svg:width="0.064cm" svg:height="0.031cm" draw:transform="rotate (-2.3537510292403) translate (21.855cm 10.387cm)">
            <text:p/>
            <draw:enhanced-geometry svg:viewBox="0 0 79 35" draw:type="non-primitive" draw:enhanced-path="M 0 0 L 0 0 10 4 20 9 30 13 41 17 51 21 60 26 70 30 79 35 N"/>
          </draw:custom-shape>
          <draw:custom-shape draw:style-name="gr9" draw:text-style-name="P5" draw:layer="layout" svg:width="0.056cm" svg:height="0.017cm" draw:transform="rotate (-2.3537510292403) translate (21.674cm 10.328cm)">
            <text:p/>
            <draw:enhanced-geometry svg:viewBox="0 0 70 17" draw:type="non-primitive" draw:enhanced-path="M 0 17 L 0 17 9 15 17 13 26 11 35 8 43 6 52 5 60 3 70 0 N"/>
          </draw:custom-shape>
          <draw:custom-shape draw:style-name="gr9" draw:text-style-name="P5" draw:layer="layout" svg:width="0.073cm" svg:height="0.018cm" draw:transform="rotate (-2.3537510292403) translate (21.616cm 10.298cm)">
            <text:p/>
            <draw:enhanced-geometry svg:viewBox="0 0 88 17" draw:type="non-primitive" draw:enhanced-path="M 0 17 L 0 17 11 14 22 12 32 10 44 8 54 5 65 3 76 1 88 0 N"/>
          </draw:custom-shape>
          <draw:custom-shape draw:style-name="gr9" draw:text-style-name="P5" draw:layer="layout" svg:width="0.056cm" svg:height="0.031cm" draw:transform="rotate (-2.3537510292403) translate (21.712cm 10.246cm)">
            <text:p/>
            <draw:enhanced-geometry svg:viewBox="0 0 71 36" draw:type="non-primitive" draw:enhanced-path="M 71 0 L 71 0 62 5 53 10 44 14 36 19 27 23 18 27 9 31 0 36 N"/>
          </draw:custom-shape>
          <draw:custom-shape draw:style-name="gr9" draw:text-style-name="P5" draw:layer="layout" svg:width="0.056cm" svg:height="0.017cm" draw:transform="rotate (-2.3537510292403) translate (21.804cm 10.286cm)">
            <text:p/>
            <draw:enhanced-geometry svg:viewBox="0 0 72 19" draw:type="non-primitive" draw:enhanced-path="M 72 0 L 72 0 63 2 54 5 45 7 37 9 28 13 19 15 10 17 0 19 N"/>
          </draw:custom-shape>
          <draw:custom-shape draw:style-name="gr9" draw:text-style-name="P5" draw:layer="layout" svg:width="0.053cm" svg:height="0.013cm" draw:transform="rotate (-2.3537510292403) translate (21.87cm 10.328cm)">
            <text:p/>
            <draw:enhanced-geometry svg:viewBox="0 0 62 17" draw:type="non-primitive" draw:enhanced-path="M 62 17 L 62 17 54 15 47 12 39 10 31 8 23 6 16 4 8 2 0 0 N"/>
          </draw:custom-shape>
          <draw:custom-shape draw:style-name="gr9" draw:text-style-name="P5" draw:layer="layout" svg:width="0.056cm" svg:height="0.014cm" draw:transform="rotate (-2.3537510292403) translate (21.956cm 10.357cm)">
            <text:p/>
            <draw:enhanced-geometry svg:viewBox="0 0 69 17" draw:type="non-primitive" draw:enhanced-path="M 0 17 L 0 17 9 15 18 13 26 11 35 8 43 6 52 4 60 2 69 0 N"/>
          </draw:custom-shape>
          <draw:custom-shape draw:style-name="gr9" draw:text-style-name="P5" draw:layer="layout" svg:width="0.065cm" svg:height="0.062cm" draw:transform="rotate (-2.3537510292403) translate (20.985cm 9.71cm)">
            <text:p/>
            <draw:enhanced-geometry svg:viewBox="0 0 78 71" draw:type="non-primitive" draw:enhanced-path="M 78 0 L 78 0 68 9 59 18 48 28 38 35 28 45 19 54 9 62 0 71 N"/>
          </draw:custom-shape>
          <draw:custom-shape draw:style-name="gr9" draw:text-style-name="P5" draw:layer="layout" svg:width="0.072cm" svg:height="0.031cm" draw:transform="rotate (-2.3537510292403) translate (20.925cm 9.77cm)">
            <text:p/>
            <draw:enhanced-geometry svg:viewBox="0 0 88 37" draw:type="non-primitive" draw:enhanced-path="M 0 0 L 0 0 11 5 21 9 33 14 44 18 54 23 66 28 77 32 88 37 N"/>
          </draw:custom-shape>
          <draw:custom-shape draw:style-name="gr9" draw:text-style-name="P5" draw:layer="layout" svg:width="0.056cm" svg:height="0.049cm" draw:transform="rotate (-2.3537510292403) translate (20.875cm 9.669cm)">
            <text:p/>
            <draw:enhanced-geometry svg:viewBox="0 0 70 52" draw:type="non-primitive" draw:enhanced-path="M 70 0 L 70 0 60 7 47 12 35 18 24 22 12 29 4 35 0 43 1 52 N"/>
          </draw:custom-shape>
          <draw:custom-shape draw:style-name="gr9" draw:text-style-name="P5" draw:layer="layout" svg:width="0.08cm" svg:height="0.004cm" draw:transform="rotate (-2.3537510292403) translate (20.787cm 9.713cm)">
            <text:p/>
            <draw:enhanced-geometry svg:viewBox="0 0 97 0" draw:type="non-primitive" draw:enhanced-path="M 0 0 L 0 0 13 0 24 0 37 0 48 0 60 0 72 0 84 0 97 0 N"/>
          </draw:custom-shape>
          <draw:custom-shape draw:style-name="gr9" draw:text-style-name="P5" draw:layer="layout" svg:width="0.056cm" svg:height="0.048cm" draw:transform="rotate (-2.3537510292403) translate (20.76cm 9.606cm)">
            <text:p/>
            <draw:enhanced-geometry svg:viewBox="0 0 70 52" draw:type="non-primitive" draw:enhanced-path="M 70 0 L 70 0 61 7 52 13 44 20 35 26 26 33 18 40 9 46 0 52 N"/>
          </draw:custom-shape>
          <draw:custom-shape draw:style-name="gr9" draw:text-style-name="P5" draw:layer="layout" svg:width="0.076cm" svg:height="0.005cm" draw:transform="rotate (-2.3537510292403) translate (20.683cm 9.66cm)">
            <text:p/>
            <draw:enhanced-geometry svg:viewBox="0 0 97 0" draw:type="non-primitive" draw:enhanced-path="M 0 0 L 0 0 13 0 24 0 37 0 48 0 61 0 72 0 84 0 97 0 N"/>
          </draw:custom-shape>
          <draw:custom-shape draw:style-name="gr9" draw:text-style-name="P5" draw:layer="layout" svg:width="0.056cm" svg:height="0.031cm" draw:transform="rotate (-2.3537510292403) translate (20.614cm 9.551cm)">
            <text:p/>
            <draw:enhanced-geometry svg:viewBox="0 0 72 35" draw:type="non-primitive" draw:enhanced-path="M 72 0 L 72 0 61 4 50 7 38 10 25 12 15 16 6 20 1 27 0 35 N"/>
          </draw:custom-shape>
          <draw:custom-shape draw:style-name="gr9" draw:text-style-name="P5" draw:layer="layout" svg:width="0.097cm" svg:height="0.004cm" draw:transform="rotate (-2.3537510292403) translate (20.583cm 9.583cm)">
            <text:p/>
            <draw:enhanced-geometry svg:viewBox="0 0 122 0" draw:type="non-primitive" draw:enhanced-path="M 122 0 L 122 0 106 0 90 0 76 0 60 0 45 0 30 0 14 0 0 0 N"/>
          </draw:custom-shape>
          <draw:custom-shape draw:style-name="gr9" draw:text-style-name="P5" draw:layer="layout" svg:width="0.04cm" svg:height="0.013cm" draw:transform="rotate (-2.3537510292403) translate (20.606cm 9.514cm)">
            <text:p/>
            <draw:enhanced-geometry svg:viewBox="0 0 52 17" draw:type="non-primitive" draw:enhanced-path="M 52 0 L 52 0 46 2 40 5 33 7 26 9 20 11 13 14 7 15 0 17 N"/>
          </draw:custom-shape>
          <draw:custom-shape draw:style-name="gr9" draw:text-style-name="P5" draw:layer="layout" svg:width="0.048cm" svg:height="0.062cm" draw:transform="rotate (-2.3537510292403) translate (20.508cm 9.526cm)">
            <text:p/>
            <draw:enhanced-geometry svg:viewBox="0 0 61 71" draw:type="non-primitive" draw:enhanced-path="M 61 0 L 61 0 53 9 46 18 38 26 30 35 22 45 16 52 8 62 0 71 N"/>
          </draw:custom-shape>
          <draw:custom-shape draw:style-name="gr9" draw:text-style-name="P5" draw:layer="layout" svg:width="0.055cm" svg:height="0.013cm" draw:transform="rotate (-2.3537510292403) translate (20.472cm 9.581cm)">
            <text:p/>
            <draw:enhanced-geometry svg:viewBox="0 0 70 17" draw:type="non-primitive" draw:enhanced-path="M 0 17 L 0 17 9 15 18 13 26 12 35 9 44 7 52 5 61 3 70 0 N"/>
          </draw:custom-shape>
          <draw:custom-shape draw:style-name="gr9" draw:text-style-name="P5" draw:layer="layout" svg:width="0.088cm" svg:height="0.004cm" draw:transform="rotate (-2.3537510292403) translate (23.069cm 8.856cm)">
            <text:p/>
            <draw:enhanced-geometry svg:viewBox="0 0 107 0" draw:type="non-primitive" draw:enhanced-path="M 107 0 L 107 0 93 0 80 0 66 0 54 0 40 0 26 0 14 0 0 0 N"/>
          </draw:custom-shape>
          <draw:custom-shape draw:style-name="gr9" draw:text-style-name="P5" draw:layer="layout" svg:width="0.108cm" svg:height="0.017cm" draw:transform="rotate (-2.3537510292403) translate (23.123cm 8.961cm)">
            <text:p/>
            <draw:enhanced-geometry svg:viewBox="0 0 131 19" draw:type="non-primitive" draw:enhanced-path="M 131 0 L 131 0 114 2 98 5 81 7 65 9 49 13 32 15 17 17 0 19 N"/>
          </draw:custom-shape>
          <draw:custom-shape draw:style-name="gr9" draw:text-style-name="P5" draw:layer="layout" svg:width="0.064cm" svg:height="0.004cm" draw:transform="rotate (-2.3537510292403) translate (23.121cm 9.051cm)">
            <text:p/>
            <draw:enhanced-geometry svg:viewBox="0 0 78 0" draw:type="non-primitive" draw:enhanced-path="M 78 0 L 78 0 68 0 59 0 49 0 39 0 28 0 19 0 9 0 0 0 N"/>
          </draw:custom-shape>
          <draw:custom-shape draw:style-name="gr9" draw:text-style-name="P5" draw:layer="layout" svg:width="0.085cm" svg:height="0.004cm" draw:transform="rotate (-2.3537510292403) translate (23.17cm 9.161cm)">
            <text:p/>
            <draw:enhanced-geometry svg:viewBox="0 0 106 0" draw:type="non-primitive" draw:enhanced-path="M 106 0 L 106 0 97 0 87 0 78 0 70 0 61 0 52 0 43 0 34 0 34 0 30 0 26 0 22 0 17 0 13 0 8 0 5 0 0 0 N"/>
          </draw:custom-shape>
          <draw:custom-shape draw:style-name="gr9" draw:text-style-name="P5" draw:layer="layout" svg:width="0.044cm" svg:height="0.013cm" draw:transform="rotate (-2.3537510292403) translate (23.046cm 9.146cm)">
            <text:p/>
            <draw:enhanced-geometry svg:viewBox="0 0 53 17" draw:type="non-primitive" draw:enhanced-path="M 0 17 L 0 17 6 15 12 12 19 10 26 8 32 6 39 4 46 2 53 0 N"/>
          </draw:custom-shape>
          <draw:custom-shape draw:style-name="gr9" draw:text-style-name="P5" draw:layer="layout" svg:width="0.052cm" svg:height="0.017cm" draw:transform="rotate (-2.3537510292403) translate (23.02cm 9.019cm)">
            <text:p/>
            <draw:enhanced-geometry svg:viewBox="0 0 61 17" draw:type="non-primitive" draw:enhanced-path="M 0 0 L 0 0 7 3 15 5 23 7 31 9 38 12 46 13 54 15 61 17 N"/>
          </draw:custom-shape>
          <draw:custom-shape draw:style-name="gr9" draw:text-style-name="P5" draw:layer="layout" svg:width="0.085cm" svg:height="0.036cm" draw:transform="rotate (-2.3537510292403) translate (22.994cm 8.913cm)">
            <text:p/>
            <draw:enhanced-geometry svg:viewBox="0 0 105 39" draw:type="non-primitive" draw:enhanced-path="M 0 0 L 0 0 13 5 26 13 40 22 54 30 68 36 80 39 93 39 105 34 N"/>
          </draw:custom-shape>
          <draw:custom-shape draw:style-name="gr9" draw:text-style-name="P5" draw:layer="layout" svg:width="0.036cm" svg:height="0.004cm" draw:transform="rotate (-2.3537510292403) translate (21.913cm 10.423cm)">
            <text:p/>
            <draw:enhanced-geometry svg:viewBox="0 0 44 0" draw:type="non-primitive" draw:enhanced-path="M 0 0 L 0 0 5 0 11 0 16 0 21 0 27 0 33 0 38 0 44 0 N"/>
          </draw:custom-shape>
          <draw:custom-shape draw:style-name="gr9" draw:text-style-name="P5" draw:layer="layout" svg:width="0.068cm" svg:height="0.035cm" draw:transform="rotate (-2.3537510292403) translate (22.541cm 8.126cm)">
            <text:p/>
            <draw:enhanced-geometry svg:viewBox="0 0 88 36" draw:type="non-primitive" draw:enhanced-path="M 88 0 L 88 0 77 5 65 10 54 14 44 17 32 22 21 27 11 31 0 36 N"/>
          </draw:custom-shape>
          <draw:custom-shape draw:style-name="gr9" draw:text-style-name="P5" draw:layer="layout" svg:width="0.028cm" svg:height="0.075cm" draw:transform="rotate (-2.3537510292403) translate (22.464cm 8.18cm)">
            <text:p/>
            <draw:enhanced-geometry svg:viewBox="0 0 35 86" draw:type="non-primitive" draw:enhanced-path="M 0 0 L 0 0 4 11 7 22 9 35 11 47 15 59 19 69 26 78 35 86 N"/>
          </draw:custom-shape>
          <draw:custom-shape draw:style-name="gr9" draw:text-style-name="P5" draw:layer="layout" svg:width="0.108cm" svg:height="0.089cm" draw:transform="rotate (-2.3537510292403) translate (22.529cm 8.09cm)">
            <text:p/>
            <draw:enhanced-geometry svg:viewBox="0 0 133 104" draw:type="non-primitive" draw:enhanced-path="M 133 0 L 133 0 127 11 123 22 118 35 115 46 109 59 104 69 97 79 89 87 89 87 80 93 70 97 58 99 47 100 36 102 24 102 12 103 0 104 N"/>
          </draw:custom-shape>
          <draw:custom-shape draw:style-name="gr9" draw:text-style-name="P5" draw:layer="layout" svg:width="0.02cm" svg:height="0.075cm" draw:transform="rotate (-2.3537510292403) translate (22.384cm 8.038cm)">
            <text:p/>
            <draw:enhanced-geometry svg:viewBox="0 0 27 87" draw:type="non-primitive" draw:enhanced-path="M 0 0 L 0 0 3 10 7 22 10 33 13 43 17 55 20 66 24 77 27 87 N"/>
          </draw:custom-shape>
          <draw:custom-shape draw:style-name="gr9" draw:text-style-name="P5" draw:layer="layout" svg:width="0.08cm" svg:height="0.031cm" draw:transform="rotate (-2.3537510292403) translate (22.426cm 7.908cm)">
            <text:p/>
            <draw:enhanced-geometry svg:viewBox="0 0 97 35" draw:type="non-primitive" draw:enhanced-path="M 97 0 L 97 0 84 5 72 9 60 14 48 18 36 23 24 26 13 31 0 35 N"/>
          </draw:custom-shape>
          <draw:custom-shape draw:style-name="gr9" draw:text-style-name="P5" draw:layer="layout" svg:width="0.052cm" svg:height="0.089cm" draw:transform="rotate (-2.3537510292403) translate (22.334cm 7.931cm)">
            <text:p/>
            <draw:enhanced-geometry svg:viewBox="0 0 69 103" draw:type="non-primitive" draw:enhanced-path="M 0 0 L 0 0 9 12 17 26 26 38 35 51 43 64 52 77 60 90 69 103 N"/>
          </draw:custom-shape>
          <draw:custom-shape draw:style-name="gr9" draw:text-style-name="P5" draw:layer="layout" svg:width="0.108cm" svg:height="0.004cm" draw:transform="rotate (-2.3537510292403) translate (22.399cm 7.758cm)">
            <text:p/>
            <draw:enhanced-geometry svg:viewBox="0 0 138 0" draw:type="non-primitive" draw:enhanced-path="M 138 0 L 138 0 119 0 97 0 75 0 52 0 32 0 14 0 4 0 0 0 N"/>
          </draw:custom-shape>
          <draw:custom-shape draw:style-name="gr9" draw:text-style-name="P5" draw:layer="layout" svg:width="0.044cm" svg:height="0.093cm" draw:transform="rotate (-2.3537510292403) translate (22.303cm 7.854cm)">
            <text:p/>
            <draw:enhanced-geometry svg:viewBox="0 0 53 105" draw:type="non-primitive" draw:enhanced-path="M 0 0 L 0 0 7 14 14 26 21 40 27 53 33 67 40 79 46 93 53 105 N"/>
          </draw:custom-shape>
          <draw:custom-shape draw:style-name="gr12" draw:text-style-name="P5" draw:layer="layout" svg:width="0.113cm" svg:height="0.142cm" draw:transform="rotate (-2.3537510292403) translate (23.545cm 10.423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9" draw:text-style-name="P5" draw:layer="layout" svg:width="0.113cm" svg:height="0.142cm" draw:transform="rotate (-2.3537510292403) translate (23.545cm 10.423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3" draw:text-style-name="P5" draw:layer="layout" svg:width="0.129cm" svg:height="0.155cm" draw:transform="rotate (-2.3537510292403) translate (23.545cm 10.423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9" draw:text-style-name="P5" draw:layer="layout" svg:width="0.129cm" svg:height="0.155cm" draw:transform="rotate (-2.3537510292403) translate (23.545cm 10.423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3" draw:text-style-name="P5" draw:layer="layout" svg:width="0.075cm" svg:height="0.031cm" draw:transform="rotate (-2.3537510292403) translate (23.546cm 10.442cm)">
            <text:p/>
            <draw:enhanced-geometry svg:viewBox="0 0 95 35" draw:type="non-primitive" draw:enhanced-path="M 95 18 L 87 15 80 13 72 9 64 6 56 3 50 1 42 0 34 1 28 4 22 6 18 11 13 14 9 18 5 24 2 30 0 35 95 18 Z N"/>
          </draw:custom-shape>
          <draw:custom-shape draw:style-name="gr9" draw:text-style-name="P5" draw:layer="layout" svg:width="0.075cm" svg:height="0.031cm" draw:transform="rotate (-2.3537510292403) translate (23.546cm 10.442cm)">
            <text:p/>
            <draw:enhanced-geometry svg:viewBox="0 0 95 35" draw:type="non-primitive" draw:enhanced-path="M 95 18 L 95 18 87 15 80 13 72 9 64 6 56 3 50 1 42 0 34 1 34 1 28 4 22 6 18 11 13 14 9 18 5 24 2 30 0 35 N"/>
          </draw:custom-shape>
          <draw:custom-shape draw:style-name="gr13" draw:text-style-name="P5" draw:layer="layout" svg:width="0.04cm" svg:height="0.031cm" draw:transform="rotate (-2.3537510292403) translate (23.55cm 10.418cm)">
            <text:p/>
            <draw:enhanced-geometry svg:viewBox="0 0 53 36" draw:type="non-primitive" draw:enhanced-path="M 53 0 L 46 5 38 8 31 12 23 15 16 19 10 23 4 29 0 36 53 0 Z N"/>
          </draw:custom-shape>
          <draw:custom-shape draw:style-name="gr9" draw:text-style-name="P5" draw:layer="layout" svg:width="0.04cm" svg:height="0.031cm" draw:transform="rotate (-2.3537510292403) translate (23.55cm 10.418cm)">
            <text:p/>
            <draw:enhanced-geometry svg:viewBox="0 0 53 36" draw:type="non-primitive" draw:enhanced-path="M 53 0 L 53 0 46 5 38 8 31 12 23 15 16 19 10 23 4 29 0 36 N"/>
          </draw:custom-shape>
          <draw:custom-shape draw:style-name="gr13" draw:text-style-name="P5" draw:layer="layout" svg:width="0.108cm" svg:height="0.062cm" draw:transform="rotate (-2.3537510292403) translate (23.253cm 10.736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9" draw:text-style-name="P5" draw:layer="layout" svg:width="0.108cm" svg:height="0.062cm" draw:transform="rotate (-2.3537510292403) translate (23.253cm 10.736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3" draw:text-style-name="P5" draw:layer="layout" svg:width="0.108cm" svg:height="0.107cm" draw:transform="rotate (-2.3537510292403) translate (23.234cm 10.73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9" draw:text-style-name="P5" draw:layer="layout" svg:width="0.108cm" svg:height="0.107cm" draw:transform="rotate (-2.3537510292403) translate (23.234cm 10.73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3" draw:text-style-name="P5" draw:layer="layout" svg:width="0.064cm" svg:height="0.061cm" draw:transform="rotate (-2.3537510292403) translate (23.55cm 10.418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9" draw:text-style-name="P5" draw:layer="layout" svg:width="0.064cm" svg:height="0.061cm" draw:transform="rotate (-2.3537510292403) translate (23.55cm 10.418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15" draw:text-style-name="P12" draw:layer="layout" svg:x1="13.06cm" svg:y1="13.025cm" svg:x2="13.06cm" svg:y2="13.025cm">
          <text:p/>
        </draw:line>
        <draw:line draw:style-name="gr15" draw:text-style-name="P12" draw:layer="layout" svg:x1="13.258cm" svg:y1="13.025cm" svg:x2="13.06cm" svg:y2="14.626cm">
          <text:p/>
        </draw:line>
        <draw:line draw:style-name="gr15" draw:text-style-name="P12" draw:layer="layout" svg:x1="14.66cm" svg:y1="13.025cm" svg:x2="13.456cm" svg:y2="14.626cm">
          <text:p/>
        </draw:line>
        <draw:frame presentation:style-name="pr6" draw:layer="layout" svg:width="22.5cm" svg:height="2.329cm" svg:x="2.3cm" svg:y="0.603cm" presentation:class="title" presentation:user-transformed="true">
          <draw:text-box>
            <text:p>answer-1</text:p>
          </draw:text-box>
        </draw:frame>
        <presentation:notes draw:style-name="dp2">
          <draw:page-thumbnail draw:style-name="gr2" draw:layer="layout" svg:width="13.472cm" svg:height="9.327cm" svg:x="3.126cm" svg:y="1.896cm" draw:page-number="5" presentation:class="page"/>
          <draw:frame presentation:style-name="pr5" draw:layer="layout" svg:width="14.394cm" svg:height="11.499cm" svg:x="2.963cm" svg:y="11.861cm" presentation:class="notes" presentation:placeholder="true">
            <draw:text-box/>
          </draw:frame>
        </presentation:notes>
      </draw:page>
      <draw:page draw:name="exercise-2" draw:style-name="dp1" draw:master-page-name="Default" presentation:presentation-page-layout-name="AL1T1" presentation:use-footer-name="ftr1">
        <office:forms form:automatic-focus="false" form:apply-design-mode="false"/>
        <draw:g>
          <draw:custom-shape draw:style-name="gr8" draw:text-style-name="P5" draw:layer="layout" svg:width="0.416cm" svg:height="1.478cm" draw:transform="rotate (-2.3537510292403) translate (26.143cm 17.878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9" draw:text-style-name="P5" draw:layer="layout" svg:width="0.416cm" svg:height="1.478cm" draw:transform="rotate (-2.3537510292403) translate (26.143cm 17.878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8" draw:text-style-name="P5" draw:layer="layout" svg:width="0.388cm" svg:height="1.48cm" draw:transform="rotate (-2.3537510292403) translate (26.398cm 17.61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9" draw:text-style-name="P5" draw:layer="layout" svg:width="0.388cm" svg:height="1.48cm" draw:transform="rotate (-2.3537510292403) translate (26.398cm 17.61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0" draw:text-style-name="P5" draw:layer="layout" svg:width="0.151cm" svg:height="0.274cm" draw:transform="rotate (-2.3537510292403) translate (26.109cm 17.85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0" draw:text-style-name="P5" draw:layer="layout" svg:width="0.132cm" svg:height="0.236cm" draw:transform="rotate (-2.3537510292403) translate (26.201cm 17.71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0" draw:text-style-name="P5" draw:layer="layout" svg:width="0.266cm" svg:height="0.286cm" draw:transform="rotate (-2.3537510292403) translate (25.859cm 17.622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0" draw:text-style-name="P5" draw:layer="layout" svg:width="0.202cm" svg:height="0.11cm" draw:transform="rotate (-2.3537510292403) translate (25.548cm 17.392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0" draw:text-style-name="P5" draw:layer="layout" svg:width="0.388cm" svg:height="1.448cm" draw:transform="rotate (-2.3537510292403) translate (26.39cm 17.5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0" draw:text-style-name="P5" draw:layer="layout" svg:width="0.459cm" svg:height="1.48cm" draw:transform="rotate (-2.3537510292403) translate (26.156cm 17.848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0" draw:text-style-name="P5" draw:layer="layout" svg:width="0.302cm" svg:height="0.212cm" draw:transform="rotate (-2.3537510292403) translate (26.234cm 17.792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0" draw:text-style-name="P5" draw:layer="layout" svg:width="0.029cm" svg:height="0.013cm" draw:transform="rotate (-2.3537510292403) translate (26.122cm 17.878cm)">
            <text:p/>
            <draw:enhanced-geometry svg:viewBox="0 0 70 35" draw:type="non-primitive" draw:enhanced-path="M 0 0 L 9 5 17 9 26 15 34 20 43 24 52 29 61 32 70 35 0 0 Z N"/>
          </draw:custom-shape>
          <draw:custom-shape draw:style-name="gr10" draw:text-style-name="P5" draw:layer="layout" svg:width="0.128cm" svg:height="0.12cm" draw:transform="rotate (-2.3537510292403) translate (26.117cm 17.88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0" draw:text-style-name="P5" draw:layer="layout" svg:width="0.246cm" svg:height="0.088cm" draw:transform="rotate (-2.3537510292403) translate (25.836cm 17.85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0" draw:text-style-name="P5" draw:layer="layout" svg:width="0.101cm" svg:height="0.147cm" draw:transform="rotate (-2.3537510292403) translate (25.77cm 18.101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0" draw:text-style-name="P5" draw:layer="layout" svg:width="0.08cm" svg:height="0.143cm" draw:transform="rotate (-2.3537510292403) translate (25.762cm 18.08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0" draw:text-style-name="P5" draw:layer="layout" svg:width="0.072cm" svg:height="0.098cm" draw:transform="rotate (-2.3537510292403) translate (25.73cm 18.072cm)">
            <text:p/>
            <draw:enhanced-geometry svg:viewBox="0 0 175 243" draw:type="non-primitive" draw:enhanced-path="M 0 243 L 11 229 22 213 32 198 42 182 54 167 64 152 74 136 84 120 96 105 106 89 117 73 129 59 140 44 151 29 163 14 175 0 0 243 Z N"/>
          </draw:custom-shape>
          <draw:custom-shape draw:style-name="gr10" draw:text-style-name="P5" draw:layer="layout" svg:width="0.109cm" svg:height="0.143cm" draw:transform="rotate (-2.3537510292403) translate (25.755cm 18.086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0" draw:text-style-name="P5" draw:layer="layout" svg:width="0.063cm" svg:height="0.084cm" draw:transform="rotate (-2.3537510292403) translate (25.744cm 18.119cm)">
            <text:p/>
            <draw:enhanced-geometry svg:viewBox="0 0 157 211" draw:type="non-primitive" draw:enhanced-path="M 157 0 L 147 14 137 26 127 39 115 51 104 64 94 76 82 89 72 102 61 115 51 127 40 141 31 154 22 168 14 182 6 196 0 211 157 0 Z N"/>
          </draw:custom-shape>
          <draw:custom-shape draw:style-name="gr10" draw:text-style-name="P5" draw:layer="layout" svg:width="0.029cm" svg:height="0.084cm" draw:transform="rotate (-2.3537510292403) translate (25.72cm 18.082cm)">
            <text:p/>
            <draw:enhanced-geometry svg:viewBox="0 0 70 209" draw:type="non-primitive" draw:enhanced-path="M 0 209 L 5 197 10 183 14 171 19 157 22 144 27 131 31 118 36 104 40 91 44 78 48 65 53 52 57 38 61 26 65 12 70 0 0 209 Z N"/>
          </draw:custom-shape>
          <draw:custom-shape draw:style-name="gr10" draw:text-style-name="P5" draw:layer="layout" svg:width="0.254cm" svg:height="0.283cm" draw:transform="rotate (-2.3537510292403) translate (25.612cm 17.771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0" draw:text-style-name="P5" draw:layer="layout" svg:width="0.08cm" svg:height="0.02cm" draw:transform="rotate (-2.3537510292403) translate (25.547cm 17.755cm)">
            <text:p/>
            <draw:enhanced-geometry svg:viewBox="0 0 193 50" draw:type="non-primitive" draw:enhanced-path="M 193 0 L 181 3 168 7 156 11 143 17 131 23 117 27 105 33 92 38 79 42 66 46 55 49 42 50 31 49 21 46 11 43 0 36 193 0 Z N"/>
          </draw:custom-shape>
          <draw:custom-shape draw:style-name="gr10" draw:text-style-name="P5" draw:layer="layout" svg:width="0.113cm" svg:height="0.07cm" draw:transform="rotate (-2.3537510292403) translate (25.609cm 17.759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0" draw:text-style-name="P5" draw:layer="layout" svg:width="0.331cm" svg:height="0.403cm" draw:transform="rotate (-2.3537510292403) translate (25.223cm 17.48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0" draw:text-style-name="P5" draw:layer="layout" svg:width="0.254cm" svg:height="0.283cm" draw:transform="rotate (-2.3537510292403) translate (26.179cm 17.195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0" draw:text-style-name="P5" draw:layer="layout" svg:width="0.337cm" svg:height="0.401cm" draw:transform="rotate (-2.3537510292403) translate (25.961cm 16.741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0" draw:text-style-name="P5" draw:layer="layout" svg:width="0.092cm" svg:height="0.068cm" draw:transform="rotate (-2.3537510292403) translate (26.062cm 17.308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0" draw:text-style-name="P5" draw:layer="layout" svg:width="0.297cm" svg:height="0.2cm" draw:transform="rotate (-2.3537510292403) translate (26.392cm 17.45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0" draw:text-style-name="P5" draw:layer="layout" svg:width="0.008cm" svg:height="0.001cm" draw:transform="rotate (-2.3537510292403) translate (26.05cm 17.509cm)">
            <text:p/>
            <draw:enhanced-geometry svg:viewBox="0 0 17 0" draw:type="non-primitive" draw:enhanced-path="M 0 0 L 4 0 9 0 12 0 17 0 0 0 Z N"/>
          </draw:custom-shape>
          <draw:custom-shape draw:style-name="gr10" draw:text-style-name="P5" draw:layer="layout" svg:width="0.173cm" svg:height="0.097cm" draw:transform="rotate (-2.3537510292403) translate (26.302cm 17.434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8" draw:text-style-name="P5" draw:layer="layout" svg:width="0.322cm" svg:height="0.096cm" draw:transform="rotate (-2.3537510292403) translate (25.773cm 17.173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8" draw:text-style-name="P5" draw:layer="layout" svg:width="0.337cm" svg:height="0.113cm" draw:transform="rotate (-2.3537510292403) translate (25.711cm 17.06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8" draw:text-style-name="P5" draw:layer="layout" svg:width="0.295cm" svg:height="0.012cm" draw:transform="rotate (-2.3537510292403) translate (25.573cm 16.985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8" draw:text-style-name="P5" draw:layer="layout" svg:width="0.351cm" svg:height="0.098cm" draw:transform="rotate (-2.3537510292403) translate (25.61cm 16.97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8" draw:text-style-name="P5" draw:layer="layout" svg:width="0.372cm" svg:height="0.09cm" draw:transform="rotate (-2.3537510292403) translate (25.524cm 16.876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8" draw:text-style-name="P5" draw:layer="layout" svg:width="0.173cm" svg:height="0.167cm" draw:transform="rotate (-2.3537510292403) translate (25.971cm 17.428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8" draw:text-style-name="P5" draw:layer="layout" svg:width="0.035cm" svg:height="0.027cm" draw:transform="rotate (-2.3537510292403) translate (25.896cm 17.503cm)">
            <text:p/>
            <draw:enhanced-geometry svg:viewBox="0 0 86 72" draw:type="non-primitive" draw:enhanced-path="M 0 0 L 10 9 21 18 32 27 43 35 54 44 65 53 76 62 86 72 0 0 Z N"/>
          </draw:custom-shape>
          <draw:custom-shape draw:style-name="gr8" draw:text-style-name="P5" draw:layer="layout" svg:width="0.109cm" svg:height="0.204cm" draw:transform="rotate (-2.3537510292403) translate (26.194cm 17.746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8" draw:text-style-name="P5" draw:layer="layout" svg:width="0.086cm" svg:height="0.088cm" draw:transform="rotate (-2.3537510292403) translate (25.703cm 17.75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8" draw:text-style-name="P5" draw:layer="layout" svg:width="0.112cm" svg:height="0.385cm" draw:transform="rotate (-2.3537510292403) translate (25.371cm 17.511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8" draw:text-style-name="P5" draw:layer="layout" svg:width="0.43cm" svg:height="0.086cm" draw:transform="rotate (-2.3537510292403) translate (25.42cm 16.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1" draw:text-style-name="P5" draw:layer="layout" svg:width="0.39cm" svg:height="0.046cm" draw:transform="rotate (-2.3537510292403) translate (26.054cm 17.546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1" draw:text-style-name="P5" draw:layer="layout" svg:width="0.202cm" svg:height="0.311cm" draw:transform="rotate (-2.3537510292403) translate (26.096cm 17.4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1" draw:text-style-name="P5" draw:layer="layout" svg:width="0.202cm" svg:height="0.338cm" draw:transform="rotate (-2.3537510292403) translate (25.814cm 17.72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1" draw:text-style-name="P5" draw:layer="layout" svg:width="0.552cm" svg:height="0.03cm" draw:transform="rotate (-2.3537510292403) translate (25.87cm 17.22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1" draw:text-style-name="P5" draw:layer="layout" svg:width="0.021cm" svg:height="0.001cm" draw:transform="rotate (-2.3537510292403) translate (25.471cm 17.61cm)">
            <text:p/>
            <draw:enhanced-geometry svg:viewBox="0 0 54 0" draw:type="non-primitive" draw:enhanced-path="M 0 0 L 0 0 6 0 13 0 20 0 27 0 34 0 41 0 47 0 54 0 N"/>
          </draw:custom-shape>
          <draw:custom-shape draw:style-name="gr11" draw:text-style-name="P5" draw:layer="layout" svg:width="0.537cm" svg:height="0.03cm" draw:transform="rotate (-2.3537510292403) translate (25.82cm 17.22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1" draw:text-style-name="P5" draw:layer="layout" svg:width="0.674cm" svg:height="0.044cm" draw:transform="rotate (-2.3537510292403) translate (25.786cm 17.074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1" draw:text-style-name="P5" draw:layer="layout" svg:width="0.001cm" svg:height="0.014cm" draw:transform="rotate (-2.3537510292403) translate (25.3cm 17.563cm)">
            <text:p/>
            <draw:enhanced-geometry svg:viewBox="0 0 0 36" draw:type="non-primitive" draw:enhanced-path="M 0 0 L 0 0 0 4 0 9 0 13 0 18 0 22 0 27 0 32 0 36 N"/>
          </draw:custom-shape>
          <draw:custom-shape draw:style-name="gr11" draw:text-style-name="P5" draw:layer="layout" svg:width="0.732cm" svg:height="0.06cm" draw:transform="rotate (-2.3537510292403) translate (25.701cm 16.958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1" draw:text-style-name="P5" draw:layer="layout" svg:width="0.761cm" svg:height="0.046cm" draw:transform="rotate (-2.3537510292403) translate (25.59cm 16.84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1" draw:text-style-name="P5" draw:layer="layout" svg:width="0.754cm" svg:height="0.046cm" draw:transform="rotate (-2.3537510292403) translate (25.509cm 16.74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1" draw:text-style-name="P5" draw:layer="layout" svg:width="0.695cm" svg:height="0.091cm" draw:transform="rotate (-2.3537510292403) translate (25.425cm 16.73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1" draw:text-style-name="P5" draw:layer="layout" svg:width="0.086cm" svg:height="0.001cm" draw:transform="rotate (-2.3537510292403) translate (25.149cm 16.809cm)">
            <text:p/>
            <draw:enhanced-geometry svg:viewBox="0 0 210 0" draw:type="non-primitive" draw:enhanced-path="M 0 0 L 0 0 14 0 27 0 40 0 53 0 67 0 80 0 93 0 106 0 119 0 132 0 145 0 158 0 171 0 184 0 198 0 210 0 N"/>
          </draw:custom-shape>
          <draw:custom-shape draw:style-name="gr11" draw:text-style-name="P5" draw:layer="layout" svg:width="0.012cm" svg:height="0.014cm" draw:transform="rotate (-2.3537510292403) translate (25.062cm 16.917cm)">
            <text:p/>
            <draw:enhanced-geometry svg:viewBox="0 0 34 35" draw:type="non-primitive" draw:enhanced-path="M 0 35 L 0 35 4 30 9 27 13 22 17 18 21 13 26 9 30 4 34 0 N"/>
          </draw:custom-shape>
          <draw:custom-shape draw:style-name="gr12" draw:text-style-name="P5" draw:layer="layout" svg:width="0.076cm" svg:height="0.139cm" draw:transform="rotate (-2.3537510292403) translate (26.142cm 17.73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2" draw:text-style-name="P5" draw:layer="layout" svg:width="0.088cm" svg:height="0.101cm" draw:transform="rotate (-2.3537510292403) translate (25.91cm 17.4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2" draw:text-style-name="P5" draw:layer="layout" svg:width="0.188cm" svg:height="0.04cm" draw:transform="rotate (-2.3537510292403) translate (25.712cm 17.205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2" draw:text-style-name="P5" draw:layer="layout" svg:width="0.022cm" svg:height="0.014cm" draw:transform="rotate (-2.3537510292403) translate (25.607cm 17.273cm)">
            <text:p/>
            <draw:enhanced-geometry svg:viewBox="0 0 54 35" draw:type="non-primitive" draw:enhanced-path="M 0 35 L 7 30 13 26 20 20 25 16 32 11 39 6 46 3 54 0 0 35 Z N"/>
          </draw:custom-shape>
          <draw:custom-shape draw:style-name="gr12" draw:text-style-name="P5" draw:layer="layout" svg:width="0.132cm" svg:height="0.064cm" draw:transform="rotate (-2.3537510292403) translate (25.572cm 17.157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2" draw:text-style-name="P5" draw:layer="layout" svg:width="0.103cm" svg:height="0.056cm" draw:transform="rotate (-2.3537510292403) translate (25.446cm 17.072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2" draw:text-style-name="P5" draw:layer="layout" svg:width="0.101cm" svg:height="0.056cm" draw:transform="rotate (-2.3537510292403) translate (25.385cm 16.994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2" draw:text-style-name="P5" draw:layer="layout" svg:width="0.02cm" svg:height="0.001cm" draw:transform="rotate (-2.3537510292403) translate (25.362cm 16.959cm)">
            <text:p/>
            <draw:enhanced-geometry svg:viewBox="0 0 53 0" draw:type="non-primitive" draw:enhanced-path="M 53 0 L 46 0 40 0 34 0 27 0 20 0 13 0 6 0 0 0 53 0 Z N"/>
          </draw:custom-shape>
          <draw:custom-shape draw:style-name="gr12" draw:text-style-name="P5" draw:layer="layout" svg:width="0.109cm" svg:height="0.044cm" draw:transform="rotate (-2.3537510292403) translate (25.257cm 16.904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9" draw:text-style-name="P5" draw:layer="layout" svg:width="0.014cm" svg:height="0.014cm" draw:transform="rotate (-2.3537510292403) translate (25.689cm 18.134cm)">
            <text:p/>
            <draw:enhanced-geometry svg:viewBox="0 0 35 36" draw:type="non-primitive" draw:enhanced-path="M 35 0 L 35 0 31 5 26 10 22 14 17 17 13 22 9 27 5 31 0 36 N"/>
          </draw:custom-shape>
          <draw:custom-shape draw:style-name="gr9" draw:text-style-name="P5" draw:layer="layout" svg:width="0.049cm" svg:height="0.032cm" draw:transform="rotate (-2.3537510292403) translate (26.099cm 17.908cm)">
            <text:p/>
            <draw:enhanced-geometry svg:viewBox="0 0 123 78" draw:type="non-primitive" draw:enhanced-path="M 0 9 L 0 9 14 8 28 6 41 4 55 1 69 0 81 0 93 4 104 9 104 9 109 15 114 23 117 31 118 40 120 50 121 59 122 69 123 78 N"/>
          </draw:custom-shape>
          <draw:custom-shape draw:style-name="gr9" draw:text-style-name="P5" draw:layer="layout" svg:width="0.057cm" svg:height="0.014cm" draw:transform="rotate (-2.3537510292403) translate (26.2cm 17.781cm)">
            <text:p/>
            <draw:enhanced-geometry svg:viewBox="0 0 140 34" draw:type="non-primitive" draw:enhanced-path="M 140 0 L 140 0 122 4 103 5 84 6 63 7 45 10 28 15 12 23 0 34 N"/>
          </draw:custom-shape>
          <draw:custom-shape draw:style-name="gr9" draw:text-style-name="P5" draw:layer="layout" svg:width="0.022cm" svg:height="0.042cm" draw:transform="rotate (-2.3537510292403) translate (26.19cm 17.771cm)">
            <text:p/>
            <draw:enhanced-geometry svg:viewBox="0 0 53 106" draw:type="non-primitive" draw:enhanced-path="M 0 106 L 0 106 6 92 13 79 20 66 27 53 33 40 39 27 46 14 53 0 N"/>
          </draw:custom-shape>
          <draw:custom-shape draw:style-name="gr9" draw:text-style-name="P5" draw:layer="layout" svg:width="0.004cm" svg:height="0.042cm" draw:transform="rotate (-2.3537510292403) translate (26.184cm 17.777cm)">
            <text:p/>
            <draw:enhanced-geometry svg:viewBox="0 0 11 106" draw:type="non-primitive" draw:enhanced-path="M 0 0 L 0 0 1 14 3 29 6 42 9 57 11 71 10 84 6 96 0 106 N"/>
          </draw:custom-shape>
          <draw:custom-shape draw:style-name="gr9" draw:text-style-name="P5" draw:layer="layout" svg:width="0.066cm" svg:height="0.036cm" draw:transform="rotate (-2.3537510292403) translate (26.056cm 17.916cm)">
            <text:p/>
            <draw:enhanced-geometry svg:viewBox="0 0 161 90" draw:type="non-primitive" draw:enhanced-path="M 0 20 L 0 20 21 18 44 14 67 8 89 3 111 0 130 1 146 7 157 20 157 20 161 32 160 43 155 56 147 67 138 76 128 84 117 88 105 90 N"/>
          </draw:custom-shape>
          <draw:custom-shape draw:style-name="gr9" draw:text-style-name="P5" draw:layer="layout" svg:width="0.014cm" svg:height="0.014cm" draw:transform="rotate (-2.3537510292403) translate (26.051cm 17.931cm)">
            <text:p/>
            <draw:enhanced-geometry svg:viewBox="0 0 35 35" draw:type="non-primitive" draw:enhanced-path="M 35 35 L 35 35 31 31 26 25 23 18 18 12 15 6 10 3 6 0 0 1 N"/>
          </draw:custom-shape>
          <draw:custom-shape draw:style-name="gr9" draw:text-style-name="P5" draw:layer="layout" svg:width="0.02cm" svg:height="0.042cm" draw:transform="rotate (-2.3537510292403) translate (26.205cm 17.756cm)">
            <text:p/>
            <draw:enhanced-geometry svg:viewBox="0 0 53 106" draw:type="non-primitive" draw:enhanced-path="M 53 0 L 53 0 46 10 37 17 28 25 19 33 11 41 4 50 0 59 0 70 0 70 3 78 7 83 14 88 22 91 30 95 38 98 46 101 53 106 N"/>
          </draw:custom-shape>
          <draw:custom-shape draw:style-name="gr9" draw:text-style-name="P5" draw:layer="layout" svg:width="0.638cm" svg:height="1.096cm" draw:transform="rotate (-2.3537510292403) translate (26.147cm 17.98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3" draw:text-style-name="P5" draw:layer="layout" svg:width="0.086cm" svg:height="0.212cm" draw:transform="rotate (-2.3537510292403) translate (26.215cm 17.66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9" draw:text-style-name="P5" draw:layer="layout" svg:width="0.086cm" svg:height="0.212cm" draw:transform="rotate (-2.3537510292403) translate (26.215cm 17.66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3" draw:text-style-name="P5" draw:layer="layout" svg:width="0.101cm" svg:height="0.199cm" draw:transform="rotate (-2.3537510292403) translate (26.221cm 17.659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9" draw:text-style-name="P5" draw:layer="layout" svg:width="0.101cm" svg:height="0.199cm" draw:transform="rotate (-2.3537510292403) translate (26.221cm 17.659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3" draw:text-style-name="P5" draw:layer="layout" svg:width="0.087cm" svg:height="0.127cm" draw:transform="rotate (-2.3537510292403) translate (26.221cm 17.679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9" draw:text-style-name="P5" draw:layer="layout" svg:width="0.087cm" svg:height="0.127cm" draw:transform="rotate (-2.3537510292403) translate (26.221cm 17.679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3" draw:text-style-name="P5" draw:layer="layout" svg:width="0.088cm" svg:height="0.197cm" draw:transform="rotate (-2.3537510292403) translate (25.984cm 17.917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9" draw:text-style-name="P5" draw:layer="layout" svg:width="0.088cm" svg:height="0.197cm" draw:transform="rotate (-2.3537510292403) translate (25.984cm 17.917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3" draw:text-style-name="P5" draw:layer="layout" svg:width="0.097cm" svg:height="0.125cm" draw:transform="rotate (-2.3537510292403) translate (25.92cm 17.861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9" draw:text-style-name="P5" draw:layer="layout" svg:width="0.097cm" svg:height="0.125cm" draw:transform="rotate (-2.3537510292403) translate (25.92cm 17.861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3" draw:text-style-name="P5" draw:layer="layout" svg:width="0.072cm" svg:height="0.014cm" draw:transform="rotate (-2.3537510292403) translate (25.95cm 17.85cm)">
            <text:p/>
            <draw:enhanced-geometry svg:viewBox="0 0 175 34" draw:type="non-primitive" draw:enhanced-path="M 175 0 L 153 4 132 9 109 13 87 17 66 21 43 26 22 30 0 34 175 0 Z N"/>
          </draw:custom-shape>
          <draw:custom-shape draw:style-name="gr9" draw:text-style-name="P5" draw:layer="layout" svg:width="0.072cm" svg:height="0.014cm" draw:transform="rotate (-2.3537510292403) translate (25.95cm 17.85cm)">
            <text:p/>
            <draw:enhanced-geometry svg:viewBox="0 0 175 34" draw:type="non-primitive" draw:enhanced-path="M 175 0 L 175 0 153 4 132 9 109 13 87 17 66 21 43 26 22 30 0 34 N"/>
          </draw:custom-shape>
          <draw:custom-shape draw:style-name="gr13" draw:text-style-name="P5" draw:layer="layout" svg:width="0.082cm" svg:height="0.145cm" draw:transform="rotate (-2.3537510292403) translate (26.134cm 17.525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9" draw:text-style-name="P5" draw:layer="layout" svg:width="0.082cm" svg:height="0.145cm" draw:transform="rotate (-2.3537510292403) translate (26.134cm 17.525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3" draw:text-style-name="P5" draw:layer="layout" svg:width="0.066cm" svg:height="0.143cm" draw:transform="rotate (-2.3537510292403) translate (25.855cm 17.867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9" draw:text-style-name="P5" draw:layer="layout" svg:width="0.066cm" svg:height="0.143cm" draw:transform="rotate (-2.3537510292403) translate (25.855cm 17.867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2" draw:text-style-name="P5" draw:layer="layout" svg:width="0.018cm" svg:height="0.008cm" draw:transform="rotate (-2.3537510292403) translate (25.666cm 18.228cm)">
            <text:p/>
            <draw:enhanced-geometry svg:viewBox="0 0 44 17" draw:type="non-primitive" draw:enhanced-path="M 44 17 L 38 15 33 13 28 10 23 8 17 7 11 5 6 2 0 0 44 17 Z N"/>
          </draw:custom-shape>
          <draw:custom-shape draw:style-name="gr9" draw:text-style-name="P5" draw:layer="layout" svg:width="0.018cm" svg:height="0.008cm" draw:transform="rotate (-2.3537510292403) translate (25.666cm 18.228cm)">
            <text:p/>
            <draw:enhanced-geometry svg:viewBox="0 0 44 17" draw:type="non-primitive" draw:enhanced-path="M 44 17 L 44 17 38 15 33 13 28 10 23 8 17 7 11 5 6 2 0 0 N"/>
          </draw:custom-shape>
          <draw:custom-shape draw:style-name="gr13" draw:text-style-name="P5" draw:layer="layout" svg:width="0.225cm" svg:height="0.149cm" draw:transform="rotate (-2.3537510292403) translate (25.791cm 18.243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9" draw:text-style-name="P5" draw:layer="layout" svg:width="0.225cm" svg:height="0.149cm" draw:transform="rotate (-2.3537510292403) translate (25.791cm 18.243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3" draw:text-style-name="P5" draw:layer="layout" svg:width="0.198cm" svg:height="0.135cm" draw:transform="rotate (-2.3537510292403) translate (25.259cm 17.752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9" draw:text-style-name="P5" draw:layer="layout" svg:width="0.198cm" svg:height="0.135cm" draw:transform="rotate (-2.3537510292403) translate (25.259cm 17.752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3" draw:text-style-name="P5" draw:layer="layout" svg:width="0.274cm" svg:height="0.206cm" draw:transform="rotate (-2.3537510292403) translate (24.74cm 17.44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9" draw:text-style-name="P5" draw:layer="layout" svg:width="0.274cm" svg:height="0.206cm" draw:transform="rotate (-2.3537510292403) translate (24.74cm 17.44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3" draw:text-style-name="P5" draw:layer="layout" svg:width="0.068cm" svg:height="0.042cm" draw:transform="rotate (-2.3537510292403) translate (25.009cm 17.09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9" draw:text-style-name="P5" draw:layer="layout" svg:width="0.068cm" svg:height="0.042cm" draw:transform="rotate (-2.3537510292403) translate (25.009cm 17.09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3" draw:text-style-name="P5" draw:layer="layout" svg:width="0.057cm" svg:height="0.034cm" draw:transform="rotate (-2.3537510292403) translate (25.356cm 16.72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9" draw:text-style-name="P5" draw:layer="layout" svg:width="0.057cm" svg:height="0.034cm" draw:transform="rotate (-2.3537510292403) translate (25.356cm 16.72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3" draw:text-style-name="P5" draw:layer="layout" svg:width="0.061cm" svg:height="0.078cm" draw:transform="rotate (-2.3537510292403) translate (25.039cm 17.011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9" draw:text-style-name="P5" draw:layer="layout" svg:width="0.061cm" svg:height="0.078cm" draw:transform="rotate (-2.3537510292403) translate (25.039cm 17.011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3" draw:text-style-name="P5" draw:layer="layout" svg:width="0.06cm" svg:height="0.078cm" draw:transform="rotate (-2.3537510292403) translate (25.3cm 16.754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9" draw:text-style-name="P5" draw:layer="layout" svg:width="0.06cm" svg:height="0.078cm" draw:transform="rotate (-2.3537510292403) translate (25.3cm 16.754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3" draw:text-style-name="P5" draw:layer="layout" svg:width="0.212cm" svg:height="0.135cm" draw:transform="rotate (-2.3537510292403) translate (26.125cm 16.868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9" draw:text-style-name="P5" draw:layer="layout" svg:width="0.212cm" svg:height="0.135cm" draw:transform="rotate (-2.3537510292403) translate (26.125cm 16.868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3" draw:text-style-name="P5" draw:layer="layout" svg:width="0.281cm" svg:height="0.208cm" draw:transform="rotate (-2.3537510292403) translate (25.877cm 16.29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9" draw:text-style-name="P5" draw:layer="layout" svg:width="0.281cm" svg:height="0.208cm" draw:transform="rotate (-2.3537510292403) translate (25.877cm 16.29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9" draw:text-style-name="P5" draw:layer="layout" svg:width="0.612cm" svg:height="1.096cm" draw:transform="rotate (-2.3537510292403) translate (26.685cm 17.458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3" draw:text-style-name="P5" draw:layer="layout" svg:width="0.221cm" svg:height="0.149cm" draw:transform="rotate (-2.3537510292403) translate (26.625cm 17.40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9" draw:text-style-name="P5" draw:layer="layout" svg:width="0.221cm" svg:height="0.149cm" draw:transform="rotate (-2.3537510292403) translate (26.625cm 17.40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9" draw:text-style-name="P5" draw:layer="layout" svg:width="0.002cm" svg:height="0.056cm" draw:transform="rotate (-2.3537510292403) translate (26.511cm 17.469cm)">
            <text:p/>
            <draw:enhanced-geometry svg:viewBox="0 0 0 140" draw:type="non-primitive" draw:enhanced-path="M 0 140 L 0 140 0 123 0 105 0 88 0 70 0 53 0 36 0 17 0 0 N"/>
          </draw:custom-shape>
          <draw:custom-shape draw:style-name="gr9" draw:text-style-name="P5" draw:layer="layout" svg:width="0.001cm" svg:height="0.056cm" draw:transform="rotate (-2.3537510292403) translate (26.471cm 17.488cm)">
            <text:p/>
            <draw:enhanced-geometry svg:viewBox="0 0 0 141" draw:type="non-primitive" draw:enhanced-path="M 0 141 L 0 141 0 123 0 106 0 88 0 71 0 54 0 36 0 19 0 0 N"/>
          </draw:custom-shape>
          <draw:custom-shape draw:style-name="gr9" draw:text-style-name="P5" draw:layer="layout" svg:width="0.004cm" svg:height="0.042cm" draw:transform="rotate (-2.3537510292403) translate (26.553cm 17.444cm)">
            <text:p/>
            <draw:enhanced-geometry svg:viewBox="0 0 9 105" draw:type="non-primitive" draw:enhanced-path="M 9 105 L 9 105 7 91 6 79 5 65 4 52 3 40 2 26 1 14 0 0 N"/>
          </draw:custom-shape>
          <draw:custom-shape draw:style-name="gr9" draw:text-style-name="P5" draw:layer="layout" svg:width="0.039cm" svg:height="0.002cm" draw:transform="rotate (-2.3537510292403) translate (26.54cm 17.369cm)">
            <text:p/>
            <draw:enhanced-geometry svg:viewBox="0 0 97 0" draw:type="non-primitive" draw:enhanced-path="M 97 0 L 97 0 84 0 72 0 59 0 48 0 35 0 24 0 12 0 0 0 N"/>
          </draw:custom-shape>
          <draw:custom-shape draw:style-name="gr9" draw:text-style-name="P5" draw:layer="layout" svg:width="0.062cm" svg:height="0.014cm" draw:transform="rotate (-2.3537510292403) translate (26.503cm 17.376cm)">
            <text:p/>
            <draw:enhanced-geometry svg:viewBox="0 0 149 35" draw:type="non-primitive" draw:enhanced-path="M 149 0 L 149 0 131 5 112 9 93 14 74 17 56 22 37 26 19 31 0 35 N"/>
          </draw:custom-shape>
          <draw:custom-shape draw:style-name="gr9" draw:text-style-name="P5" draw:layer="layout" svg:width="0.061cm" svg:height="0.021cm" draw:transform="rotate (-2.3537510292403) translate (26.459cm 17.379cm)">
            <text:p/>
            <draw:enhanced-geometry svg:viewBox="0 0 148 55" draw:type="non-primitive" draw:enhanced-path="M 148 0 L 148 0 129 7 111 14 92 21 74 27 54 34 36 41 18 48 0 55 N"/>
          </draw:custom-shape>
          <draw:custom-shape draw:style-name="gr9" draw:text-style-name="P5" draw:layer="layout" svg:width="0.001cm" svg:height="0.05cm" draw:transform="rotate (-2.3537510292403) translate (26.415cm 17.496cm)">
            <text:p/>
            <draw:enhanced-geometry svg:viewBox="0 0 0 121" draw:type="non-primitive" draw:enhanced-path="M 0 121 L 0 121 0 106 0 92 0 77 0 61 0 46 0 31 0 16 0 0 N"/>
          </draw:custom-shape>
          <draw:custom-shape draw:style-name="gr9" draw:text-style-name="P5" draw:layer="layout" svg:width="0.045cm" svg:height="0.016cm" draw:transform="rotate (-2.3537510292403) translate (26.417cm 17.413cm)">
            <text:p/>
            <draw:enhanced-geometry svg:viewBox="0 0 107 37" draw:type="non-primitive" draw:enhanced-path="M 107 0 L 107 0 93 5 80 9 66 14 54 18 40 23 26 26 14 32 0 37 N"/>
          </draw:custom-shape>
          <draw:custom-shape draw:style-name="gr9" draw:text-style-name="P5" draw:layer="layout" svg:width="0.006cm" svg:height="0.034cm" draw:transform="rotate (-2.3537510292403) translate (26.391cm 17.488cm)">
            <text:p/>
            <draw:enhanced-geometry svg:viewBox="0 0 17 87" draw:type="non-primitive" draw:enhanced-path="M 0 87 L 0 87 2 77 4 66 6 56 8 44 10 34 13 23 15 11 17 0 N"/>
          </draw:custom-shape>
          <draw:custom-shape draw:style-name="gr9" draw:text-style-name="P5" draw:layer="layout" svg:width="0.024cm" svg:height="0.005cm" draw:transform="rotate (-2.3537510292403) translate (26.382cm 17.417cm)">
            <text:p/>
            <draw:enhanced-geometry svg:viewBox="0 0 61 17" draw:type="non-primitive" draw:enhanced-path="M 61 0 L 61 0 53 2 46 4 38 6 30 8 22 10 16 12 8 14 0 17 N"/>
          </draw:custom-shape>
          <draw:custom-shape draw:style-name="gr9" draw:text-style-name="P5" draw:layer="layout" svg:width="0.008cm" svg:height="0.058cm" draw:transform="rotate (-2.3537510292403) translate (25.748cm 18.146cm)">
            <text:p/>
            <draw:enhanced-geometry svg:viewBox="0 0 18 141" draw:type="non-primitive" draw:enhanced-path="M 18 141 L 18 141 16 122 13 105 11 87 9 70 7 53 4 35 2 18 0 0 N"/>
          </draw:custom-shape>
          <draw:custom-shape draw:style-name="gr9" draw:text-style-name="P5" draw:layer="layout" svg:width="0.007cm" svg:height="0.056cm" draw:transform="rotate (-2.3537510292403) translate (25.742cm 18.161cm)">
            <text:p/>
            <draw:enhanced-geometry svg:viewBox="0 0 17 140" draw:type="non-primitive" draw:enhanced-path="M 0 140 L 0 140 2 123 4 105 7 88 9 70 11 52 12 35 15 17 17 0 N"/>
          </draw:custom-shape>
          <draw:custom-shape draw:style-name="gr9" draw:text-style-name="P5" draw:layer="layout" svg:width="0.053cm" svg:height="0.008cm" draw:transform="rotate (-2.3537510292403) translate (25.665cm 18.129cm)">
            <text:p/>
            <draw:enhanced-geometry svg:viewBox="0 0 131 17" draw:type="non-primitive" draw:enhanced-path="M 0 0 L 0 0 17 2 33 4 49 6 66 9 82 11 98 12 114 14 131 17 N"/>
          </draw:custom-shape>
          <draw:custom-shape draw:style-name="gr9" draw:text-style-name="P5" draw:layer="layout" svg:width="0.045cm" svg:height="0.014cm" draw:transform="rotate (-2.3537510292403) translate (25.669cm 18.105cm)">
            <text:p/>
            <draw:enhanced-geometry svg:viewBox="0 0 114 34" draw:type="non-primitive" draw:enhanced-path="M 0 0 L 0 0 14 4 27 9 42 13 57 18 70 21 85 26 100 30 114 34 N"/>
          </draw:custom-shape>
          <draw:custom-shape draw:style-name="gr9" draw:text-style-name="P5" draw:layer="layout" svg:width="0.008cm" svg:height="0.028cm" draw:transform="rotate (-2.3537510292403) translate (25.717cm 18.216cm)">
            <text:p/>
            <draw:enhanced-geometry svg:viewBox="0 0 17 71" draw:type="non-primitive" draw:enhanced-path="M 0 71 L 0 71 1 62 3 53 4 44 6 35 9 27 11 18 13 9 17 0 N"/>
          </draw:custom-shape>
          <draw:custom-shape draw:style-name="gr9" draw:text-style-name="P5" draw:layer="layout" svg:width="0.001cm" svg:height="0.048cm" draw:transform="rotate (-2.3537510292403) translate (25.695cm 18.268cm)">
            <text:p/>
            <draw:enhanced-geometry svg:viewBox="0 0 0 124" draw:type="non-primitive" draw:enhanced-path="M 0 124 L 0 124 0 108 0 93 0 78 0 62 0 47 0 31 0 16 0 0 N"/>
          </draw:custom-shape>
          <draw:custom-shape draw:style-name="gr9" draw:text-style-name="P5" draw:layer="layout" svg:width="0.003cm" svg:height="0.036cm" draw:transform="rotate (-2.3537510292403) translate (25.678cm 18.295cm)">
            <text:p/>
            <draw:enhanced-geometry svg:viewBox="0 0 12 87" draw:type="non-primitive" draw:enhanced-path="M 4 87 L 4 87 4 75 3 64 1 51 0 40 0 29 2 19 6 8 12 0 N"/>
          </draw:custom-shape>
          <draw:custom-shape draw:style-name="gr9" draw:text-style-name="P5" draw:layer="layout" svg:width="0.006cm" svg:height="0.042cm" draw:transform="rotate (-2.3537510292403) translate (25.67cm 18.325cm)">
            <text:p/>
            <draw:enhanced-geometry svg:viewBox="0 0 18 105" draw:type="non-primitive" draw:enhanced-path="M 9 105 L 9 105 9 90 11 74 14 56 17 39 18 24 15 12 10 3 0 0 N"/>
          </draw:custom-shape>
          <draw:custom-shape draw:style-name="gr9" draw:text-style-name="P5" draw:layer="layout" svg:width="0.035cm" svg:height="0.022cm" draw:transform="rotate (-2.3537510292403) translate (25.63cm 18.285cm)">
            <text:p/>
            <draw:enhanced-geometry svg:viewBox="0 0 88 52" draw:type="non-primitive" draw:enhanced-path="M 0 0 L 0 0 11 7 21 12 33 19 44 26 54 33 65 40 77 45 88 52 N"/>
          </draw:custom-shape>
          <draw:custom-shape draw:style-name="gr9" draw:text-style-name="P5" draw:layer="layout" svg:width="0.03cm" svg:height="0.014cm" draw:transform="rotate (-2.3537510292403) translate (25.643cm 18.24cm)">
            <text:p/>
            <draw:enhanced-geometry svg:viewBox="0 0 72 35" draw:type="non-primitive" draw:enhanced-path="M 0 0 L 0 0 9 5 18 9 27 14 36 17 44 22 53 26 63 31 72 35 N"/>
          </draw:custom-shape>
          <draw:custom-shape draw:style-name="gr9" draw:text-style-name="P5" draw:layer="layout" svg:width="0.039cm" svg:height="0.02cm" draw:transform="rotate (-2.3537510292403) translate (25.666cm 18.198cm)">
            <text:p/>
            <draw:enhanced-geometry svg:viewBox="0 0 96 52" draw:type="non-primitive" draw:enhanced-path="M 0 0 L 0 0 12 7 24 13 36 19 49 26 60 32 72 39 84 46 96 52 N"/>
          </draw:custom-shape>
          <draw:custom-shape draw:style-name="gr9" draw:text-style-name="P5" draw:layer="layout" svg:width="0.037cm" svg:height="0.021cm" draw:transform="rotate (-2.3537510292403) translate (25.685cm 18.17cm)">
            <text:p/>
            <draw:enhanced-geometry svg:viewBox="0 0 89 53" draw:type="non-primitive" draw:enhanced-path="M 0 0 L 0 0 11 7 22 13 33 19 45 26 55 33 66 40 77 47 89 53 N"/>
          </draw:custom-shape>
          <draw:custom-shape draw:style-name="gr9" draw:text-style-name="P5" draw:layer="layout" svg:width="0.024cm" svg:height="0.007cm" draw:transform="rotate (-2.3537510292403) translate (25.383cm 17.788cm)">
            <text:p/>
            <draw:enhanced-geometry svg:viewBox="0 0 62 20" draw:type="non-primitive" draw:enhanced-path="M 0 0 L 0 0 8 3 16 7 25 11 33 15 41 18 47 20 55 20 62 17 N"/>
          </draw:custom-shape>
          <draw:custom-shape draw:style-name="gr9" draw:text-style-name="P5" draw:layer="layout" svg:width="0.007cm" svg:height="0.008cm" draw:transform="rotate (-2.3537510292403) translate (25.371cm 17.811cm)">
            <text:p/>
            <draw:enhanced-geometry svg:viewBox="0 0 17 18" draw:type="non-primitive" draw:enhanced-path="M 0 18 L 0 18 5 13 8 9 13 4 17 0 N"/>
          </draw:custom-shape>
          <draw:custom-shape draw:style-name="gr9" draw:text-style-name="P5" draw:layer="layout" svg:width="0.032cm" svg:height="0.014cm" draw:transform="rotate (-2.3537510292403) translate (25.393cm 17.798cm)">
            <text:p/>
            <draw:enhanced-geometry svg:viewBox="0 0 79 35" draw:type="non-primitive" draw:enhanced-path="M 0 0 L 0 0 10 4 20 9 30 13 41 17 51 21 60 26 70 30 79 35 N"/>
          </draw:custom-shape>
          <draw:custom-shape draw:style-name="gr9" draw:text-style-name="P5" draw:layer="layout" svg:width="0.029cm" svg:height="0.007cm" draw:transform="rotate (-2.3537510292403) translate (25.308cm 17.774cm)">
            <text:p/>
            <draw:enhanced-geometry svg:viewBox="0 0 70 17" draw:type="non-primitive" draw:enhanced-path="M 0 17 L 0 17 9 15 17 13 26 11 35 8 43 6 52 5 60 3 70 0 N"/>
          </draw:custom-shape>
          <draw:custom-shape draw:style-name="gr9" draw:text-style-name="P5" draw:layer="layout" svg:width="0.037cm" svg:height="0.008cm" draw:transform="rotate (-2.3537510292403) translate (25.28cm 17.762cm)">
            <text:p/>
            <draw:enhanced-geometry svg:viewBox="0 0 88 17" draw:type="non-primitive" draw:enhanced-path="M 0 17 L 0 17 11 14 22 12 32 10 44 8 54 5 65 3 76 1 88 0 N"/>
          </draw:custom-shape>
          <draw:custom-shape draw:style-name="gr9" draw:text-style-name="P5" draw:layer="layout" svg:width="0.029cm" svg:height="0.014cm" draw:transform="rotate (-2.3537510292403) translate (25.329cm 17.734cm)">
            <text:p/>
            <draw:enhanced-geometry svg:viewBox="0 0 71 36" draw:type="non-primitive" draw:enhanced-path="M 71 0 L 71 0 62 5 53 10 44 14 36 19 27 23 18 27 9 31 0 36 N"/>
          </draw:custom-shape>
          <draw:custom-shape draw:style-name="gr9" draw:text-style-name="P5" draw:layer="layout" svg:width="0.029cm" svg:height="0.007cm" draw:transform="rotate (-2.3537510292403) translate (25.372cm 17.751cm)">
            <text:p/>
            <draw:enhanced-geometry svg:viewBox="0 0 72 19" draw:type="non-primitive" draw:enhanced-path="M 72 0 L 72 0 63 2 54 5 45 7 37 9 28 13 19 15 10 17 0 19 N"/>
          </draw:custom-shape>
          <draw:custom-shape draw:style-name="gr9" draw:text-style-name="P5" draw:layer="layout" svg:width="0.027cm" svg:height="0.005cm" draw:transform="rotate (-2.3537510292403) translate (25.402cm 17.769cm)">
            <text:p/>
            <draw:enhanced-geometry svg:viewBox="0 0 62 17" draw:type="non-primitive" draw:enhanced-path="M 62 17 L 62 17 54 15 47 12 39 10 31 8 23 6 16 4 8 2 0 0 N"/>
          </draw:custom-shape>
          <draw:custom-shape draw:style-name="gr9" draw:text-style-name="P5" draw:layer="layout" svg:width="0.029cm" svg:height="0.006cm" draw:transform="rotate (-2.3537510292403) translate (25.443cm 17.78cm)">
            <text:p/>
            <draw:enhanced-geometry svg:viewBox="0 0 69 17" draw:type="non-primitive" draw:enhanced-path="M 0 17 L 0 17 9 15 18 13 26 11 35 8 43 6 52 4 60 2 69 0 N"/>
          </draw:custom-shape>
          <draw:custom-shape draw:style-name="gr9" draw:text-style-name="P5" draw:layer="layout" svg:width="0.033cm" svg:height="0.028cm" draw:transform="rotate (-2.3537510292403) translate (24.994cm 17.497cm)">
            <text:p/>
            <draw:enhanced-geometry svg:viewBox="0 0 78 71" draw:type="non-primitive" draw:enhanced-path="M 78 0 L 78 0 68 9 59 18 48 28 38 35 28 45 19 54 9 62 0 71 N"/>
          </draw:custom-shape>
          <draw:custom-shape draw:style-name="gr9" draw:text-style-name="P5" draw:layer="layout" svg:width="0.037cm" svg:height="0.014cm" draw:transform="rotate (-2.3537510292403) translate (24.963cm 17.528cm)">
            <text:p/>
            <draw:enhanced-geometry svg:viewBox="0 0 88 37" draw:type="non-primitive" draw:enhanced-path="M 0 0 L 0 0 11 5 21 9 33 14 44 18 54 23 66 28 77 32 88 37 N"/>
          </draw:custom-shape>
          <draw:custom-shape draw:style-name="gr9" draw:text-style-name="P5" draw:layer="layout" svg:width="0.029cm" svg:height="0.022cm" draw:transform="rotate (-2.3537510292403) translate (24.943cm 17.481cm)">
            <text:p/>
            <draw:enhanced-geometry svg:viewBox="0 0 70 52" draw:type="non-primitive" draw:enhanced-path="M 70 0 L 70 0 60 7 47 12 35 18 24 22 12 29 4 35 0 43 1 52 N"/>
          </draw:custom-shape>
          <draw:custom-shape draw:style-name="gr9" draw:text-style-name="P5" draw:layer="layout" svg:width="0.041cm" svg:height="0.001cm" draw:transform="rotate (-2.3537510292403) translate (24.899cm 17.505cm)">
            <text:p/>
            <draw:enhanced-geometry svg:viewBox="0 0 97 0" draw:type="non-primitive" draw:enhanced-path="M 0 0 L 0 0 13 0 24 0 37 0 48 0 60 0 72 0 84 0 97 0 N"/>
          </draw:custom-shape>
          <draw:custom-shape draw:style-name="gr9" draw:text-style-name="P5" draw:layer="layout" svg:width="0.029cm" svg:height="0.021cm" draw:transform="rotate (-2.3537510292403) translate (24.889cm 17.454cm)">
            <text:p/>
            <draw:enhanced-geometry svg:viewBox="0 0 70 52" draw:type="non-primitive" draw:enhanced-path="M 70 0 L 70 0 61 7 52 13 44 20 35 26 26 33 18 40 9 46 0 52 N"/>
          </draw:custom-shape>
          <draw:custom-shape draw:style-name="gr9" draw:text-style-name="P5" draw:layer="layout" svg:width="0.039cm" svg:height="0.002cm" draw:transform="rotate (-2.3537510292403) translate (24.85cm 17.482cm)">
            <text:p/>
            <draw:enhanced-geometry svg:viewBox="0 0 97 0" draw:type="non-primitive" draw:enhanced-path="M 0 0 L 0 0 13 0 24 0 37 0 48 0 61 0 72 0 84 0 97 0 N"/>
          </draw:custom-shape>
          <draw:custom-shape draw:style-name="gr9" draw:text-style-name="P5" draw:layer="layout" svg:width="0.029cm" svg:height="0.014cm" draw:transform="rotate (-2.3537510292403) translate (24.82cm 17.432cm)">
            <text:p/>
            <draw:enhanced-geometry svg:viewBox="0 0 72 35" draw:type="non-primitive" draw:enhanced-path="M 72 0 L 72 0 61 4 50 7 38 10 25 12 15 16 6 20 1 27 0 35 N"/>
          </draw:custom-shape>
          <draw:custom-shape draw:style-name="gr9" draw:text-style-name="P5" draw:layer="layout" svg:width="0.049cm" svg:height="0.001cm" draw:transform="rotate (-2.3537510292403) translate (24.804cm 17.449cm)">
            <text:p/>
            <draw:enhanced-geometry svg:viewBox="0 0 122 0" draw:type="non-primitive" draw:enhanced-path="M 122 0 L 122 0 106 0 90 0 76 0 60 0 45 0 30 0 14 0 0 0 N"/>
          </draw:custom-shape>
          <draw:custom-shape draw:style-name="gr9" draw:text-style-name="P5" draw:layer="layout" svg:width="0.02cm" svg:height="0.005cm" draw:transform="rotate (-2.3537510292403) translate (24.817cm 17.414cm)">
            <text:p/>
            <draw:enhanced-geometry svg:viewBox="0 0 52 17" draw:type="non-primitive" draw:enhanced-path="M 52 0 L 52 0 46 2 40 5 33 7 26 9 20 11 13 14 7 15 0 17 N"/>
          </draw:custom-shape>
          <draw:custom-shape draw:style-name="gr9" draw:text-style-name="P5" draw:layer="layout" svg:width="0.024cm" svg:height="0.028cm" draw:transform="rotate (-2.3537510292403) translate (24.769cm 17.423cm)">
            <text:p/>
            <draw:enhanced-geometry svg:viewBox="0 0 61 71" draw:type="non-primitive" draw:enhanced-path="M 61 0 L 61 0 53 9 46 18 38 26 30 35 22 45 16 52 8 62 0 71 N"/>
          </draw:custom-shape>
          <draw:custom-shape draw:style-name="gr9" draw:text-style-name="P5" draw:layer="layout" svg:width="0.028cm" svg:height="0.005cm" draw:transform="rotate (-2.3537510292403) translate (24.75cm 17.45cm)">
            <text:p/>
            <draw:enhanced-geometry svg:viewBox="0 0 70 17" draw:type="non-primitive" draw:enhanced-path="M 0 17 L 0 17 9 15 18 13 26 12 35 9 44 7 52 5 61 3 70 0 N"/>
          </draw:custom-shape>
          <draw:custom-shape draw:style-name="gr9" draw:text-style-name="P5" draw:layer="layout" svg:width="0.045cm" svg:height="0.001cm" draw:transform="rotate (-2.3537510292403) translate (26.025cm 17.023cm)">
            <text:p/>
            <draw:enhanced-geometry svg:viewBox="0 0 107 0" draw:type="non-primitive" draw:enhanced-path="M 107 0 L 107 0 93 0 80 0 66 0 54 0 40 0 26 0 14 0 0 0 N"/>
          </draw:custom-shape>
          <draw:custom-shape draw:style-name="gr9" draw:text-style-name="P5" draw:layer="layout" svg:width="0.055cm" svg:height="0.007cm" draw:transform="rotate (-2.3537510292403) translate (26.047cm 17.072cm)">
            <text:p/>
            <draw:enhanced-geometry svg:viewBox="0 0 131 19" draw:type="non-primitive" draw:enhanced-path="M 131 0 L 131 0 114 2 98 5 81 7 65 9 49 13 32 15 17 17 0 19 N"/>
          </draw:custom-shape>
          <draw:custom-shape draw:style-name="gr9" draw:text-style-name="P5" draw:layer="layout" svg:width="0.032cm" svg:height="0.001cm" draw:transform="rotate (-2.3537510292403) translate (26.044cm 17.115cm)">
            <text:p/>
            <draw:enhanced-geometry svg:viewBox="0 0 78 0" draw:type="non-primitive" draw:enhanced-path="M 78 0 L 78 0 68 0 59 0 49 0 39 0 28 0 19 0 9 0 0 0 N"/>
          </draw:custom-shape>
          <draw:custom-shape draw:style-name="gr9" draw:text-style-name="P5" draw:layer="layout" svg:width="0.043cm" svg:height="0.001cm" draw:transform="rotate (-2.3537510292403) translate (26.064cm 17.166cm)">
            <text:p/>
            <draw:enhanced-geometry svg:viewBox="0 0 106 0" draw:type="non-primitive" draw:enhanced-path="M 106 0 L 106 0 97 0 87 0 78 0 70 0 61 0 52 0 43 0 34 0 34 0 30 0 26 0 22 0 17 0 13 0 8 0 5 0 0 0 N"/>
          </draw:custom-shape>
          <draw:custom-shape draw:style-name="gr9" draw:text-style-name="P5" draw:layer="layout" svg:width="0.022cm" svg:height="0.005cm" draw:transform="rotate (-2.3537510292403) translate (26.005cm 17.164cm)">
            <text:p/>
            <draw:enhanced-geometry svg:viewBox="0 0 53 17" draw:type="non-primitive" draw:enhanced-path="M 0 17 L 0 17 6 15 12 12 19 10 26 8 32 6 39 4 46 2 53 0 N"/>
          </draw:custom-shape>
          <draw:custom-shape draw:style-name="gr9" draw:text-style-name="P5" draw:layer="layout" svg:width="0.026cm" svg:height="0.007cm" draw:transform="rotate (-2.3537510292403) translate (25.996cm 17.103cm)">
            <text:p/>
            <draw:enhanced-geometry svg:viewBox="0 0 61 17" draw:type="non-primitive" draw:enhanced-path="M 0 0 L 0 0 7 3 15 5 23 7 31 9 38 12 46 13 54 15 61 17 N"/>
          </draw:custom-shape>
          <draw:custom-shape draw:style-name="gr9" draw:text-style-name="P5" draw:layer="layout" svg:width="0.043cm" svg:height="0.016cm" draw:transform="rotate (-2.3537510292403) translate (25.987cm 17.053cm)">
            <text:p/>
            <draw:enhanced-geometry svg:viewBox="0 0 105 39" draw:type="non-primitive" draw:enhanced-path="M 0 0 L 0 0 13 5 26 13 40 22 54 30 68 36 80 39 93 39 105 34 N"/>
          </draw:custom-shape>
          <draw:custom-shape draw:style-name="gr9" draw:text-style-name="P5" draw:layer="layout" svg:width="0.018cm" svg:height="0.001cm" draw:transform="rotate (-2.3537510292403) translate (25.42cm 17.813cm)">
            <text:p/>
            <draw:enhanced-geometry svg:viewBox="0 0 44 0" draw:type="non-primitive" draw:enhanced-path="M 0 0 L 0 0 5 0 11 0 16 0 21 0 27 0 33 0 38 0 44 0 N"/>
          </draw:custom-shape>
          <draw:custom-shape draw:style-name="gr9" draw:text-style-name="P5" draw:layer="layout" svg:width="0.035cm" svg:height="0.016cm" draw:transform="rotate (-2.3537510292403) translate (25.792cm 16.687cm)">
            <text:p/>
            <draw:enhanced-geometry svg:viewBox="0 0 88 36" draw:type="non-primitive" draw:enhanced-path="M 88 0 L 88 0 77 5 65 10 54 14 44 17 32 22 21 27 11 31 0 36 N"/>
          </draw:custom-shape>
          <draw:custom-shape draw:style-name="gr9" draw:text-style-name="P5" draw:layer="layout" svg:width="0.014cm" svg:height="0.034cm" draw:transform="rotate (-2.3537510292403) translate (25.753cm 16.714cm)">
            <text:p/>
            <draw:enhanced-geometry svg:viewBox="0 0 35 86" draw:type="non-primitive" draw:enhanced-path="M 0 0 L 0 0 4 11 7 22 9 35 11 47 15 59 19 69 26 78 35 86 N"/>
          </draw:custom-shape>
          <draw:custom-shape draw:style-name="gr9" draw:text-style-name="P5" draw:layer="layout" svg:width="0.055cm" svg:height="0.04cm" draw:transform="rotate (-2.3537510292403) translate (25.787cm 16.669cm)">
            <text:p/>
            <draw:enhanced-geometry svg:viewBox="0 0 133 104" draw:type="non-primitive" draw:enhanced-path="M 133 0 L 133 0 127 11 123 22 118 35 115 46 109 59 104 69 97 79 89 87 89 87 80 93 70 97 58 99 47 100 36 102 24 102 12 103 0 104 N"/>
          </draw:custom-shape>
          <draw:custom-shape draw:style-name="gr9" draw:text-style-name="P5" draw:layer="layout" svg:width="0.01cm" svg:height="0.034cm" draw:transform="rotate (-2.3537510292403) translate (25.718cm 16.649cm)">
            <text:p/>
            <draw:enhanced-geometry svg:viewBox="0 0 27 87" draw:type="non-primitive" draw:enhanced-path="M 0 0 L 0 0 3 10 7 22 10 33 13 43 17 55 20 66 24 77 27 87 N"/>
          </draw:custom-shape>
          <draw:custom-shape draw:style-name="gr9" draw:text-style-name="P5" draw:layer="layout" svg:width="0.041cm" svg:height="0.014cm" draw:transform="rotate (-2.3537510292403) translate (25.742cm 16.585cm)">
            <text:p/>
            <draw:enhanced-geometry svg:viewBox="0 0 97 35" draw:type="non-primitive" draw:enhanced-path="M 97 0 L 97 0 84 5 72 9 60 14 48 18 36 23 24 26 13 31 0 35 N"/>
          </draw:custom-shape>
          <draw:custom-shape draw:style-name="gr9" draw:text-style-name="P5" draw:layer="layout" svg:width="0.026cm" svg:height="0.04cm" draw:transform="rotate (-2.3537510292403) translate (25.698cm 16.599cm)">
            <text:p/>
            <draw:enhanced-geometry svg:viewBox="0 0 69 103" draw:type="non-primitive" draw:enhanced-path="M 0 0 L 0 0 9 12 17 26 26 38 35 51 43 64 52 77 60 90 69 103 N"/>
          </draw:custom-shape>
          <draw:custom-shape draw:style-name="gr9" draw:text-style-name="P5" draw:layer="layout" svg:width="0.055cm" svg:height="0.001cm" draw:transform="rotate (-2.3537510292403) translate (25.735cm 16.513cm)">
            <text:p/>
            <draw:enhanced-geometry svg:viewBox="0 0 138 0" draw:type="non-primitive" draw:enhanced-path="M 138 0 L 138 0 119 0 97 0 75 0 52 0 32 0 14 0 4 0 0 0 N"/>
          </draw:custom-shape>
          <draw:custom-shape draw:style-name="gr9" draw:text-style-name="P5" draw:layer="layout" svg:width="0.022cm" svg:height="0.042cm" draw:transform="rotate (-2.3537510292403) translate (25.686cm 16.563cm)">
            <text:p/>
            <draw:enhanced-geometry svg:viewBox="0 0 53 105" draw:type="non-primitive" draw:enhanced-path="M 0 0 L 0 0 7 14 14 26 21 40 27 53 33 67 40 79 46 93 53 105 N"/>
          </draw:custom-shape>
          <draw:custom-shape draw:style-name="gr12" draw:text-style-name="P5" draw:layer="layout" svg:width="0.058cm" svg:height="0.064cm" draw:transform="rotate (-2.3537510292403) translate (26.207cm 17.764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9" draw:text-style-name="P5" draw:layer="layout" svg:width="0.058cm" svg:height="0.064cm" draw:transform="rotate (-2.3537510292403) translate (26.207cm 17.764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3" draw:text-style-name="P5" draw:layer="layout" svg:width="0.066cm" svg:height="0.07cm" draw:transform="rotate (-2.3537510292403) translate (26.207cm 17.764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9" draw:text-style-name="P5" draw:layer="layout" svg:width="0.066cm" svg:height="0.07cm" draw:transform="rotate (-2.3537510292403) translate (26.207cm 17.764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3" draw:text-style-name="P5" draw:layer="layout" svg:width="0.038cm" svg:height="0.014cm" draw:transform="rotate (-2.3537510292403) translate (26.207cm 17.774cm)">
            <text:p/>
            <draw:enhanced-geometry svg:viewBox="0 0 95 35" draw:type="non-primitive" draw:enhanced-path="M 95 18 L 87 15 80 13 72 9 64 6 56 3 50 1 42 0 34 1 28 4 22 6 18 11 13 14 9 18 5 24 2 30 0 35 95 18 Z N"/>
          </draw:custom-shape>
          <draw:custom-shape draw:style-name="gr9" draw:text-style-name="P5" draw:layer="layout" svg:width="0.038cm" svg:height="0.014cm" draw:transform="rotate (-2.3537510292403) translate (26.207cm 17.774cm)">
            <text:p/>
            <draw:enhanced-geometry svg:viewBox="0 0 95 35" draw:type="non-primitive" draw:enhanced-path="M 95 18 L 95 18 87 15 80 13 72 9 64 6 56 3 50 1 42 0 34 1 34 1 28 4 22 6 18 11 13 14 9 18 5 24 2 30 0 35 N"/>
          </draw:custom-shape>
          <draw:custom-shape draw:style-name="gr13" draw:text-style-name="P5" draw:layer="layout" svg:width="0.02cm" svg:height="0.014cm" draw:transform="rotate (-2.3537510292403) translate (26.21cm 17.761cm)">
            <text:p/>
            <draw:enhanced-geometry svg:viewBox="0 0 53 36" draw:type="non-primitive" draw:enhanced-path="M 53 0 L 46 5 38 8 31 12 23 15 16 19 10 23 4 29 0 36 53 0 Z N"/>
          </draw:custom-shape>
          <draw:custom-shape draw:style-name="gr9" draw:text-style-name="P5" draw:layer="layout" svg:width="0.02cm" svg:height="0.014cm" draw:transform="rotate (-2.3537510292403) translate (26.21cm 17.761cm)">
            <text:p/>
            <draw:enhanced-geometry svg:viewBox="0 0 53 36" draw:type="non-primitive" draw:enhanced-path="M 53 0 L 53 0 46 5 38 8 31 12 23 15 16 19 10 23 4 29 0 36 N"/>
          </draw:custom-shape>
          <draw:custom-shape draw:style-name="gr13" draw:text-style-name="P5" draw:layer="layout" svg:width="0.055cm" svg:height="0.028cm" draw:transform="rotate (-2.3537510292403) translate (26.057cm 17.925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9" draw:text-style-name="P5" draw:layer="layout" svg:width="0.055cm" svg:height="0.028cm" draw:transform="rotate (-2.3537510292403) translate (26.057cm 17.925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3" draw:text-style-name="P5" draw:layer="layout" svg:width="0.055cm" svg:height="0.048cm" draw:transform="rotate (-2.3537510292403) translate (26.047cm 17.92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9" draw:text-style-name="P5" draw:layer="layout" svg:width="0.055cm" svg:height="0.048cm" draw:transform="rotate (-2.3537510292403) translate (26.047cm 17.92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3" draw:text-style-name="P5" draw:layer="layout" svg:width="0.032cm" svg:height="0.027cm" draw:transform="rotate (-2.3537510292403) translate (26.21cm 17.76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9" draw:text-style-name="P5" draw:layer="layout" svg:width="0.032cm" svg:height="0.027cm" draw:transform="rotate (-2.3537510292403) translate (26.21cm 17.761cm)">
            <text:p/>
            <draw:enhanced-geometry svg:viewBox="0 0 80 70" draw:type="non-primitive" draw:enhanced-path="M 45 0 L 45 0 38 5 31 8 24 12 17 15 11 20 6 24 2 29 0 36 0 36 0 42 3 48 7 55 12 59 17 64 23 67 30 70 36 70 36 70 44 68 50 64 56 58 61 50 65 42 70 33 74 25 80 17 N"/>
          </draw:custom-shape>
        </draw:g>
        <draw:frame presentation:style-name="pr7" draw:text-style-name="P5" draw:layer="layout" svg:width="22.649cm" svg:height="14.992cm" svg:x="1.697cm" svg:y="3.3cm" presentation:class="outline" presentation:user-transformed="true">
          <draw:text-box>
            <text:list text:style-name="L3">
              <text:list-item>
                <text:p text:style-name="P21"><text:span text:style-name="T3">why do you still get a diagnostic?</text:span></text:p>
                <text:list>
                  <text:list-item>
                    <text:p><text:span text:style-name="T3">gcc –Wmissing-prototypes clo.c</text:span><text:span text:style-name="T3"><text:line-break/></text:span><text:span text:style-name="T11"></text:span><text:span text:style-name="T3"> warning: no previous prototype for </text:span><text:span text:style-name="T12">'f'</text:span></text:p>
                  </text:list-item>
                </text:list>
              </text:list-item>
            </text:list>
            <text:p text:style-name="P22"><text:span text:style-name="T12"/></text:p>
            <text:p text:style-name="P23"><text:span text:style-name="T3"/></text:p>
            <text:list text:style-name="L4">
              <text:list-item>
                <text:list>
                  <text:list-header>
                    <text:p text:style-name="P24"><text:span text:style-name="T3"/></text:p>
                  </text:list-header>
                </text:list>
              </text:list-item>
            </text:list>
          </draw:text-box>
        </draw:frame>
        <draw:custom-shape draw:style-name="gr41" draw:text-style-name="P11" draw:layer="layout" svg:width="12.003cm" svg:height="7.565cm" svg:x="5.823cm" svg:y="10.345cm">
          <text:p text:style-name="P10"><text:span text:style-name="T6">int </text:span><text:span text:style-name="T7">f(</text:span><text:span text:style-name="T6">int</text:span><text:span text:style-name="T7"> value)</text:span></text:p>
          <text:p text:style-name="P10"><text:span text:style-name="T7">{</text:span></text:p>
          <text:p text:style-name="P10"><text:span text:style-name="T7"><text:s text:c="4"/></text:span><text:span text:style-name="T6">return</text:span><text:span text:style-name="T7"> value;</text:span></text:p>
          <text:p text:style-name="P10"><text:span text:style-name="T7">}</text:span></text:p>
          <text:p text:style-name="P10"><text:span text:style-name="T7"/></text:p>
          <text:p text:style-name="P10"><text:span text:style-name="T6">int</text:span><text:span text:style-name="T7"> main(</text:span><text:span text:style-name="T6">void</text:span><text:span text:style-name="T7">)</text:span></text:p>
          <text:p text:style-name="P10"><text:span text:style-name="T7">{</text:span></text:p>
          <text:p text:style-name="P10"><text:span text:style-name="T7"><text:s text:c="4"/></text:span><text:span text:style-name="T6">return</text:span><text:span text:style-name="T7"> f(42);</text:span></text:p>
          <text:p text:style-name="P10"><text:span text:style-name="T7">}</text:span></text:p>
          <draw:enhanced-geometry svg:viewBox="0 0 21600 21600" draw:type="mso-spt202" draw:enhanced-path="M 0 0 L 21600 0 21600 21600 0 21600 0 0 Z N"/>
        </draw:custom-shape>
        <draw:line draw:style-name="gr15" draw:text-style-name="P12" draw:layer="layout" svg:x1="11.56cm" svg:y1="8.325cm" svg:x2="11.56cm" svg:y2="9.525cm">
          <text:p/>
        </draw:line>
        <draw:custom-shape draw:style-name="gr42" draw:text-style-name="P5" draw:layer="layout" svg:width="0.599cm" svg:height="4.401cm" draw:transform="rotate (-1.57079632679579) translate (13.76cm 9.5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5" draw:text-style-name="P12" draw:layer="layout" svg:x1="11.56cm" svg:y1="8.325cm" svg:x2="16.561cm" svg:y2="8.325cm">
          <text:p/>
        </draw:line>
        <draw:line draw:style-name="gr5" draw:text-style-name="P12" draw:layer="layout" svg:x1="13.359cm" svg:y1="15.927cm" svg:x2="13.359cm" svg:y2="15.323cm">
          <text:p/>
        </draw:line>
        <draw:line draw:style-name="gr5" draw:text-style-name="P12" draw:layer="layout" svg:x1="13.359cm" svg:y1="15.323cm" svg:x2="16.561cm" svg:y2="15.323cm">
          <text:p/>
        </draw:line>
        <draw:line draw:style-name="gr5" draw:text-style-name="P12" draw:layer="layout" svg:x1="16.561cm" svg:y1="15.323cm" svg:x2="16.561cm" svg:y2="8.325cm">
          <text:p/>
        </draw:line>
        <draw:g>
          <draw:rect draw:style-name="gr16" draw:text-style-name="P12" draw:layer="layout" svg:width="9.203cm" svg:height="8.647cm" svg:x="16.757cm" svg:y="8.524cm">
            <text:p/>
          </draw:rect>
          <draw:g>
            <draw:custom-shape draw:style-name="gr17" draw:text-style-name="P5" draw:layer="layout" svg:width="0.328cm" svg:height="0.41cm" svg:x="22.512cm" svg:y="10.649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8" draw:text-style-name="P5" draw:layer="layout" svg:width="0.243cm" svg:height="0.207cm" svg:x="18.444cm" svg:y="14.681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19" draw:text-style-name="P5" draw:layer="layout" svg:width="1.307cm" svg:height="1.051cm" svg:x="18.488cm" svg:y="14.6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20" draw:text-style-name="P5" draw:layer="layout" svg:width="1.307cm" svg:height="1.051cm" svg:x="18.488cm" svg:y="14.6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21" draw:text-style-name="P12" draw:layer="layout" svg:x1="18.982cm" svg:y1="14.872cm" svg:x2="18.878cm" svg:y2="14.977cm">
              <text:p/>
            </draw:line>
            <draw:custom-shape draw:style-name="gr22" draw:text-style-name="P5" draw:layer="layout" svg:width="2.971cm" svg:height="2.448cm" svg:x="16.768cm" svg:y="14.71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20" draw:text-style-name="P5" draw:layer="layout" svg:width="2.971cm" svg:height="2.448cm" svg:x="16.768cm" svg:y="14.71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23" draw:text-style-name="P5" draw:layer="layout" svg:width="1.891cm" svg:height="1.68cm" svg:x="17.044cm" svg:y="15.023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20" draw:text-style-name="P5" draw:layer="layout" svg:width="0.394cm" svg:height="0.283cm" svg:x="19.284cm" svg:y="16.342cm">
              <text:p/>
              <draw:enhanced-geometry svg:viewBox="0 0 486 353" draw:type="non-primitive" draw:enhanced-path="M 486 0 L 459 30 424 62 380 97 331 135 277 173 220 212 163 250 105 288 51 322 0 353 N"/>
            </draw:custom-shape>
            <draw:custom-shape draw:style-name="gr20" draw:text-style-name="P5" draw:layer="layout" svg:width="0.901cm" svg:height="0.37cm" svg:x="18.383cm" svg:y="16.625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20" draw:text-style-name="P5" draw:layer="layout" svg:width="0.8cm" svg:height="0.035cm" svg:x="17.583cm" svg:y="16.975cm">
              <text:p/>
              <draw:enhanced-geometry svg:viewBox="0 0 982 46" draw:type="non-primitive" draw:enhanced-path="M 982 27 L 947 33 905 37 856 41 803 44 745 45 684 46 620 46 554 46 488 44 422 42 356 39 293 36 233 31 175 26 122 20 75 15 34 8 0 0 N"/>
            </draw:custom-shape>
            <draw:custom-shape draw:style-name="gr20" draw:text-style-name="P5" draw:layer="layout" svg:width="0.519cm" svg:height="0.252cm" svg:x="17.064cm" svg:y="16.723cm">
              <text:p/>
              <draw:enhanced-geometry svg:viewBox="0 0 641 307" draw:type="non-primitive" draw:enhanced-path="M 641 307 L 595 295 546 281 492 264 436 245 377 223 318 200 260 176 205 148 153 121 104 92 62 62 27 32 0 0 N"/>
            </draw:custom-shape>
            <draw:custom-shape draw:style-name="gr20" draw:text-style-name="P5" draw:layer="layout" svg:width="0.438cm" svg:height="0.429cm" svg:x="19.268cm" svg:y="15.619cm">
              <text:p/>
              <draw:enhanced-geometry svg:viewBox="0 0 541 528" draw:type="non-primitive" draw:enhanced-path="M 541 0 L 502 59 465 116 427 172 390 225 353 276 315 322 279 365 243 405 207 439 172 468 135 493 102 511 68 523 34 528 0 526 N"/>
            </draw:custom-shape>
            <draw:custom-shape draw:style-name="gr20" draw:text-style-name="P5" draw:layer="layout" svg:width="0.426cm" svg:height="0.21cm" svg:x="18.842cm" svg:y="15.835cm">
              <text:p/>
              <draw:enhanced-geometry svg:viewBox="0 0 524 264" draw:type="non-primitive" draw:enhanced-path="M 524 264 L 469 249 407 225 338 195 269 159 200 121 137 85 82 52 38 25 10 7 0 0 N"/>
            </draw:custom-shape>
            <draw:custom-shape draw:style-name="gr20" draw:text-style-name="P5" draw:layer="layout" svg:width="0.121cm" svg:height="0.645cm" svg:x="18.842cm" svg:y="15.835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20" draw:text-style-name="P5" draw:layer="layout" svg:width="0.547cm" svg:height="0.154cm" svg:x="18.294cm" svg:y="16.346cm">
              <text:p/>
              <draw:enhanced-geometry svg:viewBox="0 0 678 190" draw:type="non-primitive" draw:enhanced-path="M 678 164 L 631 175 583 183 533 188 481 190 429 188 376 181 323 171 268 156 214 136 160 110 106 79 53 43 0 0 N"/>
            </draw:custom-shape>
            <draw:custom-shape draw:style-name="gr20" draw:text-style-name="P5" draw:layer="layout" svg:width="0.117cm" svg:height="0.369cm" svg:x="18.274cm" svg:y="16.346cm">
              <text:p/>
              <draw:enhanced-geometry svg:viewBox="0 0 145 454" draw:type="non-primitive" draw:enhanced-path="M 26 0 L 63 45 94 93 118 142 135 191 144 240 145 286 140 329 127 368 106 401 78 427 43 445 0 454 N"/>
            </draw:custom-shape>
            <draw:custom-shape draw:style-name="gr20" draw:text-style-name="P5" draw:layer="layout" svg:width="0.742cm" svg:height="0.028cm" svg:x="17.531cm" svg:y="16.707cm">
              <text:p/>
              <draw:enhanced-geometry svg:viewBox="0 0 912 32" draw:type="non-primitive" draw:enhanced-path="M 912 9 L 871 12 824 16 768 19 707 22 642 26 574 28 504 30 432 32 362 32 294 30 229 29 169 26 114 22 67 17 28 9 0 0 N"/>
            </draw:custom-shape>
            <draw:custom-shape draw:style-name="gr20" draw:text-style-name="P5" draw:layer="layout" svg:width="0.195cm" svg:height="0.186cm" svg:x="17.336cm" svg:y="16.52cm">
              <text:p/>
              <draw:enhanced-geometry svg:viewBox="0 0 242 234" draw:type="non-primitive" draw:enhanced-path="M 242 234 L 181 204 128 172 80 134 43 94 16 48 0 0 N"/>
            </draw:custom-shape>
            <draw:custom-shape draw:style-name="gr20" draw:text-style-name="P5" draw:layer="layout" svg:width="0.195cm" svg:height="0.292cm" svg:x="17.92cm" svg:y="16.288cm">
              <text:p/>
              <draw:enhanced-geometry svg:viewBox="0 0 242 362" draw:type="non-primitive" draw:enhanced-path="M 0 0 L 46 42 92 82 137 123 175 163 208 202 231 238 242 274 241 306 225 336 191 362 N"/>
            </draw:custom-shape>
            <draw:custom-shape draw:style-name="gr20" draw:text-style-name="P5" draw:layer="layout" svg:width="0.572cm" svg:height="0.109cm" svg:x="17.502cm" svg:y="16.581cm">
              <text:p/>
              <draw:enhanced-geometry svg:viewBox="0 0 705 131" draw:type="non-primitive" draw:enhanced-path="M 705 0 L 669 19 628 37 584 53 536 69 485 84 431 96 375 107 316 116 255 124 192 129 129 131 66 131 0 128 N"/>
            </draw:custom-shape>
            <draw:custom-shape draw:style-name="gr20" draw:text-style-name="P5" draw:layer="layout" svg:width="0.348cm" svg:height="0.122cm" svg:x="19.114cm" svg:y="15.347cm">
              <text:p/>
              <draw:enhanced-geometry svg:viewBox="0 0 430 154" draw:type="non-primitive" draw:enhanced-path="M 430 154 L 373 124 313 94 252 65 193 40 136 20 84 6 38 0 0 5 N"/>
            </draw:custom-shape>
            <draw:custom-shape draw:style-name="gr20" draw:text-style-name="P5" draw:layer="layout" svg:width="0.162cm" svg:height="0.084cm" svg:x="18.951cm" svg:y="15.351cm">
              <text:p/>
              <draw:enhanced-geometry svg:viewBox="0 0 200 105" draw:type="non-primitive" draw:enhanced-path="M 200 0 L 110 40 33 84 0 105 N"/>
            </draw:custom-shape>
            <draw:custom-shape draw:style-name="gr20" draw:text-style-name="P5" draw:layer="layout" svg:width="0.072cm" svg:height="0.15cm" svg:x="18.878cm" svg:y="15.286cm">
              <text:p/>
              <draw:enhanced-geometry svg:viewBox="0 0 86 183" draw:type="non-primitive" draw:enhanced-path="M 86 183 L 41 86 10 22 0 0 N"/>
            </draw:custom-shape>
            <draw:custom-shape draw:style-name="gr20" draw:text-style-name="P5" draw:layer="layout" svg:width="0.19cm" svg:height="0.487cm" svg:x="19.086cm" svg:y="15.383cm">
              <text:p/>
              <draw:enhanced-geometry svg:viewBox="0 0 235 600" draw:type="non-primitive" draw:enhanced-path="M 0 0 L 4 38 17 93 40 157 67 228 99 303 131 378 162 447 190 508 214 556 229 588 235 600 N"/>
            </draw:custom-shape>
            <draw:custom-shape draw:style-name="gr20" draw:text-style-name="P5" draw:layer="layout" svg:width="0.532cm" svg:height="0.109cm" svg:x="18.744cm" svg:y="15.761cm">
              <text:p/>
              <draw:enhanced-geometry svg:viewBox="0 0 653 136" draw:type="non-primitive" draw:enhanced-path="M 653 136 L 572 106 496 80 425 58 358 39 297 24 242 12 191 4 146 0 107 0 73 3 46 11 25 24 10 41 1 61 0 86 4 116 N"/>
            </draw:custom-shape>
            <draw:custom-shape draw:style-name="gr20" draw:text-style-name="P5" draw:layer="layout" svg:width="0.06cm" svg:height="0.522cm" svg:x="18.749cm" svg:y="15.855cm">
              <text:p/>
              <draw:enhanced-geometry svg:viewBox="0 0 73 643" draw:type="non-primitive" draw:enhanced-path="M 0 0 L 12 54 23 119 32 192 41 270 49 348 56 424 63 494 67 554 70 601 72 632 73 643 N"/>
            </draw:custom-shape>
            <draw:custom-shape draw:style-name="gr20" draw:text-style-name="P5" draw:layer="layout" svg:width="0.649cm" svg:height="0.15cm" svg:x="18.159cm" svg:y="16.236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20" draw:text-style-name="P5" draw:layer="layout" svg:width="0.247cm" svg:height="0.198cm" svg:x="17.92cm" svg:y="16.187cm">
              <text:p/>
              <draw:enhanced-geometry svg:viewBox="0 0 306 244" draw:type="non-primitive" draw:enhanced-path="M 306 244 L 231 160 159 96 96 50 45 20 12 5 0 0 N"/>
            </draw:custom-shape>
            <draw:custom-shape draw:style-name="gr20" draw:text-style-name="P5" draw:layer="layout" svg:width="0.552cm" svg:height="0.296cm" svg:x="19.187cm" svg:y="15.882cm">
              <text:p/>
              <draw:enhanced-geometry svg:viewBox="0 0 676 364" draw:type="non-primitive" draw:enhanced-path="M 676 0 L 658 40 634 81 604 121 572 159 534 195 494 231 449 262 403 289 354 314 305 335 253 349 202 360 150 364 99 361 49 352 0 336 N"/>
            </draw:custom-shape>
            <draw:custom-shape draw:style-name="gr20" draw:text-style-name="P5" draw:layer="layout" svg:width="0.158cm" svg:height="0.113cm" svg:x="19.029cm" svg:y="16.045cm">
              <text:p/>
              <draw:enhanced-geometry svg:viewBox="0 0 197 136" draw:type="non-primitive" draw:enhanced-path="M 197 136 L 80 79 21 41 0 16 2 3 6 0 N"/>
            </draw:custom-shape>
            <draw:custom-shape draw:style-name="gr20" draw:text-style-name="P5" draw:layer="layout" svg:width="0.061cm" svg:height="0.377cm" svg:x="19.032cm" svg:y="16.045cm">
              <text:p/>
              <draw:enhanced-geometry svg:viewBox="0 0 75 462" draw:type="non-primitive" draw:enhanced-path="M 0 0 L 28 74 50 140 65 201 72 258 75 311 69 362 57 412 36 462 N"/>
            </draw:custom-shape>
            <draw:custom-shape draw:style-name="gr20" draw:text-style-name="P5" draw:layer="layout" svg:width="0.353cm" svg:height="0.117cm" svg:x="19.061cm" svg:y="16.423cm">
              <text:p/>
              <draw:enhanced-geometry svg:viewBox="0 0 434 145" draw:type="non-primitive" draw:enhanced-path="M 0 0 L 76 0 142 1 199 5 251 14 299 31 343 57 387 95 434 145 N"/>
            </draw:custom-shape>
            <draw:custom-shape draw:style-name="gr20" draw:text-style-name="P5" draw:layer="layout" svg:width="0.43cm" svg:height="0.133cm" svg:x="16.999cm" svg:y="16.244cm">
              <text:p/>
              <draw:enhanced-geometry svg:viewBox="0 0 531 165" draw:type="non-primitive" draw:enhanced-path="M 531 162 L 452 165 375 162 303 155 236 145 175 131 122 114 77 94 40 73 15 49 1 25 0 0 N"/>
            </draw:custom-shape>
            <draw:custom-shape draw:style-name="gr20" draw:text-style-name="P5" draw:layer="layout" svg:width="0.219cm" svg:height="0.154cm" svg:x="17.51cm" svg:y="16.041cm">
              <text:p/>
              <draw:enhanced-geometry svg:viewBox="0 0 271 190" draw:type="non-primitive" draw:enhanced-path="M 0 0 L 55 33 119 67 179 102 231 136 264 165 271 190 N"/>
            </draw:custom-shape>
            <draw:custom-shape draw:style-name="gr20" draw:text-style-name="P5" draw:layer="layout" svg:width="0.653cm" svg:height="0.222cm" svg:x="18.257cm" svg:y="16.509cm">
              <text:p/>
              <draw:enhanced-geometry svg:viewBox="0 0 802 272" draw:type="non-primitive" draw:enhanced-path="M 0 272 L 34 264 77 254 126 241 179 226 238 208 299 188 362 168 426 146 490 124 552 101 612 80 668 58 719 38 765 18 802 0 N"/>
            </draw:custom-shape>
            <draw:custom-shape draw:style-name="gr20" draw:text-style-name="P5" draw:layer="layout" svg:width="0.414cm" svg:height="0.125cm" svg:x="18.911cm" svg:y="16.488cm">
              <text:p/>
              <draw:enhanced-geometry svg:viewBox="0 0 514 155" draw:type="non-primitive" draw:enhanced-path="M 0 29 L 50 11 106 2 163 0 222 3 280 14 335 29 387 49 433 72 470 98 497 127 514 155 N"/>
            </draw:custom-shape>
            <draw:custom-shape draw:style-name="gr20" draw:text-style-name="P5" draw:layer="layout" svg:width="0.401cm" svg:height="0.06cm" svg:x="18.509cm" svg:y="14.986cm">
              <text:p/>
              <draw:enhanced-geometry svg:viewBox="0 0 495 73" draw:type="non-primitive" draw:enhanced-path="M 495 73 L 439 53 378 34 313 18 249 6 186 0 129 0 77 9 33 26 0 54 N"/>
            </draw:custom-shape>
            <draw:custom-shape draw:style-name="gr20" draw:text-style-name="P5" draw:layer="layout" svg:width="0.114cm" svg:height="0.145cm" svg:x="18.395cm" svg:y="14.884cm">
              <text:p/>
              <draw:enhanced-geometry svg:viewBox="0 0 136 180" draw:type="non-primitive" draw:enhanced-path="M 136 180 L 71 90 21 25 0 0 N"/>
            </draw:custom-shape>
            <draw:custom-shape draw:style-name="gr20" draw:text-style-name="P5" draw:layer="layout" svg:width="0.296cm" svg:height="0.15cm" svg:x="16.779cm" svg:y="16.467cm">
              <text:p/>
              <draw:enhanced-geometry svg:viewBox="0 0 365 187" draw:type="non-primitive" draw:enhanced-path="M 365 187 L 304 174 237 152 170 122 108 88 56 55 18 24 0 0 N"/>
            </draw:custom-shape>
            <draw:custom-shape draw:style-name="gr24" draw:text-style-name="P5" draw:layer="layout" svg:width="0.28cm" svg:height="0.117cm" svg:x="17.567cm" svg:y="15.882cm">
              <text:p/>
              <draw:enhanced-geometry svg:viewBox="0 0 344 145" draw:type="non-primitive" draw:enhanced-path="M 344 145 L 297 91 237 53 171 27 108 11 54 3 15 0 0 0 N"/>
            </draw:custom-shape>
            <draw:custom-shape draw:style-name="gr24" draw:text-style-name="P5" draw:layer="layout" svg:width="0.207cm" svg:height="0.15cm" svg:x="17.701cm" svg:y="15.766cm">
              <text:p/>
              <draw:enhanced-geometry svg:viewBox="0 0 254 181" draw:type="non-primitive" draw:enhanced-path="M 254 181 L 203 128 137 78 70 37 21 10 0 0 N"/>
            </draw:custom-shape>
            <draw:custom-shape draw:style-name="gr24" draw:text-style-name="P5" draw:layer="layout" svg:width="0.243cm" svg:height="0.105cm" svg:x="17.758cm" svg:y="15.692cm">
              <text:p/>
              <draw:enhanced-geometry svg:viewBox="0 0 297 126" draw:type="non-primitive" draw:enhanced-path="M 297 126 L 238 82 160 47 83 21 23 5 0 0 N"/>
            </draw:custom-shape>
            <draw:custom-shape draw:style-name="gr24" draw:text-style-name="P5" draw:layer="layout" svg:width="0.227cm" svg:height="0.134cm" svg:x="17.856cm" svg:y="15.582cm">
              <text:p/>
              <draw:enhanced-geometry svg:viewBox="0 0 279 161" draw:type="non-primitive" draw:enhanced-path="M 279 161 L 222 113 150 69 77 32 23 9 0 0 N"/>
            </draw:custom-shape>
            <draw:custom-shape draw:style-name="gr24" draw:text-style-name="P5" draw:layer="layout" svg:width="0.264cm" svg:height="0.109cm" svg:x="17.92cm" svg:y="15.498cm">
              <text:p/>
              <draw:enhanced-geometry svg:viewBox="0 0 324 135" draw:type="non-primitive" draw:enhanced-path="M 324 135 L 278 100 212 68 138 41 70 19 19 4 0 0 N"/>
            </draw:custom-shape>
            <draw:custom-shape draw:style-name="gr24" draw:text-style-name="P5" draw:layer="layout" svg:width="0.243cm" svg:height="0.117cm" svg:x="17.993cm" svg:y="15.42cm">
              <text:p/>
              <draw:enhanced-geometry svg:viewBox="0 0 300 145" draw:type="non-primitive" draw:enhanced-path="M 300 145 L 248 95 171 56 89 25 26 6 0 0 N"/>
            </draw:custom-shape>
            <draw:custom-shape draw:style-name="gr24" draw:text-style-name="P5" draw:layer="layout" svg:width="0.231cm" svg:height="0.113cm" svg:x="18.09cm" svg:y="15.323cm">
              <text:p/>
              <draw:enhanced-geometry svg:viewBox="0 0 287 138" draw:type="non-primitive" draw:enhanced-path="M 287 138 L 233 95 159 58 82 28 24 8 0 0 N"/>
            </draw:custom-shape>
            <draw:custom-shape draw:style-name="gr24" draw:text-style-name="P5" draw:layer="layout" svg:width="0.21cm" svg:height="0.104cm" svg:x="18.184cm" svg:y="15.23cm">
              <text:p/>
              <draw:enhanced-geometry svg:viewBox="0 0 263 127" draw:type="non-primitive" draw:enhanced-path="M 263 127 L 187 80 101 39 30 11 0 0 N"/>
            </draw:custom-shape>
            <draw:custom-shape draw:style-name="gr24" draw:text-style-name="P5" draw:layer="layout" svg:width="0.227cm" svg:height="0.097cm" svg:x="18.24cm" svg:y="15.139cm">
              <text:p/>
              <draw:enhanced-geometry svg:viewBox="0 0 279 117" draw:type="non-primitive" draw:enhanced-path="M 279 117 L 226 74 154 41 80 18 22 5 0 0 N"/>
            </draw:custom-shape>
            <draw:custom-shape draw:style-name="gr24" draw:text-style-name="P5" draw:layer="layout" svg:width="0.227cm" svg:height="0.109cm" svg:x="18.302cm" svg:y="15.046cm">
              <text:p/>
              <draw:enhanced-geometry svg:viewBox="0 0 281 135" draw:type="non-primitive" draw:enhanced-path="M 281 135 L 223 90 151 53 78 24 22 6 0 0 N"/>
            </draw:custom-shape>
            <draw:custom-shape draw:style-name="gr24" draw:text-style-name="P5" draw:layer="layout" svg:width="0.04cm" svg:height="0.64cm" svg:x="18.461cm" svg:y="14.994cm">
              <text:p/>
              <draw:enhanced-geometry svg:viewBox="0 0 49 788" draw:type="non-primitive" draw:enhanced-path="M 0 0 L 10 28 21 67 29 116 35 172 41 234 46 301 48 369 49 439 48 507 44 572 40 632 33 685 25 730 14 765 0 788 N"/>
            </draw:custom-shape>
            <draw:custom-shape draw:style-name="gr24" draw:text-style-name="P5" draw:layer="layout" svg:width="0.166cm" svg:height="0.255cm" svg:x="18.294cm" svg:y="15.4cm">
              <text:p/>
              <draw:enhanced-geometry svg:viewBox="0 0 208 317" draw:type="non-primitive" draw:enhanced-path="M 208 290 L 182 310 155 317 126 310 97 290 70 257 45 211 25 153 9 83 0 0 N"/>
            </draw:custom-shape>
            <draw:custom-shape draw:style-name="gr24" draw:text-style-name="P5" draw:layer="layout" svg:width="0.117cm" svg:height="0.39cm" svg:x="18.294cm" svg:y="15.01cm">
              <text:p/>
              <draw:enhanced-geometry svg:viewBox="0 0 145 481" draw:type="non-primitive" draw:enhanced-path="M 0 481 L 1 395 11 315 31 240 53 172 79 114 104 67 126 31 140 8 145 0 N"/>
            </draw:custom-shape>
            <draw:custom-shape draw:style-name="gr24" draw:text-style-name="P5" draw:layer="layout" svg:width="0.316cm" svg:height="0.398cm" svg:x="18.095cm" svg:y="15.01cm">
              <text:p/>
              <draw:enhanced-geometry svg:viewBox="0 0 387 491" draw:type="non-primitive" draw:enhanced-path="M 387 0 L 355 61 324 121 292 179 259 234 227 286 195 334 162 377 129 414 97 445 64 469 32 484 0 491 N"/>
            </draw:custom-shape>
            <draw:custom-shape draw:style-name="gr24" draw:text-style-name="P5" draw:layer="layout" svg:width="0.102cm" svg:height="0.223cm" svg:x="17.993cm" svg:y="15.185cm">
              <text:p/>
              <draw:enhanced-geometry svg:viewBox="0 0 128 274" draw:type="non-primitive" draw:enhanced-path="M 128 274 L 78 269 41 247 14 212 0 168 1 116 16 59 46 0 N"/>
            </draw:custom-shape>
            <draw:custom-shape draw:style-name="gr24" draw:text-style-name="P5" draw:layer="layout" svg:width="0.373cm" svg:height="0.235cm" svg:x="18.03cm" svg:y="14.949cm">
              <text:p/>
              <draw:enhanced-geometry svg:viewBox="0 0 460 289" draw:type="non-primitive" draw:enhanced-path="M 0 289 L 39 244 94 199 159 155 229 113 298 77 360 45 412 21 447 5 460 0 N"/>
            </draw:custom-shape>
            <draw:custom-shape draw:style-name="gr24" draw:text-style-name="P5" draw:layer="layout" svg:width="0.239cm" svg:height="0.13cm" svg:x="18.038cm" svg:y="16.041cm">
              <text:p/>
              <draw:enhanced-geometry svg:viewBox="0 0 297 162" draw:type="non-primitive" draw:enhanced-path="M 297 162 L 253 112 192 71 125 40 63 17 18 4 0 0 N"/>
            </draw:custom-shape>
            <draw:custom-shape draw:style-name="gr24" draw:text-style-name="P5" draw:layer="layout" svg:width="0.21cm" svg:height="0.158cm" svg:x="18.184cm" svg:y="15.919cm">
              <text:p/>
              <draw:enhanced-geometry svg:viewBox="0 0 263 191" draw:type="non-primitive" draw:enhanced-path="M 263 191 L 184 119 112 64 54 28 14 7 0 0 N"/>
            </draw:custom-shape>
            <draw:custom-shape draw:style-name="gr24" draw:text-style-name="P5" draw:layer="layout" svg:width="0.243cm" svg:height="0.129cm" svg:x="18.294cm" svg:y="15.85cm">
              <text:p/>
              <draw:enhanced-geometry svg:viewBox="0 0 300 161" draw:type="non-primitive" draw:enhanced-path="M 300 161 L 243 107 166 62 87 28 25 7 0 0 N"/>
            </draw:custom-shape>
            <draw:custom-shape draw:style-name="gr24" draw:text-style-name="P5" draw:layer="layout" svg:width="0.239cm" svg:height="0.109cm" svg:x="18.391cm" svg:y="15.753cm">
              <text:p/>
              <draw:enhanced-geometry svg:viewBox="0 0 297 134" draw:type="non-primitive" draw:enhanced-path="M 297 134 L 228 82 149 44 76 19 21 4 0 0 N"/>
            </draw:custom-shape>
            <draw:custom-shape draw:style-name="gr24" draw:text-style-name="P5" draw:layer="layout" svg:width="0.19cm" svg:height="0.102cm" svg:x="18.513cm" svg:y="15.663cm">
              <text:p/>
              <draw:enhanced-geometry svg:viewBox="0 0 234 126" draw:type="non-primitive" draw:enhanced-path="M 234 126 L 170 75 94 35 27 9 0 0 N"/>
            </draw:custom-shape>
            <draw:custom-shape draw:style-name="gr24" draw:text-style-name="P5" draw:layer="layout" svg:width="0.19cm" svg:height="0.092cm" svg:x="18.611cm" svg:y="15.591cm">
              <text:p/>
              <draw:enhanced-geometry svg:viewBox="0 0 236 118" draw:type="non-primitive" draw:enhanced-path="M 236 118 L 176 70 98 32 30 8 0 0 N"/>
            </draw:custom-shape>
            <draw:custom-shape draw:style-name="gr24" draw:text-style-name="P5" draw:layer="layout" svg:width="0.21cm" svg:height="0.109cm" svg:x="18.692cm" svg:y="15.51cm">
              <text:p/>
              <draw:enhanced-geometry svg:viewBox="0 0 261 136" draw:type="non-primitive" draw:enhanced-path="M 261 136 L 185 84 99 41 29 11 0 0 N"/>
            </draw:custom-shape>
            <draw:custom-shape draw:style-name="gr24" draw:text-style-name="P5" draw:layer="layout" svg:width="0.239cm" svg:height="0.125cm" svg:x="18.757cm" svg:y="15.42cm">
              <text:p/>
              <draw:enhanced-geometry svg:viewBox="0 0 299 154" draw:type="non-primitive" draw:enhanced-path="M 299 154 L 237 103 159 60 82 29 23 7 0 0 N"/>
            </draw:custom-shape>
            <draw:custom-shape draw:style-name="gr24" draw:text-style-name="P5" draw:layer="layout" svg:width="0.048cm" svg:height="0.304cm" svg:x="18.602cm" svg:y="15.96cm">
              <text:p/>
              <draw:enhanced-geometry svg:viewBox="0 0 62 379" draw:type="non-primitive" draw:enhanced-path="M 0 379 L 23 333 40 271 51 201 59 127 62 58 62 0 N"/>
            </draw:custom-shape>
            <draw:custom-shape draw:style-name="gr24" draw:text-style-name="P5" draw:layer="layout" svg:width="0.251cm" svg:height="0.568cm" svg:x="18.651cm" svg:y="15.392cm">
              <text:p/>
              <draw:enhanced-geometry svg:viewBox="0 0 308 698" draw:type="non-primitive" draw:enhanced-path="M 0 698 L 4 675 12 647 24 616 41 579 62 540 85 496 111 448 139 396 167 340 196 280 226 215 254 147 282 76 308 0 N"/>
            </draw:custom-shape>
            <draw:custom-shape draw:style-name="gr24" draw:text-style-name="P5" draw:layer="layout" svg:width="0.035cm" svg:height="0.616cm" svg:x="18.866cm" svg:y="15.392cm">
              <text:p/>
              <draw:enhanced-geometry svg:viewBox="0 0 45 762" draw:type="non-primitive" draw:enhanced-path="M 45 0 L 44 9 41 36 35 78 29 131 23 195 16 265 9 340 4 415 1 491 0 563 1 628 6 685 15 730 28 762 N"/>
            </draw:custom-shape>
            <draw:custom-shape draw:style-name="gr24" draw:text-style-name="P5" draw:layer="layout" svg:width="0.145cm" svg:height="0.126cm" svg:x="18.887cm" svg:y="15.919cm">
              <text:p/>
              <draw:enhanced-geometry svg:viewBox="0 0 179 154" draw:type="non-primitive" draw:enhanced-path="M 0 110 L 32 146 59 154 83 137 109 101 139 54 179 0 N"/>
            </draw:custom-shape>
            <draw:custom-shape draw:style-name="gr24" draw:text-style-name="P5" draw:layer="layout" svg:width="0.089cm" svg:height="0.547cm" svg:x="18.968cm" svg:y="15.371cm">
              <text:p/>
              <draw:enhanced-geometry svg:viewBox="0 0 111 679" draw:type="non-primitive" draw:enhanced-path="M 80 679 L 97 648 107 606 111 556 109 498 103 434 94 369 81 303 66 238 52 176 37 119 22 70 10 29 0 0 N"/>
            </draw:custom-shape>
            <draw:custom-shape draw:style-name="gr24" draw:text-style-name="P5" draw:layer="layout" svg:width="0.21cm" svg:height="0.073cm" svg:x="18.757cm" svg:y="15.298cm">
              <text:p/>
              <draw:enhanced-geometry svg:viewBox="0 0 263 86" draw:type="non-primitive" draw:enhanced-path="M 263 86 L 217 45 168 15 114 0 58 7 0 41 N"/>
            </draw:custom-shape>
            <draw:custom-shape draw:style-name="gr24" draw:text-style-name="P5" draw:layer="layout" svg:width="0.467cm" svg:height="0.483cm" svg:x="18.289cm" svg:y="15.335cm">
              <text:p/>
              <draw:enhanced-geometry svg:viewBox="0 0 571 598" draw:type="non-primitive" draw:enhanced-path="M 571 0 L 547 19 516 46 477 80 434 120 386 164 336 211 284 260 232 310 183 359 136 407 94 452 58 494 29 530 10 561 0 584 2 598 N"/>
            </draw:custom-shape>
            <draw:custom-shape draw:style-name="gr24" draw:text-style-name="P5" draw:layer="layout" svg:width="0.243cm" svg:height="0.093cm" svg:x="18.294cm" svg:y="15.761cm">
              <text:p/>
              <draw:enhanced-geometry svg:viewBox="0 0 300 114" draw:type="non-primitive" draw:enhanced-path="M 0 72 L 31 96 75 112 127 114 184 99 243 63 300 0 N"/>
            </draw:custom-shape>
            <draw:custom-shape draw:style-name="gr24" draw:text-style-name="P5" draw:layer="layout" svg:width="0.304cm" svg:height="0.414cm" svg:x="18.537cm" svg:y="15.347cm">
              <text:p/>
              <draw:enhanced-geometry svg:viewBox="0 0 378 507" draw:type="non-primitive" draw:enhanced-path="M 0 507 L 33 460 72 406 115 347 161 286 207 225 251 166 291 113 326 67 353 32 371 8 378 0 N"/>
            </draw:custom-shape>
            <draw:custom-shape draw:style-name="gr24" draw:text-style-name="P5" draw:layer="layout" svg:width="0.291cm" svg:height="0.604cm" svg:x="18.55cm" svg:y="15.347cm">
              <text:p/>
              <draw:enhanced-geometry svg:viewBox="0 0 361 741" draw:type="non-primitive" draw:enhanced-path="M 361 0 L 352 41 335 90 313 146 286 207 256 273 222 339 188 406 153 471 120 533 88 589 59 639 35 682 17 714 4 734 0 741 N"/>
            </draw:custom-shape>
            <draw:custom-shape draw:style-name="gr25" draw:text-style-name="P5" draw:layer="layout" svg:width="1.587cm" svg:height="2.005cm" svg:x="20.799cm" svg:y="13.845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26" draw:text-style-name="P5" draw:layer="layout" svg:width="3.406cm" svg:height="4.99cm" svg:x="22.544cm" svg:y="9.963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7" draw:text-style-name="P5" draw:layer="layout" svg:width="3.397cm" svg:height="4.99cm" svg:x="22.544cm" svg:y="9.963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7" draw:text-style-name="P5" draw:layer="layout" svg:width="0.357cm" svg:height="0.531cm" svg:x="24.878cm" svg:y="11.356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8" draw:text-style-name="P5" draw:layer="layout" svg:width="0.446cm" svg:height="0.138cm" svg:x="24.379cm" svg:y="14.385cm">
              <text:p/>
              <draw:enhanced-geometry svg:viewBox="0 0 550 167" draw:type="non-primitive" draw:enhanced-path="M 0 149 L 44 157 94 163 148 166 205 167 263 163 320 154 376 139 428 116 475 87 516 48 550 0 N"/>
            </draw:custom-shape>
            <draw:custom-shape draw:style-name="gr28" draw:text-style-name="P5" draw:layer="layout" svg:width="0.3cm" svg:height="0.243cm" svg:x="24.525cm" svg:y="14.385cm">
              <text:p/>
              <draw:enhanced-geometry svg:viewBox="0 0 372 300" draw:type="non-primitive" draw:enhanced-path="M 372 0 L 322 93 279 164 241 218 207 257 175 280 144 294 112 300 78 297 42 291 0 283 N"/>
            </draw:custom-shape>
            <draw:custom-shape draw:style-name="gr28" draw:text-style-name="P5" draw:layer="layout" svg:width="0.203cm" svg:height="0.085cm" svg:x="24.322cm" svg:y="14.531cm">
              <text:p/>
              <draw:enhanced-geometry svg:viewBox="0 0 252 103" draw:type="non-primitive" draw:enhanced-path="M 252 103 L 150 74 70 40 19 12 0 0 N"/>
            </draw:custom-shape>
            <draw:custom-shape draw:style-name="gr28" draw:text-style-name="P5" draw:layer="layout" svg:width="0.869cm" svg:height="0.13cm" svg:x="24.103cm" svg:y="14.108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28" draw:text-style-name="P5" draw:layer="layout" svg:width="0.544cm" svg:height="0.186cm" svg:x="24.103cm" svg:y="14.226cm">
              <text:p/>
              <draw:enhanced-geometry svg:viewBox="0 0 669 228" draw:type="non-primitive" draw:enhanced-path="M 0 0 L 71 28 138 57 204 84 266 110 325 135 381 157 433 178 481 196 527 209 568 220 606 226 640 228 669 224 N"/>
            </draw:custom-shape>
            <draw:custom-shape draw:style-name="gr28" draw:text-style-name="P5" draw:layer="layout" svg:width="0.276cm" svg:height="0.183cm" svg:x="24.647cm" svg:y="14.226cm">
              <text:p/>
              <draw:enhanced-geometry svg:viewBox="0 0 344 224" draw:type="non-primitive" draw:enhanced-path="M 0 224 L 58 203 121 166 186 123 247 79 297 40 332 11 344 0 N"/>
            </draw:custom-shape>
            <draw:custom-shape draw:style-name="gr28" draw:text-style-name="P5" draw:layer="layout" svg:width="0.251cm" svg:height="0.665cm" svg:x="23.344cm" svg:y="11.587cm">
              <text:p/>
              <draw:enhanced-geometry svg:viewBox="0 0 312 821" draw:type="non-primitive" draw:enhanced-path="M 0 821 L 29 760 55 699 79 638 100 578 121 519 139 461 157 404 173 349 189 297 204 246 220 197 236 152 253 109 271 69 290 33 312 0 N"/>
            </draw:custom-shape>
            <draw:custom-shape draw:style-name="gr28" draw:text-style-name="P5" draw:layer="layout" svg:width="0.19cm" svg:height="0.535cm" svg:x="23.596cm" svg:y="11.052cm">
              <text:p/>
              <draw:enhanced-geometry svg:viewBox="0 0 237 656" draw:type="non-primitive" draw:enhanced-path="M 0 656 L 26 618 54 574 82 524 111 471 138 414 164 358 187 301 207 244 222 191 233 141 237 95 235 56 226 24 208 0 N"/>
            </draw:custom-shape>
            <draw:custom-shape draw:style-name="gr28" draw:text-style-name="P5" draw:layer="layout" svg:width="0.312cm" svg:height="0.353cm" svg:x="23.981cm" svg:y="11.173cm">
              <text:p/>
              <draw:enhanced-geometry svg:viewBox="0 0 385 433" draw:type="non-primitive" draw:enhanced-path="M 385 0 L 332 52 278 109 224 167 173 223 126 278 84 328 50 371 23 403 6 425 0 433 N"/>
            </draw:custom-shape>
            <draw:custom-shape draw:style-name="gr28" draw:text-style-name="P5" draw:layer="layout" svg:width="0.276cm" svg:height="0.409cm" svg:x="23.705cm" svg:y="11.527cm">
              <text:p/>
              <draw:enhanced-geometry svg:viewBox="0 0 344 507" draw:type="non-primitive" draw:enhanced-path="M 344 0 L 312 84 279 158 246 224 214 282 181 331 150 374 119 411 89 442 58 467 29 489 0 507 N"/>
            </draw:custom-shape>
            <draw:custom-shape draw:style-name="gr28" draw:text-style-name="P5" draw:layer="layout" svg:width="0.673cm" svg:height="0.921cm" svg:x="23.742cm" svg:y="11.234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8" draw:text-style-name="P5" draw:layer="layout" svg:width="0.917cm" svg:height="0.751cm" svg:x="22.824cm" svg:y="12.156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8" draw:text-style-name="P5" draw:layer="layout" svg:width="0.06cm" svg:height="0.763cm" svg:x="22.942cm" svg:y="10.435cm">
              <text:p/>
              <draw:enhanced-geometry svg:viewBox="0 0 74 942" draw:type="non-primitive" draw:enhanced-path="M 0 942 L 3 894 5 845 9 790 11 734 14 675 18 614 21 553 24 490 29 429 32 367 37 307 43 249 48 193 54 139 60 89 67 42 74 0 N"/>
            </draw:custom-shape>
            <draw:custom-shape draw:style-name="gr28" draw:text-style-name="P5" draw:layer="layout" svg:width="0.06cm" svg:height="0.459cm" svg:x="22.954cm" svg:y="9.975cm">
              <text:p/>
              <draw:enhanced-geometry svg:viewBox="0 0 71 566" draw:type="non-primitive" draw:enhanced-path="M 59 566 L 68 496 71 422 66 346 57 271 47 200 33 135 21 80 11 38 3 9 0 0 N"/>
            </draw:custom-shape>
            <draw:custom-shape draw:style-name="gr28" draw:text-style-name="P5" draw:layer="layout" svg:width="0.227cm" svg:height="1.064cm" svg:x="22.727cm" svg:y="9.975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8" draw:text-style-name="P5" draw:layer="layout" svg:width="0.121cm" svg:height="0.41cm" svg:x="23.198cm" svg:y="10.292cm">
              <text:p/>
              <draw:enhanced-geometry svg:viewBox="0 0 148 507" draw:type="non-primitive" draw:enhanced-path="M 148 0 L 141 56 129 117 113 181 95 244 76 306 55 366 35 421 17 468 0 507 N"/>
            </draw:custom-shape>
            <draw:custom-shape draw:style-name="gr28" draw:text-style-name="P5" draw:layer="layout" svg:width="0.255cm" svg:height="0.58cm" svg:x="22.942cm" svg:y="10.703cm">
              <text:p/>
              <draw:enhanced-geometry svg:viewBox="0 0 313 715" draw:type="non-primitive" draw:enhanced-path="M 313 0 L 301 26 282 59 260 98 234 142 205 192 175 245 145 301 115 360 87 420 61 481 38 542 20 602 6 660 0 715 N"/>
            </draw:custom-shape>
            <draw:custom-shape draw:style-name="gr28" draw:text-style-name="P5" draw:layer="layout" svg:width="0.146cm" svg:height="0.799cm" svg:x="22.942cm" svg:y="10.484cm">
              <text:p/>
              <draw:enhanced-geometry svg:viewBox="0 0 179 985" draw:type="non-primitive" draw:enhanced-path="M 0 985 L 3 914 9 841 14 770 22 701 30 632 40 564 50 499 62 436 73 376 86 318 98 264 110 213 123 167 134 124 147 85 158 52 169 24 179 0 N"/>
            </draw:custom-shape>
            <draw:custom-shape draw:style-name="gr28" draw:text-style-name="P5" draw:layer="layout" svg:width="0.048cm" svg:height="0.373cm" svg:x="23.088cm" svg:y="10.11cm">
              <text:p/>
              <draw:enhanced-geometry svg:viewBox="0 0 59 463" draw:type="non-primitive" draw:enhanced-path="M 0 463 L 20 409 34 341 45 264 52 187 56 115 58 56 59 15 59 0 N"/>
            </draw:custom-shape>
            <draw:custom-shape draw:style-name="gr28" draw:text-style-name="P5" draw:layer="layout" svg:width="0.336cm" svg:height="0.36cm" svg:x="23.283cm" svg:y="10.91cm">
              <text:p/>
              <draw:enhanced-geometry svg:viewBox="0 0 417 448" draw:type="non-primitive" draw:enhanced-path="M 417 0 L 347 44 283 94 225 147 173 202 128 255 89 306 58 352 33 391 15 421 3 441 0 448 N"/>
            </draw:custom-shape>
            <draw:custom-shape draw:style-name="gr28" draw:text-style-name="P5" draw:layer="layout" svg:width="0.243cm" svg:height="0.207cm" svg:x="23.04cm" svg:y="11.271cm">
              <text:p/>
              <draw:enhanced-geometry svg:viewBox="0 0 298 254" draw:type="non-primitive" draw:enhanced-path="M 298 0 L 226 33 161 76 107 125 61 172 29 214 7 244 0 254 N"/>
            </draw:custom-shape>
            <draw:custom-shape draw:style-name="gr28" draw:text-style-name="P5" draw:layer="layout" svg:width="0.34cm" svg:height="0.726cm" svg:x="23.04cm" svg:y="10.752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28" draw:text-style-name="P5" draw:layer="layout" svg:width="0.454cm" svg:height="0.47cm" svg:x="24.371cm" svg:y="13.309cm">
              <text:p/>
              <draw:enhanced-geometry svg:viewBox="0 0 564 582" draw:type="non-primitive" draw:enhanced-path="M 0 582 L 39 551 82 517 127 483 174 446 221 408 268 369 314 328 358 288 400 246 440 204 475 162 505 121 531 79 551 40 564 0 N"/>
            </draw:custom-shape>
            <draw:custom-shape draw:style-name="gr28" draw:text-style-name="P5" draw:layer="layout" svg:width="0.114cm" svg:height="1.202cm" svg:x="24.826cm" svg:y="12.107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8" draw:text-style-name="P5" draw:layer="layout" svg:width="0.134cm" svg:height="1.115cm" svg:x="24.777cm" svg:y="10.991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8" draw:text-style-name="P5" draw:layer="layout" svg:width="0.178cm" svg:height="0.267cm" svg:x="24.659cm" svg:y="10.954cm">
              <text:p/>
              <draw:enhanced-geometry svg:viewBox="0 0 221 331" draw:type="non-primitive" draw:enhanced-path="M 192 46 L 212 17 221 1 219 0 209 9 193 28 172 55 147 88 120 125 93 164 66 205 42 242 21 278 7 308 0 331 N"/>
            </draw:custom-shape>
            <draw:custom-shape draw:style-name="gr28" draw:text-style-name="P5" draw:layer="layout" svg:width="0.008cm" svg:height="0.451cm" svg:x="24.651cm" svg:y="11.222cm">
              <text:p/>
              <draw:enhanced-geometry svg:viewBox="0 0 7 552" draw:type="non-primitive" draw:enhanced-path="M 7 0 L 2 42 0 106 0 183 0 268 1 351 4 428 5 493 6 536 7 552 N"/>
            </draw:custom-shape>
            <draw:custom-shape draw:style-name="gr28" draw:text-style-name="P5" draw:layer="layout" svg:width="0.126cm" svg:height="0.727cm" svg:x="24.606cm" svg:y="10.946cm">
              <text:p/>
              <draw:enhanced-geometry svg:viewBox="0 0 151 896" draw:type="non-primitive" draw:enhanced-path="M 62 896 L 50 865 38 830 28 789 19 744 11 695 5 643 2 590 0 533 1 476 4 418 10 360 19 303 31 246 47 190 68 138 91 89 119 42 151 0 N"/>
            </draw:custom-shape>
            <draw:custom-shape draw:style-name="gr28" draw:text-style-name="P5" draw:layer="layout" svg:width="0.227cm" svg:height="1.007cm" svg:x="24.505cm" svg:y="10.946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28" draw:text-style-name="P5" draw:layer="layout" svg:width="0.057cm" svg:height="0.706cm" svg:x="24.456cm" svg:y="11.247cm">
              <text:p/>
              <draw:enhanced-geometry svg:viewBox="0 0 73 867" draw:type="non-primitive" draw:enhanced-path="M 73 867 L 62 768 51 675 41 589 31 509 24 435 17 368 11 304 7 248 3 197 1 150 0 109 1 74 3 45 7 20 12 0 N"/>
            </draw:custom-shape>
            <draw:custom-shape draw:style-name="gr28" draw:text-style-name="P5" draw:layer="layout" svg:width="0.267cm" svg:height="0.373cm" svg:x="24.465cm" svg:y="10.873cm">
              <text:p/>
              <draw:enhanced-geometry svg:viewBox="0 0 328 462" draw:type="non-primitive" draw:enhanced-path="M 0 462 L 17 428 47 380 85 324 129 261 176 198 222 137 264 83 297 40 320 10 328 0 N"/>
            </draw:custom-shape>
            <draw:custom-shape draw:style-name="gr28" draw:text-style-name="P5" draw:layer="layout" svg:width="0.884cm" svg:height="0.32cm" svg:x="23.811cm" svg:y="10.812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8" draw:text-style-name="P5" draw:layer="layout" svg:width="0.17cm" svg:height="0.219cm" svg:x="25.406cm" svg:y="11.961cm">
              <text:p/>
              <draw:enhanced-geometry svg:viewBox="0 0 210 274" draw:type="non-primitive" draw:enhanced-path="M 210 274 L 176 196 149 130 127 77 104 37 78 11 44 0 0 4 N"/>
            </draw:custom-shape>
            <draw:custom-shape draw:style-name="gr28" draw:text-style-name="P5" draw:layer="layout" svg:width="0.191cm" svg:height="0.085cm" svg:x="25.215cm" svg:y="11.876cm">
              <text:p/>
              <draw:enhanced-geometry svg:viewBox="0 0 236 105" draw:type="non-primitive" draw:enhanced-path="M 236 105 L 149 101 73 63 20 20 0 0 N"/>
            </draw:custom-shape>
            <draw:custom-shape draw:style-name="gr28" draw:text-style-name="P5" draw:layer="layout" svg:width="0.361cm" svg:height="0.908cm" svg:x="24.947cm" svg:y="12.059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28" draw:text-style-name="P5" draw:layer="layout" svg:width="0.219cm" svg:height="0.364cm" svg:x="24.947cm" svg:y="12.059cm">
              <text:p/>
              <draw:enhanced-geometry svg:viewBox="0 0 270 448" draw:type="non-primitive" draw:enhanced-path="M 0 0 L 48 68 86 130 116 188 138 239 158 285 176 327 193 364 213 396 238 423 270 448 N"/>
            </draw:custom-shape>
            <draw:custom-shape draw:style-name="gr28" draw:text-style-name="P5" draw:layer="layout" svg:width="0.24cm" svg:height="0.434cm" svg:x="25.166cm" svg:y="12.423cm">
              <text:p/>
              <draw:enhanced-geometry svg:viewBox="0 0 295 536" draw:type="non-primitive" draw:enhanced-path="M 0 0 L 31 25 62 59 92 101 122 149 150 202 177 257 203 315 228 373 252 430 275 485 295 536 N"/>
            </draw:custom-shape>
            <draw:custom-shape draw:style-name="gr29" draw:text-style-name="P5" draw:layer="layout" svg:width="4.376cm" svg:height="3.227cm" svg:x="21.387cm" svg:y="8.636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30" draw:text-style-name="P5" draw:layer="layout" svg:width="0.726cm" svg:height="0.731cm" svg:x="23.924cm" svg:y="10.3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31" draw:text-style-name="P5" draw:layer="layout" svg:width="0.637cm" svg:height="0.499cm" svg:x="23.924cm" svg:y="10.3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30" draw:text-style-name="P5" draw:layer="layout" svg:width="1.051cm" svg:height="1.091cm" svg:x="21.85cm" svg:y="9.614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32" draw:text-style-name="P5" draw:layer="layout" svg:width="0.532cm" svg:height="0.207cm" svg:x="24.826cm" svg:y="9.278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30" draw:text-style-name="P5" draw:layer="layout" svg:width="1.741cm" svg:height="0.588cm" svg:x="21.626cm" svg:y="9.111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30" draw:text-style-name="P5" draw:layer="layout" svg:width="0.69cm" svg:height="0.795cm" svg:x="24.549cm" svg:y="9.497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31" draw:text-style-name="P5" draw:layer="layout" svg:width="0.045cm" svg:height="0.462cm" svg:x="24.549cm" svg:y="9.83cm">
              <text:p/>
              <draw:enhanced-geometry svg:viewBox="0 0 57 567" draw:type="non-primitive" draw:enhanced-path="M 0 567 L 0 502 3 439 5 377 10 317 14 259 21 202 29 148 37 96 47 46 57 0 N"/>
            </draw:custom-shape>
            <draw:custom-shape draw:style-name="gr30" draw:text-style-name="P5" draw:layer="layout" svg:width="0.796cm" svg:height="1.644cm" svg:x="24.72cm" svg:y="10.016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31" draw:text-style-name="P5" draw:layer="layout" svg:width="0.101cm" svg:height="0.313cm" svg:x="23.344cm" svg:y="9.777cm">
              <text:p/>
              <draw:enhanced-geometry svg:viewBox="0 0 125 386" draw:type="non-primitive" draw:enhanced-path="M 0 386 L 29 309 59 235 86 166 107 105 122 54 125 19 115 0 N"/>
            </draw:custom-shape>
            <draw:custom-shape draw:style-name="gr33" draw:text-style-name="P5" draw:layer="layout" svg:width="0.15cm" svg:height="0.104cm" svg:x="23.287cm" svg:y="9.672cm">
              <text:p/>
              <draw:enhanced-geometry svg:viewBox="0 0 185 128" draw:type="non-primitive" draw:enhanced-path="M 185 128 L 151 74 89 34 27 9 0 0 N"/>
            </draw:custom-shape>
            <draw:custom-shape draw:style-name="gr33" draw:text-style-name="P5" draw:layer="layout" svg:width="0.442cm" svg:height="0.06cm" svg:x="23.616cm" svg:y="9.716cm">
              <text:p/>
              <draw:enhanced-geometry svg:viewBox="0 0 547 73" draw:type="non-primitive" draw:enhanced-path="M 0 31 L 75 15 148 5 217 0 280 1 340 6 394 15 443 26 485 40 520 56 547 73 N"/>
            </draw:custom-shape>
            <draw:custom-shape draw:style-name="gr34" draw:text-style-name="P5" draw:layer="layout" svg:width="0.34cm" svg:height="0.102cm" svg:x="23.636cm" svg:y="9.788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9" draw:text-style-name="P5" draw:layer="layout" svg:width="0.34cm" svg:height="0.102cm" svg:x="23.636cm" svg:y="9.788cm">
              <text:p/>
              <draw:enhanced-geometry svg:viewBox="0 0 420 128" draw:type="non-primitive" draw:enhanced-path="M 420 85 L 361 56 299 32 234 16 170 6 107 0 50 2 0 6 0 6 50 57 60 106 56 128 56 128 161 110 249 98 321 91 374 88 407 86 420 85 420 85 420 85 N"/>
            </draw:custom-shape>
            <draw:custom-shape draw:style-name="gr31" draw:text-style-name="P5" draw:layer="layout" svg:width="0.141cm" svg:height="0.007cm" svg:x="23.446cm" svg:y="10.524cm">
              <text:p/>
              <draw:enhanced-geometry svg:viewBox="0 0 172 14" draw:type="non-primitive" draw:enhanced-path="M 172 14 L 92 11 27 3 0 0 N"/>
            </draw:custom-shape>
            <draw:custom-shape draw:style-name="gr31" draw:text-style-name="P5" draw:layer="layout" svg:width="0.235cm" svg:height="0.008cm" svg:x="23.441cm" svg:y="10.418cm">
              <text:p/>
              <draw:enhanced-geometry svg:viewBox="0 0 291 11" draw:type="non-primitive" draw:enhanced-path="M 0 0 L 81 10 176 11 257 9 291 8 N"/>
            </draw:custom-shape>
            <draw:custom-shape draw:style-name="gr31" draw:text-style-name="P5" draw:layer="layout" svg:width="0.092cm" svg:height="0.016cm" svg:x="23.437cm" svg:y="10.24cm">
              <text:p/>
              <draw:enhanced-geometry svg:viewBox="0 0 114 21" draw:type="non-primitive" draw:enhanced-path="M 114 21 L 68 0 22 7 0 15 N"/>
            </draw:custom-shape>
            <draw:custom-shape draw:style-name="gr31" draw:text-style-name="P5" draw:layer="layout" svg:width="0.077cm" svg:height="0.105cm" svg:x="23.539cm" svg:y="10.162cm">
              <text:p/>
              <draw:enhanced-geometry svg:viewBox="0 0 94 128" draw:type="non-primitive" draw:enhanced-path="M 0 0 L 69 33 94 76 58 128 N"/>
            </draw:custom-shape>
            <draw:custom-shape draw:style-name="gr31" draw:text-style-name="P5" draw:layer="layout" svg:width="0.162cm" svg:height="0.202cm" svg:x="23.636cm" svg:y="10.159cm">
              <text:p/>
              <draw:enhanced-geometry svg:viewBox="0 0 200 249" draw:type="non-primitive" draw:enhanced-path="M 0 0 L 63 39 121 92 166 151 196 207 200 249 N"/>
            </draw:custom-shape>
            <draw:custom-shape draw:style-name="gr31" draw:text-style-name="P5" draw:layer="layout" svg:width="0.084cm" svg:height="0.211cm" svg:x="23.713cm" svg:y="10.361cm">
              <text:p/>
              <draw:enhanced-geometry svg:viewBox="0 0 107 263" draw:type="non-primitive" draw:enhanced-path="M 107 0 L 83 64 47 152 14 230 0 263 N"/>
            </draw:custom-shape>
            <draw:custom-shape draw:style-name="gr35" draw:text-style-name="P5" draw:layer="layout" svg:width="1.927cm" svg:height="1.319cm" svg:x="23.247cm" svg:y="8.547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34" draw:text-style-name="P5" draw:layer="layout" svg:width="0.089cm" svg:height="0.113cm" svg:x="23.348cm" svg:y="9.765cm">
              <text:p/>
              <draw:enhanced-geometry svg:viewBox="0 0 107 141" draw:type="non-primitive" draw:enhanced-path="M 13 141 L 99 128 107 63 0 0 13 141 13 141 Z N"/>
            </draw:custom-shape>
            <draw:custom-shape draw:style-name="gr9" draw:text-style-name="P5" draw:layer="layout" svg:width="0.089cm" svg:height="0.113cm" svg:x="23.348cm" svg:y="9.765cm">
              <text:p/>
              <draw:enhanced-geometry svg:viewBox="0 0 107 141" draw:type="non-primitive" draw:enhanced-path="M 13 141 L 99 128 107 63 0 0 13 141 13 141 N"/>
            </draw:custom-shape>
            <draw:custom-shape draw:style-name="gr25" draw:text-style-name="P5" draw:layer="layout" svg:width="0.97cm" svg:height="1.489cm" svg:x="23.53cm" svg:y="13.943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6" draw:text-style-name="P5" draw:layer="layout" svg:width="5.866cm" svg:height="4.502cm" svg:x="18.55cm" svg:y="11.47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7" draw:text-style-name="P5" draw:layer="layout" svg:width="0.126cm" svg:height="0.198cm" svg:x="23.571cm" svg:y="13.926cm">
              <text:p/>
              <draw:enhanced-geometry svg:viewBox="0 0 156 247" draw:type="non-primitive" draw:enhanced-path="M 0 0 L 53 71 100 138 135 198 156 247 N"/>
            </draw:custom-shape>
            <draw:custom-shape draw:style-name="gr37" draw:text-style-name="P5" draw:layer="layout" svg:width="0.247cm" svg:height="0.365cm" svg:x="23.697cm" svg:y="14.125cm">
              <text:p/>
              <draw:enhanced-geometry svg:viewBox="0 0 307 451" draw:type="non-primitive" draw:enhanced-path="M 0 0 L 15 37 39 75 68 115 102 155 140 200 178 245 216 292 252 343 282 395 307 451 N"/>
            </draw:custom-shape>
            <draw:custom-shape draw:style-name="gr37" draw:text-style-name="P5" draw:layer="layout" svg:width="0.252cm" svg:height="0.653cm" svg:x="23.945cm" svg:y="14.49cm">
              <text:p/>
              <draw:enhanced-geometry svg:viewBox="0 0 308 806" draw:type="non-primitive" draw:enhanced-path="M 0 0 L 12 36 25 79 37 127 50 180 63 235 77 293 92 353 106 412 122 472 140 528 158 584 179 636 201 682 224 724 250 759 277 786 308 806 N"/>
            </draw:custom-shape>
            <draw:custom-shape draw:style-name="gr37" draw:text-style-name="P5" draw:layer="layout" svg:width="0.219cm" svg:height="0.202cm" svg:x="24.197cm" svg:y="15.144cm">
              <text:p/>
              <draw:enhanced-geometry svg:viewBox="0 0 270 248" draw:type="non-primitive" draw:enhanced-path="M 0 0 L 80 46 148 100 201 154 238 201 262 235 270 248 N"/>
            </draw:custom-shape>
            <draw:custom-shape draw:style-name="gr37" draw:text-style-name="P5" draw:layer="layout" svg:width="0.479cm" svg:height="0.97cm" svg:x="21.716cm" svg:y="14.827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7" draw:text-style-name="P5" draw:layer="layout" svg:width="0.372cm" svg:height="0.835cm" svg:x="21.343cm" svg:y="13.991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7" draw:text-style-name="P5" draw:layer="layout" svg:width="0.621cm" svg:height="0.645cm" svg:x="20.722cm" svg:y="13.991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25" draw:text-style-name="P5" draw:layer="layout" svg:width="2.171cm" svg:height="3.008cm" svg:x="18.959cm" svg:y="11.945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7" draw:text-style-name="P5" draw:layer="layout" svg:width="0.523cm" svg:height="0.471cm" svg:x="20.607cm" svg:y="11.945cm">
              <text:p/>
              <draw:enhanced-geometry svg:viewBox="0 0 648 579" draw:type="non-primitive" draw:enhanced-path="M 648 0 L 598 41 545 83 492 127 439 171 386 215 333 259 282 303 233 346 187 387 144 427 105 463 70 498 41 529 17 556 0 579 N"/>
            </draw:custom-shape>
            <draw:custom-shape draw:style-name="gr37" draw:text-style-name="P5" draw:layer="layout" svg:width="0.413cm" svg:height="0.689cm" svg:x="20.194cm" svg:y="12.416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7" draw:text-style-name="P5" draw:layer="layout" svg:width="0.459cm" svg:height="0.722cm" svg:x="19.735cm" svg:y="13.106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7" draw:text-style-name="P5" draw:layer="layout" svg:width="0.259cm" svg:height="0.527cm" svg:x="19.475cm" svg:y="13.828cm">
              <text:p/>
              <draw:enhanced-geometry svg:viewBox="0 0 319 651" draw:type="non-primitive" draw:enhanced-path="M 319 0 L 297 34 271 74 245 121 217 172 188 226 161 283 133 340 106 399 81 456 57 511 35 562 16 610 0 651 N"/>
            </draw:custom-shape>
            <draw:custom-shape draw:style-name="gr37" draw:text-style-name="P5" draw:layer="layout" svg:width="0.219cm" svg:height="0.247cm" svg:x="19.256cm" svg:y="14.356cm">
              <text:p/>
              <draw:enhanced-geometry svg:viewBox="0 0 270 307" draw:type="non-primitive" draw:enhanced-path="M 270 0 L 241 65 206 118 165 164 122 203 79 238 37 272 0 307 N"/>
            </draw:custom-shape>
            <draw:custom-shape draw:style-name="gr37" draw:text-style-name="P5" draw:layer="layout" svg:width="0.162cm" svg:height="0.349cm" svg:x="19.094cm" svg:y="14.604cm">
              <text:p/>
              <draw:enhanced-geometry svg:viewBox="0 0 200 428" draw:type="non-primitive" draw:enhanced-path="M 200 0 L 168 42 134 102 100 172 69 245 42 315 19 373 5 412 0 428 N"/>
            </draw:custom-shape>
            <draw:custom-shape draw:style-name="gr38" draw:text-style-name="P5" draw:layer="layout" svg:width="3.283cm" svg:height="2.057cm" svg:x="20.701cm" svg:y="12.566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9" draw:text-style-name="P5" draw:layer="layout" svg:width="0.373cm" svg:height="0.279cm" svg:x="23.993cm" svg:y="14.413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7" draw:text-style-name="P5" draw:layer="layout" svg:width="0.394cm" svg:height="0.304cm" svg:x="23.677cm" svg:y="14.088cm">
              <text:p/>
              <draw:enhanced-geometry svg:viewBox="0 0 483 377" draw:type="non-primitive" draw:enhanced-path="M 0 0 L 86 44 164 87 234 130 296 171 349 210 395 246 430 280 457 309 475 336 483 359 482 377 N"/>
            </draw:custom-shape>
            <draw:custom-shape draw:style-name="gr37" draw:text-style-name="P5" draw:layer="layout" svg:width="0.154cm" svg:height="0.117cm" svg:x="23.916cm" svg:y="14.292cm">
              <text:p/>
              <draw:enhanced-geometry svg:viewBox="0 0 189 148" draw:type="non-primitive" draw:enhanced-path="M 189 129 L 169 148 139 137 100 104 53 55 0 0 N"/>
            </draw:custom-shape>
            <draw:custom-shape draw:style-name="gr37" draw:text-style-name="P5" draw:layer="layout" svg:width="0.198cm" svg:height="0.138cm" svg:x="23.717cm" svg:y="14.153cm">
              <text:p/>
              <draw:enhanced-geometry svg:viewBox="0 0 246 166" draw:type="non-primitive" draw:enhanced-path="M 246 166 L 168 99 87 47 25 12 0 0 N"/>
            </draw:custom-shape>
            <draw:custom-shape draw:style-name="gr37" draw:text-style-name="P5" draw:layer="layout" svg:width="0.267cm" svg:height="0.357cm" svg:x="23.965cm" svg:y="14.893cm">
              <text:p/>
              <draw:enhanced-geometry svg:viewBox="0 0 330 439" draw:type="non-primitive" draw:enhanced-path="M 330 439 L 295 399 253 353 208 301 161 246 116 191 75 137 40 86 14 39 0 0 N"/>
            </draw:custom-shape>
            <draw:custom-shape draw:style-name="gr37" draw:text-style-name="P5" draw:layer="layout" svg:width="0.069cm" svg:height="0.105cm" svg:x="23.896cm" svg:y="14.799cm">
              <text:p/>
              <draw:enhanced-geometry svg:viewBox="0 0 83 130" draw:type="non-primitive" draw:enhanced-path="M 83 117 L 71 78 55 43 38 16 21 1 8 0 0 19 1 61 12 130 N"/>
            </draw:custom-shape>
            <draw:custom-shape draw:style-name="gr37" draw:text-style-name="P5" draw:layer="layout" svg:width="0.24cm" svg:height="0.393cm" svg:x="23.908cm" svg:y="14.905cm">
              <text:p/>
              <draw:enhanced-geometry svg:viewBox="0 0 296 486" draw:type="non-primitive" draw:enhanced-path="M 0 0 L 14 61 30 119 49 176 69 230 92 281 118 327 146 370 179 408 214 439 254 465 296 486 N"/>
            </draw:custom-shape>
            <draw:custom-shape draw:style-name="gr37" draw:text-style-name="P5" draw:layer="layout" svg:width="0.357cm" svg:height="0.044cm" svg:x="23.945cm" svg:y="15.412cm">
              <text:p/>
              <draw:enhanced-geometry svg:viewBox="0 0 437 54" draw:type="non-primitive" draw:enhanced-path="M 437 0 L 367 23 296 40 230 50 165 54 104 51 50 42 0 25 N"/>
            </draw:custom-shape>
            <draw:custom-shape draw:style-name="gr37" draw:text-style-name="P5" draw:layer="layout" svg:width="0.173cm" svg:height="0.227cm" svg:x="24.177cm" svg:y="14.454cm">
              <text:p/>
              <draw:enhanced-geometry svg:viewBox="0 0 214 284" draw:type="non-primitive" draw:enhanced-path="M 0 0 L 68 59 119 110 156 155 182 197 200 239 214 284 N"/>
            </draw:custom-shape>
            <draw:custom-shape draw:style-name="gr37" draw:text-style-name="P5" draw:layer="layout" svg:width="0.024cm" svg:height="0.385cm" svg:x="24.351cm" svg:y="14.681cm">
              <text:p/>
              <draw:enhanced-geometry svg:viewBox="0 0 34 473" draw:type="non-primitive" draw:enhanced-path="M 0 0 L 8 48 14 115 20 192 25 273 29 349 31 414 32 458 34 473 N"/>
            </draw:custom-shape>
            <draw:custom-shape draw:style-name="gr37" draw:text-style-name="P5" draw:layer="layout" svg:width="0.097cm" svg:height="0.531cm" svg:x="21.992cm" svg:y="13.001cm">
              <text:p/>
              <draw:enhanced-geometry svg:viewBox="0 0 119 651" draw:type="non-primitive" draw:enhanced-path="M 0 0 L 23 33 45 74 63 120 79 171 92 227 103 286 111 346 117 408 119 470 119 532 115 592 108 651 N"/>
            </draw:custom-shape>
            <draw:custom-shape draw:style-name="gr37" draw:text-style-name="P5" draw:layer="layout" svg:width="0.097cm" svg:height="1.266cm" svg:x="21.984cm" svg:y="13.532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7" draw:text-style-name="P5" draw:layer="layout" svg:width="0.239cm" svg:height="1.007cm" svg:x="20.701cm" svg:y="12.639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7" draw:text-style-name="P5" draw:layer="layout" svg:width="0.085cm" svg:height="0.429cm" svg:x="20.616cm" svg:y="13.646cm">
              <text:p/>
              <draw:enhanced-geometry svg:viewBox="0 0 107 533" draw:type="non-primitive" draw:enhanced-path="M 107 0 L 93 53 78 121 63 196 47 276 32 354 20 424 9 481 3 518 0 533 N"/>
            </draw:custom-shape>
            <draw:custom-shape draw:style-name="gr37" draw:text-style-name="P5" draw:layer="layout" svg:width="0.057cm" svg:height="0.508cm" svg:x="19.881cm" svg:y="14.721cm">
              <text:p/>
              <draw:enhanced-geometry svg:viewBox="0 0 73 626" draw:type="non-primitive" draw:enhanced-path="M 0 626 L 10 571 22 517 33 462 44 406 54 351 62 294 69 238 73 180 71 121 67 61 57 0 N"/>
            </draw:custom-shape>
            <draw:custom-shape draw:style-name="gr37" draw:text-style-name="P5" draw:layer="layout" svg:width="0.341cm" svg:height="1.112cm" svg:x="19.922cm" svg:y="13.609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7" draw:text-style-name="P5" draw:layer="layout" svg:width="0.21cm" svg:height="0.495cm" svg:x="20.442cm" svg:y="12.457cm">
              <text:p/>
              <draw:enhanced-geometry svg:viewBox="0 0 260 613" draw:type="non-primitive" draw:enhanced-path="M 260 0 L 252 32 242 61 228 92 211 122 192 157 171 197 146 242 120 295 92 358 63 430 33 515 0 613 N"/>
            </draw:custom-shape>
            <draw:custom-shape draw:style-name="gr37" draw:text-style-name="P5" draw:layer="layout" svg:width="0.649cm" svg:height="1.44cm" svg:x="19.792cm" svg:y="12.952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7" draw:text-style-name="P5" draw:layer="layout" svg:width="0.21cm" svg:height="0.56cm" svg:x="19.581cm" svg:y="14.393cm">
              <text:p/>
              <draw:enhanced-geometry svg:viewBox="0 0 262 688" draw:type="non-primitive" draw:enhanced-path="M 262 0 L 240 45 216 89 191 132 164 174 138 217 112 260 87 304 65 351 44 398 27 449 14 504 5 560 0 621 3 688 N"/>
            </draw:custom-shape>
            <draw:custom-shape draw:style-name="gr37" draw:text-style-name="P5" draw:layer="layout" svg:width="0.097cm" svg:height="0.344cm" svg:x="19.487cm" svg:y="14.953cm">
              <text:p/>
              <draw:enhanced-geometry svg:viewBox="0 0 123 426" draw:type="non-primitive" draw:enhanced-path="M 118 0 L 123 107 122 193 115 258 102 310 84 349 61 378 33 403 0 426 N"/>
            </draw:custom-shape>
            <draw:custom-shape draw:style-name="gr37" draw:text-style-name="P5" draw:layer="layout" svg:width="0.048cm" svg:height="0.288cm" svg:x="19.487cm" svg:y="15.01cm">
              <text:p/>
              <draw:enhanced-geometry svg:viewBox="0 0 63 356" draw:type="non-primitive" draw:enhanced-path="M 0 356 L 22 300 43 237 58 169 63 102 56 44 36 0 N"/>
            </draw:custom-shape>
            <draw:custom-shape draw:style-name="gr37" draw:text-style-name="P5" draw:layer="layout" svg:width="0.114cm" svg:height="0.19cm" svg:x="20.222cm" svg:y="15.221cm">
              <text:p/>
              <draw:enhanced-geometry svg:viewBox="0 0 141 236" draw:type="non-primitive" draw:enhanced-path="M 0 236 L 64 167 110 119 136 83 141 47 119 0 N"/>
            </draw:custom-shape>
            <draw:custom-shape draw:style-name="gr37" draw:text-style-name="P5" draw:layer="layout" svg:width="0.089cm" svg:height="0.296cm" svg:x="20.307cm" svg:y="14.925cm">
              <text:p/>
              <draw:enhanced-geometry svg:viewBox="0 0 106 367" draw:type="non-primitive" draw:enhanced-path="M 13 367 L 0 317 5 253 24 183 50 115 78 56 98 16 106 0 N"/>
            </draw:custom-shape>
            <draw:custom-shape draw:style-name="gr37" draw:text-style-name="P5" draw:layer="layout" svg:width="0.178cm" svg:height="0.296cm" svg:x="20.218cm" svg:y="14.925cm">
              <text:p/>
              <draw:enhanced-geometry svg:viewBox="0 0 220 367" draw:type="non-primitive" draw:enhanced-path="M 220 0 L 159 69 108 125 66 173 34 215 13 252 1 287 0 326 8 367 N"/>
            </draw:custom-shape>
            <draw:custom-shape draw:style-name="gr37" draw:text-style-name="P5" draw:layer="layout" svg:width="0.198cm" svg:height="0.21cm" svg:x="20.023cm" svg:y="15.221cm">
              <text:p/>
              <draw:enhanced-geometry svg:viewBox="0 0 248 261" draw:type="non-primitive" draw:enhanced-path="M 248 0 L 246 52 215 104 166 152 109 195 56 230 16 253 0 261 N"/>
            </draw:custom-shape>
            <draw:custom-shape draw:style-name="gr37" draw:text-style-name="P5" draw:layer="layout" svg:width="0.104cm" svg:height="0.51cm" svg:x="19.609cm" svg:y="14.884cm">
              <text:p/>
              <draw:enhanced-geometry svg:viewBox="0 0 131 628" draw:type="non-primitive" draw:enhanced-path="M 0 628 L 28 576 51 513 71 442 88 367 100 290 110 215 118 147 124 89 128 42 131 12 131 0 N"/>
            </draw:custom-shape>
            <draw:custom-shape draw:style-name="gr37" draw:text-style-name="P5" draw:layer="layout" svg:width="0.085cm" svg:height="0.527cm" svg:x="19.686cm" svg:y="14.884cm">
              <text:p/>
              <draw:enhanced-geometry svg:viewBox="0 0 105 651" draw:type="non-primitive" draw:enhanced-path="M 34 0 L 60 57 80 115 94 173 101 233 105 292 104 351 97 407 88 460 74 508 58 554 40 592 21 625 0 651 N"/>
            </draw:custom-shape>
            <draw:custom-shape draw:style-name="gr37" draw:text-style-name="P5" draw:layer="layout" svg:width="0.117cm" svg:height="0.259cm" svg:x="19.357cm" svg:y="14.953cm">
              <text:p/>
              <draw:enhanced-geometry svg:viewBox="0 0 146 318" draw:type="non-primitive" draw:enhanced-path="M 146 0 L 81 23 37 58 11 103 0 152 0 200 7 246 16 283 25 309 29 318 N"/>
            </draw:custom-shape>
            <draw:custom-shape draw:style-name="gr37" draw:text-style-name="P5" draw:layer="layout" svg:width="0.092cm" svg:height="0.259cm" svg:x="19.382cm" svg:y="14.953cm">
              <text:p/>
              <draw:enhanced-geometry svg:viewBox="0 0 117 318" draw:type="non-primitive" draw:enhanced-path="M 0 318 L 21 231 52 145 83 71 108 19 117 0 N"/>
            </draw:custom-shape>
            <draw:custom-shape draw:style-name="gr37" draw:text-style-name="P5" draw:layer="layout" svg:width="0.073cm" svg:height="0.21cm" svg:x="19.231cm" svg:y="14.913cm">
              <text:p/>
              <draw:enhanced-geometry svg:viewBox="0 0 88 261" draw:type="non-primitive" draw:enhanced-path="M 52 261 L 28 221 11 195 1 178 0 162 6 143 22 114 49 68 88 0 N"/>
            </draw:custom-shape>
            <draw:custom-shape draw:style-name="gr37" draw:text-style-name="P5" draw:layer="layout" svg:width="0.267cm" svg:height="0.508cm" svg:x="19.305cm" svg:y="14.405cm">
              <text:p/>
              <draw:enhanced-geometry svg:viewBox="0 0 330 627" draw:type="non-primitive" draw:enhanced-path="M 0 627 L 30 574 62 520 94 465 125 409 157 355 188 300 217 247 244 194 270 143 293 93 313 46 330 0 N"/>
            </draw:custom-shape>
            <draw:custom-shape draw:style-name="gr37" draw:text-style-name="P5" draw:layer="layout" svg:width="0.182cm" svg:height="0.421cm" svg:x="19.573cm" svg:y="13.983cm">
              <text:p/>
              <draw:enhanced-geometry svg:viewBox="0 0 223 521" draw:type="non-primitive" draw:enhanced-path="M 0 521 L 23 456 52 383 84 308 118 231 150 159 179 96 202 45 217 12 223 0 N"/>
            </draw:custom-shape>
            <draw:custom-shape draw:style-name="gr37" draw:text-style-name="P5" draw:layer="layout" svg:width="0.048cm" svg:height="0.231cm" svg:x="20.681cm" svg:y="12.042cm">
              <text:p/>
              <draw:enhanced-geometry svg:viewBox="0 0 60 284" draw:type="non-primitive" draw:enhanced-path="M 60 284 L 20 199 3 106 0 30 1 0 N"/>
            </draw:custom-shape>
            <draw:custom-shape draw:style-name="gr37" draw:text-style-name="P5" draw:layer="layout" svg:width="0.032cm" svg:height="0.24cm" svg:x="20.547cm" svg:y="12.196cm">
              <text:p/>
              <draw:enhanced-geometry svg:viewBox="0 0 36 295" draw:type="non-primitive" draw:enhanced-path="M 36 295 L 16 205 4 107 1 31 0 0 N"/>
            </draw:custom-shape>
            <draw:custom-shape draw:style-name="gr37" draw:text-style-name="P5" draw:layer="layout" svg:width="0.036cm" svg:height="0.686cm" svg:x="20.376cm" svg:y="12.107cm">
              <text:p/>
              <draw:enhanced-geometry svg:viewBox="0 0 44 841" draw:type="non-primitive" draw:enhanced-path="M 23 0 L 33 83 40 166 43 246 44 325 43 402 41 475 36 544 31 607 25 665 19 716 14 759 8 794 4 820 1 836 0 841 N"/>
            </draw:custom-shape>
            <draw:custom-shape draw:style-name="gr37" draw:text-style-name="P5" draw:layer="layout" svg:width="0.065cm" svg:height="0.576cm" svg:x="20.043cm" svg:y="12.59cm">
              <text:p/>
              <draw:enhanced-geometry svg:viewBox="0 0 79 710" draw:type="non-primitive" draw:enhanced-path="M 31 710 L 14 655 4 594 0 526 1 455 6 383 15 311 26 241 38 177 51 119 61 70 71 33 77 9 79 0 N"/>
            </draw:custom-shape>
            <draw:custom-shape draw:style-name="gr37" draw:text-style-name="P5" draw:layer="layout" svg:width="0.21cm" svg:height="0.824cm" svg:x="19.678cm" svg:y="13.033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7" draw:text-style-name="P5" draw:layer="layout" svg:width="0.048cm" svg:height="0.385cm" svg:x="19.446cm" svg:y="13.914cm">
              <text:p/>
              <draw:enhanced-geometry svg:viewBox="0 0 60 473" draw:type="non-primitive" draw:enhanced-path="M 60 0 L 44 116 31 214 21 296 13 361 7 411 4 446 1 467 0 473 N"/>
            </draw:custom-shape>
            <draw:custom-shape draw:style-name="gr37" draw:text-style-name="P5" draw:layer="layout" svg:width="0.276cm" svg:height="0.276cm" svg:x="19.17cm" svg:y="14.3cm">
              <text:p/>
              <draw:enhanced-geometry svg:viewBox="0 0 340 343" draw:type="non-primitive" draw:enhanced-path="M 340 0 L 269 73 203 138 144 197 95 247 54 288 25 318 5 338 0 343 N"/>
            </draw:custom-shape>
            <draw:custom-shape draw:style-name="gr37" draw:text-style-name="P5" draw:layer="layout" svg:width="0.141cm" svg:height="0.251cm" svg:x="19.029cm" svg:y="14.576cm">
              <text:p/>
              <draw:enhanced-geometry svg:viewBox="0 0 177 308" draw:type="non-primitive" draw:enhanced-path="M 177 0 L 149 73 126 135 102 189 76 236 43 275 0 308 N"/>
            </draw:custom-shape>
            <draw:custom-shape draw:style-name="gr37" draw:text-style-name="P5" draw:layer="layout" svg:width="0.28cm" svg:height="0.645cm" svg:x="19.389cm" svg:y="12.051cm">
              <text:p/>
              <draw:enhanced-geometry svg:viewBox="0 0 343 795" draw:type="non-primitive" draw:enhanced-path="M 343 0 L 309 60 276 115 246 168 216 216 189 263 164 307 140 351 118 394 97 437 79 480 62 525 46 573 33 622 20 676 9 732 0 795 N"/>
            </draw:custom-shape>
            <draw:custom-shape draw:style-name="gr37" draw:text-style-name="P5" draw:layer="layout" svg:width="0.409cm" svg:height="0.929cm" svg:x="18.98cm" svg:y="12.696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7" draw:text-style-name="P5" draw:layer="layout" svg:width="0.15cm" svg:height="0.146cm" svg:x="21.335cm" svg:y="13.857cm">
              <text:p/>
              <draw:enhanced-geometry svg:viewBox="0 0 188 178" draw:type="non-primitive" draw:enhanced-path="M 0 178 L 34 127 56 93 69 70 83 54 102 42 135 25 188 0 N"/>
            </draw:custom-shape>
            <draw:custom-shape draw:style-name="gr37" draw:text-style-name="P5" draw:layer="layout" svg:width="0.267cm" svg:height="0.296cm" svg:x="21.485cm" svg:y="13.56cm">
              <text:p/>
              <draw:enhanced-geometry svg:viewBox="0 0 330 366" draw:type="non-primitive" draw:enhanced-path="M 0 366 L 58 331 115 279 171 219 222 157 266 98 300 47 323 13 330 0 N"/>
            </draw:custom-shape>
            <draw:custom-shape draw:style-name="gr37" draw:text-style-name="P5" draw:layer="layout" svg:width="0.105cm" svg:height="1.006cm" svg:x="21.659cm" svg:y="12.554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7" draw:text-style-name="P5" draw:layer="layout" svg:width="0.081cm" svg:height="0.385cm" svg:x="21.737cm" svg:y="13.395cm">
            <text:p/>
            <draw:enhanced-geometry svg:viewBox="0 0 100 473" draw:type="non-primitive" draw:enhanced-path="M 83 0 L 96 84 100 157 98 222 89 280 74 334 53 382 28 429 0 473 N"/>
          </draw:custom-shape>
          <draw:custom-shape draw:style-name="gr37" draw:text-style-name="P5" draw:layer="layout" svg:width="0.117cm" svg:height="0.288cm" svg:x="21.62cm" svg:y="13.781cm">
            <text:p/>
            <draw:enhanced-geometry svg:viewBox="0 0 142 355" draw:type="non-primitive" draw:enhanced-path="M 142 0 L 112 53 94 110 80 167 69 223 54 274 33 319 0 355 N"/>
          </draw:custom-shape>
          <draw:custom-shape draw:style-name="gr37" draw:text-style-name="P5" draw:layer="layout" svg:width="0.267cm" svg:height="0.052cm" svg:x="21.352cm" svg:y="14.033cm">
            <text:p/>
            <draw:enhanced-geometry svg:viewBox="0 0 329 68" draw:type="non-primitive" draw:enhanced-path="M 329 47 L 273 68 202 65 129 50 63 27 17 8 0 0 N"/>
          </draw:custom-shape>
          <draw:custom-shape draw:style-name="gr37" draw:text-style-name="P5" draw:layer="layout" svg:width="0.04cm" svg:height="0.507cm" svg:x="22.148cm" svg:y="13.379cm">
            <text:p/>
            <draw:enhanced-geometry svg:viewBox="0 0 51 626" draw:type="non-primitive" draw:enhanced-path="M 0 0 L 13 83 24 154 34 214 42 267 49 316 51 361 51 405 48 452 41 503 29 559 12 626 N"/>
          </draw:custom-shape>
          <draw:custom-shape draw:style-name="gr37" draw:text-style-name="P5" draw:layer="layout" svg:width="0.133cm" svg:height="0.856cm" svg:x="22.022cm" svg:y="13.886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38" draw:text-style-name="P5" draw:layer="layout" svg:width="0.86cm" svg:height="1.428cm" svg:x="19.756cm" svg:y="14.061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7" draw:text-style-name="P5" draw:layer="layout" svg:width="0.478cm" svg:height="1.428cm" svg:x="19.496cm" svg:y="12.169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7" draw:text-style-name="P5" draw:layer="layout" svg:width="0.556cm" svg:height="0.778cm" svg:x="18.94cm" svg:y="13.598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7" draw:text-style-name="P5" draw:layer="layout" svg:width="0.134cm" svg:height="0.414cm" svg:x="18.806cm" svg:y="14.377cm">
            <text:p/>
            <draw:enhanced-geometry svg:viewBox="0 0 167 509" draw:type="non-primitive" draw:enhanced-path="M 167 0 L 121 47 85 103 58 168 37 236 22 304 12 367 5 424 3 468 2 497 0 509 N"/>
          </draw:custom-shape>
          <draw:custom-shape draw:style-name="gr37" draw:text-style-name="P5" draw:layer="layout" svg:width="0.097cm" svg:height="0.559cm" svg:x="18.806cm" svg:y="14.232cm">
            <text:p/>
            <draw:enhanced-geometry svg:viewBox="0 0 120 686" draw:type="non-primitive" draw:enhanced-path="M 1 686 L 0 623 0 562 3 500 6 440 13 380 21 321 32 263 44 208 60 153 77 100 98 50 120 0 N"/>
          </draw:custom-shape>
          <draw:custom-shape draw:style-name="gr37" draw:text-style-name="P5" draw:layer="layout" svg:width="0.499cm" svg:height="0.901cm" svg:x="18.904cm" svg:y="13.33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7" draw:text-style-name="P5" draw:layer="layout" svg:width="0.296cm" svg:height="0.852cm" svg:x="19.403cm" svg:y="12.478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7" draw:text-style-name="P5" draw:layer="layout" svg:width="0.402cm" svg:height="0.937cm" svg:x="19.298cm" svg:y="12.478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7" draw:text-style-name="P5" draw:layer="layout" svg:width="0.442cm" svg:height="0.759cm" svg:x="18.855cm" svg:y="13.415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7" draw:text-style-name="P5" draw:layer="layout" svg:width="0.121cm" svg:height="0.478cm" svg:x="18.733cm" svg:y="14.175cm">
            <text:p/>
            <draw:enhanced-geometry svg:viewBox="0 0 152 592" draw:type="non-primitive" draw:enhanced-path="M 152 0 L 128 53 105 107 83 160 65 214 48 270 34 324 21 378 12 433 5 487 1 540 0 592 N"/>
          </draw:custom-shape>
          <draw:custom-shape draw:style-name="gr35" draw:text-style-name="P5" draw:layer="layout" svg:width="0.113cm" svg:height="0.097cm" svg:x="23.683cm" svg:y="9.789cm">
            <text:p/>
            <draw:enhanced-geometry svg:viewBox="0 0 139 122" draw:type="non-primitive" draw:enhanced-path="M 108 5 L 127 38 139 74 124 107 124 107 76 113 47 120 38 122 38 122 8 81 0 39 14 0 14 0 64 1 96 4 108 5 108 5 108 5 Z N"/>
          </draw:custom-shape>
          <draw:custom-shape draw:style-name="gr35" draw:text-style-name="P5" draw:layer="layout" svg:width="0.06cm" svg:height="0.096cm" svg:x="23.341cm" svg:y="9.782cm">
            <text:p/>
            <draw:enhanced-geometry svg:viewBox="0 0 75 120" draw:type="non-primitive" draw:enhanced-path="M 63 14 L 74 46 75 86 64 117 64 117 43 119 28 120 22 120 22 120 0 67 5 21 13 0 13 0 41 4 57 10 63 14 63 14 63 14 Z N"/>
          </draw:custom-shape>
        </draw:g>
        <draw:connector draw:style-name="gr43" draw:layer="layout" draw:line-skew="4.434cm" svg:x1="16.812cm" svg:y1="3.888cm" svg:x2="21.32cm" svg:y2="6.216cm" svg:d="M16812 3888h6688v2328h-2180">
          <text:p/>
        </draw:connector>
        <draw:frame presentation:style-name="pr6" draw:layer="layout" svg:width="22.5cm" svg:height="2.329cm" svg:x="2.3cm" svg:y="0.604cm" presentation:class="title" presentation:user-transformed="true">
          <draw:text-box>
            <text:p>exercise-2</text:p>
          </draw:text-box>
        </draw:frame>
        <presentation:notes draw:style-name="dp2">
          <draw:page-thumbnail draw:style-name="gr2" draw:layer="layout" svg:width="13.472cm" svg:height="9.327cm" svg:x="3.126cm" svg:y="1.896cm" draw:page-number="6" presentation:class="page"/>
          <draw:frame presentation:style-name="pr5" draw:layer="layout" svg:width="14.394cm" svg:height="11.499cm" svg:x="2.963cm" svg:y="11.861cm" presentation:class="notes" presentation:placeholder="true">
            <draw:text-box/>
          </draw:frame>
        </presentation:notes>
      </draw:page>
      <draw:page draw:name="answer-2" draw:style-name="dp1" draw:master-page-name="Default" presentation:presentation-page-layout-name="AL1T1" presentation:use-footer-name="ftr1">
        <office:forms form:automatic-focus="false" form:apply-design-mode="false"/>
        <draw:frame presentation:style-name="pr7" draw:text-style-name="P5" draw:layer="layout" svg:width="22.649cm" svg:height="16.934cm" svg:x="3.597cm" svg:y="1.058cm" presentation:class="outline" presentation:user-transformed="true">
          <draw:text-box>
            <text:p text:style-name="P23"/>
            <text:list text:style-name="L4">
              <text:list-item>
                <text:list>
                  <text:list-header>
                    <text:p text:style-name="P24"/>
                  </text:list-header>
                </text:list>
              </text:list-item>
            </text:list>
          </draw:text-box>
        </draw:frame>
        <draw:custom-shape draw:style-name="CodeBox" draw:layer="layout" svg:width="13.803cm" svg:height="7.565cm" svg:x="6.697cm" svg:y="8.5cm">
          <text:p><text:span text:style-name="T6">static int </text:span><text:span text:style-name="T7">f(</text:span><text:span text:style-name="T6">int</text:span><text:span text:style-name="T7"> value)</text:span></text:p>
          <text:p><text:span text:style-name="T7">{</text:span></text:p>
          <text:p><text:span text:style-name="T7"><text:s text:c="4"/></text:span><text:span text:style-name="T6">return</text:span><text:span text:style-name="T7"> value;</text:span></text:p>
          <text:p><text:span text:style-name="T7">}</text:span></text:p>
          <text:p><text:span text:style-name="T7"/></text:p>
          <text:p><text:span text:style-name="T6">int</text:span><text:span text:style-name="T7"> main(</text:span><text:span text:style-name="T6">void</text:span><text:span text:style-name="T7">)</text:span></text:p>
          <text:p><text:span text:style-name="T7">{</text:span></text:p>
          <text:p><text:span text:style-name="T7"><text:s text:c="4"/></text:span><text:span text:style-name="T6">return</text:span><text:span text:style-name="T7"> f(42);</text:span></text:p>
          <text:p><text:span text:style-name="T7">}</text:span></text:p>
          <draw:enhanced-geometry svg:viewBox="0 0 21600 21600" draw:type="mso-spt202" draw:enhanced-path="M 0 0 L 21600 0 21600 21600 0 21600 0 0 Z N"/>
        </draw:custom-shape>
        <draw:custom-shape draw:style-name="gr42" draw:text-style-name="P5" draw:layer="layout" svg:width="4.004cm" svg:height="1.001cm" svg:x="6.5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4.992cm" svg:height="1.023cm" svg:x="20.959cm" svg:y="5.305cm">
          <text:p text:style-name="P25"><text:span text:style-name="T8">via a #include</text:span></text:p>
          <draw:enhanced-geometry svg:viewBox="0 0 21600 21600" draw:type="mso-spt202" draw:enhanced-path="M 0 0 L 21600 0 21600 21600 0 21600 0 0 Z N"/>
        </draw:custom-shape>
        <draw:custom-shape draw:style-name="gr6" draw:text-style-name="P5" draw:layer="layout" svg:width="4.992cm" svg:height="1.023cm" svg:x="20.161cm" svg:y="4.524cm">
          <text:p text:style-name="P25"><text:span text:style-name="T8">typically</text:span></text:p>
          <draw:enhanced-geometry svg:viewBox="0 0 21600 21600" draw:type="mso-spt202" draw:enhanced-path="M 0 0 L 21600 0 21600 21600 0 21600 0 0 Z N"/>
        </draw:custom-shape>
        <draw:custom-shape draw:style-name="gr6" draw:text-style-name="P27" draw:layer="layout" svg:width="4.392cm" svg:height="1.023cm" svg:x="6.547cm" svg:y="16.276cm">
          <text:p text:style-name="P26"><text:span text:style-name="T13">clo.c</text:span></text:p>
          <draw:enhanced-geometry svg:viewBox="0 0 21600 21600" draw:type="mso-spt202" draw:enhanced-path="M 0 0 L 21600 0 21600 21600 0 21600 0 0 Z N"/>
        </draw:custom-shape>
        <draw:frame presentation:style-name="pr6" draw:layer="layout" svg:width="22.5cm" svg:height="2.329cm" svg:x="2.3cm" svg:y="0.605cm" presentation:class="title" presentation:user-transformed="true">
          <draw:text-box>
            <text:p>answer-2a</text:p>
          </draw:text-box>
        </draw:frame>
        <draw:frame presentation:style-name="pr7" draw:text-style-name="P19" draw:layer="layout" svg:width="22.649cm" svg:height="14.992cm" svg:x="1.698cm" svg:y="3.3cm" presentation:class="outline" presentation:user-transformed="true">
          <draw:text-box>
            <text:list text:style-name="L3">
              <text:list-item>
                <text:p text:style-name="P8"><text:span text:style-name="T14">because f() is </text:span><text:span text:style-name="T15">not</text:span><text:span text:style-name="T14"> declared with external linkage and there is </text:span><text:span text:style-name="T15">no</text:span><text:span text:style-name="T14"> previous function declaration</text:span></text:p>
                <text:list>
                  <text:list-item>
                    <text:p><text:span text:style-name="T16">if f() is </text:span><text:span text:style-name="T17">not</text:span><text:span text:style-name="T16"> used in any other source file then define it with internal linkage</text:span></text:p>
                  </text:list-item>
                </text:list>
              </text:list-item>
            </text:list>
            <text:p text:style-name="P17"><text:span text:style-name="T18"/></text:p>
            <text:list text:style-name="L4">
              <text:list-item>
                <text:list>
                  <text:list-header>
                    <text:p text:style-name="P18"><text:span text:style-name="T3"/></text:p>
                  </text:list-header>
                </text:list>
              </text:list-item>
            </text:list>
          </draw:text-box>
        </draw:frame>
        <presentation:notes draw:style-name="dp2">
          <draw:page-thumbnail draw:style-name="gr2" draw:layer="layout" svg:width="13.472cm" svg:height="9.327cm" svg:x="3.126cm" svg:y="1.896cm" draw:page-number="7" presentation:class="page"/>
          <draw:frame presentation:style-name="pr5" draw:layer="layout" svg:width="14.394cm" svg:height="11.499cm" svg:x="2.963cm" svg:y="11.861cm" presentation:class="notes" presentation:placeholder="true">
            <draw:text-box/>
          </draw:frame>
        </presentation:notes>
      </draw:page>
      <draw:page draw:name="page8" draw:style-name="dp1" draw:master-page-name="Default" presentation:presentation-page-layout-name="AL1T1" presentation:use-footer-name="ftr1">
        <office:forms form:automatic-focus="false" form:apply-design-mode="false"/>
        <draw:frame presentation:style-name="pr7" draw:text-style-name="P5" draw:layer="layout" svg:width="22.649cm" svg:height="16.934cm" svg:x="3.597cm" svg:y="1.058cm" presentation:class="outline" presentation:user-transformed="true">
          <draw:text-box>
            <text:p text:style-name="P23"/>
            <text:list text:style-name="L4">
              <text:list-item>
                <text:list>
                  <text:list-header>
                    <text:p text:style-name="P24"/>
                  </text:list-header>
                </text:list>
              </text:list-item>
            </text:list>
          </draw:text-box>
        </draw:frame>
        <draw:custom-shape draw:style-name="gr6" draw:text-style-name="P29" draw:layer="layout" svg:width="4.392cm" svg:height="1.023cm" svg:x="6.489cm" svg:y="17.389cm">
          <text:p text:style-name="P28"><text:span text:style-name="T13">clo.c</text:span></text:p>
          <draw:enhanced-geometry svg:viewBox="0 0 21600 21600" draw:type="mso-spt202" draw:enhanced-path="M 0 0 L 21600 0 21600 21600 0 21600 0 0 Z N"/>
        </draw:custom-shape>
        <draw:custom-shape draw:style-name="gr44" draw:text-style-name="P30" draw:layer="layout" svg:width="11.8cm" svg:height="9.189cm" svg:x="6.6cm" svg:y="8.075cm">
          <text:p text:style-name="P30"><text:span text:style-name="T19">#include "clo.h"</text:span></text:p>
          <text:p text:style-name="P30"><text:span text:style-name="T6"/></text:p>
          <text:p text:style-name="P30"><text:span text:style-name="T6">int </text:span><text:span text:style-name="T7">f(</text:span><text:span text:style-name="T6">int</text:span><text:span text:style-name="T7"> value)</text:span></text:p>
          <text:p text:style-name="P30"><text:span text:style-name="T7">{</text:span></text:p>
          <text:p text:style-name="P30"><text:span text:style-name="T7"><text:s text:c="4"/></text:span><text:span text:style-name="T6">return</text:span><text:span text:style-name="T7"> value;</text:span></text:p>
          <text:p text:style-name="P30"><text:span text:style-name="T7">}</text:span></text:p>
          <text:p text:style-name="P30"><text:span text:style-name="T7"/></text:p>
          <text:p text:style-name="P30"><text:span text:style-name="T6">int</text:span><text:span text:style-name="T7"> main(</text:span><text:span text:style-name="T6">void</text:span><text:span text:style-name="T7">)</text:span></text:p>
          <text:p text:style-name="P30"><text:span text:style-name="T7">{</text:span></text:p>
          <text:p text:style-name="P30"><text:span text:style-name="T7"><text:s text:c="4"/></text:span><text:span text:style-name="T6">return</text:span><text:span text:style-name="T7"> f(42);</text:span></text:p>
          <text:p text:style-name="P30"><text:span text:style-name="T7">}</text:span></text:p>
          <draw:enhanced-geometry svg:viewBox="0 0 21600 21600" draw:type="mso-spt202" draw:enhanced-path="M 0 0 L 21600 0 21600 21600 0 21600 0 0 Z N"/>
        </draw:custom-shape>
        <draw:frame presentation:style-name="pr6" draw:layer="layout" svg:width="22.5cm" svg:height="2.329cm" svg:x="2.3cm" svg:y="0.606cm" presentation:class="title" presentation:user-transformed="true">
          <draw:text-box>
            <text:p>answer-2b</text:p>
          </draw:text-box>
        </draw:frame>
        <draw:frame presentation:style-name="pr7" draw:text-style-name="P19" draw:layer="layout" svg:width="22.649cm" svg:height="14.992cm" svg:x="1.699cm" svg:y="3.3cm" presentation:class="outline" presentation:user-transformed="true">
          <draw:text-box>
            <text:list text:style-name="L3">
              <text:list-item>
                <text:p text:style-name="P8"><text:span text:style-name="T14">because f() is </text:span><text:span text:style-name="T15">not</text:span><text:span text:style-name="T14"> declared with external linkage and there is </text:span><text:span text:style-name="T15">no</text:span><text:span text:style-name="T14"> previous function declaration</text:span></text:p>
                <text:list>
                  <text:list-item>
                    <text:p><text:span text:style-name="T16">if f() </text:span><text:span text:style-name="T17">is</text:span><text:span text:style-name="T16"> used in other source files then declare it in a header and </text:span><text:span text:style-name="T17">don't</text:span><text:span text:style-name="T16"> define it with internal linkage</text:span></text:p>
                  </text:list-item>
                </text:list>
              </text:list-item>
            </text:list>
            <text:p text:style-name="P17"><text:span text:style-name="T18"/></text:p>
            <text:list text:style-name="L4">
              <text:list-item>
                <text:list>
                  <text:list-header>
                    <text:p text:style-name="P18"><text:span text:style-name="T3"/></text:p>
                  </text:list-header>
                </text:list>
              </text:list-item>
            </text:list>
          </draw:text-box>
        </draw:frame>
        <presentation:notes draw:style-name="dp2">
          <office:forms form:automatic-focus="false" form:apply-design-mode="false"/>
          <draw:page-thumbnail draw:style-name="gr2" draw:layer="layout" svg:width="13.472cm" svg:height="9.327cm" svg:x="3.126cm" svg:y="1.896cm" draw:page-number="8" presentation:class="page"/>
          <draw:frame presentation:style-name="pr5" draw:text-style-name="P31" draw:layer="layout" svg:width="14.394cm" svg:height="11.499cm" svg:x="2.963cm" svg:y="11.861cm" presentation:class="notes" presentation:placeholder="true">
            <draw:text-box/>
          </draw:frame>
        </presentation:notes>
      </draw:page>
      <draw:page draw:name="incomplete arrays" draw:style-name="dp1" draw:master-page-name="Default" presentation:presentation-page-layout-name="AL1T1" presentation:use-footer-name="ftr1">
        <office:forms form:automatic-focus="false" form:apply-design-mode="false"/>
        <draw:frame presentation:style-name="pr7" draw:text-style-name="P32" draw:layer="layout" svg:width="22.649cm" svg:height="14.992cm" svg:x="1.597cm" svg:y="3.3cm" presentation:class="outline" presentation:user-transformed="true">
          <draw:text-box>
            <text:list text:style-name="L3">
              <text:list-item>
                <text:p text:style-name="P8"><text:span text:style-name="T18">6.2.5 Types</text:span></text:p>
                <text:list>
                  <text:list-item>
                    <text:p text:style-name="P9"><text:span text:style-name="T18">para 22 – An array of unknown size is an incomplete type.</text:span></text:p>
                  </text:list-item>
                </text:list>
              </text:list-item>
            </text:list>
          </draw:text-box>
        </draw:frame>
        <draw:custom-shape draw:style-name="CodeBox" draw:layer="layout" svg:width="10.8cm" svg:height="4.317cm" svg:x="3.057cm" svg:y="12.758cm">
          <text:p><text:span text:style-name="T7"/></text:p>
          <text:p><text:span text:style-name="T6"><text:s text:c="8"/></text:span><text:span text:style-name="T6">int</text:span><text:span text:style-name="T7"> a1[];</text:span></text:p>
          <text:p><text:span text:style-name="T6">extern</text:span><text:span text:style-name="T7"> <text:s/></text:span><text:span text:style-name="T6">int</text:span><text:span text:style-name="T7"> a2[];</text:span></text:p>
          <text:p><text:span text:style-name="T6">typedef</text:span><text:span text:style-name="T7"> </text:span><text:span text:style-name="T6">int</text:span><text:span text:style-name="T7"> a3[];</text:span></text:p>
          <text:p><text:span text:style-name="T7"/></text:p>
          <draw:enhanced-geometry svg:viewBox="0 0 21600 21600" draw:type="mso-spt202" draw:enhanced-path="M 0 0 L 21600 0 21600 21600 0 21600 0 0 Z N"/>
        </draw:custom-shape>
        <draw:custom-shape draw:style-name="CodeBox" draw:layer="layout" svg:width="10.8cm" svg:height="4.317cm" svg:x="3.057cm" svg:y="7.224cm">
          <text:p><text:span text:style-name="T7"/></text:p>
          <text:p><text:span text:style-name="T6"><text:s text:c="8"/></text:span><text:span text:style-name="T6">int</text:span><text:span text:style-name="T7"> a1[42];</text:span></text:p>
          <text:p><text:span text:style-name="T6">extern <text:s/>int</text:span><text:span text:style-name="T7"> a2[42];</text:span></text:p>
          <text:p><text:span text:style-name="T6">typedef int</text:span><text:span text:style-name="T7"> a3[42];</text:span></text:p>
          <text:p><text:span text:style-name="T7"/></text:p>
          <draw:enhanced-geometry svg:viewBox="0 0 21600 21600" draw:type="mso-spt202" draw:enhanced-path="M 0 0 L 21600 0 21600 21600 0 21600 0 0 Z N"/>
        </draw:custom-shape>
        <draw:custom-shape draw:style-name="gr45" draw:text-style-name="P34" draw:layer="layout" svg:width="5.454cm" svg:height="2.289cm" svg:x="15.456cm" svg:y="8.476cm">
          <text:p text:style-name="P33"><text:span text:style-name="T20">these are </text:span><text:span text:style-name="T20"><text:line-break/></text:span><text:span text:style-name="T20">object types</text:span></text:p>
          <draw:enhanced-geometry svg:viewBox="0 0 21600 21600" draw:type="mso-spt202" draw:enhanced-path="M 0 0 L 21600 0 21600 21600 0 21600 0 0 Z N"/>
        </draw:custom-shape>
        <draw:custom-shape draw:style-name="gr45" draw:text-style-name="P34" draw:layer="layout" svg:width="7.431cm" svg:height="2.289cm" svg:x="15.455cm" svg:y="13.556cm">
          <text:p text:style-name="P33"><text:span text:style-name="T20">these are </text:span><text:span text:style-name="T20"><text:line-break/></text:span><text:span text:style-name="T20">incomplete types</text:span></text:p>
          <draw:enhanced-geometry svg:viewBox="0 0 21600 21600" draw:type="mso-spt202" draw:enhanced-path="M 0 0 L 21600 0 21600 21600 0 21600 0 0 Z N"/>
        </draw:custom-shape>
        <draw:custom-shape draw:style-name="gr42" draw:text-style-name="P5" draw:layer="layout" svg:width="1.199cm" svg:height="4.203cm" svg:x="14.06cm" svg:y="7.4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2" draw:text-style-name="P5" draw:layer="layout" svg:width="1.199cm" svg:height="4.202cm" svg:x="14.06cm" svg:y="12.75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5" draw:text-style-name="P12" draw:layer="layout" svg:x1="15cm" svg:y1="17.5cm" svg:x2="10.858cm" svg:y2="16.356cm">
          <text:p/>
        </draw:line>
        <draw:custom-shape draw:style-name="gr45" draw:text-style-name="P34" draw:layer="layout" svg:width="6.068cm" svg:height="1.273cm" svg:x="15.5cm" svg:y="16.727cm">
          <text:p text:style-name="P33"><text:span text:style-name="T20">unknown size</text:span></text:p>
          <draw:enhanced-geometry svg:viewBox="0 0 21600 21600" draw:type="mso-spt202" draw:enhanced-path="M 0 0 L 21600 0 21600 21600 0 21600 0 0 Z N"/>
        </draw:custom-shape>
        <draw:custom-shape draw:style-name="gr7" draw:text-style-name="P5" draw:layer="layout" svg:width="3.202cm" svg:height="3.295cm" svg:x="20.098cm" svg:y="7.005cm">
          <text:p text:style-name="P14"><text:span text:style-name="T9"></text:span></text:p>
          <draw:enhanced-geometry svg:viewBox="0 0 21600 21600" draw:type="rectangle" draw:enhanced-path="M 0 0 L 21600 0 21600 21600 0 21600 0 0 Z N"/>
        </draw:custom-shape>
        <draw:custom-shape draw:style-name="gr7" draw:text-style-name="P5" draw:layer="layout" svg:width="3.202cm" svg:height="3.295cm" svg:x="20.098cm" svg:y="12.005cm">
          <text:p text:style-name="P14"><text:span text:style-name="T9"></text:span></text:p>
          <draw:enhanced-geometry svg:viewBox="0 0 21600 21600" draw:type="rectangle" draw:enhanced-path="M 0 0 L 21600 0 21600 21600 0 21600 0 0 Z N"/>
        </draw:custom-shape>
        <draw:frame presentation:style-name="pr6" draw:layer="layout" svg:width="22.5cm" svg:height="2.329cm" svg:x="2.3cm" svg:y="0.607cm" presentation:class="title" presentation:user-transformed="true">
          <draw:text-box>
            <text:p>incomplete arrays</text:p>
          </draw:text-box>
        </draw:frame>
        <presentation:notes draw:style-name="dp2">
          <draw:page-thumbnail draw:style-name="gr2" draw:layer="layout" svg:width="13.472cm" svg:height="9.327cm" svg:x="3.126cm" svg:y="1.896cm" draw:page-number="9" presentation:class="page"/>
          <draw:frame presentation:style-name="pr5" draw:layer="layout" svg:width="14.394cm" svg:height="11.499cm" svg:x="2.963cm" svg:y="11.861cm" presentation:class="notes" presentation:placeholder="true">
            <draw:text-box/>
          </draw:frame>
        </presentation:notes>
      </draw:page>
      <draw:page draw:name="exercise" draw:style-name="dp1" draw:master-page-name="Default" presentation:presentation-page-layout-name="AL1T1" presentation:use-footer-name="ftr1">
        <office:forms form:automatic-focus="false" form:apply-design-mode="false"/>
        <draw:frame presentation:style-name="pr7" draw:text-style-name="P5" draw:layer="layout" svg:width="23.363cm" svg:height="14.492cm" svg:x="2cm" svg:y="3.5cm" presentation:class="outline" presentation:user-transformed="true">
          <draw:text-box>
            <text:list text:style-name="L3">
              <text:list-item>
                <text:p text:style-name="P21">are these fragments conforming or not?</text:p>
              </text:list-item>
            </text:list>
          </draw:text-box>
        </draw:frame>
        <draw:custom-shape draw:style-name="CodeBox" draw:layer="layout" svg:width="16.404cm" svg:height="1.069cm" svg:x="4.955cm" svg:y="7.123cm">
          <text:p><text:span text:style-name="T6">typedef struct </text:span><text:span text:style-name="T21">wibble wibble;</text:span></text:p>
          <draw:enhanced-geometry svg:viewBox="0 0 21600 21600" draw:type="mso-spt202" draw:enhanced-path="M 0 0 L 21600 0 21600 21600 0 21600 0 0 Z N"/>
        </draw:custom-shape>
        <draw:custom-shape draw:style-name="CodeBox" draw:layer="layout" svg:width="12.801cm" svg:height="2.693cm" svg:x="4.955cm" svg:y="9.103cm">
          <text:p><text:span text:style-name="T7"><text:s text:c="8"/></text:span><text:span text:style-name="T7">wibble w1[42];</text:span></text:p>
          <text:p><text:span text:style-name="T6">extern</text:span><text:span text:style-name="T7"> <text:s/>wibble w2[42];</text:span></text:p>
          <text:p><text:span text:style-name="T6">typedef</text:span><text:span text:style-name="T7"> wibble w3[42];</text:span></text:p>
          <draw:enhanced-geometry svg:viewBox="0 0 21600 21600" draw:type="mso-spt202" draw:enhanced-path="M 0 0 L 21600 0 21600 21600 0 21600 0 0 Z N"/>
        </draw:custom-shape>
        <draw:custom-shape draw:style-name="CodeBox" draw:layer="layout" svg:width="12.801cm" svg:height="2.693cm" svg:x="4.955cm" svg:y="12.702cm">
          <text:p><text:span text:style-name="T7"><text:s text:c="8"/></text:span><text:span text:style-name="T7">wibble w1[];</text:span></text:p>
          <text:p><text:span text:style-name="T6">extern</text:span><text:span text:style-name="T7"> <text:s/>wibble w2[];</text:span></text:p>
          <text:p><text:span text:style-name="T6">typedef</text:span><text:span text:style-name="T7"> wibble w3[];</text:span></text:p>
          <draw:enhanced-geometry svg:viewBox="0 0 21600 21600" draw:type="mso-spt202" draw:enhanced-path="M 0 0 L 21600 0 21600 21600 0 21600 0 0 Z N"/>
        </draw:custom-shape>
        <draw:line draw:style-name="gr5" draw:text-style-name="P12" draw:layer="layout" svg:x1="19.7cm" svg:y1="4.2cm" svg:x2="24.7cm" svg:y2="4.2cm">
          <text:p/>
        </draw:line>
        <draw:line draw:style-name="gr5" draw:text-style-name="P12" draw:layer="layout" svg:x1="24.7cm" svg:y1="4.2cm" svg:x2="24.7cm" svg:y2="14.2cm">
          <text:p/>
        </draw:line>
        <draw:line draw:style-name="gr15" draw:text-style-name="P12" draw:layer="layout" svg:x1="24.56cm" svg:y1="14.126cm" svg:x2="18.36cm" svg:y2="14.126cm">
          <text:p/>
        </draw:line>
        <draw:line draw:style-name="gr15" draw:text-style-name="P12" draw:layer="layout" svg:x1="24.56cm" svg:y1="10.726cm" svg:x2="18.36cm" svg:y2="10.726cm">
          <text:p/>
        </draw:line>
        <draw:frame presentation:style-name="pr6" draw:layer="layout" svg:width="22.5cm" svg:height="2.329cm" svg:x="2.3cm" svg:y="0.607cm" presentation:class="title" presentation:user-transformed="true">
          <draw:text-box>
            <text:p>exercise-3</text:p>
          </draw:text-box>
        </draw:frame>
        <draw:g>
          <draw:rect draw:style-name="gr16" draw:text-style-name="P12" draw:layer="layout" svg:width="8.54cm" svg:height="7.455cm" svg:x="17.5cm" svg:y="9.545cm">
            <text:p/>
          </draw:rect>
          <draw:g>
            <draw:custom-shape draw:style-name="gr17" draw:text-style-name="P5" draw:layer="layout" svg:width="0.305cm" svg:height="0.354cm" svg:x="22.841cm" svg:y="11.378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8" draw:text-style-name="P5" draw:layer="layout" svg:width="0.226cm" svg:height="0.178cm" svg:x="19.066cm" svg:y="14.854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19" draw:text-style-name="P5" draw:layer="layout" svg:width="1.213cm" svg:height="0.906cm" svg:x="19.107cm" svg:y="14.784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20" draw:text-style-name="P5" draw:layer="layout" svg:width="1.213cm" svg:height="0.906cm" svg:x="19.107cm" svg:y="14.784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21" draw:text-style-name="P12" draw:layer="layout" svg:x1="19.565cm" svg:y1="15.017cm" svg:x2="19.469cm" svg:y2="15.108cm">
              <text:p/>
            </draw:line>
            <draw:custom-shape draw:style-name="gr22" draw:text-style-name="P5" draw:layer="layout" svg:width="2.757cm" svg:height="2.109cm" svg:x="17.511cm" svg:y="14.878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20" draw:text-style-name="P5" draw:layer="layout" svg:width="2.757cm" svg:height="2.109cm" svg:x="17.511cm" svg:y="14.878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23" draw:text-style-name="P5" draw:layer="layout" svg:width="1.755cm" svg:height="1.448cm" svg:x="17.767cm" svg:y="15.148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20" draw:text-style-name="P5" draw:layer="layout" svg:width="0.364cm" svg:height="0.244cm" svg:x="19.846cm" svg:y="16.285cm">
              <text:p/>
              <draw:enhanced-geometry svg:viewBox="0 0 486 353" draw:type="non-primitive" draw:enhanced-path="M 486 0 L 459 30 424 62 380 97 331 135 277 173 220 212 163 250 105 288 51 322 0 353 N"/>
            </draw:custom-shape>
            <draw:custom-shape draw:style-name="gr20" draw:text-style-name="P5" draw:layer="layout" svg:width="0.836cm" svg:height="0.319cm" svg:x="19.009cm" svg:y="16.53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20" draw:text-style-name="P5" draw:layer="layout" svg:width="0.741cm" svg:height="0.03cm" svg:x="18.268cm" svg:y="16.831cm">
              <text:p/>
              <draw:enhanced-geometry svg:viewBox="0 0 982 46" draw:type="non-primitive" draw:enhanced-path="M 982 27 L 947 33 905 37 856 41 803 44 745 45 684 46 620 46 554 46 488 44 422 42 356 39 293 36 233 31 175 26 122 20 75 15 34 8 0 0 N"/>
            </draw:custom-shape>
            <draw:custom-shape draw:style-name="gr20" draw:text-style-name="P5" draw:layer="layout" svg:width="0.482cm" svg:height="0.217cm" svg:x="17.786cm" svg:y="16.613cm">
              <text:p/>
              <draw:enhanced-geometry svg:viewBox="0 0 641 307" draw:type="non-primitive" draw:enhanced-path="M 641 307 L 595 295 546 281 492 264 436 245 377 223 318 200 260 176 205 148 153 121 104 92 62 62 27 32 0 0 N"/>
            </draw:custom-shape>
            <draw:custom-shape draw:style-name="gr20" draw:text-style-name="P5" draw:layer="layout" svg:width="0.407cm" svg:height="0.369cm" svg:x="19.83cm" svg:y="15.663cm">
              <text:p/>
              <draw:enhanced-geometry svg:viewBox="0 0 541 528" draw:type="non-primitive" draw:enhanced-path="M 541 0 L 502 59 465 116 427 172 390 225 353 276 315 322 279 365 243 405 207 439 172 468 135 493 102 511 68 523 34 528 0 526 N"/>
            </draw:custom-shape>
            <draw:custom-shape draw:style-name="gr20" draw:text-style-name="P5" draw:layer="layout" svg:width="0.394cm" svg:height="0.182cm" svg:x="19.436cm" svg:y="15.847cm">
              <text:p/>
              <draw:enhanced-geometry svg:viewBox="0 0 524 264" draw:type="non-primitive" draw:enhanced-path="M 524 264 L 469 249 407 225 338 195 269 159 200 121 137 85 82 52 38 25 10 7 0 0 N"/>
            </draw:custom-shape>
            <draw:custom-shape draw:style-name="gr20" draw:text-style-name="P5" draw:layer="layout" svg:width="0.112cm" svg:height="0.556cm" svg:x="19.436cm" svg:y="15.847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20" draw:text-style-name="P5" draw:layer="layout" svg:width="0.508cm" svg:height="0.134cm" svg:x="18.927cm" svg:y="16.287cm">
              <text:p/>
              <draw:enhanced-geometry svg:viewBox="0 0 678 190" draw:type="non-primitive" draw:enhanced-path="M 678 164 L 631 175 583 183 533 188 481 190 429 188 376 181 323 171 268 156 214 136 160 110 106 79 53 43 0 0 N"/>
            </draw:custom-shape>
            <draw:custom-shape draw:style-name="gr20" draw:text-style-name="P5" draw:layer="layout" svg:width="0.108cm" svg:height="0.318cm" svg:x="18.908cm" svg:y="16.287cm">
              <text:p/>
              <draw:enhanced-geometry svg:viewBox="0 0 145 454" draw:type="non-primitive" draw:enhanced-path="M 26 0 L 63 45 94 93 118 142 135 191 144 240 145 286 140 329 127 368 106 401 78 427 43 445 0 454 N"/>
            </draw:custom-shape>
            <draw:custom-shape draw:style-name="gr20" draw:text-style-name="P5" draw:layer="layout" svg:width="0.689cm" svg:height="0.025cm" svg:x="18.218cm" svg:y="16.6cm">
              <text:p/>
              <draw:enhanced-geometry svg:viewBox="0 0 912 32" draw:type="non-primitive" draw:enhanced-path="M 912 9 L 871 12 824 16 768 19 707 22 642 26 574 28 504 30 432 32 362 32 294 30 229 29 169 26 114 22 67 17 28 9 0 0 N"/>
            </draw:custom-shape>
            <draw:custom-shape draw:style-name="gr20" draw:text-style-name="P5" draw:layer="layout" svg:width="0.181cm" svg:height="0.16cm" svg:x="18.037cm" svg:y="16.44cm">
              <text:p/>
              <draw:enhanced-geometry svg:viewBox="0 0 242 234" draw:type="non-primitive" draw:enhanced-path="M 242 234 L 181 204 128 172 80 134 43 94 16 48 0 0 N"/>
            </draw:custom-shape>
            <draw:custom-shape draw:style-name="gr20" draw:text-style-name="P5" draw:layer="layout" svg:width="0.181cm" svg:height="0.253cm" svg:x="18.581cm" svg:y="16.239cm">
              <text:p/>
              <draw:enhanced-geometry svg:viewBox="0 0 242 362" draw:type="non-primitive" draw:enhanced-path="M 0 0 L 46 42 92 82 137 123 175 163 208 202 231 238 242 274 241 306 225 336 191 362 N"/>
            </draw:custom-shape>
            <draw:custom-shape draw:style-name="gr20" draw:text-style-name="P5" draw:layer="layout" svg:width="0.532cm" svg:height="0.093cm" svg:x="18.191cm" svg:y="16.492cm">
              <text:p/>
              <draw:enhanced-geometry svg:viewBox="0 0 705 131" draw:type="non-primitive" draw:enhanced-path="M 705 0 L 669 19 628 37 584 53 536 69 485 84 431 96 375 107 316 116 255 124 192 129 129 131 66 131 0 128 N"/>
            </draw:custom-shape>
            <draw:custom-shape draw:style-name="gr20" draw:text-style-name="P5" draw:layer="layout" svg:width="0.323cm" svg:height="0.105cm" svg:x="19.688cm" svg:y="15.427cm">
              <text:p/>
              <draw:enhanced-geometry svg:viewBox="0 0 430 154" draw:type="non-primitive" draw:enhanced-path="M 430 154 L 373 124 313 94 252 65 193 40 136 20 84 6 38 0 0 5 N"/>
            </draw:custom-shape>
            <draw:custom-shape draw:style-name="gr20" draw:text-style-name="P5" draw:layer="layout" svg:width="0.151cm" svg:height="0.071cm" svg:x="19.537cm" svg:y="15.432cm">
              <text:p/>
              <draw:enhanced-geometry svg:viewBox="0 0 200 105" draw:type="non-primitive" draw:enhanced-path="M 200 0 L 110 40 33 84 0 105 N"/>
            </draw:custom-shape>
            <draw:custom-shape draw:style-name="gr20" draw:text-style-name="P5" draw:layer="layout" svg:width="0.067cm" svg:height="0.128cm" svg:x="19.47cm" svg:y="15.375cm">
              <text:p/>
              <draw:enhanced-geometry svg:viewBox="0 0 86 183" draw:type="non-primitive" draw:enhanced-path="M 86 183 L 41 86 10 22 0 0 N"/>
            </draw:custom-shape>
            <draw:custom-shape draw:style-name="gr20" draw:text-style-name="P5" draw:layer="layout" svg:width="0.178cm" svg:height="0.42cm" svg:x="19.66cm" svg:y="15.459cm">
              <text:p/>
              <draw:enhanced-geometry svg:viewBox="0 0 235 600" draw:type="non-primitive" draw:enhanced-path="M 0 0 L 4 38 17 93 40 157 67 228 99 303 131 378 162 447 190 508 214 556 229 588 235 600 N"/>
            </draw:custom-shape>
            <draw:custom-shape draw:style-name="gr20" draw:text-style-name="P5" draw:layer="layout" svg:width="0.494cm" svg:height="0.094cm" svg:x="19.345cm" svg:y="15.785cm">
              <text:p/>
              <draw:enhanced-geometry svg:viewBox="0 0 653 136" draw:type="non-primitive" draw:enhanced-path="M 653 136 L 572 106 496 80 425 58 358 39 297 24 242 12 191 4 146 0 107 0 73 3 46 11 25 24 10 41 1 61 0 86 4 116 N"/>
            </draw:custom-shape>
            <draw:custom-shape draw:style-name="gr20" draw:text-style-name="P5" draw:layer="layout" svg:width="0.056cm" svg:height="0.45cm" svg:x="19.349cm" svg:y="15.866cm">
              <text:p/>
              <draw:enhanced-geometry svg:viewBox="0 0 73 643" draw:type="non-primitive" draw:enhanced-path="M 0 0 L 12 54 23 119 32 192 41 270 49 348 56 424 63 494 67 554 70 601 72 632 73 643 N"/>
            </draw:custom-shape>
            <draw:custom-shape draw:style-name="gr20" draw:text-style-name="P5" draw:layer="layout" svg:width="0.601cm" svg:height="0.129cm" svg:x="18.802cm" svg:y="16.194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20" draw:text-style-name="P5" draw:layer="layout" svg:width="0.228cm" svg:height="0.171cm" svg:x="18.581cm" svg:y="16.151cm">
              <text:p/>
              <draw:enhanced-geometry svg:viewBox="0 0 306 244" draw:type="non-primitive" draw:enhanced-path="M 306 244 L 231 160 159 96 96 50 45 20 12 5 0 0 N"/>
            </draw:custom-shape>
            <draw:custom-shape draw:style-name="gr20" draw:text-style-name="P5" draw:layer="layout" svg:width="0.512cm" svg:height="0.255cm" svg:x="19.755cm" svg:y="15.889cm">
              <text:p/>
              <draw:enhanced-geometry svg:viewBox="0 0 676 364" draw:type="non-primitive" draw:enhanced-path="M 676 0 L 658 40 634 81 604 121 572 159 534 195 494 231 449 262 403 289 354 314 305 335 253 349 202 360 150 364 99 361 49 352 0 336 N"/>
            </draw:custom-shape>
            <draw:custom-shape draw:style-name="gr20" draw:text-style-name="P5" draw:layer="layout" svg:width="0.147cm" svg:height="0.096cm" svg:x="19.608cm" svg:y="16.03cm">
              <text:p/>
              <draw:enhanced-geometry svg:viewBox="0 0 197 136" draw:type="non-primitive" draw:enhanced-path="M 197 136 L 80 79 21 41 0 16 2 3 6 0 N"/>
            </draw:custom-shape>
            <draw:custom-shape draw:style-name="gr20" draw:text-style-name="P5" draw:layer="layout" svg:width="0.057cm" svg:height="0.324cm" svg:x="19.612cm" svg:y="16.03cm">
              <text:p/>
              <draw:enhanced-geometry svg:viewBox="0 0 75 462" draw:type="non-primitive" draw:enhanced-path="M 0 0 L 28 74 50 140 65 201 72 258 75 311 69 362 57 412 36 462 N"/>
            </draw:custom-shape>
            <draw:custom-shape draw:style-name="gr20" draw:text-style-name="P5" draw:layer="layout" svg:width="0.328cm" svg:height="0.1cm" svg:x="19.637cm" svg:y="16.356cm">
              <text:p/>
              <draw:enhanced-geometry svg:viewBox="0 0 434 145" draw:type="non-primitive" draw:enhanced-path="M 0 0 L 76 0 142 1 199 5 251 14 299 31 343 57 387 95 434 145 N"/>
            </draw:custom-shape>
            <draw:custom-shape draw:style-name="gr20" draw:text-style-name="P5" draw:layer="layout" svg:width="0.4cm" svg:height="0.114cm" svg:x="17.724cm" svg:y="16.202cm">
              <text:p/>
              <draw:enhanced-geometry svg:viewBox="0 0 531 165" draw:type="non-primitive" draw:enhanced-path="M 531 162 L 452 165 375 162 303 155 236 145 175 131 122 114 77 94 40 73 15 49 1 25 0 0 N"/>
            </draw:custom-shape>
            <draw:custom-shape draw:style-name="gr20" draw:text-style-name="P5" draw:layer="layout" svg:width="0.203cm" svg:height="0.134cm" svg:x="18.2cm" svg:y="16.025cm">
              <text:p/>
              <draw:enhanced-geometry svg:viewBox="0 0 271 190" draw:type="non-primitive" draw:enhanced-path="M 0 0 L 55 33 119 67 179 102 231 136 264 165 271 190 N"/>
            </draw:custom-shape>
            <draw:custom-shape draw:style-name="gr20" draw:text-style-name="P5" draw:layer="layout" svg:width="0.606cm" svg:height="0.191cm" svg:x="18.893cm" svg:y="16.429cm">
              <text:p/>
              <draw:enhanced-geometry svg:viewBox="0 0 802 272" draw:type="non-primitive" draw:enhanced-path="M 0 272 L 34 264 77 254 126 241 179 226 238 208 299 188 362 168 426 146 490 124 552 101 612 80 668 58 719 38 765 18 802 0 N"/>
            </draw:custom-shape>
            <draw:custom-shape draw:style-name="gr20" draw:text-style-name="P5" draw:layer="layout" svg:width="0.385cm" svg:height="0.107cm" svg:x="19.499cm" svg:y="16.411cm">
              <text:p/>
              <draw:enhanced-geometry svg:viewBox="0 0 514 155" draw:type="non-primitive" draw:enhanced-path="M 0 29 L 50 11 106 2 163 0 222 3 280 14 335 29 387 49 433 72 470 98 497 127 514 155 N"/>
            </draw:custom-shape>
            <draw:custom-shape draw:style-name="gr20" draw:text-style-name="P5" draw:layer="layout" svg:width="0.372cm" svg:height="0.052cm" svg:x="19.127cm" svg:y="15.116cm">
              <text:p/>
              <draw:enhanced-geometry svg:viewBox="0 0 495 73" draw:type="non-primitive" draw:enhanced-path="M 495 73 L 439 53 378 34 313 18 249 6 186 0 129 0 77 9 33 26 0 54 N"/>
            </draw:custom-shape>
            <draw:custom-shape draw:style-name="gr20" draw:text-style-name="P5" draw:layer="layout" svg:width="0.105cm" svg:height="0.124cm" svg:x="19.021cm" svg:y="15.029cm">
              <text:p/>
              <draw:enhanced-geometry svg:viewBox="0 0 136 180" draw:type="non-primitive" draw:enhanced-path="M 136 180 L 71 90 21 25 0 0 N"/>
            </draw:custom-shape>
            <draw:custom-shape draw:style-name="gr20" draw:text-style-name="P5" draw:layer="layout" svg:width="0.275cm" svg:height="0.129cm" svg:x="17.522cm" svg:y="16.393cm">
              <text:p/>
              <draw:enhanced-geometry svg:viewBox="0 0 365 187" draw:type="non-primitive" draw:enhanced-path="M 365 187 L 304 174 237 152 170 122 108 88 56 55 18 24 0 0 N"/>
            </draw:custom-shape>
            <draw:custom-shape draw:style-name="gr24" draw:text-style-name="P5" draw:layer="layout" svg:width="0.261cm" svg:height="0.1cm" svg:x="18.252cm" svg:y="15.889cm">
              <text:p/>
              <draw:enhanced-geometry svg:viewBox="0 0 344 145" draw:type="non-primitive" draw:enhanced-path="M 344 145 L 297 91 237 53 171 27 108 11 54 3 15 0 0 0 N"/>
            </draw:custom-shape>
            <draw:custom-shape draw:style-name="gr24" draw:text-style-name="P5" draw:layer="layout" svg:width="0.192cm" svg:height="0.13cm" svg:x="18.377cm" svg:y="15.788cm">
              <text:p/>
              <draw:enhanced-geometry svg:viewBox="0 0 254 181" draw:type="non-primitive" draw:enhanced-path="M 254 181 L 203 128 137 78 70 37 21 10 0 0 N"/>
            </draw:custom-shape>
            <draw:custom-shape draw:style-name="gr24" draw:text-style-name="P5" draw:layer="layout" svg:width="0.226cm" svg:height="0.09cm" svg:x="18.429cm" svg:y="15.725cm">
              <text:p/>
              <draw:enhanced-geometry svg:viewBox="0 0 297 126" draw:type="non-primitive" draw:enhanced-path="M 297 126 L 238 82 160 47 83 21 23 5 0 0 N"/>
            </draw:custom-shape>
            <draw:custom-shape draw:style-name="gr24" draw:text-style-name="P5" draw:layer="layout" svg:width="0.21cm" svg:height="0.115cm" svg:x="18.52cm" svg:y="15.631cm">
              <text:p/>
              <draw:enhanced-geometry svg:viewBox="0 0 279 161" draw:type="non-primitive" draw:enhanced-path="M 279 161 L 222 113 150 69 77 32 23 9 0 0 N"/>
            </draw:custom-shape>
            <draw:custom-shape draw:style-name="gr24" draw:text-style-name="P5" draw:layer="layout" svg:width="0.244cm" svg:height="0.093cm" svg:x="18.581cm" svg:y="15.558cm">
              <text:p/>
              <draw:enhanced-geometry svg:viewBox="0 0 324 135" draw:type="non-primitive" draw:enhanced-path="M 324 135 L 278 100 212 68 138 41 70 19 19 4 0 0 N"/>
            </draw:custom-shape>
            <draw:custom-shape draw:style-name="gr24" draw:text-style-name="P5" draw:layer="layout" svg:width="0.225cm" svg:height="0.1cm" svg:x="18.648cm" svg:y="15.491cm">
              <text:p/>
              <draw:enhanced-geometry svg:viewBox="0 0 300 145" draw:type="non-primitive" draw:enhanced-path="M 300 145 L 248 95 171 56 89 25 26 6 0 0 N"/>
            </draw:custom-shape>
            <draw:custom-shape draw:style-name="gr24" draw:text-style-name="P5" draw:layer="layout" svg:width="0.214cm" svg:height="0.096cm" svg:x="18.739cm" svg:y="15.407cm">
              <text:p/>
              <draw:enhanced-geometry svg:viewBox="0 0 287 138" draw:type="non-primitive" draw:enhanced-path="M 287 138 L 233 95 159 58 82 28 24 8 0 0 N"/>
            </draw:custom-shape>
            <draw:custom-shape draw:style-name="gr24" draw:text-style-name="P5" draw:layer="layout" svg:width="0.195cm" svg:height="0.09cm" svg:x="18.825cm" svg:y="15.327cm">
              <text:p/>
              <draw:enhanced-geometry svg:viewBox="0 0 263 127" draw:type="non-primitive" draw:enhanced-path="M 263 127 L 187 80 101 39 30 11 0 0 N"/>
            </draw:custom-shape>
            <draw:custom-shape draw:style-name="gr24" draw:text-style-name="P5" draw:layer="layout" svg:width="0.211cm" svg:height="0.084cm" svg:x="18.877cm" svg:y="15.248cm">
              <text:p/>
              <draw:enhanced-geometry svg:viewBox="0 0 279 117" draw:type="non-primitive" draw:enhanced-path="M 279 117 L 226 74 154 41 80 18 22 5 0 0 N"/>
            </draw:custom-shape>
            <draw:custom-shape draw:style-name="gr24" draw:text-style-name="P5" draw:layer="layout" svg:width="0.21cm" svg:height="0.094cm" svg:x="18.934cm" svg:y="15.168cm">
              <text:p/>
              <draw:enhanced-geometry svg:viewBox="0 0 281 135" draw:type="non-primitive" draw:enhanced-path="M 281 135 L 223 90 151 53 78 24 22 6 0 0 N"/>
            </draw:custom-shape>
            <draw:custom-shape draw:style-name="gr24" draw:text-style-name="P5" draw:layer="layout" svg:width="0.037cm" svg:height="0.552cm" svg:x="19.082cm" svg:y="15.123cm">
              <text:p/>
              <draw:enhanced-geometry svg:viewBox="0 0 49 788" draw:type="non-primitive" draw:enhanced-path="M 0 0 L 10 28 21 67 29 116 35 172 41 234 46 301 48 369 49 439 48 507 44 572 40 632 33 685 25 730 14 765 0 788 N"/>
            </draw:custom-shape>
            <draw:custom-shape draw:style-name="gr24" draw:text-style-name="P5" draw:layer="layout" svg:width="0.154cm" svg:height="0.22cm" svg:x="18.927cm" svg:y="15.473cm">
              <text:p/>
              <draw:enhanced-geometry svg:viewBox="0 0 208 317" draw:type="non-primitive" draw:enhanced-path="M 208 290 L 182 310 155 317 126 310 97 290 70 257 45 211 25 153 9 83 0 0 N"/>
            </draw:custom-shape>
            <draw:custom-shape draw:style-name="gr24" draw:text-style-name="P5" draw:layer="layout" svg:width="0.108cm" svg:height="0.336cm" svg:x="18.927cm" svg:y="15.136cm">
              <text:p/>
              <draw:enhanced-geometry svg:viewBox="0 0 145 481" draw:type="non-primitive" draw:enhanced-path="M 0 481 L 1 395 11 315 31 240 53 172 79 114 104 67 126 31 140 8 145 0 N"/>
            </draw:custom-shape>
            <draw:custom-shape draw:style-name="gr24" draw:text-style-name="P5" draw:layer="layout" svg:width="0.294cm" svg:height="0.343cm" svg:x="18.742cm" svg:y="15.136cm">
              <text:p/>
              <draw:enhanced-geometry svg:viewBox="0 0 387 491" draw:type="non-primitive" draw:enhanced-path="M 387 0 L 355 61 324 121 292 179 259 234 227 286 195 334 162 377 129 414 97 445 64 469 32 484 0 491 N"/>
            </draw:custom-shape>
            <draw:custom-shape draw:style-name="gr24" draw:text-style-name="P5" draw:layer="layout" svg:width="0.093cm" svg:height="0.192cm" svg:x="18.648cm" svg:y="15.288cm">
              <text:p/>
              <draw:enhanced-geometry svg:viewBox="0 0 128 274" draw:type="non-primitive" draw:enhanced-path="M 128 274 L 78 269 41 247 14 212 0 168 1 116 16 59 46 0 N"/>
            </draw:custom-shape>
            <draw:custom-shape draw:style-name="gr24" draw:text-style-name="P5" draw:layer="layout" svg:width="0.345cm" svg:height="0.202cm" svg:x="18.682cm" svg:y="15.085cm">
              <text:p/>
              <draw:enhanced-geometry svg:viewBox="0 0 460 289" draw:type="non-primitive" draw:enhanced-path="M 0 289 L 39 244 94 199 159 155 229 113 298 77 360 45 412 21 447 5 460 0 N"/>
            </draw:custom-shape>
            <draw:custom-shape draw:style-name="gr24" draw:text-style-name="P5" draw:layer="layout" svg:width="0.221cm" svg:height="0.112cm" svg:x="18.689cm" svg:y="16.025cm">
              <text:p/>
              <draw:enhanced-geometry svg:viewBox="0 0 297 162" draw:type="non-primitive" draw:enhanced-path="M 297 162 L 253 112 192 71 125 40 63 17 18 4 0 0 N"/>
            </draw:custom-shape>
            <draw:custom-shape draw:style-name="gr24" draw:text-style-name="P5" draw:layer="layout" svg:width="0.195cm" svg:height="0.137cm" svg:x="18.825cm" svg:y="15.921cm">
              <text:p/>
              <draw:enhanced-geometry svg:viewBox="0 0 263 191" draw:type="non-primitive" draw:enhanced-path="M 263 191 L 184 119 112 64 54 28 14 7 0 0 N"/>
            </draw:custom-shape>
            <draw:custom-shape draw:style-name="gr24" draw:text-style-name="P5" draw:layer="layout" svg:width="0.225cm" svg:height="0.112cm" svg:x="18.927cm" svg:y="15.861cm">
              <text:p/>
              <draw:enhanced-geometry svg:viewBox="0 0 300 161" draw:type="non-primitive" draw:enhanced-path="M 300 161 L 243 107 166 62 87 28 25 7 0 0 N"/>
            </draw:custom-shape>
            <draw:custom-shape draw:style-name="gr24" draw:text-style-name="P5" draw:layer="layout" svg:width="0.22cm" svg:height="0.093cm" svg:x="19.018cm" svg:y="15.777cm">
              <text:p/>
              <draw:enhanced-geometry svg:viewBox="0 0 297 134" draw:type="non-primitive" draw:enhanced-path="M 297 134 L 228 82 149 44 76 19 21 4 0 0 N"/>
            </draw:custom-shape>
            <draw:custom-shape draw:style-name="gr24" draw:text-style-name="P5" draw:layer="layout" svg:width="0.176cm" svg:height="0.087cm" svg:x="19.13cm" svg:y="15.7cm">
              <text:p/>
              <draw:enhanced-geometry svg:viewBox="0 0 234 126" draw:type="non-primitive" draw:enhanced-path="M 234 126 L 170 75 94 35 27 9 0 0 N"/>
            </draw:custom-shape>
            <draw:custom-shape draw:style-name="gr24" draw:text-style-name="P5" draw:layer="layout" svg:width="0.176cm" svg:height="0.079cm" svg:x="19.221cm" svg:y="15.638cm">
              <text:p/>
              <draw:enhanced-geometry svg:viewBox="0 0 236 118" draw:type="non-primitive" draw:enhanced-path="M 236 118 L 176 70 98 32 30 8 0 0 N"/>
            </draw:custom-shape>
            <draw:custom-shape draw:style-name="gr24" draw:text-style-name="P5" draw:layer="layout" svg:width="0.196cm" svg:height="0.093cm" svg:x="19.295cm" svg:y="15.568cm">
              <text:p/>
              <draw:enhanced-geometry svg:viewBox="0 0 261 136" draw:type="non-primitive" draw:enhanced-path="M 261 136 L 185 84 99 41 29 11 0 0 N"/>
            </draw:custom-shape>
            <draw:custom-shape draw:style-name="gr24" draw:text-style-name="P5" draw:layer="layout" svg:width="0.221cm" svg:height="0.107cm" svg:x="19.357cm" svg:y="15.491cm">
              <text:p/>
              <draw:enhanced-geometry svg:viewBox="0 0 299 154" draw:type="non-primitive" draw:enhanced-path="M 299 154 L 237 103 159 60 82 29 23 7 0 0 N"/>
            </draw:custom-shape>
            <draw:custom-shape draw:style-name="gr24" draw:text-style-name="P5" draw:layer="layout" svg:width="0.045cm" svg:height="0.263cm" svg:x="19.213cm" svg:y="15.956cm">
              <text:p/>
              <draw:enhanced-geometry svg:viewBox="0 0 62 379" draw:type="non-primitive" draw:enhanced-path="M 0 379 L 23 333 40 271 51 201 59 127 62 58 62 0 N"/>
            </draw:custom-shape>
            <draw:custom-shape draw:style-name="gr24" draw:text-style-name="P5" draw:layer="layout" svg:width="0.234cm" svg:height="0.489cm" svg:x="19.258cm" svg:y="15.466cm">
              <text:p/>
              <draw:enhanced-geometry svg:viewBox="0 0 308 698" draw:type="non-primitive" draw:enhanced-path="M 0 698 L 4 675 12 647 24 616 41 579 62 540 85 496 111 448 139 396 167 340 196 280 226 215 254 147 282 76 308 0 N"/>
            </draw:custom-shape>
            <draw:custom-shape draw:style-name="gr24" draw:text-style-name="P5" draw:layer="layout" svg:width="0.034cm" svg:height="0.532cm" svg:x="19.458cm" svg:y="15.466cm">
              <text:p/>
              <draw:enhanced-geometry svg:viewBox="0 0 45 762" draw:type="non-primitive" draw:enhanced-path="M 45 0 L 44 9 41 36 35 78 29 131 23 195 16 265 9 340 4 415 1 491 0 563 1 628 6 685 15 730 28 762 N"/>
            </draw:custom-shape>
            <draw:custom-shape draw:style-name="gr24" draw:text-style-name="P5" draw:layer="layout" svg:width="0.135cm" svg:height="0.108cm" svg:x="19.477cm" svg:y="15.921cm">
              <text:p/>
              <draw:enhanced-geometry svg:viewBox="0 0 179 154" draw:type="non-primitive" draw:enhanced-path="M 0 110 L 32 146 59 154 83 137 109 101 139 54 179 0 N"/>
            </draw:custom-shape>
            <draw:custom-shape draw:style-name="gr24" draw:text-style-name="P5" draw:layer="layout" svg:width="0.082cm" svg:height="0.472cm" svg:x="19.553cm" svg:y="15.449cm">
              <text:p/>
              <draw:enhanced-geometry svg:viewBox="0 0 111 679" draw:type="non-primitive" draw:enhanced-path="M 80 679 L 97 648 107 606 111 556 109 498 103 434 94 369 81 303 66 238 52 176 37 119 22 70 10 29 0 0 N"/>
            </draw:custom-shape>
            <draw:custom-shape draw:style-name="gr24" draw:text-style-name="P5" draw:layer="layout" svg:width="0.194cm" svg:height="0.064cm" svg:x="19.357cm" svg:y="15.384cm">
              <text:p/>
              <draw:enhanced-geometry svg:viewBox="0 0 263 86" draw:type="non-primitive" draw:enhanced-path="M 263 86 L 217 45 168 15 114 0 58 7 0 41 N"/>
            </draw:custom-shape>
            <draw:custom-shape draw:style-name="gr24" draw:text-style-name="P5" draw:layer="layout" svg:width="0.434cm" svg:height="0.416cm" svg:x="18.922cm" svg:y="15.418cm">
              <text:p/>
              <draw:enhanced-geometry svg:viewBox="0 0 571 598" draw:type="non-primitive" draw:enhanced-path="M 571 0 L 547 19 516 46 477 80 434 120 386 164 336 211 284 260 232 310 183 359 136 407 94 452 58 494 29 530 10 561 0 584 2 598 N"/>
            </draw:custom-shape>
            <draw:custom-shape draw:style-name="gr24" draw:text-style-name="P5" draw:layer="layout" svg:width="0.225cm" svg:height="0.08cm" svg:x="18.927cm" svg:y="15.785cm">
              <text:p/>
              <draw:enhanced-geometry svg:viewBox="0 0 300 114" draw:type="non-primitive" draw:enhanced-path="M 0 72 L 31 96 75 112 127 114 184 99 243 63 300 0 N"/>
            </draw:custom-shape>
            <draw:custom-shape draw:style-name="gr24" draw:text-style-name="P5" draw:layer="layout" svg:width="0.283cm" svg:height="0.358cm" svg:x="19.152cm" svg:y="15.427cm">
              <text:p/>
              <draw:enhanced-geometry svg:viewBox="0 0 378 507" draw:type="non-primitive" draw:enhanced-path="M 0 507 L 33 460 72 406 115 347 161 286 207 225 251 166 291 113 326 67 353 32 371 8 378 0 N"/>
            </draw:custom-shape>
            <draw:custom-shape draw:style-name="gr24" draw:text-style-name="P5" draw:layer="layout" svg:width="0.271cm" svg:height="0.521cm" svg:x="19.164cm" svg:y="15.427cm">
              <text:p/>
              <draw:enhanced-geometry svg:viewBox="0 0 361 741" draw:type="non-primitive" draw:enhanced-path="M 361 0 L 352 41 335 90 313 146 286 207 256 273 222 339 188 406 153 471 120 533 88 589 59 639 35 682 17 714 4 734 0 741 N"/>
            </draw:custom-shape>
            <draw:custom-shape draw:style-name="gr25" draw:text-style-name="P5" draw:layer="layout" svg:width="1.471cm" svg:height="1.729cm" svg:x="21.252cm" svg:y="14.132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26" draw:text-style-name="P5" draw:layer="layout" svg:width="3.162cm" svg:height="4.3cm" svg:x="22.87cm" svg:y="10.787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7" draw:text-style-name="P5" draw:layer="layout" svg:width="3.153cm" svg:height="4.3cm" svg:x="22.87cm" svg:y="10.787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7" draw:text-style-name="P5" draw:layer="layout" svg:width="0.331cm" svg:height="0.457cm" svg:x="25.037cm" svg:y="11.988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8" draw:text-style-name="P5" draw:layer="layout" svg:width="0.413cm" svg:height="0.119cm" svg:x="24.575cm" svg:y="14.598cm">
              <text:p/>
              <draw:enhanced-geometry svg:viewBox="0 0 550 167" draw:type="non-primitive" draw:enhanced-path="M 0 149 L 44 157 94 163 148 166 205 167 263 163 320 154 376 139 428 116 475 87 516 48 550 0 N"/>
            </draw:custom-shape>
            <draw:custom-shape draw:style-name="gr28" draw:text-style-name="P5" draw:layer="layout" svg:width="0.278cm" svg:height="0.209cm" svg:x="24.71cm" svg:y="14.598cm">
              <text:p/>
              <draw:enhanced-geometry svg:viewBox="0 0 372 300" draw:type="non-primitive" draw:enhanced-path="M 372 0 L 322 93 279 164 241 218 207 257 175 280 144 294 112 300 78 297 42 291 0 283 N"/>
            </draw:custom-shape>
            <draw:custom-shape draw:style-name="gr28" draw:text-style-name="P5" draw:layer="layout" svg:width="0.189cm" svg:height="0.073cm" svg:x="24.52cm" svg:y="14.725cm">
              <text:p/>
              <draw:enhanced-geometry svg:viewBox="0 0 252 103" draw:type="non-primitive" draw:enhanced-path="M 252 103 L 150 74 70 40 19 12 0 0 N"/>
            </draw:custom-shape>
            <draw:custom-shape draw:style-name="gr28" draw:text-style-name="P5" draw:layer="layout" svg:width="0.807cm" svg:height="0.111cm" svg:x="24.317cm" svg:y="14.36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28" draw:text-style-name="P5" draw:layer="layout" svg:width="0.505cm" svg:height="0.161cm" svg:x="24.317cm" svg:y="14.461cm">
              <text:p/>
              <draw:enhanced-geometry svg:viewBox="0 0 669 228" draw:type="non-primitive" draw:enhanced-path="M 0 0 L 71 28 138 57 204 84 266 110 325 135 381 157 433 178 481 196 527 209 568 220 606 226 640 228 669 224 N"/>
            </draw:custom-shape>
            <draw:custom-shape draw:style-name="gr28" draw:text-style-name="P5" draw:layer="layout" svg:width="0.257cm" svg:height="0.158cm" svg:x="24.822cm" svg:y="14.461cm">
              <text:p/>
              <draw:enhanced-geometry svg:viewBox="0 0 344 224" draw:type="non-primitive" draw:enhanced-path="M 0 224 L 58 203 121 166 186 123 247 79 297 40 332 11 344 0 N"/>
            </draw:custom-shape>
            <draw:custom-shape draw:style-name="gr28" draw:text-style-name="P5" draw:layer="layout" svg:width="0.233cm" svg:height="0.574cm" svg:x="23.613cm" svg:y="12.186cm">
              <text:p/>
              <draw:enhanced-geometry svg:viewBox="0 0 312 821" draw:type="non-primitive" draw:enhanced-path="M 0 821 L 29 760 55 699 79 638 100 578 121 519 139 461 157 404 173 349 189 297 204 246 220 197 236 152 253 109 271 69 290 33 312 0 N"/>
            </draw:custom-shape>
            <draw:custom-shape draw:style-name="gr28" draw:text-style-name="P5" draw:layer="layout" svg:width="0.177cm" svg:height="0.462cm" svg:x="23.847cm" svg:y="11.724cm">
              <text:p/>
              <draw:enhanced-geometry svg:viewBox="0 0 237 656" draw:type="non-primitive" draw:enhanced-path="M 0 656 L 26 618 54 574 82 524 111 471 138 414 164 358 187 301 207 244 222 191 233 141 237 95 235 56 226 24 208 0 N"/>
            </draw:custom-shape>
            <draw:custom-shape draw:style-name="gr28" draw:text-style-name="P5" draw:layer="layout" svg:width="0.29cm" svg:height="0.305cm" svg:x="24.205cm" svg:y="11.829cm">
              <text:p/>
              <draw:enhanced-geometry svg:viewBox="0 0 385 433" draw:type="non-primitive" draw:enhanced-path="M 385 0 L 332 52 278 109 224 167 173 223 126 278 84 328 50 371 23 403 6 425 0 433 N"/>
            </draw:custom-shape>
            <draw:custom-shape draw:style-name="gr28" draw:text-style-name="P5" draw:layer="layout" svg:width="0.258cm" svg:height="0.353cm" svg:x="23.947cm" svg:y="12.134cm">
              <text:p/>
              <draw:enhanced-geometry svg:viewBox="0 0 344 507" draw:type="non-primitive" draw:enhanced-path="M 344 0 L 312 84 279 158 246 224 214 282 181 331 150 374 119 411 89 442 58 467 29 489 0 507 N"/>
            </draw:custom-shape>
            <draw:custom-shape draw:style-name="gr28" draw:text-style-name="P5" draw:layer="layout" svg:width="0.626cm" svg:height="0.795cm" svg:x="23.983cm" svg:y="11.881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8" draw:text-style-name="P5" draw:layer="layout" svg:width="0.852cm" svg:height="0.647cm" svg:x="23.131cm" svg:y="12.676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8" draw:text-style-name="P5" draw:layer="layout" svg:width="0.056cm" svg:height="0.657cm" svg:x="23.24cm" svg:y="11.193cm">
              <text:p/>
              <draw:enhanced-geometry svg:viewBox="0 0 74 942" draw:type="non-primitive" draw:enhanced-path="M 0 942 L 3 894 5 845 9 790 11 734 14 675 18 614 21 553 24 490 29 429 32 367 37 307 43 249 48 193 54 139 60 89 67 42 74 0 N"/>
            </draw:custom-shape>
            <draw:custom-shape draw:style-name="gr28" draw:text-style-name="P5" draw:layer="layout" svg:width="0.056cm" svg:height="0.396cm" svg:x="23.251cm" svg:y="10.797cm">
              <text:p/>
              <draw:enhanced-geometry svg:viewBox="0 0 71 566" draw:type="non-primitive" draw:enhanced-path="M 59 566 L 68 496 71 422 66 346 57 271 47 200 33 135 21 80 11 38 3 9 0 0 N"/>
            </draw:custom-shape>
            <draw:custom-shape draw:style-name="gr28" draw:text-style-name="P5" draw:layer="layout" svg:width="0.211cm" svg:height="0.918cm" svg:x="23.04cm" svg:y="10.797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8" draw:text-style-name="P5" draw:layer="layout" svg:width="0.113cm" svg:height="0.355cm" svg:x="23.477cm" svg:y="11.069cm">
              <text:p/>
              <draw:enhanced-geometry svg:viewBox="0 0 148 507" draw:type="non-primitive" draw:enhanced-path="M 148 0 L 141 56 129 117 113 181 95 244 76 306 55 366 35 421 17 468 0 507 N"/>
            </draw:custom-shape>
            <draw:custom-shape draw:style-name="gr28" draw:text-style-name="P5" draw:layer="layout" svg:width="0.236cm" svg:height="0.499cm" svg:x="23.24cm" svg:y="11.424cm">
              <text:p/>
              <draw:enhanced-geometry svg:viewBox="0 0 313 715" draw:type="non-primitive" draw:enhanced-path="M 313 0 L 301 26 282 59 260 98 234 142 205 192 175 245 145 301 115 360 87 420 61 481 38 542 20 602 6 660 0 715 N"/>
            </draw:custom-shape>
            <draw:custom-shape draw:style-name="gr28" draw:text-style-name="P5" draw:layer="layout" svg:width="0.135cm" svg:height="0.688cm" svg:x="23.24cm" svg:y="11.235cm">
              <text:p/>
              <draw:enhanced-geometry svg:viewBox="0 0 179 985" draw:type="non-primitive" draw:enhanced-path="M 0 985 L 3 914 9 841 14 770 22 701 30 632 40 564 50 499 62 436 73 376 86 318 98 264 110 213 123 167 134 124 147 85 158 52 169 24 179 0 N"/>
            </draw:custom-shape>
            <draw:custom-shape draw:style-name="gr28" draw:text-style-name="P5" draw:layer="layout" svg:width="0.045cm" svg:height="0.321cm" svg:x="23.376cm" svg:y="10.912cm">
              <text:p/>
              <draw:enhanced-geometry svg:viewBox="0 0 59 463" draw:type="non-primitive" draw:enhanced-path="M 0 463 L 20 409 34 341 45 264 52 187 56 115 58 56 59 15 59 0 N"/>
            </draw:custom-shape>
            <draw:custom-shape draw:style-name="gr28" draw:text-style-name="P5" draw:layer="layout" svg:width="0.313cm" svg:height="0.31cm" svg:x="23.556cm" svg:y="11.603cm">
              <text:p/>
              <draw:enhanced-geometry svg:viewBox="0 0 417 448" draw:type="non-primitive" draw:enhanced-path="M 417 0 L 347 44 283 94 225 147 173 202 128 255 89 306 58 352 33 391 15 421 3 441 0 448 N"/>
            </draw:custom-shape>
            <draw:custom-shape draw:style-name="gr28" draw:text-style-name="P5" draw:layer="layout" svg:width="0.226cm" svg:height="0.179cm" svg:x="23.33cm" svg:y="11.913cm">
              <text:p/>
              <draw:enhanced-geometry svg:viewBox="0 0 298 254" draw:type="non-primitive" draw:enhanced-path="M 298 0 L 226 33 161 76 107 125 61 172 29 214 7 244 0 254 N"/>
            </draw:custom-shape>
            <draw:custom-shape draw:style-name="gr28" draw:text-style-name="P5" draw:layer="layout" svg:width="0.315cm" svg:height="0.626cm" svg:x="23.33cm" svg:y="11.466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28" draw:text-style-name="P5" draw:layer="layout" svg:width="0.422cm" svg:height="0.406cm" svg:x="24.566cm" svg:y="13.67cm">
              <text:p/>
              <draw:enhanced-geometry svg:viewBox="0 0 564 582" draw:type="non-primitive" draw:enhanced-path="M 0 582 L 39 551 82 517 127 483 174 446 221 408 268 369 314 328 358 288 400 246 440 204 475 162 505 121 531 79 551 40 564 0 N"/>
            </draw:custom-shape>
            <draw:custom-shape draw:style-name="gr28" draw:text-style-name="P5" draw:layer="layout" svg:width="0.105cm" svg:height="1.036cm" svg:x="24.988cm" svg:y="12.634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8" draw:text-style-name="P5" draw:layer="layout" svg:width="0.124cm" svg:height="0.961cm" svg:x="24.943cm" svg:y="11.672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8" draw:text-style-name="P5" draw:layer="layout" svg:width="0.165cm" svg:height="0.231cm" svg:x="24.834cm" svg:y="11.64cm">
              <text:p/>
              <draw:enhanced-geometry svg:viewBox="0 0 221 331" draw:type="non-primitive" draw:enhanced-path="M 192 46 L 212 17 221 1 219 0 209 9 193 28 172 55 147 88 120 125 93 164 66 205 42 242 21 278 7 308 0 331 N"/>
            </draw:custom-shape>
            <draw:custom-shape draw:style-name="gr28" draw:text-style-name="P5" draw:layer="layout" svg:width="0.008cm" svg:height="0.389cm" svg:x="24.826cm" svg:y="11.871cm">
              <text:p/>
              <draw:enhanced-geometry svg:viewBox="0 0 7 552" draw:type="non-primitive" draw:enhanced-path="M 7 0 L 2 42 0 106 0 183 0 268 1 351 4 428 5 493 6 536 7 552 N"/>
            </draw:custom-shape>
            <draw:custom-shape draw:style-name="gr28" draw:text-style-name="P5" draw:layer="layout" svg:width="0.117cm" svg:height="0.627cm" svg:x="24.784cm" svg:y="11.633cm">
              <text:p/>
              <draw:enhanced-geometry svg:viewBox="0 0 151 896" draw:type="non-primitive" draw:enhanced-path="M 62 896 L 50 865 38 830 28 789 19 744 11 695 5 643 2 590 0 533 1 476 4 418 10 360 19 303 31 246 47 190 68 138 91 89 119 42 151 0 N"/>
            </draw:custom-shape>
            <draw:custom-shape draw:style-name="gr28" draw:text-style-name="P5" draw:layer="layout" svg:width="0.21cm" svg:height="0.867cm" svg:x="24.691cm" svg:y="11.633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28" draw:text-style-name="P5" draw:layer="layout" svg:width="0.053cm" svg:height="0.607cm" svg:x="24.645cm" svg:y="11.893cm">
              <text:p/>
              <draw:enhanced-geometry svg:viewBox="0 0 73 867" draw:type="non-primitive" draw:enhanced-path="M 73 867 L 62 768 51 675 41 589 31 509 24 435 17 368 11 304 7 248 3 197 1 150 0 109 1 74 3 45 7 20 12 0 N"/>
            </draw:custom-shape>
            <draw:custom-shape draw:style-name="gr28" draw:text-style-name="P5" draw:layer="layout" svg:width="0.248cm" svg:height="0.321cm" svg:x="24.653cm" svg:y="11.571cm">
              <text:p/>
              <draw:enhanced-geometry svg:viewBox="0 0 328 462" draw:type="non-primitive" draw:enhanced-path="M 0 462 L 17 428 47 380 85 324 129 261 176 198 222 137 264 83 297 40 320 10 328 0 N"/>
            </draw:custom-shape>
            <draw:custom-shape draw:style-name="gr28" draw:text-style-name="P5" draw:layer="layout" svg:width="0.82cm" svg:height="0.275cm" svg:x="24.047cm" svg:y="11.519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8" draw:text-style-name="P5" draw:layer="layout" svg:width="0.158cm" svg:height="0.188cm" svg:x="25.528cm" svg:y="12.509cm">
              <text:p/>
              <draw:enhanced-geometry svg:viewBox="0 0 210 274" draw:type="non-primitive" draw:enhanced-path="M 210 274 L 176 196 149 130 127 77 104 37 78 11 44 0 0 4 N"/>
            </draw:custom-shape>
            <draw:custom-shape draw:style-name="gr28" draw:text-style-name="P5" draw:layer="layout" svg:width="0.177cm" svg:height="0.074cm" svg:x="25.35cm" svg:y="12.435cm">
              <text:p/>
              <draw:enhanced-geometry svg:viewBox="0 0 236 105" draw:type="non-primitive" draw:enhanced-path="M 236 105 L 149 101 73 63 20 20 0 0 N"/>
            </draw:custom-shape>
            <draw:custom-shape draw:style-name="gr28" draw:text-style-name="P5" draw:layer="layout" svg:width="0.335cm" svg:height="0.783cm" svg:x="25.101cm" svg:y="12.593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28" draw:text-style-name="P5" draw:layer="layout" svg:width="0.203cm" svg:height="0.314cm" svg:x="25.101cm" svg:y="12.593cm">
              <text:p/>
              <draw:enhanced-geometry svg:viewBox="0 0 270 448" draw:type="non-primitive" draw:enhanced-path="M 0 0 L 48 68 86 130 116 188 138 239 158 285 176 327 193 364 213 396 238 423 270 448 N"/>
            </draw:custom-shape>
            <draw:custom-shape draw:style-name="gr28" draw:text-style-name="P5" draw:layer="layout" svg:width="0.222cm" svg:height="0.374cm" svg:x="25.305cm" svg:y="12.907cm">
              <text:p/>
              <draw:enhanced-geometry svg:viewBox="0 0 295 536" draw:type="non-primitive" draw:enhanced-path="M 0 0 L 31 25 62 59 92 101 122 149 150 202 177 257 203 315 228 373 252 430 275 485 295 536 N"/>
            </draw:custom-shape>
            <draw:custom-shape draw:style-name="gr29" draw:text-style-name="P5" draw:layer="layout" svg:width="4.06cm" svg:height="2.782cm" svg:x="21.797cm" svg:y="9.642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30" draw:text-style-name="P5" draw:layer="layout" svg:width="0.674cm" svg:height="0.631cm" svg:x="24.151cm" svg:y="11.076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31" draw:text-style-name="P5" draw:layer="layout" svg:width="0.592cm" svg:height="0.431cm" svg:x="24.151cm" svg:y="11.076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30" draw:text-style-name="P5" draw:layer="layout" svg:width="0.976cm" svg:height="0.94cm" svg:x="22.227cm" svg:y="10.486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32" draw:text-style-name="P5" draw:layer="layout" svg:width="0.494cm" svg:height="0.178cm" svg:x="24.988cm" svg:y="10.195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30" draw:text-style-name="P5" draw:layer="layout" svg:width="1.615cm" svg:height="0.506cm" svg:x="22.019cm" svg:y="10.052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30" draw:text-style-name="P5" draw:layer="layout" svg:width="0.641cm" svg:height="0.684cm" svg:x="24.732cm" svg:y="10.385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31" draw:text-style-name="P5" draw:layer="layout" svg:width="0.042cm" svg:height="0.397cm" svg:x="24.732cm" svg:y="10.671cm">
              <text:p/>
              <draw:enhanced-geometry svg:viewBox="0 0 57 567" draw:type="non-primitive" draw:enhanced-path="M 0 567 L 0 502 3 439 5 377 10 317 14 259 21 202 29 148 37 96 47 46 57 0 N"/>
            </draw:custom-shape>
            <draw:custom-shape draw:style-name="gr30" draw:text-style-name="P5" draw:layer="layout" svg:width="0.739cm" svg:height="1.417cm" svg:x="24.89cm" svg:y="10.832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31" draw:text-style-name="P5" draw:layer="layout" svg:width="0.093cm" svg:height="0.27cm" svg:x="23.613cm" svg:y="10.625cm">
              <text:p/>
              <draw:enhanced-geometry svg:viewBox="0 0 125 386" draw:type="non-primitive" draw:enhanced-path="M 0 386 L 29 309 59 235 86 166 107 105 122 54 125 19 115 0 N"/>
            </draw:custom-shape>
            <draw:custom-shape draw:style-name="gr33" draw:text-style-name="P5" draw:layer="layout" svg:width="0.14cm" svg:height="0.089cm" svg:x="23.56cm" svg:y="10.535cm">
              <text:p/>
              <draw:enhanced-geometry svg:viewBox="0 0 185 128" draw:type="non-primitive" draw:enhanced-path="M 185 128 L 151 74 89 34 27 9 0 0 N"/>
            </draw:custom-shape>
            <draw:custom-shape draw:style-name="gr33" draw:text-style-name="P5" draw:layer="layout" svg:width="0.41cm" svg:height="0.051cm" svg:x="23.866cm" svg:y="10.573cm">
              <text:p/>
              <draw:enhanced-geometry svg:viewBox="0 0 547 73" draw:type="non-primitive" draw:enhanced-path="M 0 31 L 75 15 148 5 217 0 280 1 340 6 394 15 443 26 485 40 520 56 547 73 N"/>
            </draw:custom-shape>
            <draw:custom-shape draw:style-name="gr34" draw:text-style-name="P5" draw:layer="layout" svg:width="0.316cm" svg:height="0.088cm" svg:x="23.884cm" svg:y="10.635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9" draw:text-style-name="P5" draw:layer="layout" svg:width="0.316cm" svg:height="0.088cm" svg:x="23.884cm" svg:y="10.635cm">
              <text:p/>
              <draw:enhanced-geometry svg:viewBox="0 0 420 128" draw:type="non-primitive" draw:enhanced-path="M 420 85 L 361 56 299 32 234 16 170 6 107 0 50 2 0 6 0 6 50 57 60 106 56 128 56 128 161 110 249 98 321 91 374 88 407 86 420 85 420 85 420 85 N"/>
            </draw:custom-shape>
            <draw:custom-shape draw:style-name="gr31" draw:text-style-name="P5" draw:layer="layout" svg:width="0.131cm" svg:height="0.006cm" svg:x="23.707cm" svg:y="11.27cm">
              <text:p/>
              <draw:enhanced-geometry svg:viewBox="0 0 172 14" draw:type="non-primitive" draw:enhanced-path="M 172 14 L 92 11 27 3 0 0 N"/>
            </draw:custom-shape>
            <draw:custom-shape draw:style-name="gr31" draw:text-style-name="P5" draw:layer="layout" svg:width="0.219cm" svg:height="0.008cm" svg:x="23.702cm" svg:y="11.178cm">
              <text:p/>
              <draw:enhanced-geometry svg:viewBox="0 0 291 11" draw:type="non-primitive" draw:enhanced-path="M 0 0 L 81 10 176 11 257 9 291 8 N"/>
            </draw:custom-shape>
            <draw:custom-shape draw:style-name="gr31" draw:text-style-name="P5" draw:layer="layout" svg:width="0.085cm" svg:height="0.014cm" svg:x="23.7cm" svg:y="11.024cm">
              <text:p/>
              <draw:enhanced-geometry svg:viewBox="0 0 114 21" draw:type="non-primitive" draw:enhanced-path="M 114 21 L 68 0 22 7 0 15 N"/>
            </draw:custom-shape>
            <draw:custom-shape draw:style-name="gr31" draw:text-style-name="P5" draw:layer="layout" svg:width="0.072cm" svg:height="0.092cm" svg:x="23.793cm" svg:y="10.957cm">
              <text:p/>
              <draw:enhanced-geometry svg:viewBox="0 0 94 128" draw:type="non-primitive" draw:enhanced-path="M 0 0 L 69 33 94 76 58 128 N"/>
            </draw:custom-shape>
            <draw:custom-shape draw:style-name="gr31" draw:text-style-name="P5" draw:layer="layout" svg:width="0.151cm" svg:height="0.173cm" svg:x="23.884cm" svg:y="10.955cm">
              <text:p/>
              <draw:enhanced-geometry svg:viewBox="0 0 200 249" draw:type="non-primitive" draw:enhanced-path="M 0 0 L 63 39 121 92 166 151 196 207 200 249 N"/>
            </draw:custom-shape>
            <draw:custom-shape draw:style-name="gr31" draw:text-style-name="P5" draw:layer="layout" svg:width="0.078cm" svg:height="0.183cm" svg:x="23.956cm" svg:y="11.128cm">
              <text:p/>
              <draw:enhanced-geometry svg:viewBox="0 0 107 263" draw:type="non-primitive" draw:enhanced-path="M 107 0 L 83 64 47 152 14 230 0 263 N"/>
            </draw:custom-shape>
            <draw:custom-shape draw:style-name="gr35" draw:text-style-name="P5" draw:layer="layout" svg:width="1.789cm" svg:height="1.136cm" svg:x="23.523cm" svg:y="9.566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34" draw:text-style-name="P5" draw:layer="layout" svg:width="0.082cm" svg:height="0.095cm" svg:x="23.618cm" svg:y="10.616cm">
              <text:p/>
              <draw:enhanced-geometry svg:viewBox="0 0 107 141" draw:type="non-primitive" draw:enhanced-path="M 13 141 L 99 128 107 63 0 0 13 141 13 141 Z N"/>
            </draw:custom-shape>
            <draw:custom-shape draw:style-name="gr9" draw:text-style-name="P5" draw:layer="layout" svg:width="0.082cm" svg:height="0.095cm" svg:x="23.618cm" svg:y="10.616cm">
              <text:p/>
              <draw:enhanced-geometry svg:viewBox="0 0 107 141" draw:type="non-primitive" draw:enhanced-path="M 13 141 L 99 128 107 63 0 0 13 141 13 141 N"/>
            </draw:custom-shape>
            <draw:custom-shape draw:style-name="gr25" draw:text-style-name="P5" draw:layer="layout" svg:width="0.9cm" svg:height="1.284cm" svg:x="23.786cm" svg:y="14.217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6" draw:text-style-name="P5" draw:layer="layout" svg:width="5.443cm" svg:height="3.88cm" svg:x="19.164cm" svg:y="12.085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7" draw:text-style-name="P5" draw:layer="layout" svg:width="0.115cm" svg:height="0.171cm" svg:x="23.824cm" svg:y="14.203cm">
              <text:p/>
              <draw:enhanced-geometry svg:viewBox="0 0 156 247" draw:type="non-primitive" draw:enhanced-path="M 0 0 L 53 71 100 138 135 198 156 247 N"/>
            </draw:custom-shape>
            <draw:custom-shape draw:style-name="gr37" draw:text-style-name="P5" draw:layer="layout" svg:width="0.229cm" svg:height="0.314cm" svg:x="23.94cm" svg:y="14.374cm">
              <text:p/>
              <draw:enhanced-geometry svg:viewBox="0 0 307 451" draw:type="non-primitive" draw:enhanced-path="M 0 0 L 15 37 39 75 68 115 102 155 140 200 178 245 216 292 252 343 282 395 307 451 N"/>
            </draw:custom-shape>
            <draw:custom-shape draw:style-name="gr37" draw:text-style-name="P5" draw:layer="layout" svg:width="0.233cm" svg:height="0.564cm" svg:x="24.171cm" svg:y="14.689cm">
              <text:p/>
              <draw:enhanced-geometry svg:viewBox="0 0 308 806" draw:type="non-primitive" draw:enhanced-path="M 0 0 L 12 36 25 79 37 127 50 180 63 235 77 293 92 353 106 412 122 472 140 528 158 584 179 636 201 682 224 724 250 759 277 786 308 806 N"/>
            </draw:custom-shape>
            <draw:custom-shape draw:style-name="gr37" draw:text-style-name="P5" draw:layer="layout" svg:width="0.202cm" svg:height="0.173cm" svg:x="24.405cm" svg:y="15.253cm">
              <text:p/>
              <draw:enhanced-geometry svg:viewBox="0 0 270 248" draw:type="non-primitive" draw:enhanced-path="M 0 0 L 80 46 148 100 201 154 238 201 262 235 270 248 N"/>
            </draw:custom-shape>
            <draw:custom-shape draw:style-name="gr37" draw:text-style-name="P5" draw:layer="layout" svg:width="0.444cm" svg:height="0.836cm" svg:x="22.102cm" svg:y="14.98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7" draw:text-style-name="P5" draw:layer="layout" svg:width="0.345cm" svg:height="0.721cm" svg:x="21.757cm" svg:y="14.258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7" draw:text-style-name="P5" draw:layer="layout" svg:width="0.576cm" svg:height="0.556cm" svg:x="21.179cm" svg:y="14.258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25" draw:text-style-name="P5" draw:layer="layout" svg:width="2.014cm" svg:height="2.594cm" svg:x="19.545cm" svg:y="12.495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7" draw:text-style-name="P5" draw:layer="layout" svg:width="0.485cm" svg:height="0.406cm" svg:x="21.074cm" svg:y="12.495cm">
              <text:p/>
              <draw:enhanced-geometry svg:viewBox="0 0 648 579" draw:type="non-primitive" draw:enhanced-path="M 648 0 L 598 41 545 83 492 127 439 171 386 215 333 259 282 303 233 346 187 387 144 427 105 463 70 498 41 529 17 556 0 579 N"/>
            </draw:custom-shape>
            <draw:custom-shape draw:style-name="gr37" draw:text-style-name="P5" draw:layer="layout" svg:width="0.384cm" svg:height="0.594cm" svg:x="20.69cm" svg:y="12.901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7" draw:text-style-name="P5" draw:layer="layout" svg:width="0.425cm" svg:height="0.622cm" svg:x="20.265cm" svg:y="13.496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7" draw:text-style-name="P5" draw:layer="layout" svg:width="0.242cm" svg:height="0.456cm" svg:x="20.023cm" svg:y="14.118cm">
              <text:p/>
              <draw:enhanced-geometry svg:viewBox="0 0 319 651" draw:type="non-primitive" draw:enhanced-path="M 319 0 L 297 34 271 74 245 121 217 172 188 226 161 283 133 340 106 399 81 456 57 511 35 562 16 610 0 651 N"/>
            </draw:custom-shape>
            <draw:custom-shape draw:style-name="gr37" draw:text-style-name="P5" draw:layer="layout" svg:width="0.203cm" svg:height="0.212cm" svg:x="19.819cm" svg:y="14.574cm">
              <text:p/>
              <draw:enhanced-geometry svg:viewBox="0 0 270 307" draw:type="non-primitive" draw:enhanced-path="M 270 0 L 241 65 206 118 165 164 122 203 79 238 37 272 0 307 N"/>
            </draw:custom-shape>
            <draw:custom-shape draw:style-name="gr37" draw:text-style-name="P5" draw:layer="layout" svg:width="0.149cm" svg:height="0.301cm" svg:x="19.67cm" svg:y="14.786cm">
              <text:p/>
              <draw:enhanced-geometry svg:viewBox="0 0 200 428" draw:type="non-primitive" draw:enhanced-path="M 200 0 L 168 42 134 102 100 172 69 245 42 315 19 373 5 412 0 428 N"/>
            </draw:custom-shape>
            <draw:custom-shape draw:style-name="gr38" draw:text-style-name="P5" draw:layer="layout" svg:width="3.046cm" svg:height="1.774cm" svg:x="21.161cm" svg:y="13.029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9" draw:text-style-name="P5" draw:layer="layout" svg:width="0.345cm" svg:height="0.24cm" svg:x="24.217cm" svg:y="14.623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7" draw:text-style-name="P5" draw:layer="layout" svg:width="0.364cm" svg:height="0.262cm" svg:x="23.922cm" svg:y="14.343cm">
              <text:p/>
              <draw:enhanced-geometry svg:viewBox="0 0 483 377" draw:type="non-primitive" draw:enhanced-path="M 0 0 L 86 44 164 87 234 130 296 171 349 210 395 246 430 280 457 309 475 336 483 359 482 377 N"/>
            </draw:custom-shape>
            <draw:custom-shape draw:style-name="gr37" draw:text-style-name="P5" draw:layer="layout" svg:width="0.143cm" svg:height="0.101cm" svg:x="24.144cm" svg:y="14.518cm">
              <text:p/>
              <draw:enhanced-geometry svg:viewBox="0 0 189 148" draw:type="non-primitive" draw:enhanced-path="M 189 129 L 169 148 139 137 100 104 53 55 0 0 N"/>
            </draw:custom-shape>
            <draw:custom-shape draw:style-name="gr37" draw:text-style-name="P5" draw:layer="layout" svg:width="0.184cm" svg:height="0.119cm" svg:x="23.96cm" svg:y="14.399cm">
              <text:p/>
              <draw:enhanced-geometry svg:viewBox="0 0 246 166" draw:type="non-primitive" draw:enhanced-path="M 246 166 L 168 99 87 47 25 12 0 0 N"/>
            </draw:custom-shape>
            <draw:custom-shape draw:style-name="gr37" draw:text-style-name="P5" draw:layer="layout" svg:width="0.249cm" svg:height="0.308cm" svg:x="24.189cm" svg:y="15.035cm">
              <text:p/>
              <draw:enhanced-geometry svg:viewBox="0 0 330 439" draw:type="non-primitive" draw:enhanced-path="M 330 439 L 295 399 253 353 208 301 161 246 116 191 75 137 40 86 14 39 0 0 N"/>
            </draw:custom-shape>
            <draw:custom-shape draw:style-name="gr37" draw:text-style-name="P5" draw:layer="layout" svg:width="0.063cm" svg:height="0.09cm" svg:x="24.126cm" svg:y="14.956cm">
              <text:p/>
              <draw:enhanced-geometry svg:viewBox="0 0 83 130" draw:type="non-primitive" draw:enhanced-path="M 83 117 L 71 78 55 43 38 16 21 1 8 0 0 19 1 61 12 130 N"/>
            </draw:custom-shape>
            <draw:custom-shape draw:style-name="gr37" draw:text-style-name="P5" draw:layer="layout" svg:width="0.222cm" svg:height="0.338cm" svg:x="24.137cm" svg:y="15.046cm">
              <text:p/>
              <draw:enhanced-geometry svg:viewBox="0 0 296 486" draw:type="non-primitive" draw:enhanced-path="M 0 0 L 14 61 30 119 49 176 69 230 92 281 118 327 146 370 179 408 214 439 254 465 296 486 N"/>
            </draw:custom-shape>
            <draw:custom-shape draw:style-name="gr37" draw:text-style-name="P5" draw:layer="layout" svg:width="0.33cm" svg:height="0.037cm" svg:x="24.171cm" svg:y="15.484cm">
              <text:p/>
              <draw:enhanced-geometry svg:viewBox="0 0 437 54" draw:type="non-primitive" draw:enhanced-path="M 437 0 L 367 23 296 40 230 50 165 54 104 51 50 42 0 25 N"/>
            </draw:custom-shape>
            <draw:custom-shape draw:style-name="gr37" draw:text-style-name="P5" draw:layer="layout" svg:width="0.162cm" svg:height="0.195cm" svg:x="24.385cm" svg:y="14.658cm">
              <text:p/>
              <draw:enhanced-geometry svg:viewBox="0 0 214 284" draw:type="non-primitive" draw:enhanced-path="M 0 0 L 68 59 119 110 156 155 182 197 200 239 214 284 N"/>
            </draw:custom-shape>
            <draw:custom-shape draw:style-name="gr37" draw:text-style-name="P5" draw:layer="layout" svg:width="0.023cm" svg:height="0.332cm" svg:x="24.547cm" svg:y="14.854cm">
              <text:p/>
              <draw:enhanced-geometry svg:viewBox="0 0 34 473" draw:type="non-primitive" draw:enhanced-path="M 0 0 L 8 48 14 115 20 192 25 273 29 349 31 414 32 458 34 473 N"/>
            </draw:custom-shape>
            <draw:custom-shape draw:style-name="gr37" draw:text-style-name="P5" draw:layer="layout" svg:width="0.09cm" svg:height="0.458cm" svg:x="22.358cm" svg:y="13.405cm">
              <text:p/>
              <draw:enhanced-geometry svg:viewBox="0 0 119 651" draw:type="non-primitive" draw:enhanced-path="M 0 0 L 23 33 45 74 63 120 79 171 92 227 103 286 111 346 117 408 119 470 119 532 115 592 108 651 N"/>
            </draw:custom-shape>
            <draw:custom-shape draw:style-name="gr37" draw:text-style-name="P5" draw:layer="layout" svg:width="0.09cm" svg:height="1.092cm" svg:x="22.351cm" svg:y="13.863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7" draw:text-style-name="P5" draw:layer="layout" svg:width="0.221cm" svg:height="0.867cm" svg:x="21.161cm" svg:y="13.093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7" draw:text-style-name="P5" draw:layer="layout" svg:width="0.079cm" svg:height="0.371cm" svg:x="21.081cm" svg:y="13.961cm">
              <text:p/>
              <draw:enhanced-geometry svg:viewBox="0 0 107 533" draw:type="non-primitive" draw:enhanced-path="M 107 0 L 93 53 78 121 63 196 47 276 32 354 20 424 9 481 3 518 0 533 N"/>
            </draw:custom-shape>
            <draw:custom-shape draw:style-name="gr37" draw:text-style-name="P5" draw:layer="layout" svg:width="0.053cm" svg:height="0.436cm" svg:x="20.4cm" svg:y="14.889cm">
              <text:p/>
              <draw:enhanced-geometry svg:viewBox="0 0 73 626" draw:type="non-primitive" draw:enhanced-path="M 0 626 L 10 571 22 517 33 462 44 406 54 351 62 294 69 238 73 180 71 121 67 61 57 0 N"/>
            </draw:custom-shape>
            <draw:custom-shape draw:style-name="gr37" draw:text-style-name="P5" draw:layer="layout" svg:width="0.316cm" svg:height="0.959cm" svg:x="20.437cm" svg:y="13.929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7" draw:text-style-name="P5" draw:layer="layout" svg:width="0.195cm" svg:height="0.426cm" svg:x="20.92cm" svg:y="12.936cm">
              <text:p/>
              <draw:enhanced-geometry svg:viewBox="0 0 260 613" draw:type="non-primitive" draw:enhanced-path="M 260 0 L 252 32 242 61 228 92 211 122 192 157 171 197 146 242 120 295 92 358 63 430 33 515 0 613 N"/>
            </draw:custom-shape>
            <draw:custom-shape draw:style-name="gr37" draw:text-style-name="P5" draw:layer="layout" svg:width="0.601cm" svg:height="1.243cm" svg:x="20.317cm" svg:y="13.362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7" draw:text-style-name="P5" draw:layer="layout" svg:width="0.196cm" svg:height="0.482cm" svg:x="20.12cm" svg:y="14.605cm">
              <text:p/>
              <draw:enhanced-geometry svg:viewBox="0 0 262 688" draw:type="non-primitive" draw:enhanced-path="M 262 0 L 240 45 216 89 191 132 164 174 138 217 112 260 87 304 65 351 44 398 27 449 14 504 5 560 0 621 3 688 N"/>
            </draw:custom-shape>
            <draw:custom-shape draw:style-name="gr37" draw:text-style-name="P5" draw:layer="layout" svg:width="0.09cm" svg:height="0.295cm" svg:x="20.034cm" svg:y="15.089cm">
              <text:p/>
              <draw:enhanced-geometry svg:viewBox="0 0 123 426" draw:type="non-primitive" draw:enhanced-path="M 118 0 L 123 107 122 193 115 258 102 310 84 349 61 378 33 403 0 426 N"/>
            </draw:custom-shape>
            <draw:custom-shape draw:style-name="gr37" draw:text-style-name="P5" draw:layer="layout" svg:width="0.045cm" svg:height="0.248cm" svg:x="20.034cm" svg:y="15.136cm">
              <text:p/>
              <draw:enhanced-geometry svg:viewBox="0 0 63 356" draw:type="non-primitive" draw:enhanced-path="M 0 356 L 22 300 43 237 58 169 63 102 56 44 36 0 N"/>
            </draw:custom-shape>
            <draw:custom-shape draw:style-name="gr37" draw:text-style-name="P5" draw:layer="layout" svg:width="0.105cm" svg:height="0.164cm" svg:x="20.715cm" svg:y="15.32cm">
              <text:p/>
              <draw:enhanced-geometry svg:viewBox="0 0 141 236" draw:type="non-primitive" draw:enhanced-path="M 0 236 L 64 167 110 119 136 83 141 47 119 0 N"/>
            </draw:custom-shape>
            <draw:custom-shape draw:style-name="gr37" draw:text-style-name="P5" draw:layer="layout" svg:width="0.082cm" svg:height="0.255cm" svg:x="20.795cm" svg:y="15.063cm">
              <text:p/>
              <draw:enhanced-geometry svg:viewBox="0 0 106 367" draw:type="non-primitive" draw:enhanced-path="M 13 367 L 0 317 5 253 24 183 50 115 78 56 98 16 106 0 N"/>
            </draw:custom-shape>
            <draw:custom-shape draw:style-name="gr37" draw:text-style-name="P5" draw:layer="layout" svg:width="0.165cm" svg:height="0.255cm" svg:x="20.712cm" svg:y="15.063cm">
              <text:p/>
              <draw:enhanced-geometry svg:viewBox="0 0 220 367" draw:type="non-primitive" draw:enhanced-path="M 220 0 L 159 69 108 125 66 173 34 215 13 252 1 287 0 326 8 367 N"/>
            </draw:custom-shape>
            <draw:custom-shape draw:style-name="gr37" draw:text-style-name="P5" draw:layer="layout" svg:width="0.184cm" svg:height="0.181cm" svg:x="20.531cm" svg:y="15.32cm">
              <text:p/>
              <draw:enhanced-geometry svg:viewBox="0 0 248 261" draw:type="non-primitive" draw:enhanced-path="M 248 0 L 246 52 215 104 166 152 109 195 56 230 16 253 0 261 N"/>
            </draw:custom-shape>
            <draw:custom-shape draw:style-name="gr37" draw:text-style-name="P5" draw:layer="layout" svg:width="0.096cm" svg:height="0.44cm" svg:x="20.148cm" svg:y="15.029cm">
              <text:p/>
              <draw:enhanced-geometry svg:viewBox="0 0 131 628" draw:type="non-primitive" draw:enhanced-path="M 0 628 L 28 576 51 513 71 442 88 367 100 290 110 215 118 147 124 89 128 42 131 12 131 0 N"/>
            </draw:custom-shape>
            <draw:custom-shape draw:style-name="gr37" draw:text-style-name="P5" draw:layer="layout" svg:width="0.079cm" svg:height="0.455cm" svg:x="20.218cm" svg:y="15.029cm">
              <text:p/>
              <draw:enhanced-geometry svg:viewBox="0 0 105 651" draw:type="non-primitive" draw:enhanced-path="M 34 0 L 60 57 80 115 94 173 101 233 105 292 104 351 97 407 88 460 74 508 58 554 40 592 21 625 0 651 N"/>
            </draw:custom-shape>
            <draw:custom-shape draw:style-name="gr37" draw:text-style-name="P5" draw:layer="layout" svg:width="0.108cm" svg:height="0.224cm" svg:x="19.914cm" svg:y="15.089cm">
              <text:p/>
              <draw:enhanced-geometry svg:viewBox="0 0 146 318" draw:type="non-primitive" draw:enhanced-path="M 146 0 L 81 23 37 58 11 103 0 152 0 200 7 246 16 283 25 309 29 318 N"/>
            </draw:custom-shape>
            <draw:custom-shape draw:style-name="gr37" draw:text-style-name="P5" draw:layer="layout" svg:width="0.085cm" svg:height="0.224cm" svg:x="19.937cm" svg:y="15.089cm">
              <text:p/>
              <draw:enhanced-geometry svg:viewBox="0 0 117 318" draw:type="non-primitive" draw:enhanced-path="M 0 318 L 21 231 52 145 83 71 108 19 117 0 N"/>
            </draw:custom-shape>
            <draw:custom-shape draw:style-name="gr37" draw:text-style-name="P5" draw:layer="layout" svg:width="0.068cm" svg:height="0.181cm" svg:x="19.796cm" svg:y="15.053cm">
              <text:p/>
              <draw:enhanced-geometry svg:viewBox="0 0 88 261" draw:type="non-primitive" draw:enhanced-path="M 52 261 L 28 221 11 195 1 178 0 162 6 143 22 114 49 68 88 0 N"/>
            </draw:custom-shape>
            <draw:custom-shape draw:style-name="gr37" draw:text-style-name="P5" draw:layer="layout" svg:width="0.249cm" svg:height="0.437cm" svg:x="19.864cm" svg:y="14.616cm">
              <text:p/>
              <draw:enhanced-geometry svg:viewBox="0 0 330 627" draw:type="non-primitive" draw:enhanced-path="M 0 627 L 30 574 62 520 94 465 125 409 157 355 188 300 217 247 244 194 270 143 293 93 313 46 330 0 N"/>
            </draw:custom-shape>
            <draw:custom-shape draw:style-name="gr37" draw:text-style-name="P5" draw:layer="layout" svg:width="0.169cm" svg:height="0.364cm" svg:x="20.113cm" svg:y="14.251cm">
              <text:p/>
              <draw:enhanced-geometry svg:viewBox="0 0 223 521" draw:type="non-primitive" draw:enhanced-path="M 0 521 L 23 456 52 383 84 308 118 231 150 159 179 96 202 45 217 12 223 0 N"/>
            </draw:custom-shape>
            <draw:custom-shape draw:style-name="gr37" draw:text-style-name="P5" draw:layer="layout" svg:width="0.045cm" svg:height="0.198cm" svg:x="21.142cm" svg:y="12.578cm">
              <text:p/>
              <draw:enhanced-geometry svg:viewBox="0 0 60 284" draw:type="non-primitive" draw:enhanced-path="M 60 284 L 20 199 3 106 0 30 1 0 N"/>
            </draw:custom-shape>
            <draw:custom-shape draw:style-name="gr37" draw:text-style-name="P5" draw:layer="layout" svg:width="0.029cm" svg:height="0.207cm" svg:x="21.018cm" svg:y="12.712cm">
              <text:p/>
              <draw:enhanced-geometry svg:viewBox="0 0 36 295" draw:type="non-primitive" draw:enhanced-path="M 36 295 L 16 205 4 107 1 31 0 0 N"/>
            </draw:custom-shape>
            <draw:custom-shape draw:style-name="gr37" draw:text-style-name="P5" draw:layer="layout" svg:width="0.034cm" svg:height="0.592cm" svg:x="20.86cm" svg:y="12.634cm">
              <text:p/>
              <draw:enhanced-geometry svg:viewBox="0 0 44 841" draw:type="non-primitive" draw:enhanced-path="M 23 0 L 33 83 40 166 43 246 44 325 43 402 41 475 36 544 31 607 25 665 19 716 14 759 8 794 4 820 1 836 0 841 N"/>
            </draw:custom-shape>
            <draw:custom-shape draw:style-name="gr37" draw:text-style-name="P5" draw:layer="layout" svg:width="0.06cm" svg:height="0.497cm" svg:x="20.55cm" svg:y="13.051cm">
              <text:p/>
              <draw:enhanced-geometry svg:viewBox="0 0 79 710" draw:type="non-primitive" draw:enhanced-path="M 31 710 L 14 655 4 594 0 526 1 455 6 383 15 311 26 241 38 177 51 119 61 70 71 33 77 9 79 0 N"/>
            </draw:custom-shape>
            <draw:custom-shape draw:style-name="gr37" draw:text-style-name="P5" draw:layer="layout" svg:width="0.196cm" svg:height="0.711cm" svg:x="20.211cm" svg:y="13.432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7" draw:text-style-name="P5" draw:layer="layout" svg:width="0.045cm" svg:height="0.332cm" svg:x="19.996cm" svg:y="14.192cm">
              <text:p/>
              <draw:enhanced-geometry svg:viewBox="0 0 60 473" draw:type="non-primitive" draw:enhanced-path="M 60 0 L 44 116 31 214 21 296 13 361 7 411 4 446 1 467 0 473 N"/>
            </draw:custom-shape>
            <draw:custom-shape draw:style-name="gr37" draw:text-style-name="P5" draw:layer="layout" svg:width="0.257cm" svg:height="0.238cm" svg:x="19.739cm" svg:y="14.525cm">
              <text:p/>
              <draw:enhanced-geometry svg:viewBox="0 0 340 343" draw:type="non-primitive" draw:enhanced-path="M 340 0 L 269 73 203 138 144 197 95 247 54 288 25 318 5 338 0 343 N"/>
            </draw:custom-shape>
            <draw:custom-shape draw:style-name="gr37" draw:text-style-name="P5" draw:layer="layout" svg:width="0.131cm" svg:height="0.217cm" svg:x="19.608cm" svg:y="14.763cm">
              <text:p/>
              <draw:enhanced-geometry svg:viewBox="0 0 177 308" draw:type="non-primitive" draw:enhanced-path="M 177 0 L 149 73 126 135 102 189 76 236 43 275 0 308 N"/>
            </draw:custom-shape>
            <draw:custom-shape draw:style-name="gr37" draw:text-style-name="P5" draw:layer="layout" svg:width="0.261cm" svg:height="0.554cm" svg:x="19.943cm" svg:y="12.586cm">
              <text:p/>
              <draw:enhanced-geometry svg:viewBox="0 0 343 795" draw:type="non-primitive" draw:enhanced-path="M 343 0 L 309 60 276 115 246 168 216 216 189 263 164 307 140 351 118 394 97 437 79 480 62 525 46 573 33 622 20 676 9 732 0 795 N"/>
            </draw:custom-shape>
            <draw:custom-shape draw:style-name="gr37" draw:text-style-name="P5" draw:layer="layout" svg:width="0.38cm" svg:height="0.802cm" svg:x="19.563cm" svg:y="13.141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7" draw:text-style-name="P5" draw:layer="layout" svg:width="0.14cm" svg:height="0.126cm" svg:x="21.748cm" svg:y="14.143cm">
              <text:p/>
              <draw:enhanced-geometry svg:viewBox="0 0 188 178" draw:type="non-primitive" draw:enhanced-path="M 0 178 L 34 127 56 93 69 70 83 54 102 42 135 25 188 0 N"/>
            </draw:custom-shape>
            <draw:custom-shape draw:style-name="gr37" draw:text-style-name="P5" draw:layer="layout" svg:width="0.248cm" svg:height="0.256cm" svg:x="21.888cm" svg:y="13.887cm">
              <text:p/>
              <draw:enhanced-geometry svg:viewBox="0 0 330 366" draw:type="non-primitive" draw:enhanced-path="M 0 366 L 58 331 115 279 171 219 222 157 266 98 300 47 323 13 330 0 N"/>
            </draw:custom-shape>
            <draw:custom-shape draw:style-name="gr37" draw:text-style-name="P5" draw:layer="layout" svg:width="0.097cm" svg:height="0.866cm" svg:x="22.05cm" svg:y="13.02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7" draw:text-style-name="P5" draw:layer="layout" svg:width="0.075cm" svg:height="0.332cm" svg:x="22.122cm" svg:y="13.744cm">
            <text:p/>
            <draw:enhanced-geometry svg:viewBox="0 0 100 473" draw:type="non-primitive" draw:enhanced-path="M 83 0 L 96 84 100 157 98 222 89 280 74 334 53 382 28 429 0 473 N"/>
          </draw:custom-shape>
          <draw:custom-shape draw:style-name="gr37" draw:text-style-name="P5" draw:layer="layout" svg:width="0.108cm" svg:height="0.248cm" svg:x="22.013cm" svg:y="14.077cm">
            <text:p/>
            <draw:enhanced-geometry svg:viewBox="0 0 142 355" draw:type="non-primitive" draw:enhanced-path="M 142 0 L 112 53 94 110 80 167 69 223 54 274 33 319 0 355 N"/>
          </draw:custom-shape>
          <draw:custom-shape draw:style-name="gr37" draw:text-style-name="P5" draw:layer="layout" svg:width="0.249cm" svg:height="0.045cm" svg:x="21.764cm" svg:y="14.294cm">
            <text:p/>
            <draw:enhanced-geometry svg:viewBox="0 0 329 68" draw:type="non-primitive" draw:enhanced-path="M 329 47 L 273 68 202 65 129 50 63 27 17 8 0 0 N"/>
          </draw:custom-shape>
          <draw:custom-shape draw:style-name="gr37" draw:text-style-name="P5" draw:layer="layout" svg:width="0.037cm" svg:height="0.437cm" svg:x="22.503cm" svg:y="13.73cm">
            <text:p/>
            <draw:enhanced-geometry svg:viewBox="0 0 51 626" draw:type="non-primitive" draw:enhanced-path="M 0 0 L 13 83 24 154 34 214 42 267 49 316 51 361 51 405 48 452 41 503 29 559 12 626 N"/>
          </draw:custom-shape>
          <draw:custom-shape draw:style-name="gr37" draw:text-style-name="P5" draw:layer="layout" svg:width="0.124cm" svg:height="0.738cm" svg:x="22.386cm" svg:y="14.168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38" draw:text-style-name="P5" draw:layer="layout" svg:width="0.798cm" svg:height="1.233cm" svg:x="20.283cm" svg:y="14.318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7" draw:text-style-name="P5" draw:layer="layout" svg:width="0.444cm" svg:height="1.231cm" svg:x="20.041cm" svg:y="12.689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7" draw:text-style-name="P5" draw:layer="layout" svg:width="0.515cm" svg:height="0.671cm" svg:x="19.526cm" svg:y="13.92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7" draw:text-style-name="P5" draw:layer="layout" svg:width="0.124cm" svg:height="0.358cm" svg:x="19.402cm" svg:y="14.591cm">
            <text:p/>
            <draw:enhanced-geometry svg:viewBox="0 0 167 509" draw:type="non-primitive" draw:enhanced-path="M 167 0 L 121 47 85 103 58 168 37 236 22 304 12 367 5 424 3 468 2 497 0 509 N"/>
          </draw:custom-shape>
          <draw:custom-shape draw:style-name="gr37" draw:text-style-name="P5" draw:layer="layout" svg:width="0.09cm" svg:height="0.483cm" svg:x="19.402cm" svg:y="14.466cm">
            <text:p/>
            <draw:enhanced-geometry svg:viewBox="0 0 120 686" draw:type="non-primitive" draw:enhanced-path="M 1 686 L 0 623 0 562 3 500 6 440 13 380 21 321 32 263 44 208 60 153 77 100 98 50 120 0 N"/>
          </draw:custom-shape>
          <draw:custom-shape draw:style-name="gr37" draw:text-style-name="P5" draw:layer="layout" svg:width="0.462cm" svg:height="0.776cm" svg:x="19.492cm" svg:y="13.689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7" draw:text-style-name="P5" draw:layer="layout" svg:width="0.276cm" svg:height="0.735cm" svg:x="19.955cm" svg:y="12.953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7" draw:text-style-name="P5" draw:layer="layout" svg:width="0.374cm" svg:height="0.809cm" svg:x="19.857cm" svg:y="12.953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7" draw:text-style-name="P5" draw:layer="layout" svg:width="0.41cm" svg:height="0.653cm" svg:x="19.447cm" svg:y="13.763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7" draw:text-style-name="P5" draw:layer="layout" svg:width="0.113cm" svg:height="0.413cm" svg:x="19.334cm" svg:y="14.416cm">
            <text:p/>
            <draw:enhanced-geometry svg:viewBox="0 0 152 592" draw:type="non-primitive" draw:enhanced-path="M 152 0 L 128 53 105 107 83 160 65 214 48 270 34 324 21 378 12 433 5 487 1 540 0 592 N"/>
          </draw:custom-shape>
          <draw:custom-shape draw:style-name="gr35" draw:text-style-name="P5" draw:layer="layout" svg:width="0.104cm" svg:height="0.084cm" svg:x="23.927cm" svg:y="10.636cm">
            <text:p/>
            <draw:enhanced-geometry svg:viewBox="0 0 139 122" draw:type="non-primitive" draw:enhanced-path="M 108 5 L 127 38 139 74 124 107 124 107 76 113 47 120 38 122 38 122 8 81 0 39 14 0 14 0 64 1 96 4 108 5 108 5 108 5 Z N"/>
          </draw:custom-shape>
          <draw:custom-shape draw:style-name="gr35" draw:text-style-name="P5" draw:layer="layout" svg:width="0.056cm" svg:height="0.082cm" svg:x="23.61cm" svg:y="10.629cm">
            <text:p/>
            <draw:enhanced-geometry svg:viewBox="0 0 75 120" draw:type="non-primitive" draw:enhanced-path="M 63 14 L 74 46 75 86 64 117 64 117 43 119 28 120 22 120 22 120 0 67 5 21 13 0 13 0 41 4 57 10 63 14 63 14 63 14 Z N"/>
          </draw:custom-shape>
        </draw:g>
        <presentation:notes draw:style-name="dp2">
          <draw:page-thumbnail draw:style-name="gr2" draw:layer="layout" svg:width="13.472cm" svg:height="9.327cm" svg:x="3.126cm" svg:y="1.896cm" draw:page-number="10" presentation:class="page"/>
          <draw:frame presentation:style-name="pr5" draw:layer="layout" svg:width="14.394cm" svg:height="11.499cm" svg:x="2.963cm" svg:y="11.861cm" presentation:class="notes" presentation:placeholder="true">
            <draw:text-box/>
          </draw:frame>
        </presentation:notes>
      </draw:page>
      <draw:page draw:name="answer" draw:style-name="dp1" draw:master-page-name="Default" presentation:presentation-page-layout-name="AL1T1" presentation:use-footer-name="ftr1">
        <office:forms form:automatic-focus="false" form:apply-design-mode="false"/>
        <draw:frame presentation:style-name="pr7" draw:text-style-name="P5" draw:layer="layout" svg:width="23.363cm" svg:height="14.892cm" svg:x="2.097cm" svg:y="3.2cm" presentation:class="outline" presentation:user-transformed="true">
          <draw:text-box>
            <text:list text:style-name="L3">
              <text:list-item>
                <text:p text:style-name="P21">neither are conforming!</text:p>
                <text:list>
                  <text:list-item>
                    <text:p>Incomplete arrays can be incomplete in their size but not in their element type</text:p>
                  </text:list-item>
                </text:list>
              </text:list-item>
            </text:list>
          </draw:text-box>
        </draw:frame>
        <draw:custom-shape draw:style-name="CodeBox" draw:layer="layout" svg:width="16.404cm" svg:height="1.069cm" svg:x="3.755cm" svg:y="7.726cm">
          <text:p><text:span text:style-name="T6">typedef struct </text:span><text:span text:style-name="T21">wibble wibble;</text:span></text:p>
          <draw:enhanced-geometry svg:viewBox="0 0 21600 21600" draw:type="mso-spt202" draw:enhanced-path="M 0 0 L 21600 0 21600 21600 0 21600 0 0 Z N"/>
        </draw:custom-shape>
        <draw:custom-shape draw:style-name="gr7" draw:text-style-name="P5" draw:layer="layout" svg:width="2.417cm" svg:height="2.787cm" svg:x="16.957cm" svg:y="9.508cm">
          <text:p text:style-name="P14"><text:span text:style-name="T22"></text:span></text:p>
          <draw:enhanced-geometry svg:viewBox="0 0 21600 21600" draw:type="rectangle" draw:enhanced-path="M 0 0 L 21600 0 21600 21600 0 21600 0 0 Z N"/>
        </draw:custom-shape>
        <draw:custom-shape draw:style-name="gr46" draw:text-style-name="P5" draw:layer="layout" svg:width="1.367cm" svg:height="1.997cm" svg:x="4.058cm" svg:y="15.22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CodeBox" draw:layer="layout" svg:width="12.801cm" svg:height="2.693cm" svg:x="3.755cm" svg:y="9.706cm">
          <text:p><text:span text:style-name="T7"><text:s text:c="8"/></text:span><text:span text:style-name="T7">wibble w1[42];</text:span></text:p>
          <text:p><text:span text:style-name="T6">extern</text:span><text:span text:style-name="T7"> <text:s/>wibble w2[42];</text:span></text:p>
          <text:p><text:span text:style-name="T6">typedef</text:span><text:span text:style-name="T7"> wibble w3[42];</text:span></text:p>
          <draw:enhanced-geometry svg:viewBox="0 0 21600 21600" draw:type="mso-spt202" draw:enhanced-path="M 0 0 L 21600 0 21600 21600 0 21600 0 0 Z N"/>
        </draw:custom-shape>
        <draw:custom-shape draw:style-name="CodeBox" draw:layer="layout" svg:width="12.801cm" svg:height="2.693cm" svg:x="3.755cm" svg:y="13.305cm">
          <text:p><text:span text:style-name="T7"><text:s text:c="8"/></text:span><text:span text:style-name="T7">wibble w1[];</text:span></text:p>
          <text:p><text:span text:style-name="T6">extern</text:span><text:span text:style-name="T7"> <text:s/>wibble w2[];</text:span></text:p>
          <text:p><text:span text:style-name="T6">typedef</text:span><text:span text:style-name="T7"> wibble w3[];</text:span></text:p>
          <draw:enhanced-geometry svg:viewBox="0 0 21600 21600" draw:type="mso-spt202" draw:enhanced-path="M 0 0 L 21600 0 21600 21600 0 21600 0 0 Z N"/>
        </draw:custom-shape>
        <draw:custom-shape draw:style-name="gr7" draw:text-style-name="P5" draw:layer="layout" svg:width="2.417cm" svg:height="2.787cm" svg:x="16.957cm" svg:y="13.309cm">
          <text:p text:style-name="P14"><text:span text:style-name="T22"></text:span></text:p>
          <draw:enhanced-geometry svg:viewBox="0 0 21600 21600" draw:type="rectangle" draw:enhanced-path="M 0 0 L 21600 0 21600 21600 0 21600 0 0 Z N"/>
        </draw:custom-shape>
        <draw:frame presentation:style-name="pr6" draw:layer="layout" svg:width="22.5cm" svg:height="2.329cm" svg:x="2.3cm" svg:y="0.608cm" presentation:class="title" presentation:user-transformed="true">
          <draw:text-box>
            <text:p>answer-3</text:p>
          </draw:text-box>
        </draw:frame>
        <presentation:notes draw:style-name="dp2">
          <draw:page-thumbnail draw:style-name="gr2" draw:layer="layout" svg:width="13.472cm" svg:height="9.327cm" svg:x="3.126cm" svg:y="1.896cm" draw:page-number="11" presentation:class="page"/>
          <draw:frame presentation:style-name="pr5" draw:layer="layout" svg:width="14.394cm" svg:height="11.499cm" svg:x="2.963cm" svg:y="11.861cm" presentation:class="notes" presentation:placeholder="true">
            <draw:text-box/>
          </draw:frame>
        </presentation:notes>
      </draw:page>
      <draw:page draw:name="page12" draw:style-name="dp3" draw:master-page-name="Default" presentation:presentation-page-layout-name="AL1T1" presentation:use-footer-name="ftr1">
        <office:forms form:automatic-focus="false" form:apply-design-mode="false"/>
        <draw:frame presentation:style-name="pr7" draw:text-style-name="P5" draw:layer="layout" svg:width="23.363cm" svg:height="14.5cm" svg:x="1.8cm" svg:y="3.3cm" presentation:class="outline" presentation:user-transformed="true">
          <draw:text-box>
            <text:list text:style-name="L3">
              <text:list-item>
                <text:p text:style-name="P21"><text:span text:style-name="T3">6.7.5.2 Array declarators</text:span></text:p>
                <text:list>
                  <text:list-item>
                    <text:p><text:span text:style-name="T3">para 1 – the element type shall not be an incomplete type</text:span><text:span text:style-name="T3"><text:line-break/></text:span><text:span text:style-name="T3"/></text:p>
                  </text:list-item>
                </text:list>
              </text:list-item>
              <text:list-item>
                <text:p text:style-name="P21"><text:span text:style-name="T3">are these fragments conforming or not?</text:span></text:p>
              </text:list-item>
            </text:list>
          </draw:text-box>
        </draw:frame>
        <draw:custom-shape draw:style-name="CodeBox" draw:layer="layout" svg:width="16.405cm" svg:height="5.941cm" svg:x="3.806cm" svg:y="10.592cm">
          <text:p><text:span text:style-name="T6">struct </text:span><text:span text:style-name="T21">wibble;</text:span></text:p>
          <text:p><text:span text:style-name="T7"/></text:p>
          <text:p><text:span text:style-name="T23">struct</text:span><text:span text:style-name="T7"> wibble x[4];</text:span></text:p>
          <text:p><text:span text:style-name="T7"/></text:p>
          <text:p><text:span text:style-name="T23">struct </text:span><text:span text:style-name="T7">wibble x[];</text:span></text:p>
          <text:p><text:span text:style-name="T7"/></text:p>
          <text:p><text:span text:style-name="T23">struct </text:span><text:span text:style-name="T7">wibble * ptr;</text:span></text:p>
          <draw:enhanced-geometry svg:viewBox="0 0 21600 21600" draw:type="mso-spt202" draw:enhanced-path="M 0 0 L 21600 0 21600 21600 0 21600 0 0 Z N"/>
        </draw:custom-shape>
        <draw:line draw:style-name="gr15" draw:text-style-name="P12" draw:layer="layout" svg:x1="19.859cm" svg:y1="12.76cm" svg:x2="11.058cm" svg:y2="12.76cm">
          <text:p/>
        </draw:line>
        <draw:line draw:style-name="gr15" draw:text-style-name="P12" draw:layer="layout" svg:x1="19.859cm" svg:y1="14.361cm" svg:x2="11.058cm" svg:y2="14.361cm">
          <text:p/>
        </draw:line>
        <draw:line draw:style-name="gr15" draw:text-style-name="P12" draw:layer="layout" svg:x1="19.859cm" svg:y1="15.962cm" svg:x2="11.058cm" svg:y2="15.962cm">
          <text:p/>
        </draw:line>
        <draw:g>
          <draw:rect draw:style-name="gr16" draw:text-style-name="P12" draw:layer="layout" svg:width="7.201cm" svg:height="6.765cm" svg:x="17.299cm" svg:y="10.235cm">
            <text:p/>
          </draw:rect>
          <draw:g>
            <draw:custom-shape draw:style-name="gr17" draw:text-style-name="P5" draw:layer="layout" svg:width="0.257cm" svg:height="0.321cm" svg:x="21.803cm" svg:y="11.898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8" draw:text-style-name="P5" draw:layer="layout" svg:width="0.19cm" svg:height="0.162cm" svg:x="18.619cm" svg:y="15.052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19" draw:text-style-name="P5" draw:layer="layout" svg:width="1.023cm" svg:height="0.822cm" svg:x="18.654cm" svg:y="14.989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20" draw:text-style-name="P5" draw:layer="layout" svg:width="1.023cm" svg:height="0.822cm" svg:x="18.654cm" svg:y="14.989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21" draw:text-style-name="P12" draw:layer="layout" svg:x1="19.041cm" svg:y1="15.201cm" svg:x2="18.959cm" svg:y2="15.283cm">
              <text:p/>
            </draw:line>
            <draw:custom-shape draw:style-name="gr22" draw:text-style-name="P5" draw:layer="layout" svg:width="2.325cm" svg:height="1.915cm" svg:x="17.308cm" svg:y="15.074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20" draw:text-style-name="P5" draw:layer="layout" svg:width="2.325cm" svg:height="1.915cm" svg:x="17.308cm" svg:y="15.074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23" draw:text-style-name="P5" draw:layer="layout" svg:width="1.48cm" svg:height="1.314cm" svg:x="17.524cm" svg:y="15.319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20" draw:text-style-name="P5" draw:layer="layout" svg:width="0.308cm" svg:height="0.221cm" svg:x="19.277cm" svg:y="16.352cm">
              <text:p/>
              <draw:enhanced-geometry svg:viewBox="0 0 486 353" draw:type="non-primitive" draw:enhanced-path="M 486 0 L 459 30 424 62 380 97 331 135 277 173 220 212 163 250 105 288 51 322 0 353 N"/>
            </draw:custom-shape>
            <draw:custom-shape draw:style-name="gr20" draw:text-style-name="P5" draw:layer="layout" svg:width="0.705cm" svg:height="0.289cm" svg:x="18.572cm" svg:y="16.573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20" draw:text-style-name="P5" draw:layer="layout" svg:width="0.626cm" svg:height="0.028cm" svg:x="17.946cm" svg:y="16.847cm">
              <text:p/>
              <draw:enhanced-geometry svg:viewBox="0 0 982 46" draw:type="non-primitive" draw:enhanced-path="M 982 27 L 947 33 905 37 856 41 803 44 745 45 684 46 620 46 554 46 488 44 422 42 356 39 293 36 233 31 175 26 122 20 75 15 34 8 0 0 N"/>
            </draw:custom-shape>
            <draw:custom-shape draw:style-name="gr20" draw:text-style-name="P5" draw:layer="layout" svg:width="0.406cm" svg:height="0.197cm" svg:x="17.539cm" svg:y="16.65cm">
              <text:p/>
              <draw:enhanced-geometry svg:viewBox="0 0 641 307" draw:type="non-primitive" draw:enhanced-path="M 641 307 L 595 295 546 281 492 264 436 245 377 223 318 200 260 176 205 148 153 121 104 92 62 62 27 32 0 0 N"/>
            </draw:custom-shape>
            <draw:custom-shape draw:style-name="gr20" draw:text-style-name="P5" draw:layer="layout" svg:width="0.342cm" svg:height="0.336cm" svg:x="19.264cm" svg:y="15.786cm">
              <text:p/>
              <draw:enhanced-geometry svg:viewBox="0 0 541 528" draw:type="non-primitive" draw:enhanced-path="M 541 0 L 502 59 465 116 427 172 390 225 353 276 315 322 279 365 243 405 207 439 172 468 135 493 102 511 68 523 34 528 0 526 N"/>
            </draw:custom-shape>
            <draw:custom-shape draw:style-name="gr20" draw:text-style-name="P5" draw:layer="layout" svg:width="0.333cm" svg:height="0.164cm" svg:x="18.931cm" svg:y="15.955cm">
              <text:p/>
              <draw:enhanced-geometry svg:viewBox="0 0 524 264" draw:type="non-primitive" draw:enhanced-path="M 524 264 L 469 249 407 225 338 195 269 159 200 121 137 85 82 52 38 25 10 7 0 0 N"/>
            </draw:custom-shape>
            <draw:custom-shape draw:style-name="gr20" draw:text-style-name="P5" draw:layer="layout" svg:width="0.095cm" svg:height="0.504cm" svg:x="18.931cm" svg:y="15.955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20" draw:text-style-name="P5" draw:layer="layout" svg:width="0.428cm" svg:height="0.121cm" svg:x="18.502cm" svg:y="16.354cm">
              <text:p/>
              <draw:enhanced-geometry svg:viewBox="0 0 678 190" draw:type="non-primitive" draw:enhanced-path="M 678 164 L 631 175 583 183 533 188 481 190 429 188 376 181 323 171 268 156 214 136 160 110 106 79 53 43 0 0 N"/>
            </draw:custom-shape>
            <draw:custom-shape draw:style-name="gr20" draw:text-style-name="P5" draw:layer="layout" svg:width="0.092cm" svg:height="0.288cm" svg:x="18.486cm" svg:y="16.354cm">
              <text:p/>
              <draw:enhanced-geometry svg:viewBox="0 0 145 454" draw:type="non-primitive" draw:enhanced-path="M 26 0 L 63 45 94 93 118 142 135 191 144 240 145 286 140 329 127 368 106 401 78 427 43 445 0 454 N"/>
            </draw:custom-shape>
            <draw:custom-shape draw:style-name="gr20" draw:text-style-name="P5" draw:layer="layout" svg:width="0.581cm" svg:height="0.022cm" svg:x="17.905cm" svg:y="16.638cm">
              <text:p/>
              <draw:enhanced-geometry svg:viewBox="0 0 912 32" draw:type="non-primitive" draw:enhanced-path="M 912 9 L 871 12 824 16 768 19 707 22 642 26 574 28 504 30 432 32 362 32 294 30 229 29 169 26 114 22 67 17 28 9 0 0 N"/>
            </draw:custom-shape>
            <draw:custom-shape draw:style-name="gr20" draw:text-style-name="P5" draw:layer="layout" svg:width="0.152cm" svg:height="0.146cm" svg:x="17.752cm" svg:y="16.491cm">
              <text:p/>
              <draw:enhanced-geometry svg:viewBox="0 0 242 234" draw:type="non-primitive" draw:enhanced-path="M 242 234 L 181 204 128 172 80 134 43 94 16 48 0 0 N"/>
            </draw:custom-shape>
            <draw:custom-shape draw:style-name="gr20" draw:text-style-name="P5" draw:layer="layout" svg:width="0.152cm" svg:height="0.229cm" svg:x="18.209cm" svg:y="16.31cm">
              <text:p/>
              <draw:enhanced-geometry svg:viewBox="0 0 242 362" draw:type="non-primitive" draw:enhanced-path="M 0 0 L 46 42 92 82 137 123 175 163 208 202 231 238 242 274 241 306 225 336 191 362 N"/>
            </draw:custom-shape>
            <draw:custom-shape draw:style-name="gr20" draw:text-style-name="P5" draw:layer="layout" svg:width="0.448cm" svg:height="0.085cm" svg:x="17.882cm" svg:y="16.539cm">
              <text:p/>
              <draw:enhanced-geometry svg:viewBox="0 0 705 131" draw:type="non-primitive" draw:enhanced-path="M 705 0 L 669 19 628 37 584 53 536 69 485 84 431 96 375 107 316 116 255 124 192 129 129 131 66 131 0 128 N"/>
            </draw:custom-shape>
            <draw:custom-shape draw:style-name="gr20" draw:text-style-name="P5" draw:layer="layout" svg:width="0.273cm" svg:height="0.095cm" svg:x="19.144cm" svg:y="15.573cm">
              <text:p/>
              <draw:enhanced-geometry svg:viewBox="0 0 430 154" draw:type="non-primitive" draw:enhanced-path="M 430 154 L 373 124 313 94 252 65 193 40 136 20 84 6 38 0 0 5 N"/>
            </draw:custom-shape>
            <draw:custom-shape draw:style-name="gr20" draw:text-style-name="P5" draw:layer="layout" svg:width="0.127cm" svg:height="0.066cm" svg:x="19.016cm" svg:y="15.576cm">
              <text:p/>
              <draw:enhanced-geometry svg:viewBox="0 0 200 105" draw:type="non-primitive" draw:enhanced-path="M 200 0 L 110 40 33 84 0 105 N"/>
            </draw:custom-shape>
            <draw:custom-shape draw:style-name="gr20" draw:text-style-name="P5" draw:layer="layout" svg:width="0.056cm" svg:height="0.117cm" svg:x="18.959cm" svg:y="15.525cm">
              <text:p/>
              <draw:enhanced-geometry svg:viewBox="0 0 86 183" draw:type="non-primitive" draw:enhanced-path="M 86 183 L 41 86 10 22 0 0 N"/>
            </draw:custom-shape>
            <draw:custom-shape draw:style-name="gr20" draw:text-style-name="P5" draw:layer="layout" svg:width="0.149cm" svg:height="0.381cm" svg:x="19.122cm" svg:y="15.602cm">
              <text:p/>
              <draw:enhanced-geometry svg:viewBox="0 0 235 600" draw:type="non-primitive" draw:enhanced-path="M 0 0 L 4 38 17 93 40 157 67 228 99 303 131 378 162 447 190 508 214 556 229 588 235 600 N"/>
            </draw:custom-shape>
            <draw:custom-shape draw:style-name="gr20" draw:text-style-name="P5" draw:layer="layout" svg:width="0.416cm" svg:height="0.085cm" svg:x="18.854cm" svg:y="15.897cm">
              <text:p/>
              <draw:enhanced-geometry svg:viewBox="0 0 653 136" draw:type="non-primitive" draw:enhanced-path="M 653 136 L 572 106 496 80 425 58 358 39 297 24 242 12 191 4 146 0 107 0 73 3 46 11 25 24 10 41 1 61 0 86 4 116 N"/>
            </draw:custom-shape>
            <draw:custom-shape draw:style-name="gr20" draw:text-style-name="P5" draw:layer="layout" svg:width="0.047cm" svg:height="0.409cm" svg:x="18.858cm" svg:y="15.971cm">
              <text:p/>
              <draw:enhanced-geometry svg:viewBox="0 0 73 643" draw:type="non-primitive" draw:enhanced-path="M 0 0 L 12 54 23 119 32 192 41 270 49 348 56 424 63 494 67 554 70 601 72 632 73 643 N"/>
            </draw:custom-shape>
            <draw:custom-shape draw:style-name="gr20" draw:text-style-name="P5" draw:layer="layout" svg:width="0.508cm" svg:height="0.117cm" svg:x="18.397cm" svg:y="16.269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20" draw:text-style-name="P5" draw:layer="layout" svg:width="0.193cm" svg:height="0.155cm" svg:x="18.209cm" svg:y="16.231cm">
              <text:p/>
              <draw:enhanced-geometry svg:viewBox="0 0 306 244" draw:type="non-primitive" draw:enhanced-path="M 306 244 L 231 160 159 96 96 50 45 20 12 5 0 0 N"/>
            </draw:custom-shape>
            <draw:custom-shape draw:style-name="gr20" draw:text-style-name="P5" draw:layer="layout" svg:width="0.432cm" svg:height="0.231cm" svg:x="19.201cm" svg:y="15.992cm">
              <text:p/>
              <draw:enhanced-geometry svg:viewBox="0 0 676 364" draw:type="non-primitive" draw:enhanced-path="M 676 0 L 658 40 634 81 604 121 572 159 534 195 494 231 449 262 403 289 354 314 305 335 253 349 202 360 150 364 99 361 49 352 0 336 N"/>
            </draw:custom-shape>
            <draw:custom-shape draw:style-name="gr20" draw:text-style-name="P5" draw:layer="layout" svg:width="0.123cm" svg:height="0.088cm" svg:x="19.077cm" svg:y="16.12cm">
              <text:p/>
              <draw:enhanced-geometry svg:viewBox="0 0 197 136" draw:type="non-primitive" draw:enhanced-path="M 197 136 L 80 79 21 41 0 16 2 3 6 0 N"/>
            </draw:custom-shape>
            <draw:custom-shape draw:style-name="gr20" draw:text-style-name="P5" draw:layer="layout" svg:width="0.048cm" svg:height="0.295cm" svg:x="19.08cm" svg:y="16.12cm">
              <text:p/>
              <draw:enhanced-geometry svg:viewBox="0 0 75 462" draw:type="non-primitive" draw:enhanced-path="M 0 0 L 28 74 50 140 65 201 72 258 75 311 69 362 57 412 36 462 N"/>
            </draw:custom-shape>
            <draw:custom-shape draw:style-name="gr20" draw:text-style-name="P5" draw:layer="layout" svg:width="0.276cm" svg:height="0.092cm" svg:x="19.102cm" svg:y="16.415cm">
              <text:p/>
              <draw:enhanced-geometry svg:viewBox="0 0 434 145" draw:type="non-primitive" draw:enhanced-path="M 0 0 L 76 0 142 1 199 5 251 14 299 31 343 57 387 95 434 145 N"/>
            </draw:custom-shape>
            <draw:custom-shape draw:style-name="gr20" draw:text-style-name="P5" draw:layer="layout" svg:width="0.337cm" svg:height="0.104cm" svg:x="17.488cm" svg:y="16.275cm">
              <text:p/>
              <draw:enhanced-geometry svg:viewBox="0 0 531 165" draw:type="non-primitive" draw:enhanced-path="M 531 162 L 452 165 375 162 303 155 236 145 175 131 122 114 77 94 40 73 15 49 1 25 0 0 N"/>
            </draw:custom-shape>
            <draw:custom-shape draw:style-name="gr20" draw:text-style-name="P5" draw:layer="layout" svg:width="0.171cm" svg:height="0.121cm" svg:x="17.889cm" svg:y="16.116cm">
              <text:p/>
              <draw:enhanced-geometry svg:viewBox="0 0 271 190" draw:type="non-primitive" draw:enhanced-path="M 0 0 L 55 33 119 67 179 102 231 136 264 165 271 190 N"/>
            </draw:custom-shape>
            <draw:custom-shape draw:style-name="gr20" draw:text-style-name="P5" draw:layer="layout" svg:width="0.511cm" svg:height="0.174cm" svg:x="18.473cm" svg:y="16.482cm">
              <text:p/>
              <draw:enhanced-geometry svg:viewBox="0 0 802 272" draw:type="non-primitive" draw:enhanced-path="M 0 272 L 34 264 77 254 126 241 179 226 238 208 299 188 362 168 426 146 490 124 552 101 612 80 668 58 719 38 765 18 802 0 N"/>
            </draw:custom-shape>
            <draw:custom-shape draw:style-name="gr20" draw:text-style-name="P5" draw:layer="layout" svg:width="0.324cm" svg:height="0.097cm" svg:x="18.985cm" svg:y="16.466cm">
              <text:p/>
              <draw:enhanced-geometry svg:viewBox="0 0 514 155" draw:type="non-primitive" draw:enhanced-path="M 0 29 L 50 11 106 2 163 0 222 3 280 14 335 29 387 49 433 72 470 98 497 127 514 155 N"/>
            </draw:custom-shape>
            <draw:custom-shape draw:style-name="gr20" draw:text-style-name="P5" draw:layer="layout" svg:width="0.314cm" svg:height="0.047cm" svg:x="18.671cm" svg:y="15.291cm">
              <text:p/>
              <draw:enhanced-geometry svg:viewBox="0 0 495 73" draw:type="non-primitive" draw:enhanced-path="M 495 73 L 439 53 378 34 313 18 249 6 186 0 129 0 77 9 33 26 0 54 N"/>
            </draw:custom-shape>
            <draw:custom-shape draw:style-name="gr20" draw:text-style-name="P5" draw:layer="layout" svg:width="0.089cm" svg:height="0.113cm" svg:x="18.581cm" svg:y="15.211cm">
              <text:p/>
              <draw:enhanced-geometry svg:viewBox="0 0 136 180" draw:type="non-primitive" draw:enhanced-path="M 136 180 L 71 90 21 25 0 0 N"/>
            </draw:custom-shape>
            <draw:custom-shape draw:style-name="gr20" draw:text-style-name="P5" draw:layer="layout" svg:width="0.231cm" svg:height="0.118cm" svg:x="17.317cm" svg:y="16.45cm">
              <text:p/>
              <draw:enhanced-geometry svg:viewBox="0 0 365 187" draw:type="non-primitive" draw:enhanced-path="M 365 187 L 304 174 237 152 170 122 108 88 56 55 18 24 0 0 N"/>
            </draw:custom-shape>
            <draw:custom-shape draw:style-name="gr24" draw:text-style-name="P5" draw:layer="layout" svg:width="0.219cm" svg:height="0.092cm" svg:x="17.933cm" svg:y="15.992cm">
              <text:p/>
              <draw:enhanced-geometry svg:viewBox="0 0 344 145" draw:type="non-primitive" draw:enhanced-path="M 344 145 L 297 91 237 53 171 27 108 11 54 3 15 0 0 0 N"/>
            </draw:custom-shape>
            <draw:custom-shape draw:style-name="gr24" draw:text-style-name="P5" draw:layer="layout" svg:width="0.162cm" svg:height="0.117cm" svg:x="18.038cm" svg:y="15.901cm">
              <text:p/>
              <draw:enhanced-geometry svg:viewBox="0 0 254 181" draw:type="non-primitive" draw:enhanced-path="M 254 181 L 203 128 137 78 70 37 21 10 0 0 N"/>
            </draw:custom-shape>
            <draw:custom-shape draw:style-name="gr24" draw:text-style-name="P5" draw:layer="layout" svg:width="0.19cm" svg:height="0.082cm" svg:x="18.083cm" svg:y="15.843cm">
              <text:p/>
              <draw:enhanced-geometry svg:viewBox="0 0 297 126" draw:type="non-primitive" draw:enhanced-path="M 297 126 L 238 82 160 47 83 21 23 5 0 0 N"/>
            </draw:custom-shape>
            <draw:custom-shape draw:style-name="gr24" draw:text-style-name="P5" draw:layer="layout" svg:width="0.177cm" svg:height="0.105cm" svg:x="18.159cm" svg:y="15.757cm">
              <text:p/>
              <draw:enhanced-geometry svg:viewBox="0 0 279 161" draw:type="non-primitive" draw:enhanced-path="M 279 161 L 222 113 150 69 77 32 23 9 0 0 N"/>
            </draw:custom-shape>
            <draw:custom-shape draw:style-name="gr24" draw:text-style-name="P5" draw:layer="layout" svg:width="0.206cm" svg:height="0.085cm" svg:x="18.209cm" svg:y="15.691cm">
              <text:p/>
              <draw:enhanced-geometry svg:viewBox="0 0 324 135" draw:type="non-primitive" draw:enhanced-path="M 324 135 L 278 100 212 68 138 41 70 19 19 4 0 0 N"/>
            </draw:custom-shape>
            <draw:custom-shape draw:style-name="gr24" draw:text-style-name="P5" draw:layer="layout" svg:width="0.19cm" svg:height="0.092cm" svg:x="18.266cm" svg:y="15.631cm">
              <text:p/>
              <draw:enhanced-geometry svg:viewBox="0 0 300 145" draw:type="non-primitive" draw:enhanced-path="M 300 145 L 248 95 171 56 89 25 26 6 0 0 N"/>
            </draw:custom-shape>
            <draw:custom-shape draw:style-name="gr24" draw:text-style-name="P5" draw:layer="layout" svg:width="0.181cm" svg:height="0.088cm" svg:x="18.343cm" svg:y="15.554cm">
              <text:p/>
              <draw:enhanced-geometry svg:viewBox="0 0 287 138" draw:type="non-primitive" draw:enhanced-path="M 287 138 L 233 95 159 58 82 28 24 8 0 0 N"/>
            </draw:custom-shape>
            <draw:custom-shape draw:style-name="gr24" draw:text-style-name="P5" draw:layer="layout" svg:width="0.164cm" svg:height="0.082cm" svg:x="18.416cm" svg:y="15.481cm">
              <text:p/>
              <draw:enhanced-geometry svg:viewBox="0 0 263 127" draw:type="non-primitive" draw:enhanced-path="M 263 127 L 187 80 101 39 30 11 0 0 N"/>
            </draw:custom-shape>
            <draw:custom-shape draw:style-name="gr24" draw:text-style-name="P5" draw:layer="layout" svg:width="0.177cm" svg:height="0.076cm" svg:x="18.46cm" svg:y="15.411cm">
              <text:p/>
              <draw:enhanced-geometry svg:viewBox="0 0 279 117" draw:type="non-primitive" draw:enhanced-path="M 279 117 L 226 74 154 41 80 18 22 5 0 0 N"/>
            </draw:custom-shape>
            <draw:custom-shape draw:style-name="gr24" draw:text-style-name="P5" draw:layer="layout" svg:width="0.177cm" svg:height="0.085cm" svg:x="18.508cm" svg:y="15.338cm">
              <text:p/>
              <draw:enhanced-geometry svg:viewBox="0 0 281 135" draw:type="non-primitive" draw:enhanced-path="M 281 135 L 223 90 151 53 78 24 22 6 0 0 N"/>
            </draw:custom-shape>
            <draw:custom-shape draw:style-name="gr24" draw:text-style-name="P5" draw:layer="layout" svg:width="0.031cm" svg:height="0.501cm" svg:x="18.632cm" svg:y="15.297cm">
              <text:p/>
              <draw:enhanced-geometry svg:viewBox="0 0 49 788" draw:type="non-primitive" draw:enhanced-path="M 0 0 L 10 28 21 67 29 116 35 172 41 234 46 301 48 369 49 439 48 507 44 572 40 632 33 685 25 730 14 765 0 788 N"/>
            </draw:custom-shape>
            <draw:custom-shape draw:style-name="gr24" draw:text-style-name="P5" draw:layer="layout" svg:width="0.13cm" svg:height="0.2cm" svg:x="18.502cm" svg:y="15.615cm">
              <text:p/>
              <draw:enhanced-geometry svg:viewBox="0 0 208 317" draw:type="non-primitive" draw:enhanced-path="M 208 290 L 182 310 155 317 126 310 97 290 70 257 45 211 25 153 9 83 0 0 N"/>
            </draw:custom-shape>
            <draw:custom-shape draw:style-name="gr24" draw:text-style-name="P5" draw:layer="layout" svg:width="0.092cm" svg:height="0.305cm" svg:x="18.502cm" svg:y="15.309cm">
              <text:p/>
              <draw:enhanced-geometry svg:viewBox="0 0 145 481" draw:type="non-primitive" draw:enhanced-path="M 0 481 L 1 395 11 315 31 240 53 172 79 114 104 67 126 31 140 8 145 0 N"/>
            </draw:custom-shape>
            <draw:custom-shape draw:style-name="gr24" draw:text-style-name="P5" draw:layer="layout" svg:width="0.247cm" svg:height="0.311cm" svg:x="18.346cm" svg:y="15.309cm">
              <text:p/>
              <draw:enhanced-geometry svg:viewBox="0 0 387 491" draw:type="non-primitive" draw:enhanced-path="M 387 0 L 355 61 324 121 292 179 259 234 227 286 195 334 162 377 129 414 97 445 64 469 32 484 0 491 N"/>
            </draw:custom-shape>
            <draw:custom-shape draw:style-name="gr24" draw:text-style-name="P5" draw:layer="layout" svg:width="0.079cm" svg:height="0.175cm" svg:x="18.266cm" svg:y="15.446cm">
              <text:p/>
              <draw:enhanced-geometry svg:viewBox="0 0 128 274" draw:type="non-primitive" draw:enhanced-path="M 128 274 L 78 269 41 247 14 212 0 168 1 116 16 59 46 0 N"/>
            </draw:custom-shape>
            <draw:custom-shape draw:style-name="gr24" draw:text-style-name="P5" draw:layer="layout" svg:width="0.292cm" svg:height="0.184cm" svg:x="18.295cm" svg:y="15.262cm">
              <text:p/>
              <draw:enhanced-geometry svg:viewBox="0 0 460 289" draw:type="non-primitive" draw:enhanced-path="M 0 289 L 39 244 94 199 159 155 229 113 298 77 360 45 412 21 447 5 460 0 N"/>
            </draw:custom-shape>
            <draw:custom-shape draw:style-name="gr24" draw:text-style-name="P5" draw:layer="layout" svg:width="0.187cm" svg:height="0.102cm" svg:x="18.302cm" svg:y="16.116cm">
              <text:p/>
              <draw:enhanced-geometry svg:viewBox="0 0 297 162" draw:type="non-primitive" draw:enhanced-path="M 297 162 L 253 112 192 71 125 40 63 17 18 4 0 0 N"/>
            </draw:custom-shape>
            <draw:custom-shape draw:style-name="gr24" draw:text-style-name="P5" draw:layer="layout" svg:width="0.164cm" svg:height="0.123cm" svg:x="18.416cm" svg:y="16.021cm">
              <text:p/>
              <draw:enhanced-geometry svg:viewBox="0 0 263 191" draw:type="non-primitive" draw:enhanced-path="M 263 191 L 184 119 112 64 54 28 14 7 0 0 N"/>
            </draw:custom-shape>
            <draw:custom-shape draw:style-name="gr24" draw:text-style-name="P5" draw:layer="layout" svg:width="0.19cm" svg:height="0.101cm" svg:x="18.502cm" svg:y="15.967cm">
              <text:p/>
              <draw:enhanced-geometry svg:viewBox="0 0 300 161" draw:type="non-primitive" draw:enhanced-path="M 300 161 L 243 107 166 62 87 28 25 7 0 0 N"/>
            </draw:custom-shape>
            <draw:custom-shape draw:style-name="gr24" draw:text-style-name="P5" draw:layer="layout" svg:width="0.187cm" svg:height="0.085cm" svg:x="18.578cm" svg:y="15.891cm">
              <text:p/>
              <draw:enhanced-geometry svg:viewBox="0 0 297 134" draw:type="non-primitive" draw:enhanced-path="M 297 134 L 228 82 149 44 76 19 21 4 0 0 N"/>
            </draw:custom-shape>
            <draw:custom-shape draw:style-name="gr24" draw:text-style-name="P5" draw:layer="layout" svg:width="0.149cm" svg:height="0.079cm" svg:x="18.673cm" svg:y="15.821cm">
              <text:p/>
              <draw:enhanced-geometry svg:viewBox="0 0 234 126" draw:type="non-primitive" draw:enhanced-path="M 234 126 L 170 75 94 35 27 9 0 0 N"/>
            </draw:custom-shape>
            <draw:custom-shape draw:style-name="gr24" draw:text-style-name="P5" draw:layer="layout" svg:width="0.149cm" svg:height="0.072cm" svg:x="18.75cm" svg:y="15.764cm">
              <text:p/>
              <draw:enhanced-geometry svg:viewBox="0 0 236 118" draw:type="non-primitive" draw:enhanced-path="M 236 118 L 176 70 98 32 30 8 0 0 N"/>
            </draw:custom-shape>
            <draw:custom-shape draw:style-name="gr24" draw:text-style-name="P5" draw:layer="layout" svg:width="0.164cm" svg:height="0.085cm" svg:x="18.813cm" svg:y="15.7cm">
              <text:p/>
              <draw:enhanced-geometry svg:viewBox="0 0 261 136" draw:type="non-primitive" draw:enhanced-path="M 261 136 L 185 84 99 41 29 11 0 0 N"/>
            </draw:custom-shape>
            <draw:custom-shape draw:style-name="gr24" draw:text-style-name="P5" draw:layer="layout" svg:width="0.187cm" svg:height="0.097cm" svg:x="18.864cm" svg:y="15.631cm">
              <text:p/>
              <draw:enhanced-geometry svg:viewBox="0 0 299 154" draw:type="non-primitive" draw:enhanced-path="M 299 154 L 237 103 159 60 82 29 23 7 0 0 N"/>
            </draw:custom-shape>
            <draw:custom-shape draw:style-name="gr24" draw:text-style-name="P5" draw:layer="layout" svg:width="0.038cm" svg:height="0.238cm" svg:x="18.743cm" svg:y="16.053cm">
              <text:p/>
              <draw:enhanced-geometry svg:viewBox="0 0 62 379" draw:type="non-primitive" draw:enhanced-path="M 0 379 L 23 333 40 271 51 201 59 127 62 58 62 0 N"/>
            </draw:custom-shape>
            <draw:custom-shape draw:style-name="gr24" draw:text-style-name="P5" draw:layer="layout" svg:width="0.196cm" svg:height="0.444cm" svg:x="18.781cm" svg:y="15.608cm">
              <text:p/>
              <draw:enhanced-geometry svg:viewBox="0 0 308 698" draw:type="non-primitive" draw:enhanced-path="M 0 698 L 4 675 12 647 24 616 41 579 62 540 85 496 111 448 139 396 167 340 196 280 226 215 254 147 282 76 308 0 N"/>
            </draw:custom-shape>
            <draw:custom-shape draw:style-name="gr24" draw:text-style-name="P5" draw:layer="layout" svg:width="0.028cm" svg:height="0.482cm" svg:x="18.95cm" svg:y="15.608cm">
              <text:p/>
              <draw:enhanced-geometry svg:viewBox="0 0 45 762" draw:type="non-primitive" draw:enhanced-path="M 45 0 L 44 9 41 36 35 78 29 131 23 195 16 265 9 340 4 415 1 491 0 563 1 628 6 685 15 730 28 762 N"/>
            </draw:custom-shape>
            <draw:custom-shape draw:style-name="gr24" draw:text-style-name="P5" draw:layer="layout" svg:width="0.113cm" svg:height="0.098cm" svg:x="18.966cm" svg:y="16.021cm">
              <text:p/>
              <draw:enhanced-geometry svg:viewBox="0 0 179 154" draw:type="non-primitive" draw:enhanced-path="M 0 110 L 32 146 59 154 83 137 109 101 139 54 179 0 N"/>
            </draw:custom-shape>
            <draw:custom-shape draw:style-name="gr24" draw:text-style-name="P5" draw:layer="layout" svg:width="0.069cm" svg:height="0.428cm" svg:x="19.029cm" svg:y="15.592cm">
              <text:p/>
              <draw:enhanced-geometry svg:viewBox="0 0 111 679" draw:type="non-primitive" draw:enhanced-path="M 80 679 L 97 648 107 606 111 556 109 498 103 434 94 369 81 303 66 238 52 176 37 119 22 70 10 29 0 0 N"/>
            </draw:custom-shape>
            <draw:custom-shape draw:style-name="gr24" draw:text-style-name="P5" draw:layer="layout" svg:width="0.164cm" svg:height="0.057cm" svg:x="18.864cm" svg:y="15.535cm">
              <text:p/>
              <draw:enhanced-geometry svg:viewBox="0 0 263 86" draw:type="non-primitive" draw:enhanced-path="M 263 86 L 217 45 168 15 114 0 58 7 0 41 N"/>
            </draw:custom-shape>
            <draw:custom-shape draw:style-name="gr24" draw:text-style-name="P5" draw:layer="layout" svg:width="0.365cm" svg:height="0.378cm" svg:x="18.498cm" svg:y="15.564cm">
              <text:p/>
              <draw:enhanced-geometry svg:viewBox="0 0 571 598" draw:type="non-primitive" draw:enhanced-path="M 571 0 L 547 19 516 46 477 80 434 120 386 164 336 211 284 260 232 310 183 359 136 407 94 452 58 494 29 530 10 561 0 584 2 598 N"/>
            </draw:custom-shape>
            <draw:custom-shape draw:style-name="gr24" draw:text-style-name="P5" draw:layer="layout" svg:width="0.19cm" svg:height="0.073cm" svg:x="18.502cm" svg:y="15.897cm">
              <text:p/>
              <draw:enhanced-geometry svg:viewBox="0 0 300 114" draw:type="non-primitive" draw:enhanced-path="M 0 72 L 31 96 75 112 127 114 184 99 243 63 300 0 N"/>
            </draw:custom-shape>
            <draw:custom-shape draw:style-name="gr24" draw:text-style-name="P5" draw:layer="layout" svg:width="0.238cm" svg:height="0.324cm" svg:x="18.692cm" svg:y="15.573cm">
              <text:p/>
              <draw:enhanced-geometry svg:viewBox="0 0 378 507" draw:type="non-primitive" draw:enhanced-path="M 0 507 L 33 460 72 406 115 347 161 286 207 225 251 166 291 113 326 67 353 32 371 8 378 0 N"/>
            </draw:custom-shape>
            <draw:custom-shape draw:style-name="gr24" draw:text-style-name="P5" draw:layer="layout" svg:width="0.228cm" svg:height="0.473cm" svg:x="18.702cm" svg:y="15.573cm">
              <text:p/>
              <draw:enhanced-geometry svg:viewBox="0 0 361 741" draw:type="non-primitive" draw:enhanced-path="M 361 0 L 352 41 335 90 313 146 286 207 256 273 222 339 188 406 153 471 120 533 88 589 59 639 35 682 17 714 4 734 0 741 N"/>
            </draw:custom-shape>
            <draw:custom-shape draw:style-name="gr25" draw:text-style-name="P5" draw:layer="layout" svg:width="1.242cm" svg:height="1.568cm" svg:x="20.462cm" svg:y="14.398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26" draw:text-style-name="P5" draw:layer="layout" svg:width="2.665cm" svg:height="3.904cm" svg:x="21.828cm" svg:y="11.361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7" draw:text-style-name="P5" draw:layer="layout" svg:width="2.659cm" svg:height="3.904cm" svg:x="21.828cm" svg:y="11.361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7" draw:text-style-name="P5" draw:layer="layout" svg:width="0.279cm" svg:height="0.415cm" svg:x="23.654cm" svg:y="12.451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8" draw:text-style-name="P5" draw:layer="layout" svg:width="0.349cm" svg:height="0.108cm" svg:x="23.264cm" svg:y="14.82cm">
              <text:p/>
              <draw:enhanced-geometry svg:viewBox="0 0 550 167" draw:type="non-primitive" draw:enhanced-path="M 0 149 L 44 157 94 163 148 166 205 167 263 163 320 154 376 139 428 116 475 87 516 48 550 0 N"/>
            </draw:custom-shape>
            <draw:custom-shape draw:style-name="gr28" draw:text-style-name="P5" draw:layer="layout" svg:width="0.234cm" svg:height="0.19cm" svg:x="23.379cm" svg:y="14.82cm">
              <text:p/>
              <draw:enhanced-geometry svg:viewBox="0 0 372 300" draw:type="non-primitive" draw:enhanced-path="M 372 0 L 322 93 279 164 241 218 207 257 175 280 144 294 112 300 78 297 42 291 0 283 N"/>
            </draw:custom-shape>
            <draw:custom-shape draw:style-name="gr28" draw:text-style-name="P5" draw:layer="layout" svg:width="0.159cm" svg:height="0.066cm" svg:x="23.219cm" svg:y="14.935cm">
              <text:p/>
              <draw:enhanced-geometry svg:viewBox="0 0 252 103" draw:type="non-primitive" draw:enhanced-path="M 252 103 L 150 74 70 40 19 12 0 0 N"/>
            </draw:custom-shape>
            <draw:custom-shape draw:style-name="gr28" draw:text-style-name="P5" draw:layer="layout" svg:width="0.68cm" svg:height="0.102cm" svg:x="23.048cm" svg:y="14.604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28" draw:text-style-name="P5" draw:layer="layout" svg:width="0.425cm" svg:height="0.146cm" svg:x="23.048cm" svg:y="14.696cm">
              <text:p/>
              <draw:enhanced-geometry svg:viewBox="0 0 669 228" draw:type="non-primitive" draw:enhanced-path="M 0 0 L 71 28 138 57 204 84 266 110 325 135 381 157 433 178 481 196 527 209 568 220 606 226 640 228 669 224 N"/>
            </draw:custom-shape>
            <draw:custom-shape draw:style-name="gr28" draw:text-style-name="P5" draw:layer="layout" svg:width="0.216cm" svg:height="0.143cm" svg:x="23.474cm" svg:y="14.696cm">
              <text:p/>
              <draw:enhanced-geometry svg:viewBox="0 0 344 224" draw:type="non-primitive" draw:enhanced-path="M 0 224 L 58 203 121 166 186 123 247 79 297 40 332 11 344 0 N"/>
            </draw:custom-shape>
            <draw:custom-shape draw:style-name="gr28" draw:text-style-name="P5" draw:layer="layout" svg:width="0.196cm" svg:height="0.52cm" svg:x="22.454cm" svg:y="12.632cm">
              <text:p/>
              <draw:enhanced-geometry svg:viewBox="0 0 312 821" draw:type="non-primitive" draw:enhanced-path="M 0 821 L 29 760 55 699 79 638 100 578 121 519 139 461 157 404 173 349 189 297 204 246 220 197 236 152 253 109 271 69 290 33 312 0 N"/>
            </draw:custom-shape>
            <draw:custom-shape draw:style-name="gr28" draw:text-style-name="P5" draw:layer="layout" svg:width="0.149cm" svg:height="0.419cm" svg:x="22.651cm" svg:y="12.213cm">
              <text:p/>
              <draw:enhanced-geometry svg:viewBox="0 0 237 656" draw:type="non-primitive" draw:enhanced-path="M 0 656 L 26 618 54 574 82 524 111 471 138 414 164 358 187 301 207 244 222 191 233 141 237 95 235 56 226 24 208 0 N"/>
            </draw:custom-shape>
            <draw:custom-shape draw:style-name="gr28" draw:text-style-name="P5" draw:layer="layout" svg:width="0.244cm" svg:height="0.276cm" svg:x="22.953cm" svg:y="12.308cm">
              <text:p/>
              <draw:enhanced-geometry svg:viewBox="0 0 385 433" draw:type="non-primitive" draw:enhanced-path="M 385 0 L 332 52 278 109 224 167 173 223 126 278 84 328 50 371 23 403 6 425 0 433 N"/>
            </draw:custom-shape>
            <draw:custom-shape draw:style-name="gr28" draw:text-style-name="P5" draw:layer="layout" svg:width="0.216cm" svg:height="0.32cm" svg:x="22.737cm" svg:y="12.584cm">
              <text:p/>
              <draw:enhanced-geometry svg:viewBox="0 0 344 507" draw:type="non-primitive" draw:enhanced-path="M 344 0 L 312 84 279 158 246 224 214 282 181 331 150 374 119 411 89 442 58 467 29 489 0 507 N"/>
            </draw:custom-shape>
            <draw:custom-shape draw:style-name="gr28" draw:text-style-name="P5" draw:layer="layout" svg:width="0.527cm" svg:height="0.721cm" svg:x="22.765cm" svg:y="12.355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8" draw:text-style-name="P5" draw:layer="layout" svg:width="0.718cm" svg:height="0.587cm" svg:x="22.047cm" svg:y="13.076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8" draw:text-style-name="P5" draw:layer="layout" svg:width="0.047cm" svg:height="0.597cm" svg:x="22.139cm" svg:y="11.73cm">
              <text:p/>
              <draw:enhanced-geometry svg:viewBox="0 0 74 942" draw:type="non-primitive" draw:enhanced-path="M 0 942 L 3 894 5 845 9 790 11 734 14 675 18 614 21 553 24 490 29 429 32 367 37 307 43 249 48 193 54 139 60 89 67 42 74 0 N"/>
            </draw:custom-shape>
            <draw:custom-shape draw:style-name="gr28" draw:text-style-name="P5" draw:layer="layout" svg:width="0.047cm" svg:height="0.359cm" svg:x="22.149cm" svg:y="11.37cm">
              <text:p/>
              <draw:enhanced-geometry svg:viewBox="0 0 71 566" draw:type="non-primitive" draw:enhanced-path="M 59 566 L 68 496 71 422 66 346 57 271 47 200 33 135 21 80 11 38 3 9 0 0 N"/>
            </draw:custom-shape>
            <draw:custom-shape draw:style-name="gr28" draw:text-style-name="P5" draw:layer="layout" svg:width="0.177cm" svg:height="0.832cm" svg:x="21.971cm" svg:y="11.37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8" draw:text-style-name="P5" draw:layer="layout" svg:width="0.095cm" svg:height="0.321cm" svg:x="22.34cm" svg:y="11.618cm">
              <text:p/>
              <draw:enhanced-geometry svg:viewBox="0 0 148 507" draw:type="non-primitive" draw:enhanced-path="M 148 0 L 141 56 129 117 113 181 95 244 76 306 55 366 35 421 17 468 0 507 N"/>
            </draw:custom-shape>
            <draw:custom-shape draw:style-name="gr28" draw:text-style-name="P5" draw:layer="layout" svg:width="0.2cm" svg:height="0.453cm" svg:x="22.139cm" svg:y="11.94cm">
              <text:p/>
              <draw:enhanced-geometry svg:viewBox="0 0 313 715" draw:type="non-primitive" draw:enhanced-path="M 313 0 L 301 26 282 59 260 98 234 142 205 192 175 245 145 301 115 360 87 420 61 481 38 542 20 602 6 660 0 715 N"/>
            </draw:custom-shape>
            <draw:custom-shape draw:style-name="gr28" draw:text-style-name="P5" draw:layer="layout" svg:width="0.114cm" svg:height="0.625cm" svg:x="22.139cm" svg:y="11.768cm">
              <text:p/>
              <draw:enhanced-geometry svg:viewBox="0 0 179 985" draw:type="non-primitive" draw:enhanced-path="M 0 985 L 3 914 9 841 14 770 22 701 30 632 40 564 50 499 62 436 73 376 86 318 98 264 110 213 123 167 134 124 147 85 158 52 169 24 179 0 N"/>
            </draw:custom-shape>
            <draw:custom-shape draw:style-name="gr28" draw:text-style-name="P5" draw:layer="layout" svg:width="0.038cm" svg:height="0.292cm" svg:x="22.254cm" svg:y="11.476cm">
              <text:p/>
              <draw:enhanced-geometry svg:viewBox="0 0 59 463" draw:type="non-primitive" draw:enhanced-path="M 0 463 L 20 409 34 341 45 264 52 187 56 115 58 56 59 15 59 0 N"/>
            </draw:custom-shape>
            <draw:custom-shape draw:style-name="gr28" draw:text-style-name="P5" draw:layer="layout" svg:width="0.263cm" svg:height="0.282cm" svg:x="22.406cm" svg:y="12.102cm">
              <text:p/>
              <draw:enhanced-geometry svg:viewBox="0 0 417 448" draw:type="non-primitive" draw:enhanced-path="M 417 0 L 347 44 283 94 225 147 173 202 128 255 89 306 58 352 33 391 15 421 3 441 0 448 N"/>
            </draw:custom-shape>
            <draw:custom-shape draw:style-name="gr28" draw:text-style-name="P5" draw:layer="layout" svg:width="0.19cm" svg:height="0.162cm" svg:x="22.216cm" svg:y="12.384cm">
              <text:p/>
              <draw:enhanced-geometry svg:viewBox="0 0 298 254" draw:type="non-primitive" draw:enhanced-path="M 298 0 L 226 33 161 76 107 125 61 172 29 214 7 244 0 254 N"/>
            </draw:custom-shape>
            <draw:custom-shape draw:style-name="gr28" draw:text-style-name="P5" draw:layer="layout" svg:width="0.266cm" svg:height="0.568cm" svg:x="22.216cm" svg:y="11.978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28" draw:text-style-name="P5" draw:layer="layout" svg:width="0.355cm" svg:height="0.368cm" svg:x="23.258cm" svg:y="13.979cm">
              <text:p/>
              <draw:enhanced-geometry svg:viewBox="0 0 564 582" draw:type="non-primitive" draw:enhanced-path="M 0 582 L 39 551 82 517 127 483 174 446 221 408 268 369 314 328 358 288 400 246 440 204 475 162 505 121 531 79 551 40 564 0 N"/>
            </draw:custom-shape>
            <draw:custom-shape draw:style-name="gr28" draw:text-style-name="P5" draw:layer="layout" svg:width="0.089cm" svg:height="0.94cm" svg:x="23.613cm" svg:y="13.038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8" draw:text-style-name="P5" draw:layer="layout" svg:width="0.105cm" svg:height="0.873cm" svg:x="23.575cm" svg:y="12.165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8" draw:text-style-name="P5" draw:layer="layout" svg:width="0.139cm" svg:height="0.209cm" svg:x="23.483cm" svg:y="12.136cm">
              <text:p/>
              <draw:enhanced-geometry svg:viewBox="0 0 221 331" draw:type="non-primitive" draw:enhanced-path="M 192 46 L 212 17 221 1 219 0 209 9 193 28 172 55 147 88 120 125 93 164 66 205 42 242 21 278 7 308 0 331 N"/>
            </draw:custom-shape>
            <draw:custom-shape draw:style-name="gr28" draw:text-style-name="P5" draw:layer="layout" svg:width="0.006cm" svg:height="0.352cm" svg:x="23.477cm" svg:y="12.346cm">
              <text:p/>
              <draw:enhanced-geometry svg:viewBox="0 0 7 552" draw:type="non-primitive" draw:enhanced-path="M 7 0 L 2 42 0 106 0 183 0 268 1 351 4 428 5 493 6 536 7 552 N"/>
            </draw:custom-shape>
            <draw:custom-shape draw:style-name="gr28" draw:text-style-name="P5" draw:layer="layout" svg:width="0.098cm" svg:height="0.569cm" svg:x="23.442cm" svg:y="12.13cm">
              <text:p/>
              <draw:enhanced-geometry svg:viewBox="0 0 151 896" draw:type="non-primitive" draw:enhanced-path="M 62 896 L 50 865 38 830 28 789 19 744 11 695 5 643 2 590 0 533 1 476 4 418 10 360 19 303 31 246 47 190 68 138 91 89 119 42 151 0 N"/>
            </draw:custom-shape>
            <draw:custom-shape draw:style-name="gr28" draw:text-style-name="P5" draw:layer="layout" svg:width="0.177cm" svg:height="0.788cm" svg:x="23.363cm" svg:y="12.13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28" draw:text-style-name="P5" draw:layer="layout" svg:width="0.044cm" svg:height="0.552cm" svg:x="23.325cm" svg:y="12.365cm">
              <text:p/>
              <draw:enhanced-geometry svg:viewBox="0 0 73 867" draw:type="non-primitive" draw:enhanced-path="M 73 867 L 62 768 51 675 41 589 31 509 24 435 17 368 11 304 7 248 3 197 1 150 0 109 1 74 3 45 7 20 12 0 N"/>
            </draw:custom-shape>
            <draw:custom-shape draw:style-name="gr28" draw:text-style-name="P5" draw:layer="layout" svg:width="0.209cm" svg:height="0.292cm" svg:x="23.331cm" svg:y="12.073cm">
              <text:p/>
              <draw:enhanced-geometry svg:viewBox="0 0 328 462" draw:type="non-primitive" draw:enhanced-path="M 0 462 L 17 428 47 380 85 324 129 261 176 198 222 137 264 83 297 40 320 10 328 0 N"/>
            </draw:custom-shape>
            <draw:custom-shape draw:style-name="gr28" draw:text-style-name="P5" draw:layer="layout" svg:width="0.692cm" svg:height="0.25cm" svg:x="22.82cm" svg:y="12.025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8" draw:text-style-name="P5" draw:layer="layout" svg:width="0.133cm" svg:height="0.171cm" svg:x="24.068cm" svg:y="12.924cm">
              <text:p/>
              <draw:enhanced-geometry svg:viewBox="0 0 210 274" draw:type="non-primitive" draw:enhanced-path="M 210 274 L 176 196 149 130 127 77 104 37 78 11 44 0 0 4 N"/>
            </draw:custom-shape>
            <draw:custom-shape draw:style-name="gr28" draw:text-style-name="P5" draw:layer="layout" svg:width="0.149cm" svg:height="0.066cm" svg:x="23.918cm" svg:y="12.857cm">
              <text:p/>
              <draw:enhanced-geometry svg:viewBox="0 0 236 105" draw:type="non-primitive" draw:enhanced-path="M 236 105 L 149 101 73 63 20 20 0 0 N"/>
            </draw:custom-shape>
            <draw:custom-shape draw:style-name="gr28" draw:text-style-name="P5" draw:layer="layout" svg:width="0.283cm" svg:height="0.71cm" svg:x="23.709cm" svg:y="13.001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28" draw:text-style-name="P5" draw:layer="layout" svg:width="0.171cm" svg:height="0.285cm" svg:x="23.709cm" svg:y="13.001cm">
              <text:p/>
              <draw:enhanced-geometry svg:viewBox="0 0 270 448" draw:type="non-primitive" draw:enhanced-path="M 0 0 L 48 68 86 130 116 188 138 239 158 285 176 327 193 364 213 396 238 423 270 448 N"/>
            </draw:custom-shape>
            <draw:custom-shape draw:style-name="gr28" draw:text-style-name="P5" draw:layer="layout" svg:width="0.188cm" svg:height="0.339cm" svg:x="23.88cm" svg:y="13.286cm">
              <text:p/>
              <draw:enhanced-geometry svg:viewBox="0 0 295 536" draw:type="non-primitive" draw:enhanced-path="M 0 0 L 31 25 62 59 92 101 122 149 150 202 177 257 203 315 228 373 252 430 275 485 295 536 N"/>
            </draw:custom-shape>
            <draw:custom-shape draw:style-name="gr29" draw:text-style-name="P5" draw:layer="layout" svg:width="3.424cm" svg:height="2.525cm" svg:x="20.923cm" svg:y="10.322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30" draw:text-style-name="P5" draw:layer="layout" svg:width="0.568cm" svg:height="0.571cm" svg:x="22.908cm" svg:y="11.625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31" draw:text-style-name="P5" draw:layer="layout" svg:width="0.498cm" svg:height="0.391cm" svg:x="22.908cm" svg:y="11.625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30" draw:text-style-name="P5" draw:layer="layout" svg:width="0.822cm" svg:height="0.854cm" svg:x="21.285cm" svg:y="11.088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32" draw:text-style-name="P5" draw:layer="layout" svg:width="0.416cm" svg:height="0.162cm" svg:x="23.613cm" svg:y="10.824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30" draw:text-style-name="P5" draw:layer="layout" svg:width="1.363cm" svg:height="0.46cm" svg:x="21.11cm" svg:y="10.694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30" draw:text-style-name="P5" draw:layer="layout" svg:width="0.54cm" svg:height="0.622cm" svg:x="23.397cm" svg:y="10.996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31" draw:text-style-name="P5" draw:layer="layout" svg:width="0.035cm" svg:height="0.361cm" svg:x="23.397cm" svg:y="11.257cm">
              <text:p/>
              <draw:enhanced-geometry svg:viewBox="0 0 57 567" draw:type="non-primitive" draw:enhanced-path="M 0 567 L 0 502 3 439 5 377 10 317 14 259 21 202 29 148 37 96 47 46 57 0 N"/>
            </draw:custom-shape>
            <draw:custom-shape draw:style-name="gr30" draw:text-style-name="P5" draw:layer="layout" svg:width="0.623cm" svg:height="1.286cm" svg:x="23.531cm" svg:y="11.402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31" draw:text-style-name="P5" draw:layer="layout" svg:width="0.079cm" svg:height="0.244cm" svg:x="22.454cm" svg:y="11.215cm">
              <text:p/>
              <draw:enhanced-geometry svg:viewBox="0 0 125 386" draw:type="non-primitive" draw:enhanced-path="M 0 386 L 29 309 59 235 86 166 107 105 122 54 125 19 115 0 N"/>
            </draw:custom-shape>
            <draw:custom-shape draw:style-name="gr33" draw:text-style-name="P5" draw:layer="layout" svg:width="0.117cm" svg:height="0.082cm" svg:x="22.41cm" svg:y="11.133cm">
              <text:p/>
              <draw:enhanced-geometry svg:viewBox="0 0 185 128" draw:type="non-primitive" draw:enhanced-path="M 185 128 L 151 74 89 34 27 9 0 0 N"/>
            </draw:custom-shape>
            <draw:custom-shape draw:style-name="gr33" draw:text-style-name="P5" draw:layer="layout" svg:width="0.346cm" svg:height="0.047cm" svg:x="22.667cm" svg:y="11.167cm">
              <text:p/>
              <draw:enhanced-geometry svg:viewBox="0 0 547 73" draw:type="non-primitive" draw:enhanced-path="M 0 31 L 75 15 148 5 217 0 280 1 340 6 394 15 443 26 485 40 520 56 547 73 N"/>
            </draw:custom-shape>
            <draw:custom-shape draw:style-name="gr34" draw:text-style-name="P5" draw:layer="layout" svg:width="0.266cm" svg:height="0.079cm" svg:x="22.683cm" svg:y="11.224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9" draw:text-style-name="P5" draw:layer="layout" svg:width="0.266cm" svg:height="0.079cm" svg:x="22.683cm" svg:y="11.224cm">
              <text:p/>
              <draw:enhanced-geometry svg:viewBox="0 0 420 128" draw:type="non-primitive" draw:enhanced-path="M 420 85 L 361 56 299 32 234 16 170 6 107 0 50 2 0 6 0 6 50 57 60 106 56 128 56 128 161 110 249 98 321 91 374 88 407 86 420 85 420 85 420 85 N"/>
            </draw:custom-shape>
            <draw:custom-shape draw:style-name="gr31" draw:text-style-name="P5" draw:layer="layout" svg:width="0.11cm" svg:height="0.005cm" svg:x="22.533cm" svg:y="11.8cm">
              <text:p/>
              <draw:enhanced-geometry svg:viewBox="0 0 172 14" draw:type="non-primitive" draw:enhanced-path="M 172 14 L 92 11 27 3 0 0 N"/>
            </draw:custom-shape>
            <draw:custom-shape draw:style-name="gr31" draw:text-style-name="P5" draw:layer="layout" svg:width="0.184cm" svg:height="0.006cm" svg:x="22.53cm" svg:y="11.717cm">
              <text:p/>
              <draw:enhanced-geometry svg:viewBox="0 0 291 11" draw:type="non-primitive" draw:enhanced-path="M 0 0 L 81 10 176 11 257 9 291 8 N"/>
            </draw:custom-shape>
            <draw:custom-shape draw:style-name="gr31" draw:text-style-name="P5" draw:layer="layout" svg:width="0.072cm" svg:height="0.012cm" svg:x="22.527cm" svg:y="11.577cm">
              <text:p/>
              <draw:enhanced-geometry svg:viewBox="0 0 114 21" draw:type="non-primitive" draw:enhanced-path="M 114 21 L 68 0 22 7 0 15 N"/>
            </draw:custom-shape>
            <draw:custom-shape draw:style-name="gr31" draw:text-style-name="P5" draw:layer="layout" svg:width="0.06cm" svg:height="0.082cm" svg:x="22.606cm" svg:y="11.517cm">
              <text:p/>
              <draw:enhanced-geometry svg:viewBox="0 0 94 128" draw:type="non-primitive" draw:enhanced-path="M 0 0 L 69 33 94 76 58 128 N"/>
            </draw:custom-shape>
            <draw:custom-shape draw:style-name="gr31" draw:text-style-name="P5" draw:layer="layout" svg:width="0.126cm" svg:height="0.158cm" svg:x="22.683cm" svg:y="11.514cm">
              <text:p/>
              <draw:enhanced-geometry svg:viewBox="0 0 200 249" draw:type="non-primitive" draw:enhanced-path="M 0 0 L 63 39 121 92 166 151 196 207 200 249 N"/>
            </draw:custom-shape>
            <draw:custom-shape draw:style-name="gr31" draw:text-style-name="P5" draw:layer="layout" svg:width="0.066cm" svg:height="0.165cm" svg:x="22.743cm" svg:y="11.672cm">
              <text:p/>
              <draw:enhanced-geometry svg:viewBox="0 0 107 263" draw:type="non-primitive" draw:enhanced-path="M 107 0 L 83 64 47 152 14 230 0 263 N"/>
            </draw:custom-shape>
            <draw:custom-shape draw:style-name="gr35" draw:text-style-name="P5" draw:layer="layout" svg:width="1.508cm" svg:height="1.032cm" svg:x="22.378cm" svg:y="10.253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34" draw:text-style-name="P5" draw:layer="layout" svg:width="0.069cm" svg:height="0.088cm" svg:x="22.457cm" svg:y="11.206cm">
              <text:p/>
              <draw:enhanced-geometry svg:viewBox="0 0 107 141" draw:type="non-primitive" draw:enhanced-path="M 13 141 L 99 128 107 63 0 0 13 141 13 141 Z N"/>
            </draw:custom-shape>
            <draw:custom-shape draw:style-name="gr9" draw:text-style-name="P5" draw:layer="layout" svg:width="0.069cm" svg:height="0.088cm" svg:x="22.457cm" svg:y="11.206cm">
              <text:p/>
              <draw:enhanced-geometry svg:viewBox="0 0 107 141" draw:type="non-primitive" draw:enhanced-path="M 13 141 L 99 128 107 63 0 0 13 141 13 141 N"/>
            </draw:custom-shape>
            <draw:custom-shape draw:style-name="gr25" draw:text-style-name="P5" draw:layer="layout" svg:width="0.759cm" svg:height="1.165cm" svg:x="22.6cm" svg:y="14.474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6" draw:text-style-name="P5" draw:layer="layout" svg:width="4.59cm" svg:height="3.522cm" svg:x="18.702cm" svg:y="12.54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7" draw:text-style-name="P5" draw:layer="layout" svg:width="0.098cm" svg:height="0.155cm" svg:x="22.631cm" svg:y="14.461cm">
              <text:p/>
              <draw:enhanced-geometry svg:viewBox="0 0 156 247" draw:type="non-primitive" draw:enhanced-path="M 0 0 L 53 71 100 138 135 198 156 247 N"/>
            </draw:custom-shape>
            <draw:custom-shape draw:style-name="gr37" draw:text-style-name="P5" draw:layer="layout" svg:width="0.193cm" svg:height="0.285cm" svg:x="22.73cm" svg:y="14.617cm">
              <text:p/>
              <draw:enhanced-geometry svg:viewBox="0 0 307 451" draw:type="non-primitive" draw:enhanced-path="M 0 0 L 15 37 39 75 68 115 102 155 140 200 178 245 216 292 252 343 282 395 307 451 N"/>
            </draw:custom-shape>
            <draw:custom-shape draw:style-name="gr37" draw:text-style-name="P5" draw:layer="layout" svg:width="0.197cm" svg:height="0.511cm" svg:x="22.924cm" svg:y="14.903cm">
              <text:p/>
              <draw:enhanced-geometry svg:viewBox="0 0 308 806" draw:type="non-primitive" draw:enhanced-path="M 0 0 L 12 36 25 79 37 127 50 180 63 235 77 293 92 353 106 412 122 472 140 528 158 584 179 636 201 682 224 724 250 759 277 786 308 806 N"/>
            </draw:custom-shape>
            <draw:custom-shape draw:style-name="gr37" draw:text-style-name="P5" draw:layer="layout" svg:width="0.171cm" svg:height="0.158cm" svg:x="23.121cm" svg:y="15.414cm">
              <text:p/>
              <draw:enhanced-geometry svg:viewBox="0 0 270 248" draw:type="non-primitive" draw:enhanced-path="M 0 0 L 80 46 148 100 201 154 238 201 262 235 270 248 N"/>
            </draw:custom-shape>
            <draw:custom-shape draw:style-name="gr37" draw:text-style-name="P5" draw:layer="layout" svg:width="0.375cm" svg:height="0.759cm" svg:x="21.18cm" svg:y="15.167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7" draw:text-style-name="P5" draw:layer="layout" svg:width="0.291cm" svg:height="0.654cm" svg:x="20.888cm" svg:y="14.513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7" draw:text-style-name="P5" draw:layer="layout" svg:width="0.486cm" svg:height="0.504cm" svg:x="20.402cm" svg:y="14.513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25" draw:text-style-name="P5" draw:layer="layout" svg:width="1.699cm" svg:height="2.354cm" svg:x="19.023cm" svg:y="12.911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7" draw:text-style-name="P5" draw:layer="layout" svg:width="0.409cm" svg:height="0.368cm" svg:x="20.312cm" svg:y="12.911cm">
              <text:p/>
              <draw:enhanced-geometry svg:viewBox="0 0 648 579" draw:type="non-primitive" draw:enhanced-path="M 648 0 L 598 41 545 83 492 127 439 171 386 215 333 259 282 303 233 346 187 387 144 427 105 463 70 498 41 529 17 556 0 579 N"/>
            </draw:custom-shape>
            <draw:custom-shape draw:style-name="gr37" draw:text-style-name="P5" draw:layer="layout" svg:width="0.323cm" svg:height="0.539cm" svg:x="19.989cm" svg:y="13.28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7" draw:text-style-name="P5" draw:layer="layout" svg:width="0.359cm" svg:height="0.565cm" svg:x="19.629cm" svg:y="13.82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7" draw:text-style-name="P5" draw:layer="layout" svg:width="0.203cm" svg:height="0.412cm" svg:x="19.426cm" svg:y="14.385cm">
              <text:p/>
              <draw:enhanced-geometry svg:viewBox="0 0 319 651" draw:type="non-primitive" draw:enhanced-path="M 319 0 L 297 34 271 74 245 121 217 172 188 226 161 283 133 340 106 399 81 456 57 511 35 562 16 610 0 651 N"/>
            </draw:custom-shape>
            <draw:custom-shape draw:style-name="gr37" draw:text-style-name="P5" draw:layer="layout" svg:width="0.171cm" svg:height="0.193cm" svg:x="19.255cm" svg:y="14.798cm">
              <text:p/>
              <draw:enhanced-geometry svg:viewBox="0 0 270 307" draw:type="non-primitive" draw:enhanced-path="M 270 0 L 241 65 206 118 165 164 122 203 79 238 37 272 0 307 N"/>
            </draw:custom-shape>
            <draw:custom-shape draw:style-name="gr37" draw:text-style-name="P5" draw:layer="layout" svg:width="0.126cm" svg:height="0.273cm" svg:x="19.128cm" svg:y="14.992cm">
              <text:p/>
              <draw:enhanced-geometry svg:viewBox="0 0 200 428" draw:type="non-primitive" draw:enhanced-path="M 200 0 L 168 42 134 102 100 172 69 245 42 315 19 373 5 412 0 428 N"/>
            </draw:custom-shape>
            <draw:custom-shape draw:style-name="gr38" draw:text-style-name="P5" draw:layer="layout" svg:width="2.569cm" svg:height="1.609cm" svg:x="20.386cm" svg:y="13.397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9" draw:text-style-name="P5" draw:layer="layout" svg:width="0.292cm" svg:height="0.218cm" svg:x="22.962cm" svg:y="14.842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7" draw:text-style-name="P5" draw:layer="layout" svg:width="0.308cm" svg:height="0.238cm" svg:x="22.714cm" svg:y="14.588cm">
              <text:p/>
              <draw:enhanced-geometry svg:viewBox="0 0 483 377" draw:type="non-primitive" draw:enhanced-path="M 0 0 L 86 44 164 87 234 130 296 171 349 210 395 246 430 280 457 309 475 336 483 359 482 377 N"/>
            </draw:custom-shape>
            <draw:custom-shape draw:style-name="gr37" draw:text-style-name="P5" draw:layer="layout" svg:width="0.121cm" svg:height="0.092cm" svg:x="22.902cm" svg:y="14.747cm">
              <text:p/>
              <draw:enhanced-geometry svg:viewBox="0 0 189 148" draw:type="non-primitive" draw:enhanced-path="M 189 129 L 169 148 139 137 100 104 53 55 0 0 N"/>
            </draw:custom-shape>
            <draw:custom-shape draw:style-name="gr37" draw:text-style-name="P5" draw:layer="layout" svg:width="0.155cm" svg:height="0.108cm" svg:x="22.746cm" svg:y="14.639cm">
              <text:p/>
              <draw:enhanced-geometry svg:viewBox="0 0 246 166" draw:type="non-primitive" draw:enhanced-path="M 246 166 L 168 99 87 47 25 12 0 0 N"/>
            </draw:custom-shape>
            <draw:custom-shape draw:style-name="gr37" draw:text-style-name="P5" draw:layer="layout" svg:width="0.209cm" svg:height="0.279cm" svg:x="22.94cm" svg:y="15.218cm">
              <text:p/>
              <draw:enhanced-geometry svg:viewBox="0 0 330 439" draw:type="non-primitive" draw:enhanced-path="M 330 439 L 295 399 253 353 208 301 161 246 116 191 75 137 40 86 14 39 0 0 N"/>
            </draw:custom-shape>
            <draw:custom-shape draw:style-name="gr37" draw:text-style-name="P5" draw:layer="layout" svg:width="0.054cm" svg:height="0.082cm" svg:x="22.886cm" svg:y="15.144cm">
              <text:p/>
              <draw:enhanced-geometry svg:viewBox="0 0 83 130" draw:type="non-primitive" draw:enhanced-path="M 83 117 L 71 78 55 43 38 16 21 1 8 0 0 19 1 61 12 130 N"/>
            </draw:custom-shape>
            <draw:custom-shape draw:style-name="gr37" draw:text-style-name="P5" draw:layer="layout" svg:width="0.188cm" svg:height="0.307cm" svg:x="22.895cm" svg:y="15.227cm">
              <text:p/>
              <draw:enhanced-geometry svg:viewBox="0 0 296 486" draw:type="non-primitive" draw:enhanced-path="M 0 0 L 14 61 30 119 49 176 69 230 92 281 118 327 146 370 179 408 214 439 254 465 296 486 N"/>
            </draw:custom-shape>
            <draw:custom-shape draw:style-name="gr37" draw:text-style-name="P5" draw:layer="layout" svg:width="0.279cm" svg:height="0.034cm" svg:x="22.924cm" svg:y="15.624cm">
              <text:p/>
              <draw:enhanced-geometry svg:viewBox="0 0 437 54" draw:type="non-primitive" draw:enhanced-path="M 437 0 L 367 23 296 40 230 50 165 54 104 51 50 42 0 25 N"/>
            </draw:custom-shape>
            <draw:custom-shape draw:style-name="gr37" draw:text-style-name="P5" draw:layer="layout" svg:width="0.136cm" svg:height="0.177cm" svg:x="23.106cm" svg:y="14.874cm">
              <text:p/>
              <draw:enhanced-geometry svg:viewBox="0 0 214 284" draw:type="non-primitive" draw:enhanced-path="M 0 0 L 68 59 119 110 156 155 182 197 200 239 214 284 N"/>
            </draw:custom-shape>
            <draw:custom-shape draw:style-name="gr37" draw:text-style-name="P5" draw:layer="layout" svg:width="0.019cm" svg:height="0.301cm" svg:x="23.242cm" svg:y="15.052cm">
              <text:p/>
              <draw:enhanced-geometry svg:viewBox="0 0 34 473" draw:type="non-primitive" draw:enhanced-path="M 0 0 L 8 48 14 115 20 192 25 273 29 349 31 414 32 458 34 473 N"/>
            </draw:custom-shape>
            <draw:custom-shape draw:style-name="gr37" draw:text-style-name="P5" draw:layer="layout" svg:width="0.076cm" svg:height="0.415cm" svg:x="21.396cm" svg:y="13.737cm">
              <text:p/>
              <draw:enhanced-geometry svg:viewBox="0 0 119 651" draw:type="non-primitive" draw:enhanced-path="M 0 0 L 23 33 45 74 63 120 79 171 92 227 103 286 111 346 117 408 119 470 119 532 115 592 108 651 N"/>
            </draw:custom-shape>
            <draw:custom-shape draw:style-name="gr37" draw:text-style-name="P5" draw:layer="layout" svg:width="0.076cm" svg:height="0.991cm" svg:x="21.389cm" svg:y="14.153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7" draw:text-style-name="P5" draw:layer="layout" svg:width="0.187cm" svg:height="0.788cm" svg:x="20.386cm" svg:y="13.454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7" draw:text-style-name="P5" draw:layer="layout" svg:width="0.066cm" svg:height="0.336cm" svg:x="20.319cm" svg:y="14.242cm">
              <text:p/>
              <draw:enhanced-geometry svg:viewBox="0 0 107 533" draw:type="non-primitive" draw:enhanced-path="M 107 0 L 93 53 78 121 63 196 47 276 32 354 20 424 9 481 3 518 0 533 N"/>
            </draw:custom-shape>
            <draw:custom-shape draw:style-name="gr37" draw:text-style-name="P5" draw:layer="layout" svg:width="0.044cm" svg:height="0.397cm" svg:x="19.744cm" svg:y="15.084cm">
              <text:p/>
              <draw:enhanced-geometry svg:viewBox="0 0 73 626" draw:type="non-primitive" draw:enhanced-path="M 0 626 L 10 571 22 517 33 462 44 406 54 351 62 294 69 238 73 180 71 121 67 61 57 0 N"/>
            </draw:custom-shape>
            <draw:custom-shape draw:style-name="gr37" draw:text-style-name="P5" draw:layer="layout" svg:width="0.267cm" svg:height="0.87cm" svg:x="19.776cm" svg:y="14.214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7" draw:text-style-name="P5" draw:layer="layout" svg:width="0.164cm" svg:height="0.387cm" svg:x="20.183cm" svg:y="13.312cm">
              <text:p/>
              <draw:enhanced-geometry svg:viewBox="0 0 260 613" draw:type="non-primitive" draw:enhanced-path="M 260 0 L 252 32 242 61 228 92 211 122 192 157 171 197 146 242 120 295 92 358 63 430 33 515 0 613 N"/>
            </draw:custom-shape>
            <draw:custom-shape draw:style-name="gr37" draw:text-style-name="P5" draw:layer="layout" svg:width="0.508cm" svg:height="1.127cm" svg:x="19.674cm" svg:y="13.699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7" draw:text-style-name="P5" draw:layer="layout" svg:width="0.164cm" svg:height="0.438cm" svg:x="19.509cm" svg:y="14.827cm">
              <text:p/>
              <draw:enhanced-geometry svg:viewBox="0 0 262 688" draw:type="non-primitive" draw:enhanced-path="M 262 0 L 240 45 216 89 191 132 164 174 138 217 112 260 87 304 65 351 44 398 27 449 14 504 5 560 0 621 3 688 N"/>
            </draw:custom-shape>
            <draw:custom-shape draw:style-name="gr37" draw:text-style-name="P5" draw:layer="layout" svg:width="0.076cm" svg:height="0.269cm" svg:x="19.436cm" svg:y="15.265cm">
              <text:p/>
              <draw:enhanced-geometry svg:viewBox="0 0 123 426" draw:type="non-primitive" draw:enhanced-path="M 118 0 L 123 107 122 193 115 258 102 310 84 349 61 378 33 403 0 426 N"/>
            </draw:custom-shape>
            <draw:custom-shape draw:style-name="gr37" draw:text-style-name="P5" draw:layer="layout" svg:width="0.038cm" svg:height="0.225cm" svg:x="19.436cm" svg:y="15.309cm">
              <text:p/>
              <draw:enhanced-geometry svg:viewBox="0 0 63 356" draw:type="non-primitive" draw:enhanced-path="M 0 356 L 22 300 43 237 58 169 63 102 56 44 36 0 N"/>
            </draw:custom-shape>
            <draw:custom-shape draw:style-name="gr37" draw:text-style-name="P5" draw:layer="layout" svg:width="0.089cm" svg:height="0.149cm" svg:x="20.011cm" svg:y="15.475cm">
              <text:p/>
              <draw:enhanced-geometry svg:viewBox="0 0 141 236" draw:type="non-primitive" draw:enhanced-path="M 0 236 L 64 167 110 119 136 83 141 47 119 0 N"/>
            </draw:custom-shape>
            <draw:custom-shape draw:style-name="gr37" draw:text-style-name="P5" draw:layer="layout" svg:width="0.069cm" svg:height="0.231cm" svg:x="20.078cm" svg:y="15.243cm">
              <text:p/>
              <draw:enhanced-geometry svg:viewBox="0 0 106 367" draw:type="non-primitive" draw:enhanced-path="M 13 367 L 0 317 5 253 24 183 50 115 78 56 98 16 106 0 N"/>
            </draw:custom-shape>
            <draw:custom-shape draw:style-name="gr37" draw:text-style-name="P5" draw:layer="layout" svg:width="0.139cm" svg:height="0.231cm" svg:x="20.008cm" svg:y="15.243cm">
              <text:p/>
              <draw:enhanced-geometry svg:viewBox="0 0 220 367" draw:type="non-primitive" draw:enhanced-path="M 220 0 L 159 69 108 125 66 173 34 215 13 252 1 287 0 326 8 367 N"/>
            </draw:custom-shape>
            <draw:custom-shape draw:style-name="gr37" draw:text-style-name="P5" draw:layer="layout" svg:width="0.155cm" svg:height="0.164cm" svg:x="19.855cm" svg:y="15.475cm">
              <text:p/>
              <draw:enhanced-geometry svg:viewBox="0 0 248 261" draw:type="non-primitive" draw:enhanced-path="M 248 0 L 246 52 215 104 166 152 109 195 56 230 16 253 0 261 N"/>
            </draw:custom-shape>
            <draw:custom-shape draw:style-name="gr37" draw:text-style-name="P5" draw:layer="layout" svg:width="0.082cm" svg:height="0.399cm" svg:x="19.531cm" svg:y="15.211cm">
              <text:p/>
              <draw:enhanced-geometry svg:viewBox="0 0 131 628" draw:type="non-primitive" draw:enhanced-path="M 0 628 L 28 576 51 513 71 442 88 367 100 290 110 215 118 147 124 89 128 42 131 12 131 0 N"/>
            </draw:custom-shape>
            <draw:custom-shape draw:style-name="gr37" draw:text-style-name="P5" draw:layer="layout" svg:width="0.066cm" svg:height="0.412cm" svg:x="19.591cm" svg:y="15.211cm">
              <text:p/>
              <draw:enhanced-geometry svg:viewBox="0 0 105 651" draw:type="non-primitive" draw:enhanced-path="M 34 0 L 60 57 80 115 94 173 101 233 105 292 104 351 97 407 88 460 74 508 58 554 40 592 21 625 0 651 N"/>
            </draw:custom-shape>
            <draw:custom-shape draw:style-name="gr37" draw:text-style-name="P5" draw:layer="layout" svg:width="0.092cm" svg:height="0.203cm" svg:x="19.334cm" svg:y="15.265cm">
              <text:p/>
              <draw:enhanced-geometry svg:viewBox="0 0 146 318" draw:type="non-primitive" draw:enhanced-path="M 146 0 L 81 23 37 58 11 103 0 152 0 200 7 246 16 283 25 309 29 318 N"/>
            </draw:custom-shape>
            <draw:custom-shape draw:style-name="gr37" draw:text-style-name="P5" draw:layer="layout" svg:width="0.072cm" svg:height="0.203cm" svg:x="19.354cm" svg:y="15.265cm">
              <text:p/>
              <draw:enhanced-geometry svg:viewBox="0 0 117 318" draw:type="non-primitive" draw:enhanced-path="M 0 318 L 21 231 52 145 83 71 108 19 117 0 N"/>
            </draw:custom-shape>
            <draw:custom-shape draw:style-name="gr37" draw:text-style-name="P5" draw:layer="layout" svg:width="0.057cm" svg:height="0.164cm" svg:x="19.235cm" svg:y="15.234cm">
              <text:p/>
              <draw:enhanced-geometry svg:viewBox="0 0 88 261" draw:type="non-primitive" draw:enhanced-path="M 52 261 L 28 221 11 195 1 178 0 162 6 143 22 114 49 68 88 0 N"/>
            </draw:custom-shape>
            <draw:custom-shape draw:style-name="gr37" draw:text-style-name="P5" draw:layer="layout" svg:width="0.209cm" svg:height="0.397cm" svg:x="19.293cm" svg:y="14.836cm">
              <text:p/>
              <draw:enhanced-geometry svg:viewBox="0 0 330 627" draw:type="non-primitive" draw:enhanced-path="M 0 627 L 30 574 62 520 94 465 125 409 157 355 188 300 217 247 244 194 270 143 293 93 313 46 330 0 N"/>
            </draw:custom-shape>
            <draw:custom-shape draw:style-name="gr37" draw:text-style-name="P5" draw:layer="layout" svg:width="0.142cm" svg:height="0.329cm" svg:x="19.503cm" svg:y="14.506cm">
              <text:p/>
              <draw:enhanced-geometry svg:viewBox="0 0 223 521" draw:type="non-primitive" draw:enhanced-path="M 0 521 L 23 456 52 383 84 308 118 231 150 159 179 96 202 45 217 12 223 0 N"/>
            </draw:custom-shape>
            <draw:custom-shape draw:style-name="gr37" draw:text-style-name="P5" draw:layer="layout" svg:width="0.038cm" svg:height="0.18cm" svg:x="20.37cm" svg:y="12.988cm">
              <text:p/>
              <draw:enhanced-geometry svg:viewBox="0 0 60 284" draw:type="non-primitive" draw:enhanced-path="M 60 284 L 20 199 3 106 0 30 1 0 N"/>
            </draw:custom-shape>
            <draw:custom-shape draw:style-name="gr37" draw:text-style-name="P5" draw:layer="layout" svg:width="0.025cm" svg:height="0.188cm" svg:x="20.265cm" svg:y="13.108cm">
              <text:p/>
              <draw:enhanced-geometry svg:viewBox="0 0 36 295" draw:type="non-primitive" draw:enhanced-path="M 36 295 L 16 205 4 107 1 31 0 0 N"/>
            </draw:custom-shape>
            <draw:custom-shape draw:style-name="gr37" draw:text-style-name="P5" draw:layer="layout" svg:width="0.028cm" svg:height="0.537cm" svg:x="20.132cm" svg:y="13.038cm">
              <text:p/>
              <draw:enhanced-geometry svg:viewBox="0 0 44 841" draw:type="non-primitive" draw:enhanced-path="M 23 0 L 33 83 40 166 43 246 44 325 43 402 41 475 36 544 31 607 25 665 19 716 14 759 8 794 4 820 1 836 0 841 N"/>
            </draw:custom-shape>
            <draw:custom-shape draw:style-name="gr37" draw:text-style-name="P5" draw:layer="layout" svg:width="0.051cm" svg:height="0.45cm" svg:x="19.871cm" svg:y="13.416cm">
              <text:p/>
              <draw:enhanced-geometry svg:viewBox="0 0 79 710" draw:type="non-primitive" draw:enhanced-path="M 31 710 L 14 655 4 594 0 526 1 455 6 383 15 311 26 241 38 177 51 119 61 70 71 33 77 9 79 0 N"/>
            </draw:custom-shape>
            <draw:custom-shape draw:style-name="gr37" draw:text-style-name="P5" draw:layer="layout" svg:width="0.164cm" svg:height="0.644cm" svg:x="19.585cm" svg:y="13.763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7" draw:text-style-name="P5" draw:layer="layout" svg:width="0.038cm" svg:height="0.301cm" svg:x="19.404cm" svg:y="14.452cm">
              <text:p/>
              <draw:enhanced-geometry svg:viewBox="0 0 60 473" draw:type="non-primitive" draw:enhanced-path="M 60 0 L 44 116 31 214 21 296 13 361 7 411 4 446 1 467 0 473 N"/>
            </draw:custom-shape>
            <draw:custom-shape draw:style-name="gr37" draw:text-style-name="P5" draw:layer="layout" svg:width="0.216cm" svg:height="0.216cm" svg:x="19.188cm" svg:y="14.754cm">
              <text:p/>
              <draw:enhanced-geometry svg:viewBox="0 0 340 343" draw:type="non-primitive" draw:enhanced-path="M 340 0 L 269 73 203 138 144 197 95 247 54 288 25 318 5 338 0 343 N"/>
            </draw:custom-shape>
            <draw:custom-shape draw:style-name="gr37" draw:text-style-name="P5" draw:layer="layout" svg:width="0.11cm" svg:height="0.196cm" svg:x="19.077cm" svg:y="14.97cm">
              <text:p/>
              <draw:enhanced-geometry svg:viewBox="0 0 177 308" draw:type="non-primitive" draw:enhanced-path="M 177 0 L 149 73 126 135 102 189 76 236 43 275 0 308 N"/>
            </draw:custom-shape>
            <draw:custom-shape draw:style-name="gr37" draw:text-style-name="P5" draw:layer="layout" svg:width="0.219cm" svg:height="0.504cm" svg:x="19.359cm" svg:y="12.994cm">
              <text:p/>
              <draw:enhanced-geometry svg:viewBox="0 0 343 795" draw:type="non-primitive" draw:enhanced-path="M 343 0 L 309 60 276 115 246 168 216 216 189 263 164 307 140 351 118 394 97 437 79 480 62 525 46 573 33 622 20 676 9 732 0 795 N"/>
            </draw:custom-shape>
            <draw:custom-shape draw:style-name="gr37" draw:text-style-name="P5" draw:layer="layout" svg:width="0.32cm" svg:height="0.727cm" svg:x="19.039cm" svg:y="13.499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7" draw:text-style-name="P5" draw:layer="layout" svg:width="0.117cm" svg:height="0.114cm" svg:x="20.882cm" svg:y="14.407cm">
              <text:p/>
              <draw:enhanced-geometry svg:viewBox="0 0 188 178" draw:type="non-primitive" draw:enhanced-path="M 0 178 L 34 127 56 93 69 70 83 54 102 42 135 25 188 0 N"/>
            </draw:custom-shape>
            <draw:custom-shape draw:style-name="gr37" draw:text-style-name="P5" draw:layer="layout" svg:width="0.209cm" svg:height="0.231cm" svg:x="20.999cm" svg:y="14.175cm">
              <text:p/>
              <draw:enhanced-geometry svg:viewBox="0 0 330 366" draw:type="non-primitive" draw:enhanced-path="M 0 366 L 58 331 115 279 171 219 222 157 266 98 300 47 323 13 330 0 N"/>
            </draw:custom-shape>
            <draw:custom-shape draw:style-name="gr37" draw:text-style-name="P5" draw:layer="layout" svg:width="0.082cm" svg:height="0.787cm" svg:x="21.135cm" svg:y="13.388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7" draw:text-style-name="P5" draw:layer="layout" svg:width="0.063cm" svg:height="0.301cm" svg:x="21.196cm" svg:y="14.046cm">
            <text:p/>
            <draw:enhanced-geometry svg:viewBox="0 0 100 473" draw:type="non-primitive" draw:enhanced-path="M 83 0 L 96 84 100 157 98 222 89 280 74 334 53 382 28 429 0 473 N"/>
          </draw:custom-shape>
          <draw:custom-shape draw:style-name="gr37" draw:text-style-name="P5" draw:layer="layout" svg:width="0.092cm" svg:height="0.225cm" svg:x="21.104cm" svg:y="14.348cm">
            <text:p/>
            <draw:enhanced-geometry svg:viewBox="0 0 142 355" draw:type="non-primitive" draw:enhanced-path="M 142 0 L 112 53 94 110 80 167 69 223 54 274 33 319 0 355 N"/>
          </draw:custom-shape>
          <draw:custom-shape draw:style-name="gr37" draw:text-style-name="P5" draw:layer="layout" svg:width="0.209cm" svg:height="0.041cm" svg:x="20.894cm" svg:y="14.545cm">
            <text:p/>
            <draw:enhanced-geometry svg:viewBox="0 0 329 68" draw:type="non-primitive" draw:enhanced-path="M 329 47 L 273 68 202 65 129 50 63 27 17 8 0 0 N"/>
          </draw:custom-shape>
          <draw:custom-shape draw:style-name="gr37" draw:text-style-name="P5" draw:layer="layout" svg:width="0.031cm" svg:height="0.396cm" svg:x="21.517cm" svg:y="14.033cm">
            <text:p/>
            <draw:enhanced-geometry svg:viewBox="0 0 51 626" draw:type="non-primitive" draw:enhanced-path="M 0 0 L 13 83 24 154 34 214 42 267 49 316 51 361 51 405 48 452 41 503 29 559 12 626 N"/>
          </draw:custom-shape>
          <draw:custom-shape draw:style-name="gr37" draw:text-style-name="P5" draw:layer="layout" svg:width="0.104cm" svg:height="0.669cm" svg:x="21.419cm" svg:y="14.43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38" draw:text-style-name="P5" draw:layer="layout" svg:width="0.673cm" svg:height="1.117cm" svg:x="19.646cm" svg:y="14.567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7" draw:text-style-name="P5" draw:layer="layout" svg:width="0.374cm" svg:height="1.117cm" svg:x="19.442cm" svg:y="13.087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7" draw:text-style-name="P5" draw:layer="layout" svg:width="0.435cm" svg:height="0.609cm" svg:x="19.007cm" svg:y="14.205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7" draw:text-style-name="P5" draw:layer="layout" svg:width="0.105cm" svg:height="0.324cm" svg:x="18.902cm" svg:y="14.814cm">
            <text:p/>
            <draw:enhanced-geometry svg:viewBox="0 0 167 509" draw:type="non-primitive" draw:enhanced-path="M 167 0 L 121 47 85 103 58 168 37 236 22 304 12 367 5 424 3 468 2 497 0 509 N"/>
          </draw:custom-shape>
          <draw:custom-shape draw:style-name="gr37" draw:text-style-name="P5" draw:layer="layout" svg:width="0.076cm" svg:height="0.437cm" svg:x="18.902cm" svg:y="14.701cm">
            <text:p/>
            <draw:enhanced-geometry svg:viewBox="0 0 120 686" draw:type="non-primitive" draw:enhanced-path="M 1 686 L 0 623 0 562 3 500 6 440 13 380 21 321 32 263 44 208 60 153 77 100 98 50 120 0 N"/>
          </draw:custom-shape>
          <draw:custom-shape draw:style-name="gr37" draw:text-style-name="P5" draw:layer="layout" svg:width="0.391cm" svg:height="0.705cm" svg:x="18.979cm" svg:y="13.995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7" draw:text-style-name="P5" draw:layer="layout" svg:width="0.231cm" svg:height="0.667cm" svg:x="19.37cm" svg:y="13.328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7" draw:text-style-name="P5" draw:layer="layout" svg:width="0.314cm" svg:height="0.733cm" svg:x="19.287cm" svg:y="13.328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7" draw:text-style-name="P5" draw:layer="layout" svg:width="0.346cm" svg:height="0.594cm" svg:x="18.94cm" svg:y="14.062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7" draw:text-style-name="P5" draw:layer="layout" svg:width="0.095cm" svg:height="0.374cm" svg:x="18.845cm" svg:y="14.656cm">
            <text:p/>
            <draw:enhanced-geometry svg:viewBox="0 0 152 592" draw:type="non-primitive" draw:enhanced-path="M 152 0 L 128 53 105 107 83 160 65 214 48 270 34 324 21 378 12 433 5 487 1 540 0 592 N"/>
          </draw:custom-shape>
          <draw:custom-shape draw:style-name="gr35" draw:text-style-name="P5" draw:layer="layout" svg:width="0.088cm" svg:height="0.076cm" svg:x="22.718cm" svg:y="11.225cm">
            <text:p/>
            <draw:enhanced-geometry svg:viewBox="0 0 139 122" draw:type="non-primitive" draw:enhanced-path="M 108 5 L 127 38 139 74 124 107 124 107 76 113 47 120 38 122 38 122 8 81 0 39 14 0 14 0 64 1 96 4 108 5 108 5 108 5 Z N"/>
          </draw:custom-shape>
          <draw:custom-shape draw:style-name="gr35" draw:text-style-name="P5" draw:layer="layout" svg:width="0.047cm" svg:height="0.075cm" svg:x="22.451cm" svg:y="11.219cm">
            <text:p/>
            <draw:enhanced-geometry svg:viewBox="0 0 75 120" draw:type="non-primitive" draw:enhanced-path="M 63 14 L 74 46 75 86 64 117 64 117 43 119 28 120 22 120 22 120 0 67 5 21 13 0 13 0 41 4 57 10 63 14 63 14 63 14 Z N"/>
          </draw:custom-shape>
        </draw:g>
        <draw:frame presentation:style-name="pr6" draw:layer="layout" svg:width="22.5cm" svg:height="2.329cm" svg:x="2.3cm" svg:y="0.609cm" presentation:class="title" presentation:user-transformed="true">
          <draw:text-box>
            <text:p>exercise-4</text:p>
          </draw:text-box>
        </draw:frame>
        <presentation:notes draw:style-name="dp2">
          <draw:page-thumbnail draw:style-name="gr2" draw:layer="layout" svg:width="13.472cm" svg:height="9.327cm" svg:x="3.126cm" svg:y="1.896cm" draw:page-number="12" presentation:class="page"/>
          <draw:frame presentation:style-name="pr5" draw:layer="layout" svg:width="14.394cm" svg:height="11.499cm" svg:x="2.963cm" svg:y="11.861cm" presentation:class="notes" presentation:placeholder="true">
            <draw:text-box/>
          </draw:frame>
        </presentation:notes>
      </draw:page>
      <draw:page draw:name="page13" draw:style-name="dp1" draw:master-page-name="Default" presentation:presentation-page-layout-name="AL1T1" presentation:use-footer-name="ftr1">
        <office:forms form:automatic-focus="false" form:apply-design-mode="false"/>
        <draw:frame presentation:style-name="pr8" draw:layer="layout" svg:width="23.363cm" svg:height="17.185cm" svg:x="3.597cm" svg:y="1.058cm" presentation:class="outline" presentation:placeholder="true" presentation:user-transformed="true">
          <draw:text-box/>
        </draw:frame>
        <draw:custom-shape draw:style-name="CodeBox" draw:layer="layout" svg:width="16.405cm" svg:height="5.941cm" svg:x="5.106cm" svg:y="6.857cm">
          <text:p><text:span text:style-name="T6">struct </text:span><text:span text:style-name="T21">wibble;</text:span></text:p>
          <text:p><text:span text:style-name="T7"/></text:p>
          <text:p><text:span text:style-name="T23">struct </text:span><text:span text:style-name="T7">wibble x[4];</text:span></text:p>
          <text:p><text:span text:style-name="T7"/></text:p>
          <text:p><text:span text:style-name="T23">struct </text:span><text:span text:style-name="T7">wibble x[];</text:span></text:p>
          <text:p><text:span text:style-name="T7"/></text:p>
          <text:p><text:span text:style-name="T23">struct </text:span><text:span text:style-name="T7">wibble * ptr;</text:span></text:p>
          <draw:enhanced-geometry svg:viewBox="0 0 21600 21600" draw:type="mso-spt202" draw:enhanced-path="M 0 0 L 21600 0 21600 21600 0 21600 0 0 Z N"/>
        </draw:custom-shape>
        <draw:custom-shape draw:style-name="gr7" draw:text-style-name="P5" draw:layer="layout" svg:width="2.416cm" svg:height="2.787cm" svg:x="15.584cm" svg:y="7.5cm">
          <text:p text:style-name="P14"><text:span text:style-name="T22"></text:span></text:p>
          <draw:enhanced-geometry svg:viewBox="0 0 21600 21600" draw:type="rectangle" draw:enhanced-path="M 0 0 L 21600 0 21600 21600 0 21600 0 0 Z N"/>
        </draw:custom-shape>
        <draw:custom-shape draw:style-name="gr7" draw:text-style-name="P5" draw:layer="layout" svg:width="3.201cm" svg:height="3.295cm" svg:x="15.436cm" svg:y="10.35cm">
          <text:p text:style-name="P14"><text:span text:style-name="T24"></text:span></text:p>
          <draw:enhanced-geometry svg:viewBox="0 0 21600 21600" draw:type="rectangle" draw:enhanced-path="M 0 0 L 21600 0 21600 21600 0 21600 0 0 Z N"/>
        </draw:custom-shape>
        <draw:custom-shape draw:style-name="gr7" draw:text-style-name="P36" draw:layer="layout" svg:width="2.416cm" svg:height="2.787cm" svg:x="15.584cm" svg:y="9.213cm">
          <text:p text:style-name="P35"><text:span text:style-name="T22"></text:span></text:p>
          <draw:enhanced-geometry svg:viewBox="0 0 21600 21600" draw:type="rectangle" draw:enhanced-path="M 0 0 L 21600 0 21600 21600 0 21600 0 0 Z N"/>
        </draw:custom-shape>
        <draw:frame presentation:style-name="pr6" draw:layer="layout" svg:width="22.5cm" svg:height="2.329cm" svg:x="2.3cm" svg:y="0.61cm" presentation:class="title" presentation:user-transformed="true">
          <draw:text-box>
            <text:p>answer-4</text:p>
          </draw:text-box>
        </draw:frame>
        <presentation:notes draw:style-name="dp2">
          <draw:page-thumbnail draw:style-name="gr2" draw:layer="layout" svg:width="13.472cm" svg:height="9.327cm" svg:x="3.126cm" svg:y="1.896cm" draw:page-number="13" presentation:class="page"/>
          <draw:frame presentation:style-name="pr5" draw:layer="layout" svg:width="14.394cm" svg:height="11.499cm" svg:x="2.963cm" svg:y="11.861cm" presentation:class="notes" presentation:placeholder="true">
            <draw:text-box/>
          </draw:frame>
        </presentation:notes>
      </draw:page>
      <draw:page draw:name="page14" draw:style-name="dp1" draw:master-page-name="Default" presentation:presentation-page-layout-name="AL1T1" presentation:use-footer-name="ftr1">
        <office:forms form:automatic-focus="false" form:apply-design-mode="false"/>
        <draw:frame presentation:style-name="pr7" draw:text-style-name="P5" draw:layer="layout" svg:width="23.363cm" svg:height="14.75cm" svg:x="2cm" svg:y="3.5cm" presentation:class="outline" presentation:user-transformed="true">
          <draw:text-box>
            <text:list text:style-name="L3">
              <text:list-item>
                <text:p text:style-name="P21">are these code fragments conforming?</text:p>
              </text:list-item>
              <text:list-item>
                <text:p text:style-name="P21">if not, why not?</text:p>
              </text:list-item>
            </text:list>
          </draw:text-box>
        </draw:frame>
        <draw:custom-shape draw:style-name="CodeBox" draw:layer="layout" svg:width="10.8cm" svg:height="4.317cm" svg:x="4.758cm" svg:y="12.926cm">
          <text:p><text:span text:style-name="T6">int </text:span><text:span text:style-name="T21">table[][] = </text:span></text:p>
          <text:p><text:span text:style-name="T21">{ </text:span></text:p>
          <text:p><text:span text:style-name="T21"><text:s text:c="3"/></text:span><text:span text:style-name="T21">{ 1, 2, 3 },</text:span></text:p>
          <text:p><text:span text:style-name="T21"><text:s text:c="3"/></text:span><text:span text:style-name="T21">{ 4, 5, 6 } </text:span></text:p>
          <text:p><text:span text:style-name="T21">};</text:span></text:p>
          <draw:enhanced-geometry svg:viewBox="0 0 21600 21600" draw:type="mso-spt202" draw:enhanced-path="M 0 0 L 21600 0 21600 21600 0 21600 0 0 Z N"/>
        </draw:custom-shape>
        <draw:custom-shape draw:style-name="CodeBox" draw:layer="layout" svg:width="10.8cm" svg:height="4.317cm" svg:x="4.758cm" svg:y="7.524cm">
          <text:p><text:span text:style-name="T6">int </text:span><text:span text:style-name="T21">table[] = </text:span></text:p>
          <text:p><text:span text:style-name="T21">{ </text:span></text:p>
          <text:p><text:span text:style-name="T21"><text:s text:c="3"/></text:span><text:span text:style-name="T21">1, 2, 3,</text:span></text:p>
          <text:p><text:span text:style-name="T21"><text:s text:c="3"/></text:span><text:span text:style-name="T21">4, 5, 6 </text:span></text:p>
          <text:p><text:span text:style-name="T21">};</text:span></text:p>
          <draw:enhanced-geometry svg:viewBox="0 0 21600 21600" draw:type="mso-spt202" draw:enhanced-path="M 0 0 L 21600 0 21600 21600 0 21600 0 0 Z N"/>
        </draw:custom-shape>
        <draw:g>
          <draw:rect draw:style-name="gr16" draw:text-style-name="P12" draw:layer="layout" svg:width="9.203cm" svg:height="8.648cm" svg:x="13.759cm" svg:y="8.125cm">
            <text:p/>
          </draw:rect>
          <draw:g>
            <draw:custom-shape draw:style-name="gr17" draw:text-style-name="P5" draw:layer="layout" svg:width="0.328cm" svg:height="0.41cm" svg:x="19.514cm" svg:y="10.251cm">
              <text:p/>
              <draw:enhanced-geometry svg:viewBox="0 0 402 505" draw:type="non-primitive" draw:enhanced-path="M 0 0 L 2 63 5 133 8 206 12 280 17 350 24 411 32 461 42 493 55 505 55 505 87 495 140 470 205 434 273 391 335 346 381 304 402 270 402 270 328 240 256 201 188 157 127 111 75 69 35 34 9 9 0 0 0 0 0 0 Z N"/>
            </draw:custom-shape>
            <draw:custom-shape draw:style-name="gr18" draw:text-style-name="P5" draw:layer="layout" svg:width="0.243cm" svg:height="0.207cm" svg:x="15.446cm" svg:y="14.283cm">
              <text:p/>
              <draw:enhanced-geometry svg:viewBox="0 0 301 254" draw:type="non-primitive" draw:enhanced-path="M 4 175 L 6 80 0 25 5 1 38 0 38 0 109 14 196 37 270 60 301 70 301 70 289 93 258 145 217 204 170 248 125 254 125 254 63 218 20 188 4 175 4 175 4 175 Z N"/>
            </draw:custom-shape>
            <draw:custom-shape draw:style-name="gr19" draw:text-style-name="P5" draw:layer="layout" svg:width="1.307cm" svg:height="1.051cm" svg:x="15.49cm" svg:y="14.202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Z N"/>
            </draw:custom-shape>
            <draw:custom-shape draw:style-name="gr20" draw:text-style-name="P5" draw:layer="layout" svg:width="1.307cm" svg:height="1.051cm" svg:x="15.49cm" svg:y="14.202cm">
              <text:p/>
              <draw:enhanced-geometry svg:viewBox="0 0 1608 1291" draw:type="non-primitive" draw:enhanced-path="M 1 375 L 19 330 53 274 97 212 145 149 191 91 232 44 260 11 270 0 270 0 283 4 316 19 366 42 429 70 500 102 578 137 656 172 732 206 800 237 858 265 901 286 924 298 924 298 940 311 966 336 1000 370 1042 412 1091 460 1144 515 1199 572 1257 632 1315 693 1371 752 1426 809 1475 861 1520 907 1556 946 1584 975 1601 995 1608 1001 1608 1001 1543 1090 1489 1161 1445 1215 1410 1255 1380 1280 1357 1291 1337 1290 1337 1290 1326 1285 1306 1279 1276 1268 1239 1256 1194 1241 1143 1223 1086 1204 1024 1184 958 1160 889 1136 818 1111 746 1085 672 1059 600 1033 527 1006 458 980 392 954 328 928 269 904 216 880 170 859 129 838 97 819 75 803 61 790 61 790 35 734 18 664 7 586 2 510 0 444 0 397 1 375 1 375 1 375 N"/>
            </draw:custom-shape>
            <draw:line draw:style-name="gr21" draw:text-style-name="P12" draw:layer="layout" svg:x1="15.984cm" svg:y1="14.473cm" svg:x2="15.88cm" svg:y2="14.578cm">
              <text:p/>
            </draw:line>
            <draw:custom-shape draw:style-name="gr22" draw:text-style-name="P5" draw:layer="layout" svg:width="2.971cm" svg:height="2.448cm" svg:x="13.77cm" svg:y="14.311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Z N"/>
            </draw:custom-shape>
            <draw:custom-shape draw:style-name="gr20" draw:text-style-name="P5" draw:layer="layout" svg:width="2.971cm" svg:height="2.448cm" svg:x="13.77cm" svg:y="14.311cm">
              <text:p/>
              <draw:enhanced-geometry svg:viewBox="0 0 3659 3016" draw:type="non-primitive" draw:enhanced-path="M 3578 1968 L 3586 2030 3589 2106 3588 2188 3586 2267 3582 2334 3579 2380 3578 2397 3578 2397 3508 2443 3441 2485 3377 2523 3317 2554 3260 2584 3205 2609 3153 2630 3105 2649 3058 2665 3014 2680 2972 2692 2933 2703 2895 2713 2859 2722 2825 2731 2825 2731 2781 2743 2730 2760 2675 2778 2616 2800 2555 2821 2493 2844 2429 2868 2368 2889 2308 2911 2252 2929 2200 2945 2152 2958 2152 2958 2120 2965 2081 2972 2034 2978 1981 2984 1923 2990 1862 2995 1798 3000 1730 3004 1662 3008 1593 3010 1524 3014 1457 3015 1393 3016 1331 3016 1274 3015 1221 3014 1174 3010 1135 3007 1103 3003 1103 3003 1066 2994 1021 2980 969 2962 911 2941 850 2918 786 2892 722 2864 658 2836 596 2808 537 2778 483 2751 436 2724 395 2699 363 2678 342 2659 333 2644 333 2644 329 2567 341 2498 350 2467 350 2467 256 2453 178 2425 113 2391 63 2356 28 2324 7 2301 0 2292 0 2292 1 2217 7 2146 17 2081 34 2028 61 1993 61 1993 80 1981 114 1961 160 1936 216 1908 279 1875 348 1841 421 1806 493 1770 563 1736 630 1704 689 1676 740 1651 778 1633 804 1621 812 1616 812 1616 826 1603 861 1565 911 1512 971 1451 1034 1390 1094 1334 1145 1292 1181 1273 1181 1273 1208 1222 1248 1166 1294 1107 1344 1048 1395 993 1440 944 1478 905 1504 879 1513 870 1513 870 1558 832 1601 793 1642 753 1682 712 1720 670 1756 627 1791 584 1824 539 1856 493 1885 448 1912 401 1938 353 1962 304 1983 256 2004 206 2022 155 2038 104 2052 52 2065 0 2065 0 2088 35 2128 70 2183 104 2246 136 2314 166 2383 192 2447 215 2505 232 2551 242 2581 247 2581 247 2634 268 2659 325 2660 405 2660 405 2725 383 2763 401 2799 448 2799 448 2823 475 2863 514 2915 558 2973 608 3036 656 3096 702 3151 740 3196 768 3228 782 3228 782 3272 797 3315 819 3343 852 3345 899 3306 959 3306 959 3368 994 3435 1016 3501 1026 3562 1024 3612 1010 3612 1010 3630 1108 3643 1202 3652 1291 3657 1375 3659 1454 3658 1528 3653 1596 3648 1659 3641 1716 3632 1768 3623 1814 3614 1854 3605 1889 3596 1917 3588 1939 3582 1955 3579 1965 3578 1968 3578 1968 3578 1968 N"/>
            </draw:custom-shape>
            <draw:custom-shape draw:style-name="gr23" draw:text-style-name="P5" draw:layer="layout" svg:width="1.891cm" svg:height="1.68cm" svg:x="14.046cm" svg:y="14.624cm">
              <text:p/>
              <draw:enhanced-geometry svg:viewBox="0 0 2328 2071" draw:type="non-primitive" draw:enhanced-path="M 2328 0 L 2304 66 2285 149 2270 238 2259 317 2252 374 2250 395 2250 395 2205 432 2156 473 2103 517 2048 565 1993 613 1936 663 1881 714 1827 763 1773 812 1725 857 1678 899 1638 937 1603 970 1573 997 1552 1018 1537 1030 1532 1034 1532 1034 1450 1072 1406 1113 1393 1132 1393 1132 1308 1167 1270 1203 1262 1220 1262 1220 1195 1278 1143 1345 1108 1399 1096 1423 1096 1423 1026 1449 986 1478 973 1493 973 1493 893 1514 839 1542 792 1573 737 1606 737 1606 683 1638 626 1678 568 1719 511 1753 456 1774 456 1774 382 1804 334 1843 317 1861 317 1861 235 1889 163 1920 105 1952 57 1990 23 2028 3 2071 3 2071 0 1982 19 1912 64 1869 64 1869 145 1840 232 1812 273 1801 273 1801 353 1740 421 1710 450 1703 450 1703 544 1631 627 1574 702 1529 765 1495 817 1471 859 1456 889 1445 907 1441 912 1440 912 1440 963 1394 1013 1374 1035 1368 1035 1368 1106 1262 1156 1219 1174 1210 1174 1210 1259 1128 1323 1094 1349 1089 1349 1089 1425 1015 1483 982 1506 973 1506 973 1561 919 1615 866 1668 813 1721 761 1772 711 1822 663 1870 618 1914 576 1954 538 1992 503 2025 473 2053 447 2076 427 2094 413 2094 413 2147 370 2173 349 2180 342 2180 342 2201 230 2228 144 2257 83 2284 41 2306 16 2322 3 2328 0 2328 0 2328 0 Z N"/>
            </draw:custom-shape>
            <draw:custom-shape draw:style-name="gr20" draw:text-style-name="P5" draw:layer="layout" svg:width="0.394cm" svg:height="0.283cm" svg:x="16.286cm" svg:y="15.944cm">
              <text:p/>
              <draw:enhanced-geometry svg:viewBox="0 0 486 353" draw:type="non-primitive" draw:enhanced-path="M 486 0 L 459 30 424 62 380 97 331 135 277 173 220 212 163 250 105 288 51 322 0 353 N"/>
            </draw:custom-shape>
            <draw:custom-shape draw:style-name="gr20" draw:text-style-name="P5" draw:layer="layout" svg:width="0.901cm" svg:height="0.37cm" svg:x="15.385cm" svg:y="16.227cm">
              <text:p/>
              <draw:enhanced-geometry svg:viewBox="0 0 1111 453" draw:type="non-primitive" draw:enhanced-path="M 1111 0 L 1085 15 1052 33 1013 52 969 74 921 96 869 120 812 145 753 171 691 197 629 224 565 250 502 276 439 301 376 326 316 349 259 370 203 391 152 409 106 424 65 436 29 446 0 453 N"/>
            </draw:custom-shape>
            <draw:custom-shape draw:style-name="gr20" draw:text-style-name="P5" draw:layer="layout" svg:width="0.8cm" svg:height="0.035cm" svg:x="14.585cm" svg:y="16.577cm">
              <text:p/>
              <draw:enhanced-geometry svg:viewBox="0 0 982 46" draw:type="non-primitive" draw:enhanced-path="M 982 27 L 947 33 905 37 856 41 803 44 745 45 684 46 620 46 554 46 488 44 422 42 356 39 293 36 233 31 175 26 122 20 75 15 34 8 0 0 N"/>
            </draw:custom-shape>
            <draw:custom-shape draw:style-name="gr20" draw:text-style-name="P5" draw:layer="layout" svg:width="0.519cm" svg:height="0.252cm" svg:x="14.066cm" svg:y="16.325cm">
              <text:p/>
              <draw:enhanced-geometry svg:viewBox="0 0 641 307" draw:type="non-primitive" draw:enhanced-path="M 641 307 L 595 295 546 281 492 264 436 245 377 223 318 200 260 176 205 148 153 121 104 92 62 62 27 32 0 0 N"/>
            </draw:custom-shape>
            <draw:custom-shape draw:style-name="gr20" draw:text-style-name="P5" draw:layer="layout" svg:width="0.438cm" svg:height="0.43cm" svg:x="16.27cm" svg:y="15.221cm">
              <text:p/>
              <draw:enhanced-geometry svg:viewBox="0 0 541 528" draw:type="non-primitive" draw:enhanced-path="M 541 0 L 502 59 465 116 427 172 390 225 353 276 315 322 279 365 243 405 207 439 172 468 135 493 102 511 68 523 34 528 0 526 N"/>
            </draw:custom-shape>
            <draw:custom-shape draw:style-name="gr20" draw:text-style-name="P5" draw:layer="layout" svg:width="0.426cm" svg:height="0.21cm" svg:x="15.844cm" svg:y="15.436cm">
              <text:p/>
              <draw:enhanced-geometry svg:viewBox="0 0 524 264" draw:type="non-primitive" draw:enhanced-path="M 524 264 L 469 249 407 225 338 195 269 159 200 121 137 85 82 52 38 25 10 7 0 0 N"/>
            </draw:custom-shape>
            <draw:custom-shape draw:style-name="gr20" draw:text-style-name="P5" draw:layer="layout" svg:width="0.121cm" svg:height="0.645cm" svg:x="15.844cm" svg:y="15.436cm">
              <text:p/>
              <draw:enhanced-geometry svg:viewBox="0 0 148 798" draw:type="non-primitive" draw:enhanced-path="M 0 0 L 30 36 59 78 82 125 103 176 119 229 132 283 141 341 147 398 148 454 147 510 141 562 132 611 119 658 103 699 82 735 59 763 30 785 0 798 N"/>
            </draw:custom-shape>
            <draw:custom-shape draw:style-name="gr20" draw:text-style-name="P5" draw:layer="layout" svg:width="0.547cm" svg:height="0.154cm" svg:x="15.296cm" svg:y="15.947cm">
              <text:p/>
              <draw:enhanced-geometry svg:viewBox="0 0 678 190" draw:type="non-primitive" draw:enhanced-path="M 678 164 L 631 175 583 183 533 188 481 190 429 188 376 181 323 171 268 156 214 136 160 110 106 79 53 43 0 0 N"/>
            </draw:custom-shape>
            <draw:custom-shape draw:style-name="gr20" draw:text-style-name="P5" draw:layer="layout" svg:width="0.117cm" svg:height="0.369cm" svg:x="15.276cm" svg:y="15.947cm">
              <text:p/>
              <draw:enhanced-geometry svg:viewBox="0 0 145 454" draw:type="non-primitive" draw:enhanced-path="M 26 0 L 63 45 94 93 118 142 135 191 144 240 145 286 140 329 127 368 106 401 78 427 43 445 0 454 N"/>
            </draw:custom-shape>
            <draw:custom-shape draw:style-name="gr20" draw:text-style-name="P5" draw:layer="layout" svg:width="0.742cm" svg:height="0.028cm" svg:x="14.533cm" svg:y="16.309cm">
              <text:p/>
              <draw:enhanced-geometry svg:viewBox="0 0 912 32" draw:type="non-primitive" draw:enhanced-path="M 912 9 L 871 12 824 16 768 19 707 22 642 26 574 28 504 30 432 32 362 32 294 30 229 29 169 26 114 22 67 17 28 9 0 0 N"/>
            </draw:custom-shape>
            <draw:custom-shape draw:style-name="gr20" draw:text-style-name="P5" draw:layer="layout" svg:width="0.195cm" svg:height="0.186cm" svg:x="14.338cm" svg:y="16.122cm">
              <text:p/>
              <draw:enhanced-geometry svg:viewBox="0 0 242 234" draw:type="non-primitive" draw:enhanced-path="M 242 234 L 181 204 128 172 80 134 43 94 16 48 0 0 N"/>
            </draw:custom-shape>
            <draw:custom-shape draw:style-name="gr20" draw:text-style-name="P5" draw:layer="layout" svg:width="0.195cm" svg:height="0.292cm" svg:x="14.922cm" svg:y="15.89cm">
              <text:p/>
              <draw:enhanced-geometry svg:viewBox="0 0 242 362" draw:type="non-primitive" draw:enhanced-path="M 0 0 L 46 42 92 82 137 123 175 163 208 202 231 238 242 274 241 306 225 336 191 362 N"/>
            </draw:custom-shape>
            <draw:custom-shape draw:style-name="gr20" draw:text-style-name="P5" draw:layer="layout" svg:width="0.572cm" svg:height="0.109cm" svg:x="14.504cm" svg:y="16.183cm">
              <text:p/>
              <draw:enhanced-geometry svg:viewBox="0 0 705 131" draw:type="non-primitive" draw:enhanced-path="M 705 0 L 669 19 628 37 584 53 536 69 485 84 431 96 375 107 316 116 255 124 192 129 129 131 66 131 0 128 N"/>
            </draw:custom-shape>
            <draw:custom-shape draw:style-name="gr20" draw:text-style-name="P5" draw:layer="layout" svg:width="0.348cm" svg:height="0.122cm" svg:x="16.116cm" svg:y="14.948cm">
              <text:p/>
              <draw:enhanced-geometry svg:viewBox="0 0 430 154" draw:type="non-primitive" draw:enhanced-path="M 430 154 L 373 124 313 94 252 65 193 40 136 20 84 6 38 0 0 5 N"/>
            </draw:custom-shape>
            <draw:custom-shape draw:style-name="gr20" draw:text-style-name="P5" draw:layer="layout" svg:width="0.162cm" svg:height="0.084cm" svg:x="15.953cm" svg:y="14.953cm">
              <text:p/>
              <draw:enhanced-geometry svg:viewBox="0 0 200 105" draw:type="non-primitive" draw:enhanced-path="M 200 0 L 110 40 33 84 0 105 N"/>
            </draw:custom-shape>
            <draw:custom-shape draw:style-name="gr20" draw:text-style-name="P5" draw:layer="layout" svg:width="0.072cm" svg:height="0.15cm" svg:x="15.88cm" svg:y="14.888cm">
              <text:p/>
              <draw:enhanced-geometry svg:viewBox="0 0 86 183" draw:type="non-primitive" draw:enhanced-path="M 86 183 L 41 86 10 22 0 0 N"/>
            </draw:custom-shape>
            <draw:custom-shape draw:style-name="gr20" draw:text-style-name="P5" draw:layer="layout" svg:width="0.19cm" svg:height="0.487cm" svg:x="16.088cm" svg:y="14.985cm">
              <text:p/>
              <draw:enhanced-geometry svg:viewBox="0 0 235 600" draw:type="non-primitive" draw:enhanced-path="M 0 0 L 4 38 17 93 40 157 67 228 99 303 131 378 162 447 190 508 214 556 229 588 235 600 N"/>
            </draw:custom-shape>
            <draw:custom-shape draw:style-name="gr20" draw:text-style-name="P5" draw:layer="layout" svg:width="0.532cm" svg:height="0.109cm" svg:x="15.746cm" svg:y="15.363cm">
              <text:p/>
              <draw:enhanced-geometry svg:viewBox="0 0 653 136" draw:type="non-primitive" draw:enhanced-path="M 653 136 L 572 106 496 80 425 58 358 39 297 24 242 12 191 4 146 0 107 0 73 3 46 11 25 24 10 41 1 61 0 86 4 116 N"/>
            </draw:custom-shape>
            <draw:custom-shape draw:style-name="gr20" draw:text-style-name="P5" draw:layer="layout" svg:width="0.06cm" svg:height="0.523cm" svg:x="15.751cm" svg:y="15.457cm">
              <text:p/>
              <draw:enhanced-geometry svg:viewBox="0 0 73 643" draw:type="non-primitive" draw:enhanced-path="M 0 0 L 12 54 23 119 32 192 41 270 49 348 56 424 63 494 67 554 70 601 72 632 73 643 N"/>
            </draw:custom-shape>
            <draw:custom-shape draw:style-name="gr20" draw:text-style-name="P5" draw:layer="layout" svg:width="0.649cm" svg:height="0.15cm" svg:x="15.161cm" svg:y="15.838cm">
              <text:p/>
              <draw:enhanced-geometry svg:viewBox="0 0 798 181" draw:type="non-primitive" draw:enhanced-path="M 798 171 L 714 141 635 114 560 89 490 66 425 48 364 32 309 20 258 11 212 4 170 0 132 0 101 4 72 11 49 20 31 33 16 49 6 68 1 92 0 118 3 148 11 181 N"/>
            </draw:custom-shape>
            <draw:custom-shape draw:style-name="gr20" draw:text-style-name="P5" draw:layer="layout" svg:width="0.247cm" svg:height="0.198cm" svg:x="14.922cm" svg:y="15.789cm">
              <text:p/>
              <draw:enhanced-geometry svg:viewBox="0 0 306 244" draw:type="non-primitive" draw:enhanced-path="M 306 244 L 231 160 159 96 96 50 45 20 12 5 0 0 N"/>
            </draw:custom-shape>
            <draw:custom-shape draw:style-name="gr20" draw:text-style-name="P5" draw:layer="layout" svg:width="0.552cm" svg:height="0.296cm" svg:x="16.189cm" svg:y="15.484cm">
              <text:p/>
              <draw:enhanced-geometry svg:viewBox="0 0 676 364" draw:type="non-primitive" draw:enhanced-path="M 676 0 L 658 40 634 81 604 121 572 159 534 195 494 231 449 262 403 289 354 314 305 335 253 349 202 360 150 364 99 361 49 352 0 336 N"/>
            </draw:custom-shape>
            <draw:custom-shape draw:style-name="gr20" draw:text-style-name="P5" draw:layer="layout" svg:width="0.158cm" svg:height="0.113cm" svg:x="16.031cm" svg:y="15.647cm">
              <text:p/>
              <draw:enhanced-geometry svg:viewBox="0 0 197 136" draw:type="non-primitive" draw:enhanced-path="M 197 136 L 80 79 21 41 0 16 2 3 6 0 N"/>
            </draw:custom-shape>
            <draw:custom-shape draw:style-name="gr20" draw:text-style-name="P5" draw:layer="layout" svg:width="0.061cm" svg:height="0.377cm" svg:x="16.034cm" svg:y="15.647cm">
              <text:p/>
              <draw:enhanced-geometry svg:viewBox="0 0 75 462" draw:type="non-primitive" draw:enhanced-path="M 0 0 L 28 74 50 140 65 201 72 258 75 311 69 362 57 412 36 462 N"/>
            </draw:custom-shape>
            <draw:custom-shape draw:style-name="gr20" draw:text-style-name="P5" draw:layer="layout" svg:width="0.353cm" svg:height="0.117cm" svg:x="16.063cm" svg:y="16.025cm">
              <text:p/>
              <draw:enhanced-geometry svg:viewBox="0 0 434 145" draw:type="non-primitive" draw:enhanced-path="M 0 0 L 76 0 142 1 199 5 251 14 299 31 343 57 387 95 434 145 N"/>
            </draw:custom-shape>
            <draw:custom-shape draw:style-name="gr20" draw:text-style-name="P5" draw:layer="layout" svg:width="0.43cm" svg:height="0.133cm" svg:x="14.001cm" svg:y="15.846cm">
              <text:p/>
              <draw:enhanced-geometry svg:viewBox="0 0 531 165" draw:type="non-primitive" draw:enhanced-path="M 531 162 L 452 165 375 162 303 155 236 145 175 131 122 114 77 94 40 73 15 49 1 25 0 0 N"/>
            </draw:custom-shape>
            <draw:custom-shape draw:style-name="gr20" draw:text-style-name="P5" draw:layer="layout" svg:width="0.219cm" svg:height="0.154cm" svg:x="14.512cm" svg:y="15.643cm">
              <text:p/>
              <draw:enhanced-geometry svg:viewBox="0 0 271 190" draw:type="non-primitive" draw:enhanced-path="M 0 0 L 55 33 119 67 179 102 231 136 264 165 271 190 N"/>
            </draw:custom-shape>
            <draw:custom-shape draw:style-name="gr20" draw:text-style-name="P5" draw:layer="layout" svg:width="0.653cm" svg:height="0.222cm" svg:x="15.259cm" svg:y="16.11cm">
              <text:p/>
              <draw:enhanced-geometry svg:viewBox="0 0 802 272" draw:type="non-primitive" draw:enhanced-path="M 0 272 L 34 264 77 254 126 241 179 226 238 208 299 188 362 168 426 146 490 124 552 101 612 80 668 58 719 38 765 18 802 0 N"/>
            </draw:custom-shape>
            <draw:custom-shape draw:style-name="gr20" draw:text-style-name="P5" draw:layer="layout" svg:width="0.414cm" svg:height="0.125cm" svg:x="15.913cm" svg:y="16.09cm">
              <text:p/>
              <draw:enhanced-geometry svg:viewBox="0 0 514 155" draw:type="non-primitive" draw:enhanced-path="M 0 29 L 50 11 106 2 163 0 222 3 280 14 335 29 387 49 433 72 470 98 497 127 514 155 N"/>
            </draw:custom-shape>
            <draw:custom-shape draw:style-name="gr20" draw:text-style-name="P5" draw:layer="layout" svg:width="0.401cm" svg:height="0.06cm" svg:x="15.511cm" svg:y="14.587cm">
              <text:p/>
              <draw:enhanced-geometry svg:viewBox="0 0 495 73" draw:type="non-primitive" draw:enhanced-path="M 495 73 L 439 53 378 34 313 18 249 6 186 0 129 0 77 9 33 26 0 54 N"/>
            </draw:custom-shape>
            <draw:custom-shape draw:style-name="gr20" draw:text-style-name="P5" draw:layer="layout" svg:width="0.114cm" svg:height="0.145cm" svg:x="15.397cm" svg:y="14.486cm">
              <text:p/>
              <draw:enhanced-geometry svg:viewBox="0 0 136 180" draw:type="non-primitive" draw:enhanced-path="M 136 180 L 71 90 21 25 0 0 N"/>
            </draw:custom-shape>
            <draw:custom-shape draw:style-name="gr20" draw:text-style-name="P5" draw:layer="layout" svg:width="0.296cm" svg:height="0.151cm" svg:x="13.781cm" svg:y="16.069cm">
              <text:p/>
              <draw:enhanced-geometry svg:viewBox="0 0 365 187" draw:type="non-primitive" draw:enhanced-path="M 365 187 L 304 174 237 152 170 122 108 88 56 55 18 24 0 0 N"/>
            </draw:custom-shape>
            <draw:custom-shape draw:style-name="gr24" draw:text-style-name="P5" draw:layer="layout" svg:width="0.28cm" svg:height="0.117cm" svg:x="14.569cm" svg:y="15.484cm">
              <text:p/>
              <draw:enhanced-geometry svg:viewBox="0 0 344 145" draw:type="non-primitive" draw:enhanced-path="M 344 145 L 297 91 237 53 171 27 108 11 54 3 15 0 0 0 N"/>
            </draw:custom-shape>
            <draw:custom-shape draw:style-name="gr24" draw:text-style-name="P5" draw:layer="layout" svg:width="0.207cm" svg:height="0.15cm" svg:x="14.703cm" svg:y="15.367cm">
              <text:p/>
              <draw:enhanced-geometry svg:viewBox="0 0 254 181" draw:type="non-primitive" draw:enhanced-path="M 254 181 L 203 128 137 78 70 37 21 10 0 0 N"/>
            </draw:custom-shape>
            <draw:custom-shape draw:style-name="gr24" draw:text-style-name="P5" draw:layer="layout" svg:width="0.243cm" svg:height="0.105cm" svg:x="14.76cm" svg:y="15.294cm">
              <text:p/>
              <draw:enhanced-geometry svg:viewBox="0 0 297 126" draw:type="non-primitive" draw:enhanced-path="M 297 126 L 238 82 160 47 83 21 23 5 0 0 N"/>
            </draw:custom-shape>
            <draw:custom-shape draw:style-name="gr24" draw:text-style-name="P5" draw:layer="layout" svg:width="0.227cm" svg:height="0.134cm" svg:x="14.858cm" svg:y="15.184cm">
              <text:p/>
              <draw:enhanced-geometry svg:viewBox="0 0 279 161" draw:type="non-primitive" draw:enhanced-path="M 279 161 L 222 113 150 69 77 32 23 9 0 0 N"/>
            </draw:custom-shape>
            <draw:custom-shape draw:style-name="gr24" draw:text-style-name="P5" draw:layer="layout" svg:width="0.264cm" svg:height="0.109cm" svg:x="14.922cm" svg:y="15.099cm">
              <text:p/>
              <draw:enhanced-geometry svg:viewBox="0 0 324 135" draw:type="non-primitive" draw:enhanced-path="M 324 135 L 278 100 212 68 138 41 70 19 19 4 0 0 N"/>
            </draw:custom-shape>
            <draw:custom-shape draw:style-name="gr24" draw:text-style-name="P5" draw:layer="layout" svg:width="0.243cm" svg:height="0.117cm" svg:x="14.995cm" svg:y="15.022cm">
              <text:p/>
              <draw:enhanced-geometry svg:viewBox="0 0 300 145" draw:type="non-primitive" draw:enhanced-path="M 300 145 L 248 95 171 56 89 25 26 6 0 0 N"/>
            </draw:custom-shape>
            <draw:custom-shape draw:style-name="gr24" draw:text-style-name="P5" draw:layer="layout" svg:width="0.231cm" svg:height="0.113cm" svg:x="15.092cm" svg:y="14.924cm">
              <text:p/>
              <draw:enhanced-geometry svg:viewBox="0 0 287 138" draw:type="non-primitive" draw:enhanced-path="M 287 138 L 233 95 159 58 82 28 24 8 0 0 N"/>
            </draw:custom-shape>
            <draw:custom-shape draw:style-name="gr24" draw:text-style-name="P5" draw:layer="layout" svg:width="0.21cm" svg:height="0.104cm" svg:x="15.186cm" svg:y="14.831cm">
              <text:p/>
              <draw:enhanced-geometry svg:viewBox="0 0 263 127" draw:type="non-primitive" draw:enhanced-path="M 263 127 L 187 80 101 39 30 11 0 0 N"/>
            </draw:custom-shape>
            <draw:custom-shape draw:style-name="gr24" draw:text-style-name="P5" draw:layer="layout" svg:width="0.227cm" svg:height="0.097cm" svg:x="15.242cm" svg:y="14.741cm">
              <text:p/>
              <draw:enhanced-geometry svg:viewBox="0 0 279 117" draw:type="non-primitive" draw:enhanced-path="M 279 117 L 226 74 154 41 80 18 22 5 0 0 N"/>
            </draw:custom-shape>
            <draw:custom-shape draw:style-name="gr24" draw:text-style-name="P5" draw:layer="layout" svg:width="0.227cm" svg:height="0.109cm" svg:x="15.304cm" svg:y="14.648cm">
              <text:p/>
              <draw:enhanced-geometry svg:viewBox="0 0 281 135" draw:type="non-primitive" draw:enhanced-path="M 281 135 L 223 90 151 53 78 24 22 6 0 0 N"/>
            </draw:custom-shape>
            <draw:custom-shape draw:style-name="gr24" draw:text-style-name="P5" draw:layer="layout" svg:width="0.04cm" svg:height="0.64cm" svg:x="15.463cm" svg:y="14.596cm">
              <text:p/>
              <draw:enhanced-geometry svg:viewBox="0 0 49 788" draw:type="non-primitive" draw:enhanced-path="M 0 0 L 10 28 21 67 29 116 35 172 41 234 46 301 48 369 49 439 48 507 44 572 40 632 33 685 25 730 14 765 0 788 N"/>
            </draw:custom-shape>
            <draw:custom-shape draw:style-name="gr24" draw:text-style-name="P5" draw:layer="layout" svg:width="0.166cm" svg:height="0.255cm" svg:x="15.296cm" svg:y="15.002cm">
              <text:p/>
              <draw:enhanced-geometry svg:viewBox="0 0 208 317" draw:type="non-primitive" draw:enhanced-path="M 208 290 L 182 310 155 317 126 310 97 290 70 257 45 211 25 153 9 83 0 0 N"/>
            </draw:custom-shape>
            <draw:custom-shape draw:style-name="gr24" draw:text-style-name="P5" draw:layer="layout" svg:width="0.117cm" svg:height="0.39cm" svg:x="15.296cm" svg:y="14.611cm">
              <text:p/>
              <draw:enhanced-geometry svg:viewBox="0 0 145 481" draw:type="non-primitive" draw:enhanced-path="M 0 481 L 1 395 11 315 31 240 53 172 79 114 104 67 126 31 140 8 145 0 N"/>
            </draw:custom-shape>
            <draw:custom-shape draw:style-name="gr24" draw:text-style-name="P5" draw:layer="layout" svg:width="0.316cm" svg:height="0.398cm" svg:x="15.097cm" svg:y="14.611cm">
              <text:p/>
              <draw:enhanced-geometry svg:viewBox="0 0 387 491" draw:type="non-primitive" draw:enhanced-path="M 387 0 L 355 61 324 121 292 179 259 234 227 286 195 334 162 377 129 414 97 445 64 469 32 484 0 491 N"/>
            </draw:custom-shape>
            <draw:custom-shape draw:style-name="gr24" draw:text-style-name="P5" draw:layer="layout" svg:width="0.102cm" svg:height="0.223cm" svg:x="14.995cm" svg:y="14.786cm">
              <text:p/>
              <draw:enhanced-geometry svg:viewBox="0 0 128 274" draw:type="non-primitive" draw:enhanced-path="M 128 274 L 78 269 41 247 14 212 0 168 1 116 16 59 46 0 N"/>
            </draw:custom-shape>
            <draw:custom-shape draw:style-name="gr24" draw:text-style-name="P5" draw:layer="layout" svg:width="0.373cm" svg:height="0.235cm" svg:x="15.032cm" svg:y="14.551cm">
              <text:p/>
              <draw:enhanced-geometry svg:viewBox="0 0 460 289" draw:type="non-primitive" draw:enhanced-path="M 0 289 L 39 244 94 199 159 155 229 113 298 77 360 45 412 21 447 5 460 0 N"/>
            </draw:custom-shape>
            <draw:custom-shape draw:style-name="gr24" draw:text-style-name="P5" draw:layer="layout" svg:width="0.239cm" svg:height="0.13cm" svg:x="15.04cm" svg:y="15.643cm">
              <text:p/>
              <draw:enhanced-geometry svg:viewBox="0 0 297 162" draw:type="non-primitive" draw:enhanced-path="M 297 162 L 253 112 192 71 125 40 63 17 18 4 0 0 N"/>
            </draw:custom-shape>
            <draw:custom-shape draw:style-name="gr24" draw:text-style-name="P5" draw:layer="layout" svg:width="0.21cm" svg:height="0.158cm" svg:x="15.186cm" svg:y="15.521cm">
              <text:p/>
              <draw:enhanced-geometry svg:viewBox="0 0 263 191" draw:type="non-primitive" draw:enhanced-path="M 263 191 L 184 119 112 64 54 28 14 7 0 0 N"/>
            </draw:custom-shape>
            <draw:custom-shape draw:style-name="gr24" draw:text-style-name="P5" draw:layer="layout" svg:width="0.243cm" svg:height="0.129cm" svg:x="15.296cm" svg:y="15.452cm">
              <text:p/>
              <draw:enhanced-geometry svg:viewBox="0 0 300 161" draw:type="non-primitive" draw:enhanced-path="M 300 161 L 243 107 166 62 87 28 25 7 0 0 N"/>
            </draw:custom-shape>
            <draw:custom-shape draw:style-name="gr24" draw:text-style-name="P5" draw:layer="layout" svg:width="0.239cm" svg:height="0.109cm" svg:x="15.393cm" svg:y="15.354cm">
              <text:p/>
              <draw:enhanced-geometry svg:viewBox="0 0 297 134" draw:type="non-primitive" draw:enhanced-path="M 297 134 L 228 82 149 44 76 19 21 4 0 0 N"/>
            </draw:custom-shape>
            <draw:custom-shape draw:style-name="gr24" draw:text-style-name="P5" draw:layer="layout" svg:width="0.19cm" svg:height="0.102cm" svg:x="15.515cm" svg:y="15.265cm">
              <text:p/>
              <draw:enhanced-geometry svg:viewBox="0 0 234 126" draw:type="non-primitive" draw:enhanced-path="M 234 126 L 170 75 94 35 27 9 0 0 N"/>
            </draw:custom-shape>
            <draw:custom-shape draw:style-name="gr24" draw:text-style-name="P5" draw:layer="layout" svg:width="0.19cm" svg:height="0.092cm" svg:x="15.613cm" svg:y="15.192cm">
              <text:p/>
              <draw:enhanced-geometry svg:viewBox="0 0 236 118" draw:type="non-primitive" draw:enhanced-path="M 236 118 L 176 70 98 32 30 8 0 0 N"/>
            </draw:custom-shape>
            <draw:custom-shape draw:style-name="gr24" draw:text-style-name="P5" draw:layer="layout" svg:width="0.21cm" svg:height="0.109cm" svg:x="15.694cm" svg:y="15.111cm">
              <text:p/>
              <draw:enhanced-geometry svg:viewBox="0 0 261 136" draw:type="non-primitive" draw:enhanced-path="M 261 136 L 185 84 99 41 29 11 0 0 N"/>
            </draw:custom-shape>
            <draw:custom-shape draw:style-name="gr24" draw:text-style-name="P5" draw:layer="layout" svg:width="0.239cm" svg:height="0.125cm" svg:x="15.759cm" svg:y="15.022cm">
              <text:p/>
              <draw:enhanced-geometry svg:viewBox="0 0 299 154" draw:type="non-primitive" draw:enhanced-path="M 299 154 L 237 103 159 60 82 29 23 7 0 0 N"/>
            </draw:custom-shape>
            <draw:custom-shape draw:style-name="gr24" draw:text-style-name="P5" draw:layer="layout" svg:width="0.048cm" svg:height="0.304cm" svg:x="15.604cm" svg:y="15.562cm">
              <text:p/>
              <draw:enhanced-geometry svg:viewBox="0 0 62 379" draw:type="non-primitive" draw:enhanced-path="M 0 379 L 23 333 40 271 51 201 59 127 62 58 62 0 N"/>
            </draw:custom-shape>
            <draw:custom-shape draw:style-name="gr24" draw:text-style-name="P5" draw:layer="layout" svg:width="0.251cm" svg:height="0.568cm" svg:x="15.653cm" svg:y="14.994cm">
              <text:p/>
              <draw:enhanced-geometry svg:viewBox="0 0 308 698" draw:type="non-primitive" draw:enhanced-path="M 0 698 L 4 675 12 647 24 616 41 579 62 540 85 496 111 448 139 396 167 340 196 280 226 215 254 147 282 76 308 0 N"/>
            </draw:custom-shape>
            <draw:custom-shape draw:style-name="gr24" draw:text-style-name="P5" draw:layer="layout" svg:width="0.035cm" svg:height="0.616cm" svg:x="15.868cm" svg:y="14.994cm">
              <text:p/>
              <draw:enhanced-geometry svg:viewBox="0 0 45 762" draw:type="non-primitive" draw:enhanced-path="M 45 0 L 44 9 41 36 35 78 29 131 23 195 16 265 9 340 4 415 1 491 0 563 1 628 6 685 15 730 28 762 N"/>
            </draw:custom-shape>
            <draw:custom-shape draw:style-name="gr24" draw:text-style-name="P5" draw:layer="layout" svg:width="0.145cm" svg:height="0.126cm" svg:x="15.889cm" svg:y="15.521cm">
              <text:p/>
              <draw:enhanced-geometry svg:viewBox="0 0 179 154" draw:type="non-primitive" draw:enhanced-path="M 0 110 L 32 146 59 154 83 137 109 101 139 54 179 0 N"/>
            </draw:custom-shape>
            <draw:custom-shape draw:style-name="gr24" draw:text-style-name="P5" draw:layer="layout" svg:width="0.089cm" svg:height="0.547cm" svg:x="15.97cm" svg:y="14.973cm">
              <text:p/>
              <draw:enhanced-geometry svg:viewBox="0 0 111 679" draw:type="non-primitive" draw:enhanced-path="M 80 679 L 97 648 107 606 111 556 109 498 103 434 94 369 81 303 66 238 52 176 37 119 22 70 10 29 0 0 N"/>
            </draw:custom-shape>
            <draw:custom-shape draw:style-name="gr24" draw:text-style-name="P5" draw:layer="layout" svg:width="0.21cm" svg:height="0.073cm" svg:x="15.759cm" svg:y="14.9cm">
              <text:p/>
              <draw:enhanced-geometry svg:viewBox="0 0 263 86" draw:type="non-primitive" draw:enhanced-path="M 263 86 L 217 45 168 15 114 0 58 7 0 41 N"/>
            </draw:custom-shape>
            <draw:custom-shape draw:style-name="gr24" draw:text-style-name="P5" draw:layer="layout" svg:width="0.467cm" svg:height="0.483cm" svg:x="15.291cm" svg:y="14.936cm">
              <text:p/>
              <draw:enhanced-geometry svg:viewBox="0 0 571 598" draw:type="non-primitive" draw:enhanced-path="M 571 0 L 547 19 516 46 477 80 434 120 386 164 336 211 284 260 232 310 183 359 136 407 94 452 58 494 29 530 10 561 0 584 2 598 N"/>
            </draw:custom-shape>
            <draw:custom-shape draw:style-name="gr24" draw:text-style-name="P5" draw:layer="layout" svg:width="0.243cm" svg:height="0.093cm" svg:x="15.296cm" svg:y="15.363cm">
              <text:p/>
              <draw:enhanced-geometry svg:viewBox="0 0 300 114" draw:type="non-primitive" draw:enhanced-path="M 0 72 L 31 96 75 112 127 114 184 99 243 63 300 0 N"/>
            </draw:custom-shape>
            <draw:custom-shape draw:style-name="gr24" draw:text-style-name="P5" draw:layer="layout" svg:width="0.304cm" svg:height="0.414cm" svg:x="15.539cm" svg:y="14.948cm">
              <text:p/>
              <draw:enhanced-geometry svg:viewBox="0 0 378 507" draw:type="non-primitive" draw:enhanced-path="M 0 507 L 33 460 72 406 115 347 161 286 207 225 251 166 291 113 326 67 353 32 371 8 378 0 N"/>
            </draw:custom-shape>
            <draw:custom-shape draw:style-name="gr24" draw:text-style-name="P5" draw:layer="layout" svg:width="0.291cm" svg:height="0.604cm" svg:x="15.552cm" svg:y="14.948cm">
              <text:p/>
              <draw:enhanced-geometry svg:viewBox="0 0 361 741" draw:type="non-primitive" draw:enhanced-path="M 361 0 L 352 41 335 90 313 146 286 207 256 273 222 339 188 406 153 471 120 533 88 589 59 639 35 682 17 714 4 734 0 741 N"/>
            </draw:custom-shape>
            <draw:custom-shape draw:style-name="gr25" draw:text-style-name="P5" draw:layer="layout" svg:width="1.587cm" svg:height="2.005cm" svg:x="17.801cm" svg:y="13.447cm">
              <text:p/>
              <draw:enhanced-geometry svg:viewBox="0 0 1954 2472" draw:type="non-primitive" draw:enhanced-path="M 1954 2472 L 1898 2449 1842 2428 1782 2408 1722 2390 1660 2373 1596 2355 1533 2337 1469 2317 1469 2317 1428 2302 1379 2281 1326 2256 1269 2226 1210 2194 1152 2161 1093 2124 1037 2087 984 2051 935 2013 892 1978 857 1944 830 1913 830 1913 819 1895 803 1871 785 1841 763 1805 740 1764 713 1719 685 1670 655 1617 623 1562 589 1504 555 1444 519 1383 483 1321 445 1259 409 1196 372 1134 335 1074 298 1015 263 960 228 905 195 856 164 809 133 767 105 730 79 698 56 673 35 654 17 642 17 642 3 628 0 609 8 584 26 557 52 524 86 490 125 453 171 413 220 373 272 332 327 291 383 250 439 210 492 173 544 137 593 104 637 75 675 50 706 28 729 14 745 3 751 0 751 0 1954 2472 1954 2472 Z N"/>
            </draw:custom-shape>
            <draw:custom-shape draw:style-name="gr26" draw:text-style-name="P5" draw:layer="layout" svg:width="3.406cm" svg:height="4.99cm" svg:x="19.546cm" svg:y="9.565cm">
              <text:p/>
              <draw:enhanced-geometry svg:viewBox="0 0 4193 6145" draw:type="non-primitive" draw:enhanced-path="M 149 3773 L 146 3689 142 3611 139 3539 135 3470 133 3405 131 3345 130 3289 130 3235 131 3186 133 3138 138 3094 144 3053 152 3013 164 2975 177 2939 177 2939 190 2907 204 2869 221 2824 239 2773 260 2716 281 2656 303 2593 324 2527 347 2460 370 2392 391 2326 411 2259 431 2195 449 2134 465 2077 478 2024 490 1977 499 1937 503 1905 505 1880 505 1880 453 1852 439 1808 450 1756 473 1708 495 1670 505 1656 505 1656 426 1613 358 1564 301 1513 254 1464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898 165 990 182 1041 194 1064 205 1070 208 1070 208 3792 923 3792 923 3841 964 3882 1008 3917 1057 3946 1108 3971 1161 3990 1214 4006 1267 4019 1318 4028 1368 4034 1413 4040 1455 4043 1491 4043 1491 4062 1567 4090 1634 4124 1694 4155 1751 4179 1805 4179 1805 4186 1835 4191 1875 4193 1924 4192 1979 4188 2039 4180 2103 4170 2168 4157 2235 4139 2298 4116 2360 4090 2416 4090 2416 4080 2479 4069 2544 4058 2610 4047 2675 4033 2740 4020 2803 4005 2863 3990 2921 3973 2974 3955 3024 3937 3067 3917 3105 3896 3137 3875 3161 3851 3177 3851 3177 3822 3191 3792 3206 3764 3223 3736 3242 3710 3267 3685 3298 3662 3337 3641 3385 3623 3444 3607 3515 3593 3599 3584 3698 3584 3698 3574 3795 3560 3884 3541 3965 3521 4039 3497 4105 3473 4164 3449 4214 3427 4257 3405 4293 3387 4320 3374 4340 3365 4351 3361 4356 3361 4356 3361 4471 3357 4574 3346 4665 3333 4744 3317 4813 3299 4872 3280 4922 3259 4963 3239 4995 3220 5021 3203 5042 3188 5055 3177 5064 3169 5070 3167 5071 3167 5071 3156 5146 3139 5216 3115 5283 3084 5346 3049 5405 3009 5459 2967 5509 2924 5556 2881 5598 2838 5634 2799 5667 2762 5694 2728 5717 2700 5734 2679 5748 2665 5756 2661 5758 2661 5758 2629 5848 2590 5922 2545 5985 2499 6033 2453 6071 2407 6100 2366 6119 2329 6133 2301 6141 2282 6144 2275 6145 2275 6145 149 3773 149 3773 Z N"/>
            </draw:custom-shape>
            <draw:custom-shape draw:style-name="gr27" draw:text-style-name="P5" draw:layer="layout" svg:width="3.397cm" svg:height="4.99cm" svg:x="19.546cm" svg:y="9.565cm">
              <text:p/>
              <draw:enhanced-geometry svg:viewBox="0 0 4185 6145" draw:type="non-primitive" draw:enhanced-path="M 505 1663 L 426 1618 358 1566 301 1514 254 1465 220 1425 200 1397 192 1387 192 1387 0 1416 0 1416 34 1330 58 1258 78 1199 94 1147 109 1096 126 1044 149 984 149 984 146 916 144 847 146 778 150 709 156 641 164 574 173 508 184 443 196 382 210 323 225 268 241 217 258 170 276 128 293 90 312 59 330 34 348 14 367 3 385 0 385 0 435 2 494 9 555 19 616 35 671 56 716 81 746 113 757 148 757 148 789 155 867 171 960 190 1037 209 1070 223 1070 223 1080 232 1102 245 1120 263 1123 289 1096 326 1026 372 1026 372 1004 386 982 406 958 432 934 462 909 497 884 535 860 577 834 623 809 672 784 723 759 777 735 833 711 890 688 949 665 1008 643 1069 623 1129 604 1189 587 1249 570 1307 555 1365 542 1421 530 1474 521 1527 513 1575 508 1622 505 1663 505 1663 505 1663 Z M 1128 4863 L 2275 6145 2275 6145 2282 6144 2301 6141 2329 6133 2366 6119 2407 6100 2453 6071 2499 6033 2545 5985 2590 5922 2629 5848 2661 5758 2661 5758 2665 5756 2679 5748 2700 5734 2728 5717 2762 5694 2799 5667 2838 5634 2881 5598 2924 5556 2967 5509 3009 5459 3049 5405 3084 5346 3115 5283 3139 5216 3156 5146 3167 5071 3167 5071 3169 5070 3177 5064 3188 5055 3203 5042 3220 5021 3239 4995 3259 4963 3280 4922 3299 4872 3317 4813 3333 4744 3346 4665 3357 4574 3361 4471 3361 4356 3361 4356 3365 4351 3374 4340 3387 4320 3405 4293 3427 4257 3449 4214 3473 4164 3497 4105 3521 4039 3541 3965 3560 3884 3574 3795 3584 3698 3584 3698 3593 3599 3607 3515 3623 3444 3641 3385 3662 3336 3686 3298 3711 3266 3737 3242 3765 3222 3793 3206 3822 3191 3851 3177 3851 3177 3875 3161 3896 3137 3917 3105 3937 3067 3955 3024 3973 2974 3990 2921 4005 2863 4020 2803 4033 2740 4047 2675 4058 2610 4069 2544 4080 2479 4090 2416 4090 2416 4115 2362 4137 2303 4155 2240 4171 2172 4185 2100 4185 2100 4161 2135 4137 2170 4114 2209 4089 2247 4064 2287 4039 2328 4013 2369 3988 2410 3962 2452 3935 2494 3908 2536 3881 2578 3853 2619 3825 2658 3797 2697 3769 2735 3739 2771 3709 2805 3679 2838 3649 2869 3617 2897 3585 2923 3554 2947 3521 2967 3487 2984 3453 2998 3419 3008 3384 3015 3349 3017 3313 3016 3275 3010 3238 3000 3201 2984 3162 2964 3122 2939 3122 2939 3102 2894 3081 2843 3058 2787 3035 2728 3013 2667 2989 2605 2965 2544 2940 2485 2915 2430 2889 2379 2863 2333 2836 2296 2810 2267 2810 2267 2781 2233 2752 2184 2725 2125 2699 2057 2676 1987 2654 1915 2635 1845 2618 1780 2604 1723 2595 1680 2588 1651 2586 1641 2586 1641 2582 1673 2574 1704 2562 1738 2550 1773 2534 1809 2515 1846 2494 1884 2472 1923 2447 1962 2420 2003 2390 2045 2359 2087 2326 2129 2292 2172 2256 2216 2218 2260 2179 2304 2138 2348 2096 2393 2053 2439 2009 2484 1964 2529 1919 2575 1871 2620 1824 2665 1776 2709 1727 2754 1679 2799 1629 2843 1579 2886 1529 2929 1480 2972 1429 3014 1379 3054 1330 3095 1280 3135 1232 3173 1183 3211 1134 3248 1087 3284 1041 3318 995 3352 950 3384 906 3415 863 3445 822 3473 781 3499 743 3525 706 3549 669 3569 635 3590 603 3608 572 3625 543 3640 517 3652 492 3662 469 3671 449 3678 431 3681 416 3684 416 3684 461 3695 513 3702 571 3707 633 3709 699 3707 767 3705 837 3701 908 3694 979 3686 1051 3677 1120 3668 1187 3658 1249 3647 1309 3637 1362 3627 1411 3618 1451 3610 1485 3603 1510 3599 1526 3595 1532 3594 1532 3594 1499 3617 1457 3642 1406 3668 1348 3694 1286 3721 1219 3747 1150 3773 1079 3799 1009 3824 939 3848 873 3869 811 3890 755 3908 706 3922 665 3936 634 3945 615 3951 608 3953 608 3953 668 3949 731 3942 796 3933 863 3921 931 3909 1001 3895 1071 3881 1141 3865 1211 3849 1282 3831 1349 3813 1417 3796 1483 3778 1546 3760 1606 3741 1664 3724 1718 3709 1768 3693 1813 3678 1855 3666 1890 3653 1921 3644 1946 3635 1963 3629 1974 3626 1977 3625 1977 3625 1922 3667 1862 3707 1800 3748 1736 3787 1672 3824 1605 3860 1540 3895 1474 3928 1409 3960 1346 3989 1284 4018 1225 4044 1170 4067 1117 4089 1069 4109 1026 4126 987 4141 955 4153 929 4164 908 4170 897 4175 892 4176 892 4176 935 4212 981 4246 1028 4279 1077 4310 1128 4339 1180 4365 1232 4390 1285 4411 1339 4432 1394 4449 1447 4463 1501 4475 1554 4484 1606 4490 1657 4493 1707 4493 1755 4490 1755 4490 1818 4484 1862 4482 1893 4485 1911 4492 1922 4502 1928 4518 1932 4537 1940 4560 1953 4587 1973 4619 2007 4654 2007 4654 2068 4694 2137 4719 2208 4732 2278 4734 2341 4731 2392 4724 2425 4717 2438 4715 2438 4715 2405 4728 2364 4740 2316 4748 2263 4753 2203 4757 2139 4757 2071 4755 2002 4753 1931 4749 1859 4742 1787 4735 1717 4728 1649 4720 1585 4712 1524 4703 1468 4695 1418 4689 1375 4682 1342 4676 1316 4672 1299 4669 1293 4668 1293 4668 1346 4689 1404 4710 1465 4732 1528 4753 1595 4775 1663 4795 1732 4817 1801 4837 1870 4857 1939 4878 2005 4896 2069 4914 2130 4931 2188 4947 2241 4960 2289 4974 2332 4984 2368 4994 2397 5002 2420 5007 2433 5011 2438 5012 2438 5012 2371 5011 2302 5009 2232 5006 2160 5001 2087 4995 2014 4989 1940 4982 1867 4973 1794 4965 1724 4956 1655 4947 1588 4938 1524 4929 1463 4920 1405 4911 1352 4901 1303 4894 1259 4887 1222 4880 1189 4874 1163 4870 1144 4866 1131 4864 1128 4863 1128 4863 1128 4863 Z N"/>
            </draw:custom-shape>
            <draw:custom-shape draw:style-name="gr17" draw:text-style-name="P5" draw:layer="layout" svg:width="0.357cm" svg:height="0.531cm" svg:x="21.88cm" svg:y="10.958cm">
              <text:p/>
              <draw:enhanced-geometry svg:viewBox="0 0 440 651" draw:type="non-primitive" draw:enhanced-path="M 440 625 L 399 644 345 651 281 650 216 642 152 625 96 602 52 571 25 536 25 536 12 490 4 426 1 350 0 270 1 189 3 115 6 55 9 14 9 0 9 0 16 9 35 32 63 71 99 119 141 177 187 239 235 305 281 371 327 434 366 493 400 544 425 585 439 613 440 625 440 625 440 625 Z N"/>
            </draw:custom-shape>
            <draw:custom-shape draw:style-name="gr28" draw:text-style-name="P5" draw:layer="layout" svg:width="0.446cm" svg:height="0.138cm" svg:x="21.381cm" svg:y="13.986cm">
              <text:p/>
              <draw:enhanced-geometry svg:viewBox="0 0 550 167" draw:type="non-primitive" draw:enhanced-path="M 0 149 L 44 157 94 163 148 166 205 167 263 163 320 154 376 139 428 116 475 87 516 48 550 0 N"/>
            </draw:custom-shape>
            <draw:custom-shape draw:style-name="gr28" draw:text-style-name="P5" draw:layer="layout" svg:width="0.3cm" svg:height="0.244cm" svg:x="21.527cm" svg:y="13.986cm">
              <text:p/>
              <draw:enhanced-geometry svg:viewBox="0 0 372 300" draw:type="non-primitive" draw:enhanced-path="M 372 0 L 322 93 279 164 241 218 207 257 175 280 144 294 112 300 78 297 42 291 0 283 N"/>
            </draw:custom-shape>
            <draw:custom-shape draw:style-name="gr28" draw:text-style-name="P5" draw:layer="layout" svg:width="0.203cm" svg:height="0.085cm" svg:x="21.324cm" svg:y="14.133cm">
              <text:p/>
              <draw:enhanced-geometry svg:viewBox="0 0 252 103" draw:type="non-primitive" draw:enhanced-path="M 252 103 L 150 74 70 40 19 12 0 0 N"/>
            </draw:custom-shape>
            <draw:custom-shape draw:style-name="gr28" draw:text-style-name="P5" draw:layer="layout" svg:width="0.869cm" svg:height="0.13cm" svg:x="21.105cm" svg:y="13.71cm">
              <text:p/>
              <draw:enhanced-geometry svg:viewBox="0 0 1072 161" draw:type="non-primitive" draw:enhanced-path="M 1072 0 L 1047 28 1013 53 972 76 924 94 871 110 812 123 749 134 684 144 617 149 548 155 480 158 412 159 347 161 284 161 226 159 171 157 123 156 81 154 47 151 22 150 5 149 0 148 N"/>
            </draw:custom-shape>
            <draw:custom-shape draw:style-name="gr28" draw:text-style-name="P5" draw:layer="layout" svg:width="0.544cm" svg:height="0.186cm" svg:x="21.105cm" svg:y="13.828cm">
              <text:p/>
              <draw:enhanced-geometry svg:viewBox="0 0 669 228" draw:type="non-primitive" draw:enhanced-path="M 0 0 L 71 28 138 57 204 84 266 110 325 135 381 157 433 178 481 196 527 209 568 220 606 226 640 228 669 224 N"/>
            </draw:custom-shape>
            <draw:custom-shape draw:style-name="gr28" draw:text-style-name="P5" draw:layer="layout" svg:width="0.276cm" svg:height="0.183cm" svg:x="21.649cm" svg:y="13.828cm">
              <text:p/>
              <draw:enhanced-geometry svg:viewBox="0 0 344 224" draw:type="non-primitive" draw:enhanced-path="M 0 224 L 58 203 121 166 186 123 247 79 297 40 332 11 344 0 N"/>
            </draw:custom-shape>
            <draw:custom-shape draw:style-name="gr28" draw:text-style-name="P5" draw:layer="layout" svg:width="0.251cm" svg:height="0.665cm" svg:x="20.346cm" svg:y="11.189cm">
              <text:p/>
              <draw:enhanced-geometry svg:viewBox="0 0 312 821" draw:type="non-primitive" draw:enhanced-path="M 0 821 L 29 760 55 699 79 638 100 578 121 519 139 461 157 404 173 349 189 297 204 246 220 197 236 152 253 109 271 69 290 33 312 0 N"/>
            </draw:custom-shape>
            <draw:custom-shape draw:style-name="gr28" draw:text-style-name="P5" draw:layer="layout" svg:width="0.19cm" svg:height="0.535cm" svg:x="20.598cm" svg:y="10.653cm">
              <text:p/>
              <draw:enhanced-geometry svg:viewBox="0 0 237 656" draw:type="non-primitive" draw:enhanced-path="M 0 656 L 26 618 54 574 82 524 111 471 138 414 164 358 187 301 207 244 222 191 233 141 237 95 235 56 226 24 208 0 N"/>
            </draw:custom-shape>
            <draw:custom-shape draw:style-name="gr28" draw:text-style-name="P5" draw:layer="layout" svg:width="0.312cm" svg:height="0.353cm" svg:x="20.983cm" svg:y="10.774cm">
              <text:p/>
              <draw:enhanced-geometry svg:viewBox="0 0 385 433" draw:type="non-primitive" draw:enhanced-path="M 385 0 L 332 52 278 109 224 167 173 223 126 278 84 328 50 371 23 403 6 425 0 433 N"/>
            </draw:custom-shape>
            <draw:custom-shape draw:style-name="gr28" draw:text-style-name="P5" draw:layer="layout" svg:width="0.276cm" svg:height="0.409cm" svg:x="20.707cm" svg:y="11.128cm">
              <text:p/>
              <draw:enhanced-geometry svg:viewBox="0 0 344 507" draw:type="non-primitive" draw:enhanced-path="M 344 0 L 312 84 279 158 246 224 214 282 181 331 150 374 119 411 89 442 58 467 29 489 0 507 N"/>
            </draw:custom-shape>
            <draw:custom-shape draw:style-name="gr28" draw:text-style-name="P5" draw:layer="layout" svg:width="0.673cm" svg:height="0.921cm" svg:x="20.744cm" svg:y="10.835cm">
              <text:p/>
              <draw:enhanced-geometry svg:viewBox="0 0 831 1134" draw:type="non-primitive" draw:enhanced-path="M 831 0 L 792 35 751 73 709 113 668 156 627 202 585 249 543 299 501 349 460 401 420 453 380 506 341 559 304 611 268 663 234 715 201 765 169 814 140 861 113 906 89 949 67 988 47 1024 30 1057 17 1088 7 1113 0 1134 N"/>
            </draw:custom-shape>
            <draw:custom-shape draw:style-name="gr28" draw:text-style-name="P5" draw:layer="layout" svg:width="0.917cm" svg:height="0.751cm" svg:x="19.826cm" svg:y="11.757cm">
              <text:p/>
              <draw:enhanced-geometry svg:viewBox="0 0 1132 925" draw:type="non-primitive" draw:enhanced-path="M 1132 0 L 1125 18 1114 41 1100 66 1082 93 1060 124 1037 156 1010 190 979 227 946 264 911 302 874 342 834 383 792 423 749 464 704 505 658 546 610 586 560 625 511 663 461 700 410 735 358 768 306 799 255 827 203 852 151 875 100 895 50 911 0 925 N"/>
            </draw:custom-shape>
            <draw:custom-shape draw:style-name="gr28" draw:text-style-name="P5" draw:layer="layout" svg:width="0.06cm" svg:height="0.763cm" svg:x="19.944cm" svg:y="10.036cm">
              <text:p/>
              <draw:enhanced-geometry svg:viewBox="0 0 74 942" draw:type="non-primitive" draw:enhanced-path="M 0 942 L 3 894 5 845 9 790 11 734 14 675 18 614 21 553 24 490 29 429 32 367 37 307 43 249 48 193 54 139 60 89 67 42 74 0 N"/>
            </draw:custom-shape>
            <draw:custom-shape draw:style-name="gr28" draw:text-style-name="P5" draw:layer="layout" svg:width="0.06cm" svg:height="0.459cm" svg:x="19.956cm" svg:y="9.577cm">
              <text:p/>
              <draw:enhanced-geometry svg:viewBox="0 0 71 566" draw:type="non-primitive" draw:enhanced-path="M 59 566 L 68 496 71 422 66 346 57 271 47 200 33 135 21 80 11 38 3 9 0 0 N"/>
            </draw:custom-shape>
            <draw:custom-shape draw:style-name="gr28" draw:text-style-name="P5" draw:layer="layout" svg:width="0.227cm" svg:height="1.064cm" svg:x="19.729cm" svg:y="9.577cm">
              <text:p/>
              <draw:enhanced-geometry svg:viewBox="0 0 282 1313" draw:type="non-primitive" draw:enhanced-path="M 282 0 L 280 64 278 125 276 185 273 243 270 299 267 353 262 407 257 459 252 511 245 561 237 610 229 660 220 709 210 757 198 805 185 854 170 902 156 951 138 1000 119 1049 99 1100 78 1151 53 1205 28 1258 0 1313 N"/>
            </draw:custom-shape>
            <draw:custom-shape draw:style-name="gr28" draw:text-style-name="P5" draw:layer="layout" svg:width="0.121cm" svg:height="0.41cm" svg:x="20.2cm" svg:y="9.893cm">
              <text:p/>
              <draw:enhanced-geometry svg:viewBox="0 0 148 507" draw:type="non-primitive" draw:enhanced-path="M 148 0 L 141 56 129 117 113 181 95 244 76 306 55 366 35 421 17 468 0 507 N"/>
            </draw:custom-shape>
            <draw:custom-shape draw:style-name="gr28" draw:text-style-name="P5" draw:layer="layout" svg:width="0.255cm" svg:height="0.58cm" svg:x="19.944cm" svg:y="10.304cm">
              <text:p/>
              <draw:enhanced-geometry svg:viewBox="0 0 313 715" draw:type="non-primitive" draw:enhanced-path="M 313 0 L 301 26 282 59 260 98 234 142 205 192 175 245 145 301 115 360 87 420 61 481 38 542 20 602 6 660 0 715 N"/>
            </draw:custom-shape>
            <draw:custom-shape draw:style-name="gr28" draw:text-style-name="P5" draw:layer="layout" svg:width="0.146cm" svg:height="0.799cm" svg:x="19.944cm" svg:y="10.085cm">
              <text:p/>
              <draw:enhanced-geometry svg:viewBox="0 0 179 985" draw:type="non-primitive" draw:enhanced-path="M 0 985 L 3 914 9 841 14 770 22 701 30 632 40 564 50 499 62 436 73 376 86 318 98 264 110 213 123 167 134 124 147 85 158 52 169 24 179 0 N"/>
            </draw:custom-shape>
            <draw:custom-shape draw:style-name="gr28" draw:text-style-name="P5" draw:layer="layout" svg:width="0.048cm" svg:height="0.373cm" svg:x="20.09cm" svg:y="9.711cm">
              <text:p/>
              <draw:enhanced-geometry svg:viewBox="0 0 59 463" draw:type="non-primitive" draw:enhanced-path="M 0 463 L 20 409 34 341 45 264 52 187 56 115 58 56 59 15 59 0 N"/>
            </draw:custom-shape>
            <draw:custom-shape draw:style-name="gr28" draw:text-style-name="P5" draw:layer="layout" svg:width="0.336cm" svg:height="0.36cm" svg:x="20.285cm" svg:y="10.511cm">
              <text:p/>
              <draw:enhanced-geometry svg:viewBox="0 0 417 448" draw:type="non-primitive" draw:enhanced-path="M 417 0 L 347 44 283 94 225 147 173 202 128 255 89 306 58 352 33 391 15 421 3 441 0 448 N"/>
            </draw:custom-shape>
            <draw:custom-shape draw:style-name="gr28" draw:text-style-name="P5" draw:layer="layout" svg:width="0.243cm" svg:height="0.207cm" svg:x="20.042cm" svg:y="10.872cm">
              <text:p/>
              <draw:enhanced-geometry svg:viewBox="0 0 298 254" draw:type="non-primitive" draw:enhanced-path="M 298 0 L 226 33 161 76 107 125 61 172 29 214 7 244 0 254 N"/>
            </draw:custom-shape>
            <draw:custom-shape draw:style-name="gr28" draw:text-style-name="P5" draw:layer="layout" svg:width="0.34cm" svg:height="0.726cm" svg:x="20.042cm" svg:y="10.353cm">
              <text:p/>
              <draw:enhanced-geometry svg:viewBox="0 0 418 895" draw:type="non-primitive" draw:enhanced-path="M 0 895 L 6 809 16 727 27 650 42 580 59 513 78 452 100 396 123 344 146 295 170 252 196 211 222 175 248 142 274 113 300 88 326 64 351 45 375 27 397 12 418 0 N"/>
            </draw:custom-shape>
            <draw:custom-shape draw:style-name="gr28" draw:text-style-name="P5" draw:layer="layout" svg:width="0.454cm" svg:height="0.47cm" svg:x="21.373cm" svg:y="12.911cm">
              <text:p/>
              <draw:enhanced-geometry svg:viewBox="0 0 564 582" draw:type="non-primitive" draw:enhanced-path="M 0 582 L 39 551 82 517 127 483 174 446 221 408 268 369 314 328 358 288 400 246 440 204 475 162 505 121 531 79 551 40 564 0 N"/>
            </draw:custom-shape>
            <draw:custom-shape draw:style-name="gr28" draw:text-style-name="P5" draw:layer="layout" svg:width="0.114cm" svg:height="1.202cm" svg:x="21.828cm" svg:y="11.708cm">
              <text:p/>
              <draw:enhanced-geometry svg:viewBox="0 0 139 1476" draw:type="non-primitive" draw:enhanced-path="M 0 1476 L 5 1451 11 1422 18 1386 25 1344 33 1297 42 1246 50 1192 59 1134 68 1074 76 1011 85 945 93 880 101 812 109 744 116 676 121 608 127 541 131 476 135 412 138 350 139 292 139 237 137 185 134 137 129 95 123 57 114 25 104 0 N"/>
            </draw:custom-shape>
            <draw:custom-shape draw:style-name="gr28" draw:text-style-name="P5" draw:layer="layout" svg:width="0.134cm" svg:height="1.115cm" svg:x="21.779cm" svg:y="10.592cm">
              <text:p/>
              <draw:enhanced-geometry svg:viewBox="0 0 167 1375" draw:type="non-primitive" draw:enhanced-path="M 167 1375 L 156 1347 144 1313 131 1273 119 1228 106 1180 94 1125 81 1067 70 1007 60 944 50 878 39 812 31 745 24 676 17 608 10 541 5 476 3 411 1 349 0 290 2 234 4 182 9 135 16 93 24 56 35 25 47 0 N"/>
            </draw:custom-shape>
            <draw:custom-shape draw:style-name="gr28" draw:text-style-name="P5" draw:layer="layout" svg:width="0.178cm" svg:height="0.267cm" svg:x="21.661cm" svg:y="10.555cm">
              <text:p/>
              <draw:enhanced-geometry svg:viewBox="0 0 221 331" draw:type="non-primitive" draw:enhanced-path="M 192 46 L 212 17 221 1 219 0 209 9 193 28 172 55 147 88 120 125 93 164 66 205 42 242 21 278 7 308 0 331 N"/>
            </draw:custom-shape>
            <draw:custom-shape draw:style-name="gr28" draw:text-style-name="P5" draw:layer="layout" svg:width="0.008cm" svg:height="0.451cm" svg:x="21.653cm" svg:y="10.823cm">
              <text:p/>
              <draw:enhanced-geometry svg:viewBox="0 0 7 552" draw:type="non-primitive" draw:enhanced-path="M 7 0 L 2 42 0 106 0 183 0 268 1 351 4 428 5 493 6 536 7 552 N"/>
            </draw:custom-shape>
            <draw:custom-shape draw:style-name="gr28" draw:text-style-name="P5" draw:layer="layout" svg:width="0.126cm" svg:height="0.727cm" svg:x="21.608cm" svg:y="10.547cm">
              <text:p/>
              <draw:enhanced-geometry svg:viewBox="0 0 151 896" draw:type="non-primitive" draw:enhanced-path="M 62 896 L 50 865 38 830 28 789 19 744 11 695 5 643 2 590 0 533 1 476 4 418 10 360 19 303 31 246 47 190 68 138 91 89 119 42 151 0 N"/>
            </draw:custom-shape>
            <draw:custom-shape draw:style-name="gr28" draw:text-style-name="P5" draw:layer="layout" svg:width="0.227cm" svg:height="1.007cm" svg:x="21.507cm" svg:y="10.547cm">
              <text:p/>
              <draw:enhanced-geometry svg:viewBox="0 0 279 1240" draw:type="non-primitive" draw:enhanced-path="M 279 0 L 250 41 223 80 198 117 174 153 152 189 131 226 112 262 95 298 79 336 64 375 51 415 39 458 30 502 21 549 15 599 9 652 4 710 2 771 1 836 0 906 1 980 3 1061 8 1147 12 1240 N"/>
            </draw:custom-shape>
            <draw:custom-shape draw:style-name="gr28" draw:text-style-name="P5" draw:layer="layout" svg:width="0.057cm" svg:height="0.706cm" svg:x="21.458cm" svg:y="10.848cm">
              <text:p/>
              <draw:enhanced-geometry svg:viewBox="0 0 73 867" draw:type="non-primitive" draw:enhanced-path="M 73 867 L 62 768 51 675 41 589 31 509 24 435 17 368 11 304 7 248 3 197 1 150 0 109 1 74 3 45 7 20 12 0 N"/>
            </draw:custom-shape>
            <draw:custom-shape draw:style-name="gr28" draw:text-style-name="P5" draw:layer="layout" svg:width="0.267cm" svg:height="0.373cm" svg:x="21.467cm" svg:y="10.474cm">
              <text:p/>
              <draw:enhanced-geometry svg:viewBox="0 0 328 462" draw:type="non-primitive" draw:enhanced-path="M 0 462 L 17 428 47 380 85 324 129 261 176 198 222 137 264 83 297 40 320 10 328 0 N"/>
            </draw:custom-shape>
            <draw:custom-shape draw:style-name="gr28" draw:text-style-name="P5" draw:layer="layout" svg:width="0.884cm" svg:height="0.32cm" svg:x="20.813cm" svg:y="10.414cm">
              <text:p/>
              <draw:enhanced-geometry svg:viewBox="0 0 1086 396" draw:type="non-primitive" draw:enhanced-path="M 0 0 L 7 26 15 52 24 79 34 107 46 134 60 161 75 188 92 214 110 239 130 263 153 285 178 307 204 326 233 344 265 359 299 373 335 383 374 390 416 394 460 396 509 394 559 387 613 377 670 364 731 345 794 322 862 295 932 262 1007 223 1086 180 N"/>
            </draw:custom-shape>
            <draw:custom-shape draw:style-name="gr28" draw:text-style-name="P5" draw:layer="layout" svg:width="0.17cm" svg:height="0.219cm" svg:x="22.408cm" svg:y="11.563cm">
              <text:p/>
              <draw:enhanced-geometry svg:viewBox="0 0 210 274" draw:type="non-primitive" draw:enhanced-path="M 210 274 L 176 196 149 130 127 77 104 37 78 11 44 0 0 4 N"/>
            </draw:custom-shape>
            <draw:custom-shape draw:style-name="gr28" draw:text-style-name="P5" draw:layer="layout" svg:width="0.191cm" svg:height="0.085cm" svg:x="22.217cm" svg:y="11.477cm">
              <text:p/>
              <draw:enhanced-geometry svg:viewBox="0 0 236 105" draw:type="non-primitive" draw:enhanced-path="M 236 105 L 149 101 73 63 20 20 0 0 N"/>
            </draw:custom-shape>
            <draw:custom-shape draw:style-name="gr28" draw:text-style-name="P5" draw:layer="layout" svg:width="0.361cm" svg:height="0.908cm" svg:x="21.949cm" svg:y="11.66cm">
              <text:p/>
              <draw:enhanced-geometry svg:viewBox="0 0 447 1118" draw:type="non-primitive" draw:enhanced-path="M 447 1118 L 437 1086 424 1046 407 998 386 945 364 888 340 824 314 758 287 691 258 622 230 551 202 481 174 413 146 347 119 283 95 224 73 170 52 122 34 81 21 47 9 21 3 5 0 0 N"/>
            </draw:custom-shape>
            <draw:custom-shape draw:style-name="gr28" draw:text-style-name="P5" draw:layer="layout" svg:width="0.219cm" svg:height="0.364cm" svg:x="21.949cm" svg:y="11.66cm">
              <text:p/>
              <draw:enhanced-geometry svg:viewBox="0 0 270 448" draw:type="non-primitive" draw:enhanced-path="M 0 0 L 48 68 86 130 116 188 138 239 158 285 176 327 193 364 213 396 238 423 270 448 N"/>
            </draw:custom-shape>
            <draw:custom-shape draw:style-name="gr28" draw:text-style-name="P5" draw:layer="layout" svg:width="0.24cm" svg:height="0.434cm" svg:x="22.168cm" svg:y="12.025cm">
              <text:p/>
              <draw:enhanced-geometry svg:viewBox="0 0 295 536" draw:type="non-primitive" draw:enhanced-path="M 0 0 L 31 25 62 59 92 101 122 149 150 202 177 257 203 315 228 373 252 430 275 485 295 536 N"/>
            </draw:custom-shape>
            <draw:custom-shape draw:style-name="gr29" draw:text-style-name="P5" draw:layer="layout" svg:width="4.376cm" svg:height="3.228cm" svg:x="18.389cm" svg:y="8.237cm">
              <text:p/>
              <draw:enhanced-geometry svg:viewBox="0 0 5391 3976" draw:type="non-primitive" draw:enhanced-path="M 5188 2558 L 5172 2606 5158 2659 5147 2717 5138 2777 5132 2839 5129 2901 5129 2962 5133 3021 5141 3077 5155 3126 5172 3171 5172 3171 5204 3236 5219 3289 5221 3337 5205 3386 5170 3442 5113 3515 5113 3515 5084 3555 5058 3600 5034 3647 5011 3697 4989 3747 4967 3794 4943 3839 4918 3881 4891 3916 4861 3946 4826 3966 4786 3976 4741 3976 4741 3976 4703 3966 4664 3948 4622 3921 4580 3888 4538 3849 4495 3804 4455 3756 4414 3706 4375 3653 4339 3600 4305 3546 4275 3495 4249 3446 4227 3399 4209 3357 4198 3321 4192 3291 4192 3291 4183 3238 4167 3174 4147 3102 4122 3026 4096 2950 4071 2879 4048 2816 4030 2767 4017 2734 4012 2722 4012 2722 3962 2757 3907 2789 3847 2819 3785 2846 3719 2870 3655 2891 3590 2909 3527 2924 3466 2935 3409 2944 3358 2949 3313 2950 3274 2948 3245 2942 3225 2932 3225 2932 3177 2865 3145 2776 3127 2696 3122 2664 3122 2664 3072 2683 3013 2699 2950 2709 2883 2714 2817 2714 2754 2709 2699 2699 2652 2683 2619 2660 2601 2633 2601 2633 2583 2533 2583 2455 2585 2425 2585 2425 2504 2214 2540 2178 2479 2147 2485 2016 2485 2016 2435 1998 2405 1971 2395 1913 2395 1913 2396 1877 2401 1825 2408 1762 2416 1691 2421 1618 2427 1548 2429 1484 2427 1432 2419 1396 2419 1396 2383 1328 2345 1285 2329 1270 2329 1270 2272 1279 2209 1288 2140 1299 2067 1309 1994 1320 1919 1330 1845 1340 1775 1351 1708 1360 1647 1369 1594 1376 1551 1381 1517 1387 1496 1389 1489 1390 1489 1390 1581 1423 1658 1462 1722 1502 1773 1543 1813 1579 1840 1609 1856 1629 1860 1636 1860 1636 1865 1687 1865 1742 1859 1802 1849 1866 1835 1932 1819 1999 1800 2068 1780 2137 1757 2205 1735 2271 1711 2335 1688 2396 1665 2453 1644 2505 1625 2550 1607 2590 1593 2623 1582 2647 1575 2661 1573 2667 1573 2667 1501 2641 1435 2611 1370 2581 1310 2548 1254 2513 1200 2478 1150 2441 1102 2403 1058 2365 1016 2325 978 2287 940 2248 906 2210 876 2172 846 2135 819 2100 793 2066 770 2034 749 2004 729 1975 711 1951 694 1927 678 1908 678 1908 652 1876 620 1838 585 1795 544 1748 502 1698 457 1645 412 1592 365 1539 320 1485 276 1434 234 1387 196 1343 161 1303 131 1270 107 1245 107 1245 84 1211 62 1168 45 1116 31 1058 18 994 10 929 3 863 0 800 0 740 1 685 6 640 12 604 12 604 32 543 58 500 98 472 161 459 250 455 250 455 272 455 299 455 331 455 370 455 413 457 460 458 511 458 567 459 626 460 687 461 751 462 817 464 884 466 953 468 1022 470 1092 472 1161 475 1231 478 1299 480 1366 484 1431 487 1494 491 1555 495 1612 500 1667 503 1716 509 1763 513 1805 519 1841 523 1873 529 1873 529 1957 547 2041 564 2121 581 2198 597 2267 610 2330 623 2381 633 2419 641 2444 646 2452 648 2452 648 2474 606 2497 560 2521 511 2547 461 2576 409 2607 358 2643 307 2683 259 2728 213 2778 170 2778 170 2805 153 2838 135 2875 118 2916 102 2961 86 3009 72 3061 58 3114 46 3169 36 3227 25 3286 17 3346 11 3406 5 3466 2 3526 0 3584 2 3642 4 3698 8 3751 16 3802 25 3849 38 3894 53 3894 53 3942 74 3991 102 4042 136 4091 176 4142 219 4193 265 4243 315 4292 366 4338 418 4383 470 4426 521 4467 570 4503 616 4537 660 4565 699 4590 733 4611 760 4625 781 4636 794 4638 798 4638 798 4735 824 4802 862 4844 905 4865 948 4874 985 4875 1012 4874 1022 4874 1022 4958 1107 5020 1175 5064 1228 5096 1271 5116 1308 5132 1340 5145 1373 5159 1410 5159 1410 5181 1472 5196 1515 5221 1558 5277 1619 5277 1619 5308 1653 5334 1691 5356 1734 5373 1782 5386 1834 5391 1889 5390 1948 5380 2009 5363 2074 5336 2141 5336 2141 5295 2235 5261 2322 5234 2400 5213 2464 5199 2515 5190 2547 5188 2558 5188 2558 5188 2558 Z N"/>
            </draw:custom-shape>
            <draw:custom-shape draw:style-name="gr30" draw:text-style-name="P5" draw:layer="layout" svg:width="0.726cm" svg:height="0.731cm" svg:x="20.926cm" svg:y="9.902cm">
              <text:p/>
              <draw:enhanced-geometry svg:viewBox="0 0 899 900" draw:type="non-primitive" draw:enhanced-path="M 0 614 L 5 646 23 726 55 815 103 882 103 882 121 892 148 898 183 900 224 900 271 895 322 889 379 878 436 866 498 850 559 831 621 810 681 786 741 760 797 730 849 698 898 664 898 664 899 643 891 589 874 507 847 405 847 405 832 357 821 319 813 286 806 254 802 214 797 163 793 94 787 0 787 0 774 23 753 48 727 76 696 107 658 140 616 176 571 213 522 250 471 290 418 329 364 369 310 408 254 446 200 483 147 518 95 552 46 584 0 614 0 614 0 614 Z N"/>
            </draw:custom-shape>
            <draw:custom-shape draw:style-name="gr31" draw:text-style-name="P5" draw:layer="layout" svg:width="0.637cm" svg:height="0.499cm" svg:x="20.926cm" svg:y="9.902cm">
              <text:p/>
              <draw:enhanced-geometry svg:viewBox="0 0 787 614" draw:type="non-primitive" draw:enhanced-path="M 787 0 L 774 23 753 48 727 76 696 107 658 140 616 176 571 213 522 250 471 290 418 329 364 369 310 408 254 446 200 483 147 518 95 552 46 584 0 614 N"/>
            </draw:custom-shape>
            <draw:custom-shape draw:style-name="gr30" draw:text-style-name="P5" draw:layer="layout" svg:width="1.051cm" svg:height="1.092cm" svg:x="18.852cm" svg:y="9.216cm">
              <text:p/>
              <draw:enhanced-geometry svg:viewBox="0 0 1298 1344" draw:type="non-primitive" draw:enhanced-path="M 917 184 L 1010 217 1089 256 1154 296 1206 337 1246 373 1273 403 1289 423 1293 430 1293 430 1298 480 1296 535 1291 595 1281 659 1266 725 1248 795 1248 795 1235 795 1204 794 1156 789 1096 777 1028 761 956 738 882 707 813 668 813 668 744 627 691 606 655 605 632 621 624 653 631 698 650 757 650 757 670 793 697 834 730 877 768 922 810 969 854 1015 897 1063 939 1109 979 1154 1011 1197 1039 1238 1058 1275 1067 1308 1067 1308 1066 1330 1057 1341 1041 1344 1019 1339 991 1325 958 1306 921 1280 880 1249 837 1215 791 1177 742 1136 693 1094 644 1051 594 1007 546 965 546 965 519 939 490 907 460 872 431 834 399 791 369 746 337 698 306 648 275 597 245 545 215 493 187 441 159 389 133 339 108 290 86 243 65 199 47 158 33 121 19 87 9 59 3 35 0 17 0 4 4 0 12 1 25 11 25 11 52 32 86 51 124 69 168 87 217 103 270 118 326 131 383 142 443 154 506 163 568 171 629 176 691 182 751 184 810 187 865 187 917 184 917 184 917 184 Z N"/>
            </draw:custom-shape>
            <draw:custom-shape draw:style-name="gr32" draw:text-style-name="P5" draw:layer="layout" svg:width="0.532cm" svg:height="0.207cm" svg:x="21.828cm" svg:y="8.879cm">
              <text:p/>
              <draw:enhanced-geometry svg:viewBox="0 0 657 255" draw:type="non-primitive" draw:enhanced-path="M 382 0 L 477 25 545 59 593 98 623 139 640 178 648 213 653 239 657 255 657 255 620 248 572 240 519 234 459 227 395 221 329 217 263 213 199 213 138 215 82 222 34 232 34 232 7 237 0 231 10 218 35 197 70 172 114 144 163 115 212 85 261 58 305 34 343 16 370 4 382 0 382 0 382 0 Z N"/>
            </draw:custom-shape>
            <draw:custom-shape draw:style-name="gr30" draw:text-style-name="P5" draw:layer="layout" svg:width="1.741cm" svg:height="0.588cm" svg:x="18.628cm" svg:y="8.712cm">
              <text:p/>
              <draw:enhanced-geometry svg:viewBox="0 0 2145 728" draw:type="non-primitive" draw:enhanced-path="M 2145 65 L 2132 147 2119 232 2106 316 2094 396 2084 472 2074 539 2066 596 2060 640 2057 668 2055 677 2055 677 2049 678 2032 679 2006 682 1970 684 1926 687 1875 691 1817 695 1755 700 1688 704 1617 708 1544 712 1471 716 1396 720 1321 722 1249 725 1178 727 1111 728 1049 728 991 727 939 725 895 721 895 721 845 714 800 703 761 691 729 675 703 658 683 641 671 623 666 606 670 589 681 575 700 563 730 553 767 547 815 546 872 549 939 557 939 557 1009 565 1067 566 1111 561 1144 550 1166 536 1179 518 1183 497 1180 476 1169 454 1153 434 1131 415 1105 399 1077 387 1045 381 1014 379 1014 379 987 381 953 377 910 373 861 365 808 355 749 342 688 329 623 314 558 297 491 280 425 261 361 241 299 222 240 203 184 183 136 163 92 144 55 126 28 109 9 93 0 78 2 65 2 65 12 57 29 49 53 42 85 37 121 31 164 25 213 21 265 16 321 13 382 9 447 7 512 5 581 3 653 1 725 1 798 0 871 0 945 0 1017 1 1088 3 1159 4 1225 5 1291 7 1353 9 1412 12 1466 15 1517 18 1561 21 1602 24 1635 29 1663 32 1684 37 1684 37 1755 50 1831 59 1908 65 1981 67 2046 67 2098 67 2133 66 2145 65 2145 65 2145 65 Z N"/>
            </draw:custom-shape>
            <draw:custom-shape draw:style-name="gr30" draw:text-style-name="P5" draw:layer="layout" svg:width="0.69cm" svg:height="0.795cm" svg:x="21.551cm" svg:y="9.098cm">
              <text:p/>
              <draw:enhanced-geometry svg:viewBox="0 0 851 977" draw:type="non-primitive" draw:enhanced-path="M 0 977 L 0 901 4 826 7 755 13 686 21 620 29 557 40 496 51 438 66 382 81 332 98 284 116 239 136 198 159 161 182 128 208 100 234 75 262 54 292 38 324 27 357 20 357 20 418 14 482 8 547 4 610 1 669 0 725 1 771 2 809 6 837 10 851 17 851 25 834 35 834 35 780 58 729 79 687 102 664 123 665 146 699 169 699 169 744 195 773 223 783 250 769 270 727 279 654 274 654 274 602 265 553 255 506 248 463 246 424 249 387 261 355 285 326 320 303 371 282 438 282 438 263 508 236 577 205 646 171 712 136 773 102 830 71 878 42 919 20 950 5 970 0 977 0 977 0 977 Z N"/>
            </draw:custom-shape>
            <draw:custom-shape draw:style-name="gr31" draw:text-style-name="P5" draw:layer="layout" svg:width="0.045cm" svg:height="0.462cm" svg:x="21.551cm" svg:y="9.431cm">
              <text:p/>
              <draw:enhanced-geometry svg:viewBox="0 0 57 567" draw:type="non-primitive" draw:enhanced-path="M 0 567 L 0 502 3 439 5 377 10 317 14 259 21 202 29 148 37 96 47 46 57 0 N"/>
            </draw:custom-shape>
            <draw:custom-shape draw:style-name="gr30" draw:text-style-name="P5" draw:layer="layout" svg:width="0.796cm" svg:height="1.644cm" svg:x="21.722cm" svg:y="9.617cm">
              <text:p/>
              <draw:enhanced-geometry svg:viewBox="0 0 982 2025" draw:type="non-primitive" draw:enhanced-path="M 551 2025 L 521 1978 492 1929 464 1878 436 1823 409 1767 382 1709 357 1649 332 1588 307 1526 285 1462 262 1399 240 1334 219 1270 199 1207 180 1142 160 1079 143 1016 126 955 111 895 96 838 82 781 69 727 57 675 46 626 37 580 28 535 20 496 14 460 9 427 4 397 2 374 0 354 0 340 0 340 3 323 15 310 36 300 62 293 94 288 130 284 172 283 216 281 262 281 311 279 361 277 410 274 459 268 507 262 553 253 595 239 633 223 668 203 697 178 719 147 735 112 743 70 743 70 746 39 750 17 753 5 757 0 760 5 765 16 768 34 772 58 776 88 780 122 785 162 789 205 794 251 798 300 803 351 808 403 812 457 817 511 821 564 827 616 831 667 836 715 841 761 846 804 852 842 856 877 862 906 862 906 873 962 887 1019 901 1076 917 1134 932 1192 947 1250 959 1305 970 1359 978 1413 982 1462 982 1510 977 1553 966 1593 966 1593 940 1645 900 1701 851 1759 794 1816 736 1870 680 1920 629 1963 588 1995 561 2017 551 2025 551 2025 551 2025 Z N"/>
            </draw:custom-shape>
            <draw:custom-shape draw:style-name="gr31" draw:text-style-name="P5" draw:layer="layout" svg:width="0.101cm" svg:height="0.313cm" svg:x="20.346cm" svg:y="9.378cm">
              <text:p/>
              <draw:enhanced-geometry svg:viewBox="0 0 125 386" draw:type="non-primitive" draw:enhanced-path="M 0 386 L 29 309 59 235 86 166 107 105 122 54 125 19 115 0 N"/>
            </draw:custom-shape>
            <draw:custom-shape draw:style-name="gr33" draw:text-style-name="P5" draw:layer="layout" svg:width="0.15cm" svg:height="0.104cm" svg:x="20.289cm" svg:y="9.273cm">
              <text:p/>
              <draw:enhanced-geometry svg:viewBox="0 0 185 128" draw:type="non-primitive" draw:enhanced-path="M 185 128 L 151 74 89 34 27 9 0 0 N"/>
            </draw:custom-shape>
            <draw:custom-shape draw:style-name="gr33" draw:text-style-name="P5" draw:layer="layout" svg:width="0.442cm" svg:height="0.06cm" svg:x="20.618cm" svg:y="9.317cm">
              <text:p/>
              <draw:enhanced-geometry svg:viewBox="0 0 547 73" draw:type="non-primitive" draw:enhanced-path="M 0 31 L 75 15 148 5 217 0 280 1 340 6 394 15 443 26 485 40 520 56 547 73 N"/>
            </draw:custom-shape>
            <draw:custom-shape draw:style-name="gr34" draw:text-style-name="P5" draw:layer="layout" svg:width="0.34cm" svg:height="0.102cm" svg:x="20.638cm" svg:y="9.39cm">
              <text:p/>
              <draw:enhanced-geometry svg:viewBox="0 0 420 128" draw:type="non-primitive" draw:enhanced-path="M 420 85 L 361 56 299 32 234 16 170 6 107 0 50 2 0 6 0 6 50 57 60 106 56 128 56 128 161 110 249 98 321 91 374 88 407 86 420 85 420 85 420 85 Z N"/>
            </draw:custom-shape>
            <draw:custom-shape draw:style-name="gr9" draw:text-style-name="P5" draw:layer="layout" svg:width="0.34cm" svg:height="0.102cm" svg:x="20.638cm" svg:y="9.39cm">
              <text:p/>
              <draw:enhanced-geometry svg:viewBox="0 0 420 128" draw:type="non-primitive" draw:enhanced-path="M 420 85 L 361 56 299 32 234 16 170 6 107 0 50 2 0 6 0 6 50 57 60 106 56 128 56 128 161 110 249 98 321 91 374 88 407 86 420 85 420 85 420 85 N"/>
            </draw:custom-shape>
            <draw:custom-shape draw:style-name="gr31" draw:text-style-name="P5" draw:layer="layout" svg:width="0.141cm" svg:height="0.007cm" svg:x="20.448cm" svg:y="10.125cm">
              <text:p/>
              <draw:enhanced-geometry svg:viewBox="0 0 172 14" draw:type="non-primitive" draw:enhanced-path="M 172 14 L 92 11 27 3 0 0 N"/>
            </draw:custom-shape>
            <draw:custom-shape draw:style-name="gr31" draw:text-style-name="P5" draw:layer="layout" svg:width="0.235cm" svg:height="0.008cm" svg:x="20.443cm" svg:y="10.019cm">
              <text:p/>
              <draw:enhanced-geometry svg:viewBox="0 0 291 11" draw:type="non-primitive" draw:enhanced-path="M 0 0 L 81 10 176 11 257 9 291 8 N"/>
            </draw:custom-shape>
            <draw:custom-shape draw:style-name="gr31" draw:text-style-name="P5" draw:layer="layout" svg:width="0.092cm" svg:height="0.016cm" svg:x="20.439cm" svg:y="9.841cm">
              <text:p/>
              <draw:enhanced-geometry svg:viewBox="0 0 114 21" draw:type="non-primitive" draw:enhanced-path="M 114 21 L 68 0 22 7 0 15 N"/>
            </draw:custom-shape>
            <draw:custom-shape draw:style-name="gr31" draw:text-style-name="P5" draw:layer="layout" svg:width="0.077cm" svg:height="0.105cm" svg:x="20.541cm" svg:y="9.763cm">
              <text:p/>
              <draw:enhanced-geometry svg:viewBox="0 0 94 128" draw:type="non-primitive" draw:enhanced-path="M 0 0 L 69 33 94 76 58 128 N"/>
            </draw:custom-shape>
            <draw:custom-shape draw:style-name="gr31" draw:text-style-name="P5" draw:layer="layout" svg:width="0.162cm" svg:height="0.202cm" svg:x="20.638cm" svg:y="9.76cm">
              <text:p/>
              <draw:enhanced-geometry svg:viewBox="0 0 200 249" draw:type="non-primitive" draw:enhanced-path="M 0 0 L 63 39 121 92 166 151 196 207 200 249 N"/>
            </draw:custom-shape>
            <draw:custom-shape draw:style-name="gr31" draw:text-style-name="P5" draw:layer="layout" svg:width="0.084cm" svg:height="0.211cm" svg:x="20.715cm" svg:y="9.962cm">
              <text:p/>
              <draw:enhanced-geometry svg:viewBox="0 0 107 263" draw:type="non-primitive" draw:enhanced-path="M 107 0 L 83 64 47 152 14 230 0 263 N"/>
            </draw:custom-shape>
            <draw:custom-shape draw:style-name="gr35" draw:text-style-name="P5" draw:layer="layout" svg:width="1.927cm" svg:height="1.319cm" svg:x="20.249cm" svg:y="8.148cm">
              <text:p/>
              <draw:enhanced-geometry svg:viewBox="0 0 2374 1625" draw:type="non-primitive" draw:enhanced-path="M 2374 890 L 2332 948 2300 1025 2277 1101 2265 1159 2260 1182 2260 1182 2185 1198 2108 1214 2034 1230 1965 1246 1905 1264 1857 1282 1823 1302 1804 1326 1804 1326 1781 1397 1747 1493 1718 1576 1705 1611 1705 1611 1507 1625 1507 1625 1506 1538 1490 1459 1464 1388 1431 1326 1394 1274 1356 1231 1321 1197 1292 1173 1272 1159 1265 1154 1265 1154 1293 1087 1320 1019 1345 952 1368 885 1388 820 1406 758 1421 703 1431 652 1438 607 1440 571 1437 544 1429 528 1429 528 1419 524 1399 523 1371 525 1336 529 1294 536 1247 545 1193 555 1136 568 1074 580 1009 595 942 609 873 623 803 637 733 652 663 664 594 676 527 687 463 696 401 703 345 707 293 709 246 709 206 705 206 705 179 665 147 607 112 540 79 469 48 401 24 345 7 305 0 292 0 292 5 291 20 287 45 282 78 275 120 267 167 257 222 245 282 233 346 220 415 206 486 191 561 176 638 160 715 146 793 130 870 114 946 99 1019 85 1091 70 1158 57 1222 45 1281 34 1333 23 1379 16 1419 9 1449 3 1472 1 1484 0 1484 0 1506 4 1542 18 1589 39 1645 66 1708 99 1776 134 1846 173 1916 211 1984 249 2049 285 2105 317 2154 345 2191 366 2216 380 2224 384 2224 384 2374 890 2374 890 Z N"/>
            </draw:custom-shape>
            <draw:custom-shape draw:style-name="gr34" draw:text-style-name="P5" draw:layer="layout" svg:width="0.089cm" svg:height="0.113cm" svg:x="20.35cm" svg:y="9.366cm">
              <text:p/>
              <draw:enhanced-geometry svg:viewBox="0 0 107 141" draw:type="non-primitive" draw:enhanced-path="M 13 141 L 99 128 107 63 0 0 13 141 13 141 Z N"/>
            </draw:custom-shape>
            <draw:custom-shape draw:style-name="gr9" draw:text-style-name="P5" draw:layer="layout" svg:width="0.089cm" svg:height="0.113cm" svg:x="20.35cm" svg:y="9.366cm">
              <text:p/>
              <draw:enhanced-geometry svg:viewBox="0 0 107 141" draw:type="non-primitive" draw:enhanced-path="M 13 141 L 99 128 107 63 0 0 13 141 13 141 N"/>
            </draw:custom-shape>
            <draw:custom-shape draw:style-name="gr25" draw:text-style-name="P5" draw:layer="layout" svg:width="0.97cm" svg:height="1.489cm" svg:x="20.532cm" svg:y="13.544cm">
              <text:p/>
              <draw:enhanced-geometry svg:viewBox="0 0 1196 1834" draw:type="non-primitive" draw:enhanced-path="M 124 0 L 162 20 204 45 249 74 298 108 349 145 402 185 455 227 511 270 565 314 618 358 670 401 720 443 768 483 812 519 852 553 889 582 919 606 943 625 961 638 961 638 1001 656 1038 664 1072 668 1100 678 1124 702 1141 745 1150 815 1150 815 1153 869 1157 929 1160 991 1165 1056 1168 1123 1173 1190 1177 1254 1181 1317 1185 1373 1188 1424 1193 1467 1196 1502 1196 1502 1194 1544 1182 1592 1159 1640 1128 1689 1089 1734 1044 1774 993 1806 937 1827 880 1834 880 1834 855 1829 829 1815 801 1791 773 1759 744 1721 714 1675 685 1626 656 1571 626 1514 597 1454 567 1391 539 1329 512 1266 486 1204 461 1145 437 1087 415 1034 394 984 376 941 360 904 347 873 335 852 335 852 273 756 218 669 170 589 129 514 95 448 67 386 45 331 26 281 14 236 5 196 2 162 0 132 3 105 7 82 14 63 23 47 34 34 46 24 57 15 69 10 82 5 93 3 103 0 111 0 118 0 123 0 124 0 124 0 124 0 Z N"/>
            </draw:custom-shape>
            <draw:custom-shape draw:style-name="gr36" draw:text-style-name="P5" draw:layer="layout" svg:width="5.866cm" svg:height="4.502cm" svg:x="15.552cm" svg:y="11.071cm">
              <text:p/>
              <draw:enhanced-geometry svg:viewBox="0 0 7225 5543" draw:type="non-primitive" draw:enhanced-path="M 4513 1096 L 4537 1119 4563 1145 4591 1173 4622 1205 4654 1239 4688 1276 4725 1315 4762 1355 4800 1398 4840 1444 4882 1490 4924 1538 4967 1586 5010 1636 5054 1687 5099 1738 5144 1790 5190 1843 5234 1895 5279 1949 5324 2001 5368 2054 5413 2106 5457 2157 5499 2208 5540 2256 5581 2305 5621 2353 5659 2398 5695 2441 5730 2484 5764 2523 5796 2561 5826 2597 5853 2630 5879 2659 5901 2686 5922 2711 5940 2732 5955 2750 5967 2763 5976 2775 5976 2775 6007 2810 6043 2852 6081 2897 6122 2946 6164 2997 6203 3049 6241 3100 6275 3148 6304 3193 6326 3235 6340 3270 6340 3270 6355 3307 6379 3345 6409 3385 6443 3425 6481 3470 6519 3515 6556 3562 6592 3613 6622 3665 6647 3721 6647 3721 6659 3757 6672 3800 6684 3849 6697 3901 6710 3957 6724 4015 6739 4074 6753 4134 6769 4193 6787 4251 6805 4305 6826 4357 6848 4403 6871 4445 6897 4480 6924 4507 6955 4527 6955 4527 7035 4573 7103 4627 7156 4681 7193 4728 7217 4762 7225 4775 7225 4775 7135 4874 7072 4931 7036 4957 7025 4964 7025 4964 6984 5035 6940 5099 6896 5156 6849 5206 6802 5250 6756 5288 6709 5322 6663 5352 6618 5377 6575 5398 6534 5417 6495 5433 6459 5448 6427 5460 6399 5473 6399 5473 6387 5477 6369 5483 6346 5488 6319 5493 6287 5498 6252 5503 6212 5508 6169 5514 6123 5518 6074 5523 6022 5527 5968 5531 5912 5534 5853 5537 5792 5540 5730 5541 5667 5543 5603 5543 5537 5543 5471 5542 5406 5541 5340 5537 5274 5534 5209 5529 5146 5524 5082 5517 5020 5509 4959 5500 4900 5490 4843 5477 4788 5465 4736 5450 4687 5434 4641 5416 4597 5397 4557 5377 4522 5354 4489 5330 4489 5330 4462 5304 4435 5271 4407 5234 4377 5191 4348 5144 4320 5091 4290 5037 4261 4979 4231 4919 4203 4858 4175 4796 4146 4733 4120 4670 4094 4608 4069 4547 4045 4488 4022 4432 4000 4378 3981 4328 3963 4282 3946 4241 3931 4205 3919 4175 3909 4152 3900 4135 3900 4135 3888 4114 3873 4081 3853 4038 3830 3987 3804 3929 3775 3866 3745 3798 3713 3727 3680 3654 3649 3581 3616 3508 3585 3438 3556 3371 3529 3309 3504 3252 3482 3204 3465 3163 3453 3132 3445 3113 3442 3106 3442 3106 3403 3164 3363 3221 3322 3276 3279 3330 3236 3382 3191 3433 3146 3482 3102 3530 3058 3575 3014 3618 2971 3659 2929 3696 2889 3732 2851 3765 2815 3794 2781 3822 2749 3845 2721 3867 2696 3884 2674 3899 2674 3899 2629 3926 2591 3951 2557 3976 2528 4006 2506 4046 2488 4099 2473 4171 2463 4265 2463 4265 2455 4326 2440 4387 2420 4447 2394 4506 2366 4563 2333 4617 2299 4668 2264 4715 2229 4756 2192 4793 2158 4822 2127 4845 2098 4861 2074 4867 2074 4867 1963 4880 1867 4889 1826 4892 1826 4892 1752 4926 1674 4938 1600 4933 1532 4919 1476 4902 1439 4888 1425 4881 1425 4881 1312 4848 1245 4811 1213 4775 1202 4749 1202 4738 1202 4738 1125 4718 1055 4685 993 4644 940 4601 896 4560 863 4524 843 4500 836 4490 836 4490 770 4459 726 4404 700 4344 686 4296 683 4277 683 4277 625 4272 569 4261 513 4240 460 4211 407 4172 353 4124 353 4124 302 4062 267 4006 238 3962 204 3933 152 3921 152 3921 83 3910 37 3877 9 3822 0 3744 0 3744 5 3710 19 3663 40 3608 66 3544 97 3478 130 3409 164 3341 196 3275 228 3216 254 3166 276 3128 289 3102 294 3093 294 3093 293 3045 297 2993 307 2938 322 2879 340 2818 362 2755 385 2694 409 2633 435 2574 460 2518 484 2466 505 2417 526 2375 542 2340 553 2313 553 2313 562 2291 576 2262 593 2225 612 2182 634 2133 659 2079 685 2021 714 1960 743 1896 772 1831 803 1766 832 1701 861 1637 889 1575 915 1515 939 1458 960 1408 978 1360 994 1319 1005 1286 1013 1260 1013 1260 1028 1216 1052 1163 1084 1103 1121 1039 1162 973 1203 907 1244 845 1283 788 1316 740 1343 701 1360 678 1366 668 1366 668 1411 607 1456 547 1501 490 1547 434 1593 381 1637 330 1680 281 1723 236 1764 194 1802 157 1839 123 1873 92 1905 66 1933 45 1958 29 1981 18 1981 18 2011 9 2052 2 2102 0 2156 1 2216 5 2281 12 2346 21 2412 34 2478 47 2540 64 2599 82 2652 101 2652 101 2700 126 2751 159 2806 201 2860 247 2914 297 2966 349 3016 400 3061 449 3102 493 3135 532 3161 561 3177 579 3182 587 3182 587 3249 559 3314 537 3377 521 3439 512 3498 507 3556 506 3612 506 3667 509 3720 512 3771 516 3771 516 3831 522 3888 534 3943 549 3995 569 4043 593 4092 622 4137 656 4183 693 4183 693 4225 735 4272 787 4321 845 4369 905 4413 963 4453 1015 4485 1058 4505 1086 4513 1096 4513 1096 4513 1096 Z N"/>
            </draw:custom-shape>
            <draw:custom-shape draw:style-name="gr37" draw:text-style-name="P5" draw:layer="layout" svg:width="0.126cm" svg:height="0.198cm" svg:x="20.573cm" svg:y="13.528cm">
              <text:p/>
              <draw:enhanced-geometry svg:viewBox="0 0 156 247" draw:type="non-primitive" draw:enhanced-path="M 0 0 L 53 71 100 138 135 198 156 247 N"/>
            </draw:custom-shape>
            <draw:custom-shape draw:style-name="gr37" draw:text-style-name="P5" draw:layer="layout" svg:width="0.247cm" svg:height="0.365cm" svg:x="20.699cm" svg:y="13.727cm">
              <text:p/>
              <draw:enhanced-geometry svg:viewBox="0 0 307 451" draw:type="non-primitive" draw:enhanced-path="M 0 0 L 15 37 39 75 68 115 102 155 140 200 178 245 216 292 252 343 282 395 307 451 N"/>
            </draw:custom-shape>
            <draw:custom-shape draw:style-name="gr37" draw:text-style-name="P5" draw:layer="layout" svg:width="0.252cm" svg:height="0.653cm" svg:x="20.947cm" svg:y="14.092cm">
              <text:p/>
              <draw:enhanced-geometry svg:viewBox="0 0 308 806" draw:type="non-primitive" draw:enhanced-path="M 0 0 L 12 36 25 79 37 127 50 180 63 235 77 293 92 353 106 412 122 472 140 528 158 584 179 636 201 682 224 724 250 759 277 786 308 806 N"/>
            </draw:custom-shape>
            <draw:custom-shape draw:style-name="gr37" draw:text-style-name="P5" draw:layer="layout" svg:width="0.219cm" svg:height="0.202cm" svg:x="21.199cm" svg:y="14.746cm">
              <text:p/>
              <draw:enhanced-geometry svg:viewBox="0 0 270 248" draw:type="non-primitive" draw:enhanced-path="M 0 0 L 80 46 148 100 201 154 238 201 262 235 270 248 N"/>
            </draw:custom-shape>
            <draw:custom-shape draw:style-name="gr37" draw:text-style-name="P5" draw:layer="layout" svg:width="0.479cm" svg:height="0.97cm" svg:x="18.718cm" svg:y="14.429cm">
              <text:p/>
              <draw:enhanced-geometry svg:viewBox="0 0 589 1195" draw:type="non-primitive" draw:enhanced-path="M 589 1195 L 562 1169 535 1136 507 1099 477 1056 448 1009 420 956 390 902 361 844 331 784 303 723 275 661 246 598 220 535 194 473 169 412 145 353 122 297 100 243 81 193 63 147 46 106 31 70 19 40 9 17 0 0 N"/>
            </draw:custom-shape>
            <draw:custom-shape draw:style-name="gr37" draw:text-style-name="P5" draw:layer="layout" svg:width="0.372cm" svg:height="0.836cm" svg:x="18.345cm" svg:y="13.593cm">
              <text:p/>
              <draw:enhanced-geometry svg:viewBox="0 0 458 1029" draw:type="non-primitive" draw:enhanced-path="M 458 1029 L 446 1008 431 975 411 932 388 881 362 823 333 760 303 692 271 621 238 548 207 475 174 402 143 332 114 265 87 203 62 146 40 98 23 57 11 26 3 7 0 0 N"/>
            </draw:custom-shape>
            <draw:custom-shape draw:style-name="gr37" draw:text-style-name="P5" draw:layer="layout" svg:width="0.621cm" svg:height="0.645cm" svg:x="17.724cm" svg:y="13.593cm">
              <text:p/>
              <draw:enhanced-geometry svg:viewBox="0 0 768 793" draw:type="non-primitive" draw:enhanced-path="M 768 0 L 729 58 689 115 648 170 605 224 562 276 517 327 472 376 428 424 384 469 340 512 297 553 255 590 215 626 177 659 141 688 107 716 75 739 47 761 22 778 0 793 N"/>
            </draw:custom-shape>
            <draw:custom-shape draw:style-name="gr25" draw:text-style-name="P5" draw:layer="layout" svg:width="2.171cm" svg:height="3.009cm" svg:x="15.961cm" svg:y="11.546cm">
              <text:p/>
              <draw:enhanced-geometry svg:viewBox="0 0 2677 3703" draw:type="non-primitive" draw:enhanced-path="M 2677 0 L 2627 41 2574 83 2521 127 2468 171 2415 215 2362 259 2311 303 2262 346 2216 387 2173 427 2134 463 2099 498 2070 529 2046 556 2029 579 2029 579 2014 602 1995 634 1973 673 1945 721 1916 773 1884 830 1850 888 1815 951 1779 1014 1743 1076 1708 1136 1674 1195 1641 1251 1610 1300 1582 1345 1557 1382 1537 1410 1521 1429 1521 1429 1505 1448 1486 1475 1462 1509 1434 1551 1403 1598 1371 1650 1336 1706 1299 1764 1263 1826 1225 1887 1187 1949 1151 2009 1115 2067 1081 2122 1050 2173 1021 2219 996 2259 973 2292 956 2317 956 2317 934 2351 908 2391 882 2438 854 2489 825 2543 798 2600 770 2657 743 2716 718 2773 694 2828 672 2879 653 2927 637 2968 637 2968 608 3033 573 3086 532 3132 489 3171 446 3206 404 3240 367 3275 367 3275 335 3317 301 3377 267 3447 236 3520 209 3590 186 3648 172 3687 167 3703 167 3703 120 3674 95 3640 85 3602 85 3563 91 3519 95 3472 95 3422 84 3370 84 3370 74 3347 60 3329 47 3316 33 3308 21 3301 9 3297 3 3292 0 3286 4 3275 14 3262 31 3241 58 3214 94 3178 142 3133 201 3075 201 3075 252 3024 299 2973 343 2921 385 2869 425 2817 461 2765 494 2714 525 2663 554 2613 581 2563 605 2516 627 2470 648 2424 666 2381 682 2339 696 2301 710 2265 721 2230 731 2199 731 2199 740 2171 754 2137 770 2097 788 2053 809 2004 832 1951 858 1896 884 1837 912 1777 942 1715 971 1652 1001 1589 1031 1527 1062 1466 1091 1406 1119 1348 1148 1292 1174 1240 1199 1193 1221 1150 1242 1111 1260 1080 1276 1053 1276 1053 1296 1013 1315 967 1336 914 1354 858 1372 797 1389 735 1405 670 1420 607 1434 543 1448 483 1460 427 1471 375 1481 328 1491 290 1498 259 1498 259 1512 225 1532 195 1560 166 1593 141 1635 121 1684 103 1741 89 1804 78 1875 71 1953 69 2040 70 2040 70 2129 71 2216 68 2300 62 2378 54 2449 44 2513 34 2569 24 2614 15 2648 7 2670 1 2677 0 2677 0 2677 0 Z N"/>
            </draw:custom-shape>
            <draw:custom-shape draw:style-name="gr37" draw:text-style-name="P5" draw:layer="layout" svg:width="0.523cm" svg:height="0.471cm" svg:x="17.609cm" svg:y="11.546cm">
              <text:p/>
              <draw:enhanced-geometry svg:viewBox="0 0 648 579" draw:type="non-primitive" draw:enhanced-path="M 648 0 L 598 41 545 83 492 127 439 171 386 215 333 259 282 303 233 346 187 387 144 427 105 463 70 498 41 529 17 556 0 579 N"/>
            </draw:custom-shape>
            <draw:custom-shape draw:style-name="gr37" draw:text-style-name="P5" draw:layer="layout" svg:width="0.413cm" svg:height="0.689cm" svg:x="17.196cm" svg:y="12.018cm">
              <text:p/>
              <draw:enhanced-geometry svg:viewBox="0 0 508 850" draw:type="non-primitive" draw:enhanced-path="M 508 0 L 493 23 474 55 452 94 424 142 395 194 363 251 329 309 294 372 258 435 222 497 187 557 153 616 120 672 89 721 61 766 36 803 16 831 0 850 N"/>
            </draw:custom-shape>
            <draw:custom-shape draw:style-name="gr37" draw:text-style-name="P5" draw:layer="layout" svg:width="0.459cm" svg:height="0.722cm" svg:x="16.737cm" svg:y="12.707cm">
              <text:p/>
              <draw:enhanced-geometry svg:viewBox="0 0 565 888" draw:type="non-primitive" draw:enhanced-path="M 565 0 L 549 19 530 46 506 80 478 122 447 169 415 221 380 277 343 335 307 397 269 458 231 520 195 580 159 638 125 693 94 744 65 790 40 830 17 863 0 888 N"/>
            </draw:custom-shape>
            <draw:custom-shape draw:style-name="gr37" draw:text-style-name="P5" draw:layer="layout" svg:width="0.259cm" svg:height="0.527cm" svg:x="16.477cm" svg:y="13.43cm">
              <text:p/>
              <draw:enhanced-geometry svg:viewBox="0 0 319 651" draw:type="non-primitive" draw:enhanced-path="M 319 0 L 297 34 271 74 245 121 217 172 188 226 161 283 133 340 106 399 81 456 57 511 35 562 16 610 0 651 N"/>
            </draw:custom-shape>
            <draw:custom-shape draw:style-name="gr37" draw:text-style-name="P5" draw:layer="layout" svg:width="0.219cm" svg:height="0.247cm" svg:x="16.258cm" svg:y="13.958cm">
              <text:p/>
              <draw:enhanced-geometry svg:viewBox="0 0 270 307" draw:type="non-primitive" draw:enhanced-path="M 270 0 L 241 65 206 118 165 164 122 203 79 238 37 272 0 307 N"/>
            </draw:custom-shape>
            <draw:custom-shape draw:style-name="gr37" draw:text-style-name="P5" draw:layer="layout" svg:width="0.162cm" svg:height="0.349cm" svg:x="16.096cm" svg:y="14.205cm">
              <text:p/>
              <draw:enhanced-geometry svg:viewBox="0 0 200 428" draw:type="non-primitive" draw:enhanced-path="M 200 0 L 168 42 134 102 100 172 69 245 42 315 19 373 5 412 0 428 N"/>
            </draw:custom-shape>
            <draw:custom-shape draw:style-name="gr38" draw:text-style-name="P5" draw:layer="layout" svg:width="3.283cm" svg:height="2.057cm" svg:x="17.703cm" svg:y="12.168cm">
              <text:p/>
              <draw:enhanced-geometry svg:viewBox="0 0 4042 2535" draw:type="non-primitive" draw:enhanced-path="M 3866 2144 L 3898 2184 3932 2247 3964 2322 3995 2399 4020 2467 4037 2516 4042 2535 4042 2535 3997 2510 3951 2482 3902 2453 3855 2420 3805 2385 3756 2347 3706 2309 3657 2269 3607 2229 3557 2187 3507 2144 3459 2101 3410 2057 3362 2013 3315 1970 3270 1927 3226 1886 3183 1845 3141 1805 3101 1767 3063 1731 3026 1697 2992 1664 2960 1634 2930 1606 2903 1582 2879 1561 2858 1544 2840 1529 2840 1529 2806 1503 2766 1471 2723 1433 2676 1391 2627 1345 2576 1297 2525 1246 2475 1196 2428 1145 2383 1097 2341 1050 2305 1007 2274 969 2250 936 2233 909 2226 890 2226 890 2216 855 2194 813 2161 766 2120 719 2073 675 2021 634 1965 603 1909 583 1909 583 1871 572 1827 552 1776 530 1721 501 1662 472 1602 440 1542 409 1483 379 1427 351 1374 328 1327 310 1289 298 1258 294 1236 299 1236 299 1206 323 1164 357 1113 401 1058 451 999 501 942 550 890 594 845 630 811 653 811 653 774 680 730 719 681 765 631 816 579 870 529 924 483 972 483 972 443 1008 392 1053 332 1101 267 1152 202 1202 139 1248 85 1290 39 1322 10 1343 0 1351 0 1351 130 912 130 912 177 887 226 858 276 825 326 790 375 752 425 712 475 670 525 627 573 584 620 540 666 496 710 453 752 410 793 369 829 331 864 294 896 259 925 229 950 202 972 178 989 159 989 159 1044 93 1088 43 1128 10 1171 0 1225 15 1225 15 1261 31 1309 50 1365 73 1429 97 1496 122 1565 148 1631 171 1694 192 1748 209 1793 222 1826 229 1826 229 1871 243 1922 275 1976 317 2031 366 2082 415 2125 462 2156 498 2156 498 2167 511 2183 529 2206 554 2233 582 2265 616 2302 654 2342 696 2385 741 2431 789 2479 839 2529 890 2578 942 2629 995 2680 1048 2730 1100 2780 1152 2827 1202 2873 1250 2916 1295 2955 1337 2991 1375 3023 1409 3049 1439 3072 1462 3088 1482 3088 1482 3114 1512 3149 1549 3190 1594 3238 1643 3290 1695 3344 1750 3400 1804 3455 1858 3507 1909 3556 1957 3599 1999 3636 2034 3663 2061 3682 2078 3688 2085 3688 2085 3866 2144 3866 2144 Z N"/>
            </draw:custom-shape>
            <draw:custom-shape draw:style-name="gr39" draw:text-style-name="P5" draw:layer="layout" svg:width="0.373cm" svg:height="0.279cm" svg:x="20.995cm" svg:y="14.015cm">
              <text:p/>
              <draw:enhanced-geometry svg:viewBox="0 0 459 343" draw:type="non-primitive" draw:enhanced-path="M 0 177 L 11 343 11 343 83 340 150 334 213 322 270 305 321 283 367 254 404 221 436 179 459 131 459 131 369 71 312 20 293 0 293 0 223 82 154 136 94 164 44 176 11 177 0 177 0 177 0 177 Z N"/>
            </draw:custom-shape>
            <draw:custom-shape draw:style-name="gr37" draw:text-style-name="P5" draw:layer="layout" svg:width="0.394cm" svg:height="0.304cm" svg:x="20.679cm" svg:y="13.69cm">
              <text:p/>
              <draw:enhanced-geometry svg:viewBox="0 0 483 377" draw:type="non-primitive" draw:enhanced-path="M 0 0 L 86 44 164 87 234 130 296 171 349 210 395 246 430 280 457 309 475 336 483 359 482 377 N"/>
            </draw:custom-shape>
            <draw:custom-shape draw:style-name="gr37" draw:text-style-name="P5" draw:layer="layout" svg:width="0.154cm" svg:height="0.117cm" svg:x="20.918cm" svg:y="13.893cm">
              <text:p/>
              <draw:enhanced-geometry svg:viewBox="0 0 189 148" draw:type="non-primitive" draw:enhanced-path="M 189 129 L 169 148 139 137 100 104 53 55 0 0 N"/>
            </draw:custom-shape>
            <draw:custom-shape draw:style-name="gr37" draw:text-style-name="P5" draw:layer="layout" svg:width="0.198cm" svg:height="0.138cm" svg:x="20.719cm" svg:y="13.755cm">
              <text:p/>
              <draw:enhanced-geometry svg:viewBox="0 0 246 166" draw:type="non-primitive" draw:enhanced-path="M 246 166 L 168 99 87 47 25 12 0 0 N"/>
            </draw:custom-shape>
            <draw:custom-shape draw:style-name="gr37" draw:text-style-name="P5" draw:layer="layout" svg:width="0.267cm" svg:height="0.357cm" svg:x="20.967cm" svg:y="14.494cm">
              <text:p/>
              <draw:enhanced-geometry svg:viewBox="0 0 330 439" draw:type="non-primitive" draw:enhanced-path="M 330 439 L 295 399 253 353 208 301 161 246 116 191 75 137 40 86 14 39 0 0 N"/>
            </draw:custom-shape>
            <draw:custom-shape draw:style-name="gr37" draw:text-style-name="P5" draw:layer="layout" svg:width="0.069cm" svg:height="0.105cm" svg:x="20.898cm" svg:y="14.401cm">
              <text:p/>
              <draw:enhanced-geometry svg:viewBox="0 0 83 130" draw:type="non-primitive" draw:enhanced-path="M 83 117 L 71 78 55 43 38 16 21 1 8 0 0 19 1 61 12 130 N"/>
            </draw:custom-shape>
            <draw:custom-shape draw:style-name="gr37" draw:text-style-name="P5" draw:layer="layout" svg:width="0.24cm" svg:height="0.393cm" svg:x="20.91cm" svg:y="14.506cm">
              <text:p/>
              <draw:enhanced-geometry svg:viewBox="0 0 296 486" draw:type="non-primitive" draw:enhanced-path="M 0 0 L 14 61 30 119 49 176 69 230 92 281 118 327 146 370 179 408 214 439 254 465 296 486 N"/>
            </draw:custom-shape>
            <draw:custom-shape draw:style-name="gr37" draw:text-style-name="P5" draw:layer="layout" svg:width="0.357cm" svg:height="0.044cm" svg:x="20.947cm" svg:y="15.014cm">
              <text:p/>
              <draw:enhanced-geometry svg:viewBox="0 0 437 54" draw:type="non-primitive" draw:enhanced-path="M 437 0 L 367 23 296 40 230 50 165 54 104 51 50 42 0 25 N"/>
            </draw:custom-shape>
            <draw:custom-shape draw:style-name="gr37" draw:text-style-name="P5" draw:layer="layout" svg:width="0.173cm" svg:height="0.227cm" svg:x="21.179cm" svg:y="14.055cm">
              <text:p/>
              <draw:enhanced-geometry svg:viewBox="0 0 214 284" draw:type="non-primitive" draw:enhanced-path="M 0 0 L 68 59 119 110 156 155 182 197 200 239 214 284 N"/>
            </draw:custom-shape>
            <draw:custom-shape draw:style-name="gr37" draw:text-style-name="P5" draw:layer="layout" svg:width="0.024cm" svg:height="0.385cm" svg:x="21.353cm" svg:y="14.283cm">
              <text:p/>
              <draw:enhanced-geometry svg:viewBox="0 0 34 473" draw:type="non-primitive" draw:enhanced-path="M 0 0 L 8 48 14 115 20 192 25 273 29 349 31 414 32 458 34 473 N"/>
            </draw:custom-shape>
            <draw:custom-shape draw:style-name="gr37" draw:text-style-name="P5" draw:layer="layout" svg:width="0.097cm" svg:height="0.531cm" svg:x="18.994cm" svg:y="12.602cm">
              <text:p/>
              <draw:enhanced-geometry svg:viewBox="0 0 119 651" draw:type="non-primitive" draw:enhanced-path="M 0 0 L 23 33 45 74 63 120 79 171 92 227 103 286 111 346 117 408 119 470 119 532 115 592 108 651 N"/>
            </draw:custom-shape>
            <draw:custom-shape draw:style-name="gr37" draw:text-style-name="P5" draw:layer="layout" svg:width="0.097cm" svg:height="1.266cm" svg:x="18.986cm" svg:y="13.134cm">
              <text:p/>
              <draw:enhanced-geometry svg:viewBox="0 0 120 1561" draw:type="non-primitive" draw:enhanced-path="M 120 0 L 115 25 110 56 104 90 98 127 92 169 84 213 77 262 69 311 61 365 53 420 46 478 38 538 32 598 25 660 19 723 14 787 9 851 5 915 2 979 0 1044 0 1107 0 1169 2 1230 6 1290 11 1349 18 1406 26 1460 36 1511 49 1561 N"/>
            </draw:custom-shape>
            <draw:custom-shape draw:style-name="gr37" draw:text-style-name="P5" draw:layer="layout" svg:width="0.239cm" svg:height="1.007cm" svg:x="17.703cm" svg:y="12.24cm">
              <text:p/>
              <draw:enhanced-geometry svg:viewBox="0 0 294 1241" draw:type="non-primitive" draw:enhanced-path="M 294 0 L 284 71 272 143 261 213 248 283 234 352 219 421 205 489 189 556 173 621 157 684 141 745 126 804 111 860 96 915 81 965 68 1013 54 1057 42 1098 31 1135 21 1168 12 1198 5 1221 0 1241 N"/>
            </draw:custom-shape>
            <draw:custom-shape draw:style-name="gr37" draw:text-style-name="P5" draw:layer="layout" svg:width="0.085cm" svg:height="0.43cm" svg:x="17.618cm" svg:y="13.248cm">
              <text:p/>
              <draw:enhanced-geometry svg:viewBox="0 0 107 533" draw:type="non-primitive" draw:enhanced-path="M 107 0 L 93 53 78 121 63 196 47 276 32 354 20 424 9 481 3 518 0 533 N"/>
            </draw:custom-shape>
            <draw:custom-shape draw:style-name="gr37" draw:text-style-name="P5" draw:layer="layout" svg:width="0.057cm" svg:height="0.508cm" svg:x="16.883cm" svg:y="14.323cm">
              <text:p/>
              <draw:enhanced-geometry svg:viewBox="0 0 73 626" draw:type="non-primitive" draw:enhanced-path="M 0 626 L 10 571 22 517 33 462 44 406 54 351 62 294 69 238 73 180 71 121 67 61 57 0 N"/>
            </draw:custom-shape>
            <draw:custom-shape draw:style-name="gr37" draw:text-style-name="P5" draw:layer="layout" svg:width="0.341cm" svg:height="1.112cm" svg:x="16.924cm" svg:y="13.211cm">
              <text:p/>
              <draw:enhanced-geometry svg:viewBox="0 0 418 1372" draw:type="non-primitive" draw:enhanced-path="M 4 1372 L 0 1344 0 1311 4 1271 9 1227 17 1180 29 1127 41 1072 56 1014 73 953 91 891 110 826 130 762 152 696 175 632 196 566 219 503 241 441 264 379 285 322 307 266 327 214 347 167 365 122 380 84 395 50 408 22 418 0 N"/>
            </draw:custom-shape>
            <draw:custom-shape draw:style-name="gr37" draw:text-style-name="P5" draw:layer="layout" svg:width="0.21cm" svg:height="0.495cm" svg:x="17.444cm" svg:y="12.058cm">
              <text:p/>
              <draw:enhanced-geometry svg:viewBox="0 0 260 613" draw:type="non-primitive" draw:enhanced-path="M 260 0 L 252 32 242 61 228 92 211 122 192 157 171 197 146 242 120 295 92 358 63 430 33 515 0 613 N"/>
            </draw:custom-shape>
            <draw:custom-shape draw:style-name="gr37" draw:text-style-name="P5" draw:layer="layout" svg:width="0.649cm" svg:height="1.441cm" svg:x="16.794cm" svg:y="12.553cm">
              <text:p/>
              <draw:enhanced-geometry svg:viewBox="0 0 801 1775" draw:type="non-primitive" draw:enhanced-path="M 801 0 L 789 38 776 77 760 120 743 167 724 214 703 265 682 317 659 372 634 427 609 485 583 544 557 603 530 663 502 724 474 785 445 846 416 907 388 968 359 1028 331 1088 303 1146 275 1203 247 1260 221 1316 195 1368 170 1419 147 1468 124 1515 104 1559 83 1600 65 1638 48 1672 34 1704 20 1732 9 1756 0 1775 N"/>
            </draw:custom-shape>
            <draw:custom-shape draw:style-name="gr37" draw:text-style-name="P5" draw:layer="layout" svg:width="0.21cm" svg:height="0.56cm" svg:x="16.583cm" svg:y="13.994cm">
              <text:p/>
              <draw:enhanced-geometry svg:viewBox="0 0 262 688" draw:type="non-primitive" draw:enhanced-path="M 262 0 L 240 45 216 89 191 132 164 174 138 217 112 260 87 304 65 351 44 398 27 449 14 504 5 560 0 621 3 688 N"/>
            </draw:custom-shape>
            <draw:custom-shape draw:style-name="gr37" draw:text-style-name="P5" draw:layer="layout" svg:width="0.097cm" svg:height="0.344cm" svg:x="16.489cm" svg:y="14.555cm">
              <text:p/>
              <draw:enhanced-geometry svg:viewBox="0 0 123 426" draw:type="non-primitive" draw:enhanced-path="M 118 0 L 123 107 122 193 115 258 102 310 84 349 61 378 33 403 0 426 N"/>
            </draw:custom-shape>
            <draw:custom-shape draw:style-name="gr37" draw:text-style-name="P5" draw:layer="layout" svg:width="0.048cm" svg:height="0.288cm" svg:x="16.489cm" svg:y="14.611cm">
              <text:p/>
              <draw:enhanced-geometry svg:viewBox="0 0 63 356" draw:type="non-primitive" draw:enhanced-path="M 0 356 L 22 300 43 237 58 169 63 102 56 44 36 0 N"/>
            </draw:custom-shape>
            <draw:custom-shape draw:style-name="gr37" draw:text-style-name="P5" draw:layer="layout" svg:width="0.114cm" svg:height="0.19cm" svg:x="17.224cm" svg:y="14.823cm">
              <text:p/>
              <draw:enhanced-geometry svg:viewBox="0 0 141 236" draw:type="non-primitive" draw:enhanced-path="M 0 236 L 64 167 110 119 136 83 141 47 119 0 N"/>
            </draw:custom-shape>
            <draw:custom-shape draw:style-name="gr37" draw:text-style-name="P5" draw:layer="layout" svg:width="0.089cm" svg:height="0.296cm" svg:x="17.309cm" svg:y="14.527cm">
              <text:p/>
              <draw:enhanced-geometry svg:viewBox="0 0 106 367" draw:type="non-primitive" draw:enhanced-path="M 13 367 L 0 317 5 253 24 183 50 115 78 56 98 16 106 0 N"/>
            </draw:custom-shape>
            <draw:custom-shape draw:style-name="gr37" draw:text-style-name="P5" draw:layer="layout" svg:width="0.178cm" svg:height="0.296cm" svg:x="17.22cm" svg:y="14.527cm">
              <text:p/>
              <draw:enhanced-geometry svg:viewBox="0 0 220 367" draw:type="non-primitive" draw:enhanced-path="M 220 0 L 159 69 108 125 66 173 34 215 13 252 1 287 0 326 8 367 N"/>
            </draw:custom-shape>
            <draw:custom-shape draw:style-name="gr37" draw:text-style-name="P5" draw:layer="layout" svg:width="0.198cm" svg:height="0.21cm" svg:x="17.025cm" svg:y="14.823cm">
              <text:p/>
              <draw:enhanced-geometry svg:viewBox="0 0 248 261" draw:type="non-primitive" draw:enhanced-path="M 248 0 L 246 52 215 104 166 152 109 195 56 230 16 253 0 261 N"/>
            </draw:custom-shape>
            <draw:custom-shape draw:style-name="gr37" draw:text-style-name="P5" draw:layer="layout" svg:width="0.104cm" svg:height="0.511cm" svg:x="16.611cm" svg:y="14.486cm">
              <text:p/>
              <draw:enhanced-geometry svg:viewBox="0 0 131 628" draw:type="non-primitive" draw:enhanced-path="M 0 628 L 28 576 51 513 71 442 88 367 100 290 110 215 118 147 124 89 128 42 131 12 131 0 N"/>
            </draw:custom-shape>
            <draw:custom-shape draw:style-name="gr37" draw:text-style-name="P5" draw:layer="layout" svg:width="0.085cm" svg:height="0.527cm" svg:x="16.688cm" svg:y="14.486cm">
              <text:p/>
              <draw:enhanced-geometry svg:viewBox="0 0 105 651" draw:type="non-primitive" draw:enhanced-path="M 34 0 L 60 57 80 115 94 173 101 233 105 292 104 351 97 407 88 460 74 508 58 554 40 592 21 625 0 651 N"/>
            </draw:custom-shape>
            <draw:custom-shape draw:style-name="gr37" draw:text-style-name="P5" draw:layer="layout" svg:width="0.117cm" svg:height="0.259cm" svg:x="16.359cm" svg:y="14.555cm">
              <text:p/>
              <draw:enhanced-geometry svg:viewBox="0 0 146 318" draw:type="non-primitive" draw:enhanced-path="M 146 0 L 81 23 37 58 11 103 0 152 0 200 7 246 16 283 25 309 29 318 N"/>
            </draw:custom-shape>
            <draw:custom-shape draw:style-name="gr37" draw:text-style-name="P5" draw:layer="layout" svg:width="0.092cm" svg:height="0.259cm" svg:x="16.384cm" svg:y="14.555cm">
              <text:p/>
              <draw:enhanced-geometry svg:viewBox="0 0 117 318" draw:type="non-primitive" draw:enhanced-path="M 0 318 L 21 231 52 145 83 71 108 19 117 0 N"/>
            </draw:custom-shape>
            <draw:custom-shape draw:style-name="gr37" draw:text-style-name="P5" draw:layer="layout" svg:width="0.073cm" svg:height="0.21cm" svg:x="16.233cm" svg:y="14.515cm">
              <text:p/>
              <draw:enhanced-geometry svg:viewBox="0 0 88 261" draw:type="non-primitive" draw:enhanced-path="M 52 261 L 28 221 11 195 1 178 0 162 6 143 22 114 49 68 88 0 N"/>
            </draw:custom-shape>
            <draw:custom-shape draw:style-name="gr37" draw:text-style-name="P5" draw:layer="layout" svg:width="0.267cm" svg:height="0.508cm" svg:x="16.307cm" svg:y="14.006cm">
              <text:p/>
              <draw:enhanced-geometry svg:viewBox="0 0 330 627" draw:type="non-primitive" draw:enhanced-path="M 0 627 L 30 574 62 520 94 465 125 409 157 355 188 300 217 247 244 194 270 143 293 93 313 46 330 0 N"/>
            </draw:custom-shape>
            <draw:custom-shape draw:style-name="gr37" draw:text-style-name="P5" draw:layer="layout" svg:width="0.182cm" svg:height="0.421cm" svg:x="16.575cm" svg:y="13.585cm">
              <text:p/>
              <draw:enhanced-geometry svg:viewBox="0 0 223 521" draw:type="non-primitive" draw:enhanced-path="M 0 521 L 23 456 52 383 84 308 118 231 150 159 179 96 202 45 217 12 223 0 N"/>
            </draw:custom-shape>
            <draw:custom-shape draw:style-name="gr37" draw:text-style-name="P5" draw:layer="layout" svg:width="0.048cm" svg:height="0.231cm" svg:x="17.683cm" svg:y="11.644cm">
              <text:p/>
              <draw:enhanced-geometry svg:viewBox="0 0 60 284" draw:type="non-primitive" draw:enhanced-path="M 60 284 L 20 199 3 106 0 30 1 0 N"/>
            </draw:custom-shape>
            <draw:custom-shape draw:style-name="gr37" draw:text-style-name="P5" draw:layer="layout" svg:width="0.032cm" svg:height="0.24cm" svg:x="17.549cm" svg:y="11.797cm">
              <text:p/>
              <draw:enhanced-geometry svg:viewBox="0 0 36 295" draw:type="non-primitive" draw:enhanced-path="M 36 295 L 16 205 4 107 1 31 0 0 N"/>
            </draw:custom-shape>
            <draw:custom-shape draw:style-name="gr37" draw:text-style-name="P5" draw:layer="layout" svg:width="0.036cm" svg:height="0.686cm" svg:x="17.378cm" svg:y="11.708cm">
              <text:p/>
              <draw:enhanced-geometry svg:viewBox="0 0 44 841" draw:type="non-primitive" draw:enhanced-path="M 23 0 L 33 83 40 166 43 246 44 325 43 402 41 475 36 544 31 607 25 665 19 716 14 759 8 794 4 820 1 836 0 841 N"/>
            </draw:custom-shape>
            <draw:custom-shape draw:style-name="gr37" draw:text-style-name="P5" draw:layer="layout" svg:width="0.065cm" svg:height="0.576cm" svg:x="17.045cm" svg:y="12.192cm">
              <text:p/>
              <draw:enhanced-geometry svg:viewBox="0 0 79 710" draw:type="non-primitive" draw:enhanced-path="M 31 710 L 14 655 4 594 0 526 1 455 6 383 15 311 26 241 38 177 51 119 61 70 71 33 77 9 79 0 N"/>
            </draw:custom-shape>
            <draw:custom-shape draw:style-name="gr37" draw:text-style-name="P5" draw:layer="layout" svg:width="0.21cm" svg:height="0.824cm" svg:x="16.68cm" svg:y="12.634cm">
              <text:p/>
              <draw:enhanced-geometry svg:viewBox="0 0 259 1016" draw:type="non-primitive" draw:enhanced-path="M 0 1016 L 4 931 10 847 21 766 34 685 49 609 66 535 84 464 104 397 124 333 144 275 163 220 182 172 201 128 216 90 231 58 242 32 252 14 257 3 259 0 N"/>
            </draw:custom-shape>
            <draw:custom-shape draw:style-name="gr37" draw:text-style-name="P5" draw:layer="layout" svg:width="0.048cm" svg:height="0.385cm" svg:x="16.448cm" svg:y="13.516cm">
              <text:p/>
              <draw:enhanced-geometry svg:viewBox="0 0 60 473" draw:type="non-primitive" draw:enhanced-path="M 60 0 L 44 116 31 214 21 296 13 361 7 411 4 446 1 467 0 473 N"/>
            </draw:custom-shape>
            <draw:custom-shape draw:style-name="gr37" draw:text-style-name="P5" draw:layer="layout" svg:width="0.276cm" svg:height="0.276cm" svg:x="16.172cm" svg:y="13.901cm">
              <text:p/>
              <draw:enhanced-geometry svg:viewBox="0 0 340 343" draw:type="non-primitive" draw:enhanced-path="M 340 0 L 269 73 203 138 144 197 95 247 54 288 25 318 5 338 0 343 N"/>
            </draw:custom-shape>
            <draw:custom-shape draw:style-name="gr37" draw:text-style-name="P5" draw:layer="layout" svg:width="0.141cm" svg:height="0.251cm" svg:x="16.031cm" svg:y="14.178cm">
              <text:p/>
              <draw:enhanced-geometry svg:viewBox="0 0 177 308" draw:type="non-primitive" draw:enhanced-path="M 177 0 L 149 73 126 135 102 189 76 236 43 275 0 308 N"/>
            </draw:custom-shape>
            <draw:custom-shape draw:style-name="gr37" draw:text-style-name="P5" draw:layer="layout" svg:width="0.28cm" svg:height="0.645cm" svg:x="16.391cm" svg:y="11.652cm">
              <text:p/>
              <draw:enhanced-geometry svg:viewBox="0 0 343 795" draw:type="non-primitive" draw:enhanced-path="M 343 0 L 309 60 276 115 246 168 216 216 189 263 164 307 140 351 118 394 97 437 79 480 62 525 46 573 33 622 20 676 9 732 0 795 N"/>
            </draw:custom-shape>
            <draw:custom-shape draw:style-name="gr37" draw:text-style-name="P5" draw:layer="layout" svg:width="0.409cm" svg:height="0.929cm" svg:x="15.982cm" svg:y="12.297cm">
              <text:p/>
              <draw:enhanced-geometry svg:viewBox="0 0 506 1145" draw:type="non-primitive" draw:enhanced-path="M 506 0 L 498 46 488 96 473 149 457 203 438 260 418 320 394 380 370 441 344 503 317 564 290 625 262 685 233 743 206 800 178 854 151 905 125 952 100 997 76 1036 53 1071 33 1102 16 1127 0 1145 N"/>
            </draw:custom-shape>
            <draw:custom-shape draw:style-name="gr37" draw:text-style-name="P5" draw:layer="layout" svg:width="0.15cm" svg:height="0.146cm" svg:x="18.337cm" svg:y="13.459cm">
              <text:p/>
              <draw:enhanced-geometry svg:viewBox="0 0 188 178" draw:type="non-primitive" draw:enhanced-path="M 0 178 L 34 127 56 93 69 70 83 54 102 42 135 25 188 0 N"/>
            </draw:custom-shape>
            <draw:custom-shape draw:style-name="gr37" draw:text-style-name="P5" draw:layer="layout" svg:width="0.267cm" svg:height="0.296cm" svg:x="18.487cm" svg:y="13.162cm">
              <text:p/>
              <draw:enhanced-geometry svg:viewBox="0 0 330 366" draw:type="non-primitive" draw:enhanced-path="M 0 366 L 58 331 115 279 171 219 222 157 266 98 300 47 323 13 330 0 N"/>
            </draw:custom-shape>
            <draw:custom-shape draw:style-name="gr37" draw:text-style-name="P5" draw:layer="layout" svg:width="0.105cm" svg:height="1.006cm" svg:x="18.661cm" svg:y="12.156cm">
              <text:p/>
              <draw:enhanced-geometry svg:viewBox="0 0 133 1241" draw:type="non-primitive" draw:enhanced-path="M 118 1241 L 125 1186 131 1127 133 1064 133 998 132 929 129 859 123 788 116 716 108 644 99 573 90 503 80 436 70 370 60 309 49 251 39 197 30 148 22 105 14 69 9 39 4 18 1 4 0 0 N"/>
            </draw:custom-shape>
          </draw:g>
          <draw:custom-shape draw:style-name="gr37" draw:text-style-name="P5" draw:layer="layout" svg:width="0.081cm" svg:height="0.385cm" svg:x="18.739cm" svg:y="12.996cm">
            <text:p/>
            <draw:enhanced-geometry svg:viewBox="0 0 100 473" draw:type="non-primitive" draw:enhanced-path="M 83 0 L 96 84 100 157 98 222 89 280 74 334 53 382 28 429 0 473 N"/>
          </draw:custom-shape>
          <draw:custom-shape draw:style-name="gr37" draw:text-style-name="P5" draw:layer="layout" svg:width="0.117cm" svg:height="0.288cm" svg:x="18.622cm" svg:y="13.382cm">
            <text:p/>
            <draw:enhanced-geometry svg:viewBox="0 0 142 355" draw:type="non-primitive" draw:enhanced-path="M 142 0 L 112 53 94 110 80 167 69 223 54 274 33 319 0 355 N"/>
          </draw:custom-shape>
          <draw:custom-shape draw:style-name="gr37" draw:text-style-name="P5" draw:layer="layout" svg:width="0.267cm" svg:height="0.052cm" svg:x="18.354cm" svg:y="13.635cm">
            <text:p/>
            <draw:enhanced-geometry svg:viewBox="0 0 329 68" draw:type="non-primitive" draw:enhanced-path="M 329 47 L 273 68 202 65 129 50 63 27 17 8 0 0 N"/>
          </draw:custom-shape>
          <draw:custom-shape draw:style-name="gr37" draw:text-style-name="P5" draw:layer="layout" svg:width="0.04cm" svg:height="0.507cm" svg:x="19.15cm" svg:y="12.981cm">
            <text:p/>
            <draw:enhanced-geometry svg:viewBox="0 0 51 626" draw:type="non-primitive" draw:enhanced-path="M 0 0 L 13 83 24 154 34 214 42 267 49 316 51 361 51 405 48 452 41 503 29 559 12 626 N"/>
          </draw:custom-shape>
          <draw:custom-shape draw:style-name="gr37" draw:text-style-name="P5" draw:layer="layout" svg:width="0.133cm" svg:height="0.856cm" svg:x="19.024cm" svg:y="13.488cm">
            <text:p/>
            <draw:enhanced-geometry svg:viewBox="0 0 164 1053" draw:type="non-primitive" draw:enhanced-path="M 164 0 L 152 45 141 99 130 158 117 223 106 292 94 364 82 438 71 514 61 587 51 661 40 731 32 797 25 858 17 912 11 960 6 999 3 1029 1 1047 0 1053 N"/>
          </draw:custom-shape>
          <draw:custom-shape draw:style-name="gr38" draw:text-style-name="P5" draw:layer="layout" svg:width="0.86cm" svg:height="1.429cm" svg:x="16.758cm" svg:y="13.663cm">
            <text:p/>
            <draw:enhanced-geometry svg:viewBox="0 0 1061 1763" draw:type="non-primitive" draw:enhanced-path="M 1061 0 L 1051 70 1042 141 1032 213 1023 283 1013 351 1004 418 994 482 983 544 973 603 963 659 953 711 941 758 929 800 917 837 904 868 891 893 876 912 861 923 861 923 828 942 784 970 732 1007 673 1050 612 1097 552 1145 495 1193 442 1238 401 1279 370 1313 355 1338 355 1338 344 1408 350 1466 355 1490 355 1490 295 1546 247 1616 209 1687 186 1742 178 1763 178 1763 0 1738 0 1738 37 1667 85 1598 137 1535 187 1479 230 1435 260 1407 272 1397 272 1397 278 1373 290 1343 304 1308 324 1268 346 1222 371 1174 400 1120 430 1064 463 1005 497 944 533 882 570 817 608 753 646 687 684 622 722 558 759 495 797 433 833 373 867 317 900 263 930 213 958 166 983 126 1006 89 1025 58 1040 33 1051 15 1058 3 1061 0 1061 0 1061 0 Z N"/>
          </draw:custom-shape>
          <draw:custom-shape draw:style-name="gr37" draw:text-style-name="P5" draw:layer="layout" svg:width="0.478cm" svg:height="1.429cm" svg:x="16.498cm" svg:y="11.771cm">
            <text:p/>
            <draw:enhanced-geometry svg:viewBox="0 0 590 1760" draw:type="non-primitive" draw:enhanced-path="M 590 0 L 582 24 572 53 561 87 549 127 535 170 521 217 505 268 488 321 470 379 450 439 431 500 411 565 391 629 370 696 349 764 327 830 306 898 284 966 262 1033 240 1100 219 1165 198 1229 178 1290 157 1350 138 1408 119 1461 102 1512 85 1559 69 1602 54 1642 40 1676 28 1705 17 1729 8 1747 0 1760 N"/>
          </draw:custom-shape>
          <draw:custom-shape draw:style-name="gr37" draw:text-style-name="P5" draw:layer="layout" svg:width="0.556cm" svg:height="0.778cm" svg:x="15.942cm" svg:y="13.2cm">
            <text:p/>
            <draw:enhanced-geometry svg:viewBox="0 0 683 959" draw:type="non-primitive" draw:enhanced-path="M 683 0 L 668 19 650 46 628 80 602 120 572 165 541 214 507 267 469 323 432 381 392 441 353 501 312 561 272 620 233 676 193 731 156 783 120 829 86 871 54 907 26 937 0 959 N"/>
          </draw:custom-shape>
          <draw:custom-shape draw:style-name="gr37" draw:text-style-name="P5" draw:layer="layout" svg:width="0.134cm" svg:height="0.414cm" svg:x="15.808cm" svg:y="13.979cm">
            <text:p/>
            <draw:enhanced-geometry svg:viewBox="0 0 167 509" draw:type="non-primitive" draw:enhanced-path="M 167 0 L 121 47 85 103 58 168 37 236 22 304 12 367 5 424 3 468 2 497 0 509 N"/>
          </draw:custom-shape>
          <draw:custom-shape draw:style-name="gr37" draw:text-style-name="P5" draw:layer="layout" svg:width="0.097cm" svg:height="0.559cm" svg:x="15.808cm" svg:y="13.833cm">
            <text:p/>
            <draw:enhanced-geometry svg:viewBox="0 0 120 686" draw:type="non-primitive" draw:enhanced-path="M 1 686 L 0 623 0 562 3 500 6 440 13 380 21 321 32 263 44 208 60 153 77 100 98 50 120 0 N"/>
          </draw:custom-shape>
          <draw:custom-shape draw:style-name="gr37" draw:text-style-name="P5" draw:layer="layout" svg:width="0.499cm" svg:height="0.901cm" svg:x="15.906cm" svg:y="12.932cm">
            <text:p/>
            <draw:enhanced-geometry svg:viewBox="0 0 615 1113" draw:type="non-primitive" draw:enhanced-path="M 0 1113 L 14 1087 32 1057 52 1023 76 986 103 945 131 902 162 856 194 808 228 758 262 706 296 654 331 600 365 547 397 491 430 437 461 383 490 330 517 277 542 227 564 177 582 129 597 83 608 41 615 0 N"/>
          </draw:custom-shape>
          <draw:custom-shape draw:style-name="gr37" draw:text-style-name="P5" draw:layer="layout" svg:width="0.296cm" svg:height="0.852cm" svg:x="16.405cm" svg:y="12.079cm">
            <text:p/>
            <draw:enhanced-geometry svg:viewBox="0 0 364 1051" draw:type="non-primitive" draw:enhanced-path="M 0 1051 L 6 1003 18 947 32 888 51 824 71 757 94 689 117 619 142 548 168 479 194 411 220 345 245 282 269 223 292 168 312 121 329 79 344 45 355 20 362 4 364 0 N"/>
          </draw:custom-shape>
          <draw:custom-shape draw:style-name="gr37" draw:text-style-name="P5" draw:layer="layout" svg:width="0.402cm" svg:height="0.937cm" svg:x="16.3cm" svg:y="12.079cm">
            <text:p/>
            <draw:enhanced-geometry svg:viewBox="0 0 495 1159" draw:type="non-primitive" draw:enhanced-path="M 495 0 L 477 30 458 68 437 111 416 158 393 209 370 265 347 323 322 385 297 447 272 509 247 574 222 637 197 700 174 763 150 823 127 880 106 935 84 986 65 1031 46 1072 29 1108 14 1136 0 1159 N"/>
          </draw:custom-shape>
          <draw:custom-shape draw:style-name="gr37" draw:text-style-name="P5" draw:layer="layout" svg:width="0.442cm" svg:height="0.759cm" svg:x="15.857cm" svg:y="13.017cm">
            <text:p/>
            <draw:enhanced-geometry svg:viewBox="0 0 543 932" draw:type="non-primitive" draw:enhanced-path="M 543 0 L 527 26 505 59 481 97 454 141 424 191 392 243 359 300 324 357 289 417 254 477 218 538 184 598 150 656 118 713 89 766 61 815 38 860 17 899 0 932 N"/>
          </draw:custom-shape>
          <draw:custom-shape draw:style-name="gr37" draw:text-style-name="P5" draw:layer="layout" svg:width="0.121cm" svg:height="0.478cm" svg:x="15.735cm" svg:y="13.776cm">
            <text:p/>
            <draw:enhanced-geometry svg:viewBox="0 0 152 592" draw:type="non-primitive" draw:enhanced-path="M 152 0 L 128 53 105 107 83 160 65 214 48 270 34 324 21 378 12 433 5 487 1 540 0 592 N"/>
          </draw:custom-shape>
          <draw:custom-shape draw:style-name="gr35" draw:text-style-name="P5" draw:layer="layout" svg:width="0.113cm" svg:height="0.097cm" svg:x="20.685cm" svg:y="9.391cm">
            <text:p/>
            <draw:enhanced-geometry svg:viewBox="0 0 139 122" draw:type="non-primitive" draw:enhanced-path="M 108 5 L 127 38 139 74 124 107 124 107 76 113 47 120 38 122 38 122 8 81 0 39 14 0 14 0 64 1 96 4 108 5 108 5 108 5 Z N"/>
          </draw:custom-shape>
          <draw:custom-shape draw:style-name="gr35" draw:text-style-name="P5" draw:layer="layout" svg:width="0.06cm" svg:height="0.096cm" svg:x="20.343cm" svg:y="9.383cm">
            <text:p/>
            <draw:enhanced-geometry svg:viewBox="0 0 75 120" draw:type="non-primitive" draw:enhanced-path="M 63 14 L 74 46 75 86 64 117 64 117 43 119 28 120 22 120 22 120 0 67 5 21 13 0 13 0 41 4 57 10 63 14 63 14 63 14 Z N"/>
          </draw:custom-shape>
        </draw:g>
        <draw:frame presentation:style-name="pr3" draw:layer="layout" svg:width="22.5cm" svg:height="2.829cm" svg:x="2.5cm" svg:y="0.502cm" presentation:class="title" presentation:user-transformed="true">
          <draw:text-box>
            <text:p>exercise-5</text:p>
          </draw:text-box>
        </draw:frame>
        <presentation:notes draw:style-name="dp2">
          <office:forms form:automatic-focus="false" form:apply-design-mode="false"/>
          <draw:page-thumbnail draw:style-name="gr2" draw:layer="layout" svg:width="13.472cm" svg:height="9.327cm" svg:x="3.126cm" svg:y="1.896cm" draw:page-number="14" presentation:class="page"/>
          <draw:frame presentation:style-name="pr5" draw:layer="layout" svg:width="14.394cm" svg:height="11.499cm" svg:x="2.963cm" svg:y="11.861cm" presentation:class="notes" presentation:placeholder="true">
            <draw:text-box/>
          </draw:frame>
        </presentation:notes>
      </draw:page>
      <draw:page draw:name="page15" draw:style-name="dp1" draw:master-page-name="Default" presentation:presentation-page-layout-name="AL1T1" presentation:use-footer-name="ftr1">
        <office:forms form:automatic-focus="false" form:apply-design-mode="false"/>
        <draw:frame presentation:style-name="pr8" draw:layer="layout" svg:width="23.363cm" svg:height="17.185cm" svg:x="3.597cm" svg:y="1.058cm" presentation:class="outline" presentation:placeholder="true" presentation:user-transformed="true">
          <draw:text-box/>
        </draw:frame>
        <draw:custom-shape draw:style-name="gr7" draw:text-style-name="P5" draw:layer="layout" svg:width="3.202cm" svg:height="3.295cm" svg:x="3.157cm" svg:y="5.223cm">
          <text:p text:style-name="P14"><text:span text:style-name="T24"></text:span></text:p>
          <draw:enhanced-geometry svg:viewBox="0 0 21600 21600" draw:type="rectangle" draw:enhanced-path="M 0 0 L 21600 0 21600 21600 0 21600 0 0 Z N"/>
        </draw:custom-shape>
        <draw:custom-shape draw:style-name="CodeBox" draw:layer="layout" svg:width="10.799cm" svg:height="4.317cm" svg:x="5.556cm" svg:y="12.015cm">
          <text:p><text:span text:style-name="T6">int </text:span><text:span text:style-name="T21">table[][] = </text:span></text:p>
          <text:p><text:span text:style-name="T21">{ </text:span></text:p>
          <text:p><text:span text:style-name="T21"><text:s text:c="3"/></text:span><text:span text:style-name="T21">{ 1, 2, 3 },</text:span></text:p>
          <text:p><text:span text:style-name="T21"><text:s text:c="3"/></text:span><text:span text:style-name="T21">{ 4, 5, 6 } </text:span></text:p>
          <text:p><text:span text:style-name="T21">};</text:span></text:p>
          <draw:enhanced-geometry svg:viewBox="0 0 21600 21600" draw:type="mso-spt202" draw:enhanced-path="M 0 0 L 21600 0 21600 21600 0 21600 0 0 Z N"/>
        </draw:custom-shape>
        <draw:custom-shape draw:style-name="gr7" draw:text-style-name="P5" draw:layer="layout" svg:width="2.417cm" svg:height="2.787cm" svg:x="3.342cm" svg:y="12.619cm">
          <text:p text:style-name="P14"><text:span text:style-name="T22"></text:span></text:p>
          <draw:enhanced-geometry svg:viewBox="0 0 21600 21600" draw:type="rectangle" draw:enhanced-path="M 0 0 L 21600 0 21600 21600 0 21600 0 0 Z N"/>
        </draw:custom-shape>
        <draw:custom-shape draw:style-name="CodeBox" draw:layer="layout" svg:width="10.799cm" svg:height="4.317cm" svg:x="5.556cm" svg:y="4.822cm">
          <text:p><text:span text:style-name="T6">int </text:span><text:span text:style-name="T21">table[] = </text:span></text:p>
          <text:p><text:span text:style-name="T21">{ </text:span></text:p>
          <text:p><text:span text:style-name="T21"><text:s text:c="3"/></text:span><text:span text:style-name="T21">1, 2, 3,</text:span></text:p>
          <text:p><text:span text:style-name="T21"><text:s text:c="3"/></text:span><text:span text:style-name="T21">4, 5, 6 </text:span></text:p>
          <text:p><text:span text:style-name="T21">};</text:span></text:p>
          <draw:enhanced-geometry svg:viewBox="0 0 21600 21600" draw:type="mso-spt202" draw:enhanced-path="M 0 0 L 21600 0 21600 21600 0 21600 0 0 Z N"/>
        </draw:custom-shape>
        <draw:custom-shape draw:style-name="gr45" draw:text-style-name="P5" draw:layer="layout" svg:width="9.408cm" svg:height="1.273cm" svg:x="17.348cm" svg:y="11.615cm">
          <text:p text:style-name="P14"><text:span text:style-name="T25">this is not conforming</text:span></text:p>
          <draw:enhanced-geometry svg:viewBox="0 0 21600 21600" draw:type="mso-spt202" draw:enhanced-path="M 0 0 L 21600 0 21600 21600 0 21600 0 0 Z N"/>
        </draw:custom-shape>
        <draw:line draw:style-name="gr15" draw:text-style-name="P12" draw:layer="layout" svg:x1="10.16cm" svg:y1="10.926cm" svg:x2="10.958cm" svg:y2="12.125cm">
          <text:p/>
        </draw:line>
        <draw:line draw:style-name="gr15" draw:text-style-name="P12" draw:layer="layout" svg:x1="12.757cm" svg:y1="10.926cm" svg:x2="11.959cm" svg:y2="12.125cm">
          <text:p/>
        </draw:line>
        <draw:custom-shape draw:style-name="gr7" draw:text-style-name="P5" draw:layer="layout" svg:width="3.201cm" svg:height="1.94cm" svg:x="8.956cm" svg:y="9.987cm">
          <text:p text:style-name="P14"><text:span text:style-name="T26"></text:span></text:p>
          <draw:enhanced-geometry svg:viewBox="0 0 21600 21600" draw:type="rectangle" draw:enhanced-path="M 0 0 L 21600 0 21600 21600 0 21600 0 0 Z N"/>
        </draw:custom-shape>
        <draw:custom-shape draw:style-name="gr7" draw:text-style-name="P5" draw:layer="layout" svg:width="2.416cm" svg:height="1.94cm" svg:x="12.559cm" svg:y="9.987cm">
          <text:p text:style-name="P14"><text:span text:style-name="T27"></text:span></text:p>
          <draw:enhanced-geometry svg:viewBox="0 0 21600 21600" draw:type="rectangle" draw:enhanced-path="M 0 0 L 21600 0 21600 21600 0 21600 0 0 Z N"/>
        </draw:custom-shape>
        <draw:frame presentation:style-name="pr3" draw:layer="layout" svg:width="22.5cm" svg:height="2.829cm" svg:x="2.5cm" svg:y="0.503cm" presentation:class="title" presentation:user-transformed="true">
          <draw:text-box>
            <text:p>answer-5</text:p>
          </draw:text-box>
        </draw:frame>
        <presentation:notes draw:style-name="dp2">
          <draw:page-thumbnail draw:style-name="gr2" draw:layer="layout" svg:width="13.472cm" svg:height="9.327cm" svg:x="3.126cm" svg:y="1.896cm" draw:page-number="15" presentation:class="page"/>
          <draw:frame presentation:style-name="pr5" draw:layer="layout" svg:width="14.394cm" svg:height="11.499cm" svg:x="2.963cm" svg:y="11.861cm" presentation:class="notes" presentation:placeholder="true">
            <draw:text-box/>
          </draw:frame>
        </presentation:notes>
      </draw:page>
      <draw:page draw:name="page16" draw:style-name="dp1" draw:master-page-name="Default" presentation:presentation-page-layout-name="AL1T1" presentation:use-footer-name="ftr1">
        <office:forms form:automatic-focus="false" form:apply-design-mode="false"/>
        <draw:frame presentation:style-name="pr7" draw:text-style-name="P5" draw:layer="layout" svg:width="24.403cm" svg:height="14.492cm" svg:x="1.597cm" svg:y="3.8cm" presentation:class="outline" presentation:user-transformed="true">
          <draw:text-box>
            <text:list text:style-name="L3">
              <text:list-item>
                <text:p text:style-name="P21"><text:span text:style-name="T18">6.7.5.3 Function declarators</text:span></text:p>
                <text:list>
                  <text:list-item>
                    <text:p><text:span text:style-name="T18">para 12 - If the function declarator is not part of a definition of that function, parameters may have incomplete types…</text:span></text:p>
                  </text:list-item>
                </text:list>
                <text:p text:style-name="P21"><text:span text:style-name="T3"/></text:p>
              </text:list-item>
            </text:list>
          </draw:text-box>
        </draw:frame>
        <draw:custom-shape draw:style-name="gr44" draw:text-style-name="P30" draw:layer="layout" svg:width="16.444cm" svg:height="8.174cm" svg:x="6.256cm" svg:y="9.358cm">
          <text:p text:style-name="P30"><text:span text:style-name="T28"/></text:p>
          <text:p text:style-name="P30"><text:span text:style-name="T29">struct</text:span><text:span text:style-name="T28"> wibble;</text:span></text:p>
          <text:p text:style-name="P30"><text:span text:style-name="T28"/></text:p>
          <text:p text:style-name="P30"><text:span text:style-name="T28"/></text:p>
          <text:p text:style-name="P30"><text:span text:style-name="T30">struct</text:span><text:span text:style-name="T31"> </text:span><text:span text:style-name="T28">wibble value_return(</text:span><text:span text:style-name="T29">void</text:span><text:span text:style-name="T28">);</text:span></text:p>
          <text:p text:style-name="P30"><text:span text:style-name="T28"/></text:p>
          <text:p text:style-name="P30"><text:span text:style-name="T30">struct</text:span><text:span text:style-name="T31"> </text:span><text:span text:style-name="T28">wibble * ptr_return(</text:span><text:span text:style-name="T29">void</text:span><text:span text:style-name="T28">);</text:span></text:p>
          <text:p text:style-name="P30"><text:span text:style-name="T28"/></text:p>
          <text:p text:style-name="P30"><text:span text:style-name="T28"/></text:p>
          <text:p text:style-name="P30"><text:span text:style-name="T29">void</text:span><text:span text:style-name="T28"> value_parameter(</text:span><text:span text:style-name="T30">struct</text:span><text:span text:style-name="T31"> </text:span><text:span text:style-name="T28">wibble);</text:span></text:p>
          <text:p text:style-name="P30"><text:span text:style-name="T29"/></text:p>
          <text:p text:style-name="P30"><text:span text:style-name="T29">void</text:span><text:span text:style-name="T28"> <text:s text:c="2"/>ptr_parameter(</text:span><text:span text:style-name="T30">struct</text:span><text:span text:style-name="T31"> </text:span><text:span text:style-name="T28">wibble *);</text:span></text:p>
          <text:p text:style-name="P30"><text:span text:style-name="T28"/></text:p>
          <draw:enhanced-geometry svg:viewBox="0 0 21600 21600" draw:type="mso-spt202" draw:enhanced-path="M 0 0 L 21600 0 21600 21600 0 21600 0 0 Z N"/>
        </draw:custom-shape>
        <draw:custom-shape draw:style-name="gr7" draw:text-style-name="P38" draw:layer="layout" svg:width="2.5cm" svg:height="3.295cm" svg:x="1cm" svg:y="10.1cm">
          <text:p text:style-name="P37"><text:span text:style-name="T9"></text:span></text:p>
          <draw:enhanced-geometry svg:viewBox="0 0 21600 21600" draw:type="rectangle" draw:enhanced-path="M 0 0 L 21600 0 21600 21600 0 21600 0 0 Z N"/>
        </draw:custom-shape>
        <draw:custom-shape draw:style-name="gr6" draw:text-style-name="P40" draw:layer="layout" svg:width="2.5cm" svg:height="2.801cm" svg:x="2.772cm" svg:y="10.323cm">
          <text:p text:style-name="P39"><text:span text:style-name="T10"></text:span></text:p>
          <draw:enhanced-geometry svg:viewBox="0 0 21600 21600" draw:type="mso-spt202" draw:enhanced-path="M 0 0 L 21600 0 21600 21600 0 21600 0 0 Z N"/>
        </draw:custom-shape>
        <draw:custom-shape draw:style-name="gr6" draw:text-style-name="P42" draw:layer="layout" svg:width="4.401cm" svg:height="1.023cm" svg:x="1.657cm" svg:y="9.107cm">
          <text:p text:style-name="P41"><text:span text:style-name="T32">no #include </text:span></text:p>
          <draw:enhanced-geometry svg:viewBox="0 0 21600 21600" draw:type="mso-spt202" draw:enhanced-path="M 0 0 L 21600 0 21600 21600 0 21600 0 0 Z N"/>
        </draw:custom-shape>
        <draw:line draw:style-name="gr15" draw:text-style-name="P12" draw:layer="layout" svg:x1="5.657cm" svg:y1="9.706cm" svg:x2="7.257cm" svg:y2="9.706cm">
          <text:p/>
        </draw:line>
        <draw:custom-shape draw:style-name="gr6" draw:text-style-name="P42" draw:layer="layout" svg:width="6.804cm" svg:height="1.023cm" svg:x="15.7cm" svg:y="7.777cm">
          <text:p text:style-name="P41"><text:span text:style-name="T32">forward declaration </text:span></text:p>
          <draw:enhanced-geometry svg:viewBox="0 0 21600 21600" draw:type="mso-spt202" draw:enhanced-path="M 0 0 L 21600 0 21600 21600 0 21600 0 0 Z N"/>
        </draw:custom-shape>
        <draw:line draw:style-name="gr15" draw:text-style-name="P12" draw:layer="layout" svg:x1="7.5cm" svg:y1="11.3cm" svg:x2="5cm" svg:y2="11.3cm">
          <text:p/>
        </draw:line>
        <draw:line draw:style-name="gr15" draw:text-style-name="P12" draw:layer="layout" svg:x1="15.5cm" svg:y1="14.3cm" svg:x2="20cm" svg:y2="14.3cm">
          <text:p/>
        </draw:line>
        <draw:custom-shape draw:style-name="gr7" draw:text-style-name="P38" draw:layer="layout" svg:width="3.201cm" svg:height="3.295cm" svg:x="20.258cm" svg:y="12.415cm">
          <text:p text:style-name="P37"><text:span text:style-name="T9"></text:span></text:p>
          <draw:enhanced-geometry svg:viewBox="0 0 21600 21600" draw:type="rectangle" draw:enhanced-path="M 0 0 L 21600 0 21600 21600 0 21600 0 0 Z N"/>
        </draw:custom-shape>
        <draw:custom-shape draw:style-name="gr6" draw:text-style-name="P40" draw:layer="layout" svg:width="3.193cm" svg:height="2.801cm" svg:x="22.361cm" svg:y="12.609cm">
          <text:p text:style-name="P39"><text:span text:style-name="T10"></text:span></text:p>
          <draw:enhanced-geometry svg:viewBox="0 0 21600 21600" draw:type="mso-spt202" draw:enhanced-path="M 0 0 L 21600 0 21600 21600 0 21600 0 0 Z N"/>
        </draw:custom-shape>
        <draw:line draw:style-name="gr47" draw:layer="layout" svg:x1="7.5cm" svg:y1="11.3cm" svg:x2="7.5cm" svg:y2="11.8cm">
          <text:p/>
        </draw:line>
        <draw:line draw:style-name="gr47" draw:layer="layout" svg:x1="15.5cm" svg:y1="14.3cm" svg:x2="15.5cm" svg:y2="14.8cm">
          <text:p/>
        </draw:line>
        <draw:frame presentation:style-name="pr3" draw:layer="layout" svg:width="22.5cm" svg:height="2.829cm" svg:x="2.5cm" svg:y="0.504cm" presentation:class="title" presentation:user-transformed="true">
          <draw:text-box>
            <text:p>function declarators</text:p>
          </draw:text-box>
        </draw:frame>
        <draw:line draw:style-name="gr15" draw:text-style-name="P12" draw:layer="layout" svg:x1="15.6cm" svg:y1="8.6cm" svg:x2="12.2cm" svg:y2="10.4cm">
          <text:p/>
        </draw:line>
        <presentation:notes draw:style-name="dp2">
          <office:forms form:automatic-focus="false" form:apply-design-mode="false"/>
          <draw:page-thumbnail draw:style-name="gr2" draw:layer="layout" svg:width="13.477cm" svg:height="9.327cm" svg:x="3.126cm" svg:y="1.896cm" draw:page-number="16" presentation:class="page"/>
          <draw:frame presentation:style-name="pr5" draw:text-style-name="P31" draw:layer="layout" svg:width="14.394cm" svg:height="11.499cm" svg:x="2.963cm" svg:y="11.861cm" presentation:class="notes" presentation:placeholder="true">
            <draw:text-box/>
          </draw:frame>
        </presentation:notes>
      </draw:page>
      <draw:page draw:name="dependencies" draw:style-name="dp1" draw:master-page-name="Default" presentation:presentation-page-layout-name="AL1T1" presentation:use-footer-name="ftr1">
        <office:forms form:automatic-focus="false" form:apply-design-mode="false"/>
        <draw:frame presentation:style-name="pr7" draw:text-style-name="P32" draw:layer="layout" svg:width="22.649cm" svg:height="14.492cm" svg:x="1.997cm" svg:y="3.5cm" presentation:class="outline" presentation:user-transformed="true">
          <draw:text-box>
            <text:list text:style-name="L3">
              <text:list-item>
                <text:p text:style-name="P8"><text:span text:style-name="T33">manage dependencies aggressively</text:span></text:p>
                <text:list>
                  <text:list-item>
                    <text:p text:style-name="P9"><text:span text:style-name="T33">both physically and logically</text:span></text:p>
                  </text:list-item>
                </text:list>
              </text:list-item>
            </text:list>
          </draw:text-box>
        </draw:frame>
        <draw:custom-shape draw:style-name="CodeBox" draw:layer="layout" svg:width="17.202cm" svg:height="2.693cm" svg:x="5.756cm" svg:y="11.024cm">
          <text:p><text:span text:style-name="T29">struct </text:span><text:span text:style-name="T28">wibble;</text:span></text:p>
          <text:p><text:span text:style-name="T29"/></text:p>
          <text:p><text:span text:style-name="T29">void</text:span><text:span text:style-name="T28"> many_includes(</text:span><text:span text:style-name="T29">struct</text:span><text:span text:style-name="T28"> wibble * ptr);</text:span></text:p>
          <text:p><text:span text:style-name="T29">void</text:span><text:span text:style-name="T28"> are_unnecessary(</text:span><text:span text:style-name="T29">struct</text:span><text:span text:style-name="T28"> wibble value);</text:span></text:p>
          <draw:enhanced-geometry svg:viewBox="0 0 21600 21600" draw:type="mso-spt202" draw:enhanced-path="M 0 0 L 21600 0 21600 21600 0 21600 0 0 Z N"/>
        </draw:custom-shape>
        <draw:custom-shape draw:style-name="CodeBox" draw:layer="layout" svg:width="17.202cm" svg:height="2.693cm" svg:x="5.756cm" svg:y="7.024cm">
          <text:p><text:span text:style-name="T34">#include "wibble.h"</text:span></text:p>
          <text:p><text:span text:style-name="T34"/></text:p>
          <text:p><text:span text:style-name="T29">void</text:span><text:span text:style-name="T28"> many_includes(</text:span><text:span text:style-name="T30">struct </text:span><text:span text:style-name="T28">wibble * ptr);</text:span></text:p>
          <text:p><text:span text:style-name="T29">void</text:span><text:span text:style-name="T28"> are_unnecessary(</text:span><text:span text:style-name="T30">struct </text:span><text:span text:style-name="T28">wibble value);</text:span></text:p>
          <draw:enhanced-geometry svg:viewBox="0 0 21600 21600" draw:type="mso-spt202" draw:enhanced-path="M 0 0 L 21600 0 21600 21600 0 21600 0 0 Z N"/>
        </draw:custom-shape>
        <draw:custom-shape draw:style-name="CodeBox" draw:layer="layout" svg:width="17.202cm" svg:height="2.693cm" svg:x="5.756cm" svg:y="14.589cm">
          <text:p><text:span text:style-name="T29">typedef struct </text:span><text:span text:style-name="T28">wibble wibble;</text:span></text:p>
          <text:p><text:span text:style-name="T29"/></text:p>
          <text:p><text:span text:style-name="T29">void</text:span><text:span text:style-name="T28"> many_includes(wibble * ptr);</text:span></text:p>
          <text:p><text:span text:style-name="T29">void</text:span><text:span text:style-name="T28"> are_unnecessary(wibble value);</text:span></text:p>
          <draw:enhanced-geometry svg:viewBox="0 0 21600 21600" draw:type="mso-spt202" draw:enhanced-path="M 0 0 L 21600 0 21600 21600 0 21600 0 0 Z N"/>
        </draw:custom-shape>
        <draw:custom-shape draw:style-name="gr48" draw:text-style-name="P5" draw:layer="layout" svg:width="1.6cm" svg:height="2.456cm" svg:x="22.156cm" svg:y="8.6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5" draw:layer="layout" svg:width="3.202cm" svg:height="3.295cm" svg:x="1.852cm" svg:y="9.657cm">
          <text:p text:style-name="P14"><text:span text:style-name="T9"></text:span></text:p>
          <draw:enhanced-geometry svg:viewBox="0 0 21600 21600" draw:type="rectangle" draw:enhanced-path="M 0 0 L 21600 0 21600 21600 0 21600 0 0 Z N"/>
        </draw:custom-shape>
        <draw:custom-shape draw:style-name="gr7" draw:text-style-name="P5" draw:layer="layout" svg:width="3.202cm" svg:height="3.295cm" svg:x="1.8cm" svg:y="13.505cm">
          <text:p text:style-name="P14"><text:span text:style-name="T9"></text:span></text:p>
          <draw:enhanced-geometry svg:viewBox="0 0 21600 21600" draw:type="rectangle" draw:enhanced-path="M 0 0 L 21600 0 21600 21600 0 21600 0 0 Z N"/>
        </draw:custom-shape>
        <draw:line draw:style-name="gr15" draw:text-style-name="P12" draw:layer="layout" svg:x1="3.556cm" svg:y1="7.524cm" svg:x2="5.756cm" svg:y2="7.524cm">
          <text:p/>
        </draw:line>
        <draw:custom-shape draw:style-name="gr45" draw:text-style-name="P5" draw:layer="layout" svg:width="1.454cm" svg:height="2.797cm" svg:x="2.346cm" svg:y="6.003cm">
          <text:p text:style-name="P3"><text:span text:style-name="T35">?</text:span></text:p>
          <draw:enhanced-geometry svg:viewBox="0 0 21600 21600" draw:type="mso-spt202" draw:enhanced-path="M 0 0 L 21600 0 21600 21600 0 21600 0 0 Z N"/>
        </draw:custom-shape>
        <draw:line draw:style-name="gr15" draw:text-style-name="P12" draw:layer="layout" svg:x1="3.556cm" svg:y1="11.523cm" svg:x2="5.756cm" svg:y2="11.523cm">
          <text:p/>
        </draw:line>
        <draw:line draw:style-name="gr15" draw:text-style-name="P12" draw:layer="layout" svg:x1="3.556cm" svg:y1="15.031cm" svg:x2="5.756cm" svg:y2="15.031cm">
          <text:p/>
        </draw:line>
        <draw:frame presentation:style-name="pr3" draw:layer="layout" svg:width="22.5cm" svg:height="2.829cm" svg:x="2.5cm" svg:y="0.501cm" presentation:class="title" presentation:user-transformed="true">
          <draw:text-box>
            <text:p>dependencies</text:p>
          </draw:text-box>
        </draw:frame>
        <presentation:notes draw:style-name="dp2">
          <draw:page-thumbnail draw:style-name="gr2" draw:layer="layout" svg:width="13.472cm" svg:height="9.327cm" svg:x="3.126cm" svg:y="1.896cm" draw:page-number="17" presentation:class="page"/>
          <draw:frame presentation:style-name="pr9" draw:text-style-name="P5" draw:layer="layout" svg:width="14.394cm" svg:height="11.242cm" svg:x="2.963cm" svg:y="11.861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End_20_8" draw:display-name="msArrowEnd 8" svg:viewBox="0 0 355 213" svg:d="M178 0l177 213h-355z"/>
    <draw:marker draw:name="msArrowOpenEnd_20_5" draw:display-name="msArrowOpenEnd 5" svg:viewBox="0 0 320 320" svg:d="M160 0l160 291-48 29-112-205-112 205-48-29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solid" svg:stroke-width="0.07cm" svg:stroke-color="#0066cc" draw:marker-start-width="0.405cm" draw:marker-end-width="0.405cm" draw:fill="solid" draw:fill-color="#ffffff" draw:textarea-horizontal-align="justify" draw:textarea-vertical-align="top" draw:auto-grow-height="true" fo:min-height="0cm" fo:min-width="0cm" fo:padding-top="0.128cm" fo:padding-bottom="0.128cm" fo:padding-left="0.256cm" fo:padding-right="0.256cm" fo:wrap-option="wrap" draw:shadow="hidden" draw:shadow-offset-x="0.212cm" draw:shadow-offset-y="0.212cm" draw:shadow-color="#969696" draw:shadow-opacity="50%"/>
      <style:paragraph-properties fo:margin-left="0cm" fo:margin-right="0cm" fo:line-height="80%" fo:text-indent="0cm" style:writing-mode="lr-tb" style:font-independent-line-spacing="true"/>
    </style:style>
    <style:style style:name="MainPara" style:family="graphic" style:parent-style-name="standard">
      <style:graphic-properties draw:stroke="none" draw:fill="none" draw:fill-color="#00cc99" draw:textarea-horizontal-align="justify" draw:textarea-vertical-align="top" draw:auto-grow-height="false" draw:auto-grow-width="false" fo:min-height="16.679cm" fo:min-width="0cm" fo:padding-top="0.128cm" fo:padding-bottom="0.128cm" fo:padding-left="0.256cm" fo:padding-right="0.256cm" fo:wrap-option="wrap" draw:shadow="hidden" draw:shadow-color="#969696"/>
      <style:paragraph-properties fo:margin-left="0cm" fo:margin-right="0cm" fo:margin-top="0.246cm" fo:margin-bottom="0cm" fo:text-indent="0cm" style:writing-mode="lr-tb" style:font-independent-line-spacing="true"/>
      <style:text-properties fo:font-size="22pt" style:font-size-asian="22pt" style:font-size-complex="22pt"/>
    </style:style>
    <style:style style:name="Default-background" style:family="presentation">
      <style:graphic-properties draw:stroke="none" draw:fill="none" draw:fill-color="#3333cc" draw:fill-image-width="0cm" draw:fill-image-height="0cm"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09cm"/>
          <style:tab-stop style:position="4.18cm"/>
          <style:tab-stop style:position="6.27cm"/>
          <style:tab-stop style:position="8.36cm"/>
          <style:tab-stop style:position="10.451cm"/>
          <style:tab-stop style:position="12.541cm"/>
          <style:tab-stop style:position="14.631cm"/>
          <style:tab-stop style:position="16.721cm"/>
          <style:tab-stop style:position="18.811cm"/>
          <style:tab-stop style:position="20.902cm"/>
          <style:tab-stop style:position="22.992cm"/>
          <style:tab-stop style:position="25.082cm"/>
          <style:tab-stop style:position="27.172cm"/>
          <style:tab-stop style:position="29.262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fo:padding-top="0.128cm" fo:padding-bottom="0.128cm" fo:padding-left="0.256cm" fo:padding-right="0.256cm">
        <text:list-style style:name="Default-outline1">
          <text:list-level-style-bullet text:level="1" text:bullet-char="">
            <style:list-level-properties text:min-label-width="0.952cm"/>
            <style:text-properties fo:font-family="StarSymbol" style:font-charset="x-symbol" fo:color="#0066cc" fo:font-size="45%"/>
          </text:list-level-style-bullet>
          <text:list-level-style-bullet text:level="2" text:bullet-char="">
            <style:list-level-properties text:space-before="1.27cm" text:min-label-width="0.793cm"/>
            <style:text-properties fo:font-family="StarSymbol" style:font-charset="x-symbol" fo:color="#0066cc" fo:font-size="45%"/>
          </text:list-level-style-bullet>
          <text:list-level-style-bullet text:level="3" text:bullet-char="">
            <style:list-level-properties text:space-before="2.54cm" text:min-label-width="0.635cm"/>
            <style:text-properties fo:font-family="StarSymbol" style:font-charset="x-symbol" fo:color="#0066cc" fo:font-size="45%"/>
          </text:list-level-style-bullet>
          <text:list-level-style-bullet text:level="4" text:bullet-char="">
            <style:list-level-properties text:space-before="3.81cm" text:min-label-width="0.635cm"/>
            <style:text-properties fo:font-family="StarSymbol" style:font-charset="x-symbol" fo:color="#0066cc" fo:font-size="45%"/>
          </text:list-level-style-bullet>
          <text:list-level-style-bullet text:level="5" text:bullet-char="">
            <style:list-level-properties text:space-before="5.08cm" text:min-label-width="0.635cm"/>
            <style:text-properties fo:font-family="StarSymbol" style:font-charset="x-symbol" fo:color="#0066cc" fo:font-size="45%"/>
          </text:list-level-style-bullet>
          <text:list-level-style-bullet text:level="6" text:bullet-char="">
            <style:list-level-properties text:space-before="5.08cm" text:min-label-width="0.635cm"/>
            <style:text-properties fo:font-family="StarSymbol" style:font-charset="x-symbol" fo:color="#0066cc" fo:font-size="45%"/>
          </text:list-level-style-bullet>
          <text:list-level-style-bullet text:level="7" text:bullet-char="">
            <style:list-level-properties text:space-before="5.08cm" text:min-label-width="0.635cm"/>
            <style:text-properties fo:font-family="StarSymbol" style:font-charset="x-symbol" fo:color="#0066cc" fo:font-size="45%"/>
          </text:list-level-style-bullet>
          <text:list-level-style-bullet text:level="8" text:bullet-char="">
            <style:list-level-properties text:space-before="5.08cm" text:min-label-width="0.635cm"/>
            <style:text-properties fo:font-family="StarSymbol" style:font-charset="x-symbol" fo:color="#0066cc" fo:font-size="45%"/>
          </text:list-level-style-bullet>
          <text:list-level-style-bullet text:level="9" text:bullet-char="">
            <style:list-level-properties text:space-before="5.08cm" text:min-label-width="0.635cm"/>
            <style:text-properties fo:font-family="StarSymbol" style:font-charset="x-symbol" fo:color="#0066cc" fo:font-size="45%"/>
          </text:list-level-style-bullet>
          <text:list-level-style-bullet text:level="10" text:bullet-char="">
            <style:list-level-properties text:space-before="5.08cm" text:min-label-width="0.635cm"/>
            <style:text-properties fo:font-family="StarSymbol" style:font-charset="x-symbol" fo:color="#0066cc" fo:font-size="45%"/>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164cm"/>
          <style:tab-stop style:position="3.28cm"/>
          <style:tab-stop style:position="5.397cm"/>
          <style:tab-stop style:position="7.514cm"/>
          <style:tab-stop style:position="9.63cm"/>
          <style:tab-stop style:position="11.747cm"/>
          <style:tab-stop style:position="13.864cm"/>
          <style:tab-stop style:position="15.98cm"/>
          <style:tab-stop style:position="18.097cm"/>
          <style:tab-stop style:position="20.214cm"/>
          <style:tab-stop style:position="22.33cm"/>
          <style:tab-stop style:position="24.447cm"/>
          <style:tab-stop style:position="26.564cm"/>
          <style:tab-stop style:position="28.68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bold" style:font-family-asian="Arial" style:font-family-generic-asian="system" style:font-pitch-asian="variable" style:font-size-asian="24pt" style:font-style-asian="normal" style:font-weight-asian="bold" style:font-family-complex="Tahoma"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052cm"/>
          <style:tab-stop style:position="2.169cm"/>
          <style:tab-stop style:position="4.286cm"/>
          <style:tab-stop style:position="6.402cm"/>
          <style:tab-stop style:position="8.519cm"/>
          <style:tab-stop style:position="10.636cm"/>
          <style:tab-stop style:position="12.752cm"/>
          <style:tab-stop style:position="14.869cm"/>
          <style:tab-stop style:position="16.986cm"/>
          <style:tab-stop style:position="19.102cm"/>
          <style:tab-stop style:position="21.219cm"/>
          <style:tab-stop style:position="23.336cm"/>
          <style:tab-stop style:position="25.452cm"/>
          <style:tab-stop style:position="27.569cm"/>
        </style:tab-stops>
      </style:paragraph-properties>
      <style:text-properties fo:color="#000000" style:text-line-through-style="none" style:text-position="0% 100%" fo:font-family="Arial" style:font-pitch="variable" fo:font-style="normal" style:text-underline-style="none" fo:font-weight="bold" style:font-style-asian="normal" style:font-weight-asian="bold" style:font-style-complex="normal" style:font-weight-complex="bold"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058cm"/>
          <style:tab-stop style:position="3.175cm"/>
          <style:tab-stop style:position="5.291cm"/>
          <style:tab-stop style:position="7.408cm"/>
          <style:tab-stop style:position="9.525cm"/>
          <style:tab-stop style:position="11.641cm"/>
          <style:tab-stop style:position="13.758cm"/>
          <style:tab-stop style:position="15.875cm"/>
          <style:tab-stop style:position="17.991cm"/>
          <style:tab-stop style:position="20.108cm"/>
          <style:tab-stop style:position="22.225cm"/>
          <style:tab-stop style:position="24.341cm"/>
          <style:tab-stop style:position="26.458cm"/>
        </style:tab-stops>
      </style:paragraph-properties>
      <style:text-properties fo:color="#000000" style:text-line-through-style="none" style:text-position="0% 100%" fo:font-family="Arial" style:font-pitch="variable" fo:font-style="normal" style:text-underline-style="none" fo:font-weight="bold" style:font-style-asian="normal" style:font-weight-asian="bold" style:font-style-complex="normal" style:font-weight-complex="bold"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021cm"/>
          <style:tab-stop style:position="6.138cm"/>
          <style:tab-stop style:position="8.255cm"/>
          <style:tab-stop style:position="10.371cm"/>
          <style:tab-stop style:position="12.488cm"/>
          <style:tab-stop style:position="14.605cm"/>
          <style:tab-stop style:position="16.721cm"/>
          <style:tab-stop style:position="18.838cm"/>
          <style:tab-stop style:position="20.955cm"/>
          <style:tab-stop style:position="23.071cm"/>
          <style:tab-stop style:position="25.188cm"/>
        </style:tab-stops>
      </style:paragraph-properties>
      <style:text-properties fo:color="#000000" style:text-line-through-style="none" style:text-position="0% 100%" fo:font-family="Arial" style:font-pitch="variable" fo:font-style="normal" style:text-underline-style="none" fo:font-weight="bold" style:font-style-asian="normal" style:font-weight-asian="bold" style:font-style-complex="normal" style:font-weight-complex="bold"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000000" style:text-line-through-style="none" style:text-position="0% 100%" fo:font-family="Arial" style:font-pitch="variable" fo:font-style="normal" style:text-underline-style="none" fo:font-weight="bold" style:font-style-asian="normal" style:font-weight-asian="bold" style:font-style-complex="normal" style:font-weight-complex="bold"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000000" style:text-line-through-style="none" style:text-position="0% 100%" fo:font-family="Arial" style:font-pitch="variable" fo:font-style="normal" style:text-underline-style="none" fo:font-weight="bold" style:font-style-asian="normal" style:font-weight-asian="bold" style:font-style-complex="normal" style:font-weight-complex="bold"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000000" style:text-line-through-style="none" style:text-position="0% 100%" fo:font-family="Arial" style:font-pitch="variable" fo:font-style="normal" style:text-underline-style="none" fo:font-weight="bold" style:font-style-asian="normal" style:font-weight-asian="bold" style:font-style-complex="normal" style:font-weight-complex="bold"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000000" style:text-line-through-style="none" style:text-position="0% 100%" fo:font-family="Arial" style:font-pitch="variable" fo:font-style="normal" style:text-underline-style="none" fo:font-weight="bold" style:font-style-asian="normal" style:font-weight-asian="bold" style:font-style-complex="normal" style:font-weight-complex="bold"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000000" style:text-line-through-style="none" style:text-position="0% 100%" fo:font-family="Arial" style:font-pitch="variable" fo:font-style="normal" style:text-underline-style="none" fo:font-weight="bold" style:font-style-asian="normal" style:font-weight-asian="bold"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ymbol" style:font-family-generic="roman" style:font-pitch="variable" style:font-charset="x-symbol" fo:color="#cc9900" fo:font-size="100%"/>
          </text:list-level-style-bullet>
          <text:list-level-style-bullet text:level="2" text:bullet-char="">
            <style:list-level-properties text:space-before="1.27cm"/>
            <style:text-properties fo:font-family="Wingdings" style:font-pitch="variable" style:font-charset="x-symbol" fo:color="#cc9900" fo:font-size="100%"/>
          </text:list-level-style-bullet>
          <text:list-level-style-bullet text:level="3" text:bullet-char="">
            <style:list-level-properties text:space-before="2.54cm"/>
            <style:text-properties fo:font-family="Wingdings" style:font-pitch="variable" style:font-charset="x-symbol" fo:color="#cc9900" fo:font-size="100%"/>
          </text:list-level-style-bullet>
          <text:list-level-style-bullet text:level="4" text:bullet-char="–">
            <style:list-level-properties text:space-before="3.81cm"/>
            <style:text-properties fo:font-family="Arial" style:font-family-generic="swiss" style:font-pitch="variable" fo:color="#cc9900" fo:font-size="100%"/>
          </text:list-level-style-bullet>
          <text:list-level-style-bullet text:level="5" text:bullet-char="•">
            <style:list-level-properties text:space-before="5.08cm"/>
            <style:text-properties fo:font-family="Arial" style:font-family-generic="swiss" style:font-pitch="variable" fo:color="#cc9900" fo:font-size="100%"/>
          </text:list-level-style-bullet>
          <text:list-level-style-bullet text:level="6" text:bullet-char="•">
            <style:list-level-properties text:space-before="5.08cm"/>
            <style:text-properties fo:font-family="Arial" style:font-family-generic="swiss" style:font-pitch="variable" fo:color="#cc9900" fo:font-size="100%"/>
          </text:list-level-style-bullet>
          <text:list-level-style-bullet text:level="7" text:bullet-char="•">
            <style:list-level-properties text:space-before="5.08cm"/>
            <style:text-properties fo:font-family="Arial" style:font-family-generic="swiss" style:font-pitch="variable" fo:color="#cc9900" fo:font-size="100%"/>
          </text:list-level-style-bullet>
          <text:list-level-style-bullet text:level="8" text:bullet-char="•">
            <style:list-level-properties text:space-before="5.08cm"/>
            <style:text-properties fo:font-family="Arial" style:font-family-generic="swiss" style:font-pitch="variable" fo:color="#cc9900" fo:font-size="100%"/>
          </text:list-level-style-bullet>
          <text:list-level-style-bullet text:level="9" text:bullet-char="•">
            <style:list-level-properties text:space-before="5.08cm"/>
            <style:text-properties fo:font-family="Arial" style:font-family-generic="swiss" style:font-pitch="variable" fo:color="#cc9900" fo:font-size="100%"/>
          </text:list-level-style-bullet>
          <text:list-level-style-bullet text:level="10" text:bullet-char="•">
            <style:list-level-properties text:space-before="5.08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0066cc" style:text-outline="false" style:text-line-through-style="none" style:text-position="0% 100%" fo:font-family="Arial" style:font-pitch="variable" fo:font-size="44pt" fo:font-style="normal" fo:text-shadow="none" style:text-underline-style="none" fo:font-weight="bold" style:font-family-asian="Arial"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3cm" fo:page-height="24.98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none" draw:fill-color="#3333c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49cm"/>
    </style:style>
    <style:style style:name="Mgr2" style:family="graphic" style:parent-style-name="standard">
      <style:graphic-properties draw:stroke="none" draw:fill="none" draw:fill-color="#ffffff" draw:textarea-vertical-align="bottom" draw:auto-grow-height="false" fo:min-height="1.249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00cc99" draw:textarea-horizontal-align="justify" draw:textarea-vertical-align="top" draw:auto-grow-height="false" draw:auto-grow-width="false" fo:min-height="1.25cm" fo:min-width="0cm" fo:padding-top="0cm" fo:padding-bottom="0cm" fo:padding-left="0.053cm" fo:padding-right="0.053cm" fo:wrap-option="wrap" draw:shadow="hidden" draw:shadow-color="#969696"/>
    </style:style>
    <style:style style:name="Mpr2" style:family="presentation" style:parent-style-name="Default-backgroundobjects">
      <style:graphic-properties draw:stroke="none" draw:fill="none" draw:fill-color="#00cc99" draw:textarea-horizontal-align="justify" draw:textarea-vertical-align="bottom" draw:auto-grow-height="false" draw:auto-grow-width="false" fo:min-height="1.166cm" fo:min-width="0cm" fo:padding-top="0cm" fo:padding-bottom="0cm" fo:padding-left="0.053cm" fo:padding-right="0.053cm" fo:wrap-option="wrap" draw:shadow="hidden" draw:shadow-color="#969696"/>
    </style:style>
    <style:style style:name="Mpr3" style:family="presentation" style:parent-style-name="Default-backgroundobjects">
      <style:graphic-properties draw:stroke="none" draw:fill="none" draw:fill-color="#00cc99" draw:textarea-horizontal-align="justify" draw:textarea-vertical-align="bottom" draw:auto-grow-height="false" draw:auto-grow-width="false" fo:min-height="0.91cm" fo:min-width="0cm" fo:padding-top="0cm" fo:padding-bottom="0cm" fo:padding-left="0.053cm" fo:padding-right="0.053cm" fo:wrap-option="wrap" draw:shadow="hidden" draw:shadow-color="#969696"/>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writing-mode="lr-tb"/>
    </style:style>
    <style:style style:name="MP5" style:family="paragraph">
      <style:paragraph-properties fo:margin-left="0cm" fo:margin-right="0cm" fo:text-indent="0cm" style:writing-mode="lr-tb" style:font-independent-line-spacing="true"/>
    </style:style>
    <style:style style:name="MP6" style:family="paragraph">
      <style:paragraph-properties fo:margin-left="0cm" fo:margin-right="0cm" fo:text-align="end" fo:text-indent="0cm" style:writing-mode="lr-tb"/>
    </style:style>
    <style:style style:name="MP7"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size="10pt" fo:language="en" fo:country="GB" fo:font-style="italic" style:font-size-asian="10pt" style:font-style-asian="italic" style:font-size-complex="10pt" style:font-style-complex="italic"/>
    </style:style>
    <style:style style:name="MT3"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2.434cm"/>
      <draw:page-thumbnail draw:layer="backgroundobjects" svg:width="8.364cm" svg:height="5.789cm" svg:x="1cm" svg:y="9.594cm"/>
      <draw:page-thumbnail draw:layer="backgroundobjects" svg:width="8.364cm" svg:height="5.789cm" svg:x="1cm" svg:y="16.754cm"/>
      <draw:page-thumbnail draw:layer="backgroundobjects" svg:width="8.364cm" svg:height="5.789cm" svg:x="10.365cm" svg:y="2.434cm"/>
      <draw:page-thumbnail draw:layer="backgroundobjects" svg:width="8.364cm" svg:height="5.789cm" svg:x="10.365cm" svg:y="9.594cm"/>
      <draw:page-thumbnail draw:layer="backgroundobjects" svg:width="8.364cm" svg:height="5.789cm" svg:x="10.365cm" svg:y="16.754cm"/>
      <draw:frame draw:style-name="Mgr1" draw:text-style-name="MP1" draw:layer="backgroundobjects" svg:width="8.561cm" svg:height="1.248cm" svg:x="0cm" svg:y="0cm" presentation:class="header">
        <draw:text-box>
          <text:p text:style-name="MP1"><text:span text:style-name="MT1"><presentation:header/></text:span></text:p>
        </draw:text-box>
      </draw:frame>
      <draw:frame draw:style-name="Mgr1" draw:text-style-name="MP2" draw:layer="backgroundobjects" svg:width="8.561cm" svg:height="1.248cm" svg:x="11.168cm" svg:y="0cm" presentation:class="date-time">
        <draw:text-box>
          <text:p text:style-name="MP2"><text:span text:style-name="MT1"><presentation:date-time/></text:span></text:p>
        </draw:text-box>
      </draw:frame>
      <draw:frame draw:style-name="Mgr2" draw:text-style-name="MP1" draw:layer="backgroundobjects" svg:width="8.561cm" svg:height="1.248cm" svg:x="0cm" svg:y="23.731cm" presentation:class="footer">
        <draw:text-box>
          <text:p text:style-name="MP1"><text:span text:style-name="MT1"><presentation:footer/></text:span></text:p>
        </draw:text-box>
      </draw:frame>
      <draw:frame draw:style-name="Mgr2" draw:text-style-name="MP2" draw:layer="backgroundobjects" svg:width="8.561cm" svg:height="1.248cm" svg:x="11.168cm" svg:y="23.731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5cm" svg:height="2.329cm" svg:x="2.5cm" svg:y="2cm" presentation:class="title" presentation:placeholder="true">
        <draw:text-box/>
      </draw:frame>
      <draw:frame presentation:style-name="Default-outline1" draw:layer="backgroundobjects" svg:width="22.649cm" svg:height="12.573cm" svg:x="2.5cm" svg:y="4.927cm" presentation:class="outline" presentation:placeholder="true">
        <draw:text-box/>
      </draw:frame>
      <presentation:notes style:page-layout-name="PM0">
        <office:forms form:automatic-focus="false" form:apply-design-mode="false"/>
        <draw:rect draw:style-name="Mgr3" draw:text-style-name="MP3" draw:layer="backgroundobjects" svg:width="19.73cm" svg:height="24.98cm" svg:x="0cm" svg:y="0cm">
          <text:p/>
        </draw:rect>
        <draw:frame presentation:style-name="Mpr1" draw:text-style-name="MP5" draw:layer="backgroundobjects" svg:width="8.546cm" svg:height="1.249cm" svg:x="0cm" svg:y="0cm" presentation:class="header">
          <draw:text-box>
            <text:p text:style-name="MP4"><text:span text:style-name="MT2"><presentation:header/></text:span></text:p>
          </draw:text-box>
        </draw:frame>
        <draw:frame presentation:style-name="Mpr1" draw:text-style-name="MP7" draw:layer="backgroundobjects" svg:width="8.546cm" svg:height="1.249cm" svg:x="11.183cm" svg:y="0cm" presentation:class="date-time">
          <draw:text-box>
            <text:p text:style-name="MP6"><text:span text:style-name="MT2"><presentation:date-time/></text:span></text:p>
          </draw:text-box>
        </draw:frame>
        <draw:page-thumbnail presentation:style-name="Default-title" draw:layer="backgroundobjects" svg:width="13.472cm" svg:height="9.328cm" svg:x="3.126cm" svg:y="1.895cm" presentation:class="page"/>
        <draw:frame presentation:style-name="Default-notes" draw:layer="backgroundobjects" svg:width="14.394cm" svg:height="11.242cm" svg:x="2.963cm" svg:y="11.861cm" presentation:class="notes" presentation:placeholder="true">
          <draw:text-box/>
        </draw:frame>
        <draw:frame presentation:style-name="Mpr2" draw:text-style-name="MP5" draw:layer="backgroundobjects" svg:width="8.551cm" svg:height="1.165cm" svg:x="0.528cm" svg:y="23.472cm" presentation:class="footer">
          <draw:text-box>
            <text:p text:style-name="MP4"><text:span text:style-name="MT2"><presentation:footer/></text:span></text:p>
          </draw:text-box>
        </draw:frame>
        <draw:frame presentation:style-name="Mpr3" draw:text-style-name="MP7" draw:layer="backgroundobjects" svg:width="8.335cm" svg:height="0.909cm" svg:x="11.12cm" svg:y="23.728cm" presentation:class="page-number">
          <draw:text-box>
            <text:p text:style-name="MP6"><text:span text:style-name="MT3">Page </text:span><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C# Programming - Namespaces</dc:title>
    <meta:initial-creator>Jon Jagger</meta:initial-creator>
    <meta:creation-date>1996-09-18T10:28:26</meta:creation-date>
    <dc:date>2015-02-21T16:06:08</dc:date>
    <meta:print-date>1999-08-14T10:11:44</meta:print-date>
    <meta:editing-cycles>2748</meta:editing-cycles>
    <meta:editing-duration>P24DT20H31M42S</meta:editing-duration>
    <meta:generator>OpenOffice/4.1.0$Unix OpenOffice.org_project/410m18$Build-9764</meta:generator>
    <dc:creator>Jon Jagger</dc:creator>
    <meta:document-statistic meta:object-count="1848"/>
  </office:meta>
</office:document-meta>
</file>